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45.5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.8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32.16mm"/>
    </style:style>
    <style:style style:name="co17" style:family="table-column">
      <style:table-column-properties fo:break-before="auto" style:column-width="20.48mm"/>
    </style:style>
    <style:style style:name="co18" style:family="table-column">
      <style:table-column-properties fo:break-before="auto" style:column-width="24.11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25.33mm"/>
    </style:style>
    <style:style style:name="co22" style:family="table-column">
      <style:table-column-properties fo:break-before="auto" style:column-width="14.87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22.42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19.98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17.55mm"/>
    </style:style>
    <style:style style:name="co29" style:family="table-column">
      <style:table-column-properties fo:break-before="auto" style:column-width="36.28mm"/>
    </style:style>
    <style:style style:name="co30" style:family="table-column">
      <style:table-column-properties fo:break-before="auto" style:column-width="30.94mm"/>
    </style:style>
    <style:style style:name="co31" style:family="table-column">
      <style:table-column-properties fo:break-before="auto" style:column-width="20.23mm"/>
    </style:style>
    <style:style style:name="co32" style:family="table-column">
      <style:table-column-properties fo:break-before="auto" style:column-width="15.36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24.01mm"/>
    </style:style>
    <style:style style:name="co35" style:family="table-column">
      <style:table-column-properties fo:break-before="auto" style:column-width="30.44mm"/>
    </style:style>
    <style:style style:name="co37" style:family="table-column">
      <style:table-column-properties fo:break-before="auto" style:column-width="28.26mm"/>
    </style:style>
    <style:style style:name="co38" style:family="table-column">
      <style:table-column-properties fo:break-before="auto" style:column-width="27.53mm"/>
    </style:style>
    <style:style style:name="co39" style:family="table-column">
      <style:table-column-properties fo:break-before="auto" style:column-width="10.02mm"/>
    </style:style>
    <style:style style:name="co40" style:family="table-column">
      <style:table-column-properties fo:break-before="auto" style:column-width="10.74mm"/>
    </style:style>
    <style:style style:name="co41" style:family="table-column">
      <style:table-column-properties fo:break-before="auto" style:column-width="9.77mm"/>
    </style:style>
    <style:style style:name="co36" style:family="table-column">
      <style:table-column-properties fo:break-before="auto" style:column-width="22.58mm"/>
    </style:style>
    <style:style style:name="co65" style:family="table-column">
      <style:table-column-properties fo:break-before="auto" style:column-width="19.49mm"/>
    </style:style>
    <style:style style:name="co66" style:family="table-column">
      <style:table-column-properties fo:break-before="auto" style:column-width="34.1mm"/>
    </style:style>
    <style:style style:name="co67" style:family="table-column">
      <style:table-column-properties fo:break-before="auto" style:column-width="39.44mm"/>
    </style:style>
    <style:style style:name="co68" style:family="table-column">
      <style:table-column-properties fo:break-before="auto" style:column-width="38.58mm"/>
    </style:style>
    <style:style style:name="co45" style:family="table-column">
      <style:table-column-properties fo:break-before="auto" style:column-width="32.97mm"/>
    </style:style>
    <style:style style:name="co69" style:family="table-column">
      <style:table-column-properties fo:break-before="auto" style:column-width="20.85mm"/>
    </style:style>
    <style:style style:name="co73" style:family="table-column">
      <style:table-column-properties fo:break-before="auto" style:column-width="28.98mm"/>
    </style:style>
    <style:style style:name="co74" style:family="table-column">
      <style:table-column-properties fo:break-before="auto" style:column-width="15.12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21.75mm"/>
    </style:style>
    <style:style style:name="co77" style:family="table-column">
      <style:table-column-properties fo:break-before="auto" style:column-width="28.7mm"/>
    </style:style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57" style:family="table-column">
      <style:table-column-properties fo:break-before="auto" style:column-width="38.96mm"/>
    </style:style>
    <style:style style:name="co58" style:family="table-column">
      <style:table-column-properties fo:break-before="auto" style:column-width="37.5mm"/>
    </style:style>
    <style:style style:name="co59" style:family="table-column">
      <style:table-column-properties fo:break-before="auto" style:column-width="39.93mm"/>
    </style:style>
    <style:style style:name="co60" style:family="table-column">
      <style:table-column-properties fo:break-before="auto" style:column-width="40.38mm"/>
    </style:style>
    <style:style style:name="co61" style:family="table-column">
      <style:table-column-properties fo:break-before="auto" style:column-width="16.09mm"/>
    </style:style>
    <style:style style:name="co62" style:family="table-column">
      <style:table-column-properties fo:break-before="auto" style:column-width="14.15mm"/>
    </style:style>
    <style:style style:name="co63" style:family="table-column">
      <style:table-column-properties fo:break-before="auto" style:column-width="16.58mm"/>
    </style:style>
    <style:style style:name="co64" style:family="table-column">
      <style:table-column-properties fo:break-before="auto" style:column-width="32.39mm"/>
    </style:style>
    <style:style style:name="co78" style:family="table-column">
      <style:table-column-properties fo:break-before="auto" style:column-width="15.61mm"/>
    </style:style>
    <style:style style:name="co79" style:family="table-column">
      <style:table-column-properties fo:break-before="auto" style:column-width="26.79mm"/>
    </style:style>
    <style:style style:name="co80" style:family="table-column">
      <style:table-column-properties fo:break-before="auto" style:column-width="23.64mm"/>
    </style:style>
    <style:style style:name="co81" style:family="table-column">
      <style:table-column-properties fo:break-before="auto" style:column-width="22.67mm"/>
    </style:style>
    <style:style style:name="co82" style:family="table-column">
      <style:table-column-properties fo:break-before="auto" style:column-width="26.07mm"/>
    </style:style>
    <style:style style:name="co83" style:family="table-column">
      <style:table-column-properties fo:break-before="auto" style:column-width="21.93mm"/>
    </style:style>
    <style:style style:name="co84" style:family="table-column">
      <style:table-column-properties fo:break-before="auto" style:column-width="30.2mm"/>
    </style:style>
    <style:style style:name="co85" style:family="table-column">
      <style:table-column-properties fo:break-before="auto" style:column-width="43.59mm"/>
    </style:style>
    <style:style style:name="co86" style:family="table-column">
      <style:table-column-properties fo:break-before="auto" style:column-width="44.41mm"/>
    </style:style>
    <style:style style:name="co87" style:family="table-column">
      <style:table-column-properties fo:break-before="auto" style:column-width="35.44mm"/>
    </style:style>
    <style:style style:name="co88" style:family="table-column">
      <style:table-column-properties fo:break-before="auto" style:column-width="10.5mm"/>
    </style:style>
    <style:style style:name="co89" style:family="table-column">
      <style:table-column-properties fo:break-before="auto" style:column-width="19.01mm"/>
    </style:style>
    <style:style style:name="co90" style:family="table-column">
      <style:table-column-properties fo:break-before="auto" style:column-width="26.32mm"/>
    </style:style>
    <style:style style:name="co91" style:family="table-column">
      <style:table-column-properties fo:break-before="auto" style:column-width="12.45mm"/>
    </style:style>
    <style:style style:name="co92" style:family="table-column">
      <style:table-column-properties fo:break-before="auto" style:column-width="26.86mm"/>
    </style:style>
    <style:style style:name="co93" style:family="table-column">
      <style:table-column-properties fo:break-before="auto" style:column-width="54.27mm"/>
    </style:style>
    <style:style style:name="co94" style:family="table-column">
      <style:table-column-properties fo:break-before="auto" style:column-width="47.91mm"/>
    </style:style>
    <style:style style:name="co95" style:family="table-column">
      <style:table-column-properties fo:break-before="auto" style:column-width="44.68mm"/>
    </style:style>
    <style:style style:name="co96" style:family="table-column">
      <style:table-column-properties fo:break-before="auto" style:column-width="37.91mm"/>
    </style:style>
    <style:style style:name="co97" style:family="table-column">
      <style:table-column-properties fo:break-before="auto" style:column-width="35.67mm"/>
    </style:style>
    <style:style style:name="co98" style:family="table-column">
      <style:table-column-properties fo:break-before="auto" style:column-width="11.18mm"/>
    </style:style>
    <style:style style:name="co99" style:family="table-column">
      <style:table-column-properties fo:break-before="auto" style:column-width="36.34mm"/>
    </style:style>
    <style:style style:name="co100" style:family="table-column">
      <style:table-column-properties fo:break-before="auto" style:column-width="30.06mm"/>
    </style:style>
    <style:style style:name="co101" style:family="table-column">
      <style:table-column-properties fo:break-before="auto" style:column-width="33.6mm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5.79mm" fo:break-before="auto" style:use-optimal-row-height="true"/>
    </style:style>
    <style:style style:name="ro12" style:family="table-row">
      <style:table-row-properties style:row-height="4.52mm" fo:break-before="page" style:use-optimal-row-height="true"/>
    </style:style>
    <style:style style:name="ro13" style:family="table-row">
      <style:table-row-properties style:row-height="4.55mm" fo:break-before="page" style:use-optimal-row-height="true"/>
    </style:style>
    <style:style style:name="ta2" style:family="table" style:master-page-name="Schiffs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7" style:family="table" style:master-page-name="Techniklabor">
      <style:table-properties table:display="true" style:writing-mode="lr-tb"/>
    </style:style>
    <style:style style:name="ta8" style:family="table" style:master-page-name="Waffenlabor">
      <style:table-properties table:display="true" style:writing-mode="lr-tb"/>
    </style:style>
    <style:style style:name="ta9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7])))" style:apply-style-name="HintergrundGruen" style:base-cell-address="Schiffslabor.C97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07])))" style:apply-style-name="HintergrundGruen" style:base-cell-address="Schiffslabor.C107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7])))" style:apply-style-name="HintergrundGruen" style:base-cell-address="Schiffslabor.C117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7])))" style:apply-style-name="HintergrundGruen" style:base-cell-address="Schiffslabor.C127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2])))" style:apply-style-name="HintergrundGruen" style:base-cell-address="Schiffslabor.C2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7])))" style:apply-style-name="HintergrundGruen" style:base-cell-address="Schiffslabor.C137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3])))" style:apply-style-name="HintergrundGruen" style:base-cell-address="Schiffslabor.C3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9])))" style:apply-style-name="HintergrundGruen" style:base-cell-address="Schiffslabor.C139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45])))" style:apply-style-name="HintergrundGruen" style:base-cell-address="Schiffslabor.C145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46])))" style:apply-style-name="HintergrundGruen" style:base-cell-address="Schiffslabor.C146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47])))" style:apply-style-name="HintergrundGruen" style:base-cell-address="Schiffslabor.C147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48])))" style:apply-style-name="HintergrundGruen" style:base-cell-address="Schiffslabor.C148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49])))" style:apply-style-name="HintergrundGruen" style:base-cell-address="Schiffslabor.C149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is-true-formula(NOT(ISBLANK([.AR4])))" style:apply-style-name="HintergrundGruen" style:base-cell-address="Schiffslabor.C4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0])))" style:apply-style-name="HintergrundGruen" style:base-cell-address="Schiffslabor.C150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1])))" style:apply-style-name="HintergrundGruen" style:base-cell-address="Schiffslabor.C151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2])))" style:apply-style-name="HintergrundGruen" style:base-cell-address="Schiffslabor.C152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3])))" style:apply-style-name="HintergrundGruen" style:base-cell-address="Schiffslabor.C153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4])))" style:apply-style-name="HintergrundGruen" style:base-cell-address="Schiffslabor.C154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5])))" style:apply-style-name="HintergrundGruen" style:base-cell-address="Schiffslabor.C155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6])))" style:apply-style-name="HintergrundGruen" style:base-cell-address="Schiffslabor.C156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7])))" style:apply-style-name="HintergrundGruen" style:base-cell-address="Schiffslabor.C157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8])))" style:apply-style-name="HintergrundGruen" style:base-cell-address="Schiffslabor.C158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59])))" style:apply-style-name="HintergrundGruen" style:base-cell-address="Schiffslabor.C159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5])))" style:apply-style-name="HintergrundGruen" style:base-cell-address="Schiffslabor.C5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60])))" style:apply-style-name="HintergrundGruen" style:base-cell-address="Schiffslabor.C160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61])))" style:apply-style-name="HintergrundGruen" style:base-cell-address="Schiffslabor.C161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62])))" style:apply-style-name="HintergrundGruen" style:base-cell-address="Schiffslabor.C162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42])))" style:apply-style-name="HintergrundGruen" style:base-cell-address="Schiffslabor.C142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64])))" style:apply-style-name="HintergrundGruen" style:base-cell-address="Schiffslabor.C164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65])))" style:apply-style-name="HintergrundGruen" style:base-cell-address="Schiffslabor.C165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66])))" style:apply-style-name="HintergrundGruen" style:base-cell-address="Schiffslabor.C166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67])))" style:apply-style-name="HintergrundGruen" style:base-cell-address="Schiffslabor.C167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70])))" style:apply-style-name="HintergrundGruen" style:base-cell-address="Schiffslabor.C170"/>
    </style:style>
    <style:style style:name="ce17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])))" style:apply-style-name="HintergrundGruen" style:base-cell-address="Schiffslabor.C6"/>
    </style:style>
    <style:style style:name="ce18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1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82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3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4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is-true-formula(NOT(ISBLANK([.AR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AR87])))" style:apply-style-name="HintergrundGruen" style:base-cell-address="Schiffslabor.C87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0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  <style:text-properties style:text-position="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])))" style:apply-style-name="HintergrundGruen" style:base-cell-address="Module.C2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])))" style:apply-style-name="HintergrundGruen" style:base-cell-address="Module.C3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])))" style:apply-style-name="HintergrundGruen" style:base-cell-address="Module.C4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])))" style:apply-style-name="HintergrundGruen" style:base-cell-address="Module.C5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])))" style:apply-style-name="HintergrundGruen" style:base-cell-address="Module.C6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])))" style:apply-style-name="HintergrundGruen" style:base-cell-address="Module.C7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])))" style:apply-style-name="HintergrundGruen" style:base-cell-address="Module.C8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])))" style:apply-style-name="HintergrundGruen" style:base-cell-address="Module.C9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])))" style:apply-style-name="HintergrundGruen" style:base-cell-address="Module.C10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])))" style:apply-style-name="HintergrundGruen" style:base-cell-address="Module.C11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])))" style:apply-style-name="HintergrundGruen" style:base-cell-address="Module.C12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3])))" style:apply-style-name="HintergrundGruen" style:base-cell-address="Module.C13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4])))" style:apply-style-name="HintergrundGruen" style:base-cell-address="Module.C14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5])))" style:apply-style-name="HintergrundGruen" style:base-cell-address="Module.C15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6])))" style:apply-style-name="HintergrundGruen" style:base-cell-address="Module.C16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7])))" style:apply-style-name="HintergrundGruen" style:base-cell-address="Module.C17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8])))" style:apply-style-name="HintergrundGruen" style:base-cell-address="Module.C18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9])))" style:apply-style-name="HintergrundGruen" style:base-cell-address="Module.C19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0])))" style:apply-style-name="HintergrundGruen" style:base-cell-address="Module.C20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1])))" style:apply-style-name="HintergrundGruen" style:base-cell-address="Module.C21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2])))" style:apply-style-name="HintergrundGruen" style:base-cell-address="Module.C22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3])))" style:apply-style-name="HintergrundGruen" style:base-cell-address="Module.C23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4])))" style:apply-style-name="HintergrundGruen" style:base-cell-address="Module.C24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5])))" style:apply-style-name="HintergrundGruen" style:base-cell-address="Module.C25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6])))" style:apply-style-name="HintergrundGruen" style:base-cell-address="Module.C26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7])))" style:apply-style-name="HintergrundGruen" style:base-cell-address="Module.C27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8])))" style:apply-style-name="HintergrundGruen" style:base-cell-address="Module.C28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9])))" style:apply-style-name="HintergrundGruen" style:base-cell-address="Module.C29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0])))" style:apply-style-name="HintergrundGruen" style:base-cell-address="Module.C30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1])))" style:apply-style-name="HintergrundGruen" style:base-cell-address="Module.C31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2])))" style:apply-style-name="HintergrundGruen" style:base-cell-address="Module.C32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3])))" style:apply-style-name="HintergrundGruen" style:base-cell-address="Module.C33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4])))" style:apply-style-name="HintergrundGruen" style:base-cell-address="Module.C34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5])))" style:apply-style-name="HintergrundGruen" style:base-cell-address="Module.C35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6])))" style:apply-style-name="HintergrundGruen" style:base-cell-address="Module.C36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7])))" style:apply-style-name="HintergrundGruen" style:base-cell-address="Module.C37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8])))" style:apply-style-name="HintergrundGruen" style:base-cell-address="Module.C38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9])))" style:apply-style-name="HintergrundGruen" style:base-cell-address="Module.C39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0])))" style:apply-style-name="HintergrundGruen" style:base-cell-address="Module.C40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1])))" style:apply-style-name="HintergrundGruen" style:base-cell-address="Module.C41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2])))" style:apply-style-name="HintergrundGruen" style:base-cell-address="Module.C42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3])))" style:apply-style-name="HintergrundGruen" style:base-cell-address="Module.C43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4])))" style:apply-style-name="HintergrundGruen" style:base-cell-address="Module.C44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5])))" style:apply-style-name="HintergrundGruen" style:base-cell-address="Module.C45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6])))" style:apply-style-name="HintergrundGruen" style:base-cell-address="Module.C46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7])))" style:apply-style-name="HintergrundGruen" style:base-cell-address="Module.C47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8])))" style:apply-style-name="HintergrundGruen" style:base-cell-address="Module.C48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9])))" style:apply-style-name="HintergrundGruen" style:base-cell-address="Module.C49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0])))" style:apply-style-name="HintergrundGruen" style:base-cell-address="Module.C50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1])))" style:apply-style-name="HintergrundGruen" style:base-cell-address="Module.C51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2])))" style:apply-style-name="HintergrundGruen" style:base-cell-address="Module.C52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3])))" style:apply-style-name="HintergrundGruen" style:base-cell-address="Module.C53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4])))" style:apply-style-name="HintergrundGruen" style:base-cell-address="Module.C54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5])))" style:apply-style-name="HintergrundGruen" style:base-cell-address="Module.C55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6])))" style:apply-style-name="HintergrundGruen" style:base-cell-address="Module.C56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7])))" style:apply-style-name="HintergrundGruen" style:base-cell-address="Module.C57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8])))" style:apply-style-name="HintergrundGruen" style:base-cell-address="Module.C58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9])))" style:apply-style-name="HintergrundGruen" style:base-cell-address="Module.C59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0])))" style:apply-style-name="HintergrundGruen" style:base-cell-address="Module.C60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1])))" style:apply-style-name="HintergrundGruen" style:base-cell-address="Module.C61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2])))" style:apply-style-name="HintergrundGruen" style:base-cell-address="Module.C62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3])))" style:apply-style-name="HintergrundGruen" style:base-cell-address="Module.C63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4])))" style:apply-style-name="HintergrundGruen" style:base-cell-address="Module.C64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5])))" style:apply-style-name="HintergrundGruen" style:base-cell-address="Module.C65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6])))" style:apply-style-name="HintergrundGruen" style:base-cell-address="Module.C66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7])))" style:apply-style-name="HintergrundGruen" style:base-cell-address="Module.C67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8])))" style:apply-style-name="HintergrundGruen" style:base-cell-address="Module.C68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9])))" style:apply-style-name="HintergrundGruen" style:base-cell-address="Module.C69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0])))" style:apply-style-name="HintergrundGruen" style:base-cell-address="Module.C70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1])))" style:apply-style-name="HintergrundGruen" style:base-cell-address="Module.C71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2])))" style:apply-style-name="HintergrundGruen" style:base-cell-address="Module.C72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3])))" style:apply-style-name="HintergrundGruen" style:base-cell-address="Module.C73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4])))" style:apply-style-name="HintergrundGruen" style:base-cell-address="Module.C74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5])))" style:apply-style-name="HintergrundGruen" style:base-cell-address="Module.C75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6])))" style:apply-style-name="HintergrundGruen" style:base-cell-address="Module.C76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7])))" style:apply-style-name="HintergrundGruen" style:base-cell-address="Module.C77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8])))" style:apply-style-name="HintergrundGruen" style:base-cell-address="Module.C78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9])))" style:apply-style-name="HintergrundGruen" style:base-cell-address="Module.C79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0])))" style:apply-style-name="HintergrundGruen" style:base-cell-address="Module.C80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1])))" style:apply-style-name="HintergrundGruen" style:base-cell-address="Module.C81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2])))" style:apply-style-name="HintergrundGruen" style:base-cell-address="Module.C82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3])))" style:apply-style-name="HintergrundGruen" style:base-cell-address="Module.C83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4])))" style:apply-style-name="HintergrundGruen" style:base-cell-address="Module.C84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5])))" style:apply-style-name="HintergrundGruen" style:base-cell-address="Module.C85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6])))" style:apply-style-name="HintergrundGruen" style:base-cell-address="Module.C86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7])))" style:apply-style-name="HintergrundGruen" style:base-cell-address="Module.C87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8])))" style:apply-style-name="HintergrundGruen" style:base-cell-address="Module.C88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9])))" style:apply-style-name="HintergrundGruen" style:base-cell-address="Module.C89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0])))" style:apply-style-name="HintergrundGruen" style:base-cell-address="Module.C90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1])))" style:apply-style-name="HintergrundGruen" style:base-cell-address="Module.C91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2])))" style:apply-style-name="HintergrundGruen" style:base-cell-address="Module.C92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3])))" style:apply-style-name="HintergrundGruen" style:base-cell-address="Module.C93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4])))" style:apply-style-name="HintergrundGruen" style:base-cell-address="Module.C94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5])))" style:apply-style-name="HintergrundGruen" style:base-cell-address="Module.C95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6])))" style:apply-style-name="HintergrundGruen" style:base-cell-address="Module.C96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7])))" style:apply-style-name="HintergrundGruen" style:base-cell-address="Module.C97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8])))" style:apply-style-name="HintergrundGruen" style:base-cell-address="Module.C98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9])))" style:apply-style-name="HintergrundGruen" style:base-cell-address="Module.C99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0])))" style:apply-style-name="HintergrundGruen" style:base-cell-address="Module.C100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1])))" style:apply-style-name="HintergrundGruen" style:base-cell-address="Module.C101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2])))" style:apply-style-name="HintergrundGruen" style:base-cell-address="Module.C102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3])))" style:apply-style-name="HintergrundGruen" style:base-cell-address="Module.C103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4])))" style:apply-style-name="HintergrundGruen" style:base-cell-address="Module.C104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5])))" style:apply-style-name="HintergrundGruen" style:base-cell-address="Module.C105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6])))" style:apply-style-name="HintergrundGruen" style:base-cell-address="Module.C106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7])))" style:apply-style-name="HintergrundGruen" style:base-cell-address="Module.C107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8])))" style:apply-style-name="HintergrundGruen" style:base-cell-address="Module.C108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9])))" style:apply-style-name="HintergrundGruen" style:base-cell-address="Module.C109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0])))" style:apply-style-name="HintergrundGruen" style:base-cell-address="Module.C110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1])))" style:apply-style-name="HintergrundGruen" style:base-cell-address="Module.C111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2])))" style:apply-style-name="HintergrundGruen" style:base-cell-address="Module.C112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3])))" style:apply-style-name="HintergrundGruen" style:base-cell-address="Module.C113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4])))" style:apply-style-name="HintergrundGruen" style:base-cell-address="Module.C114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5])))" style:apply-style-name="HintergrundGruen" style:base-cell-address="Module.C115"/>
    </style:style>
    <style:style style:name="ce6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6])))" style:apply-style-name="HintergrundGruen" style:base-cell-address="Module.C116"/>
    </style:style>
    <style:style style:name="ce6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7])))" style:apply-style-name="HintergrundGruen" style:base-cell-address="Module.C117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8])))" style:apply-style-name="HintergrundGruen" style:base-cell-address="Module.C118"/>
    </style:style>
    <style:style style:name="ce6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9])))" style:apply-style-name="HintergrundGruen" style:base-cell-address="Module.C119"/>
    </style:style>
    <style:style style:name="ce6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0])))" style:apply-style-name="HintergrundGruen" style:base-cell-address="Module.C120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1])))" style:apply-style-name="HintergrundGruen" style:base-cell-address="Module.C121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2])))" style:apply-style-name="HintergrundGruen" style:base-cell-address="Module.C122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3])))" style:apply-style-name="HintergrundGruen" style:base-cell-address="Module.C123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4])))" style:apply-style-name="HintergrundGruen" style:base-cell-address="Module.C12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4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27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28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29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])))" style:apply-style-name="HintergrundGruen" style:base-cell-address="Schiffslabor.C2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])))" style:apply-style-name="HintergrundGruen" style:base-cell-address="Schiffslabor.C3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R4])))" style:apply-style-name="HintergrundGruen" style:base-cell-address="Schiffslabor.C4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5])))" style:apply-style-name="HintergrundGruen" style:base-cell-address="Schiffslabor.C5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])))" style:apply-style-name="HintergrundGruen" style:base-cell-address="Schiffslabor.C6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])))" style:apply-style-name="HintergrundGruen" style:base-cell-address="Schiffslabor.C7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8])))" style:apply-style-name="HintergrundGruen" style:base-cell-address="Schiffslabor.C8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9])))" style:apply-style-name="HintergrundGruen" style:base-cell-address="Schiffslabor.C9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])))" style:apply-style-name="HintergrundGruen" style:base-cell-address="Schiffslabor.C10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1])))" style:apply-style-name="HintergrundGruen" style:base-cell-address="Schiffslabor.C11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])))" style:apply-style-name="HintergrundGruen" style:base-cell-address="Schiffslabor.C12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])))" style:apply-style-name="HintergrundGruen" style:base-cell-address="Schiffslabor.C13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])))" style:apply-style-name="HintergrundGruen" style:base-cell-address="Schiffslabor.C14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5])))" style:apply-style-name="HintergrundGruen" style:base-cell-address="Schiffslabor.C15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])))" style:apply-style-name="HintergrundGruen" style:base-cell-address="Schiffslabor.C16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7])))" style:apply-style-name="HintergrundGruen" style:base-cell-address="Schiffslabor.C17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8])))" style:apply-style-name="HintergrundGruen" style:base-cell-address="Schiffslabor.C18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9])))" style:apply-style-name="HintergrundGruen" style:base-cell-address="Schiffslabor.C19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0])))" style:apply-style-name="HintergrundGruen" style:base-cell-address="Schiffslabor.C20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1])))" style:apply-style-name="HintergrundGruen" style:base-cell-address="Schiffslabor.C21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2])))" style:apply-style-name="HintergrundGruen" style:base-cell-address="Schiffslabor.C22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3])))" style:apply-style-name="HintergrundGruen" style:base-cell-address="Schiffslabor.C23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4])))" style:apply-style-name="HintergrundGruen" style:base-cell-address="Schiffslabor.C24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5])))" style:apply-style-name="HintergrundGruen" style:base-cell-address="Schiffslabor.C25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6])))" style:apply-style-name="HintergrundGruen" style:base-cell-address="Schiffslabor.C26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7])))" style:apply-style-name="HintergrundGruen" style:base-cell-address="Schiffslabor.C27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8])))" style:apply-style-name="HintergrundGruen" style:base-cell-address="Schiffslabor.C28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9])))" style:apply-style-name="HintergrundGruen" style:base-cell-address="Schiffslabor.C29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0])))" style:apply-style-name="HintergrundGruen" style:base-cell-address="Schiffslabor.C30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1])))" style:apply-style-name="HintergrundGruen" style:base-cell-address="Schiffslabor.C31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2])))" style:apply-style-name="HintergrundGruen" style:base-cell-address="Schiffslabor.C32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3])))" style:apply-style-name="HintergrundGruen" style:base-cell-address="Schiffslabor.C33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4])))" style:apply-style-name="HintergrundGruen" style:base-cell-address="Schiffslabor.C34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5])))" style:apply-style-name="HintergrundGruen" style:base-cell-address="Schiffslabor.C35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6])))" style:apply-style-name="HintergrundGruen" style:base-cell-address="Schiffslabor.C36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7])))" style:apply-style-name="HintergrundGruen" style:base-cell-address="Schiffslabor.C37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8])))" style:apply-style-name="HintergrundGruen" style:base-cell-address="Schiffslabor.C38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9])))" style:apply-style-name="HintergrundGruen" style:base-cell-address="Schiffslabor.C39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40])))" style:apply-style-name="HintergrundGruen" style:base-cell-address="Schiffslabor.C40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1])))" style:apply-style-name="HintergrundGruen" style:base-cell-address="Schiffslabor.C41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2])))" style:apply-style-name="HintergrundGruen" style:base-cell-address="Schiffslabor.C42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3])))" style:apply-style-name="HintergrundGruen" style:base-cell-address="Schiffslabor.C43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4])))" style:apply-style-name="HintergrundGruen" style:base-cell-address="Schiffslabor.C44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5])))" style:apply-style-name="HintergrundGruen" style:base-cell-address="Schiffslabor.C45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6])))" style:apply-style-name="HintergrundGruen" style:base-cell-address="Schiffslabor.C46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7])))" style:apply-style-name="HintergrundGruen" style:base-cell-address="Schiffslabor.C47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8])))" style:apply-style-name="HintergrundGruen" style:base-cell-address="Schiffslabor.C48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9])))" style:apply-style-name="HintergrundGruen" style:base-cell-address="Schiffslabor.C49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0])))" style:apply-style-name="HintergrundGruen" style:base-cell-address="Schiffslabor.C50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1])))" style:apply-style-name="HintergrundGruen" style:base-cell-address="Schiffslabor.C51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2])))" style:apply-style-name="HintergrundGruen" style:base-cell-address="Schiffslabor.C52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3])))" style:apply-style-name="HintergrundGruen" style:base-cell-address="Schiffslabor.C53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4])))" style:apply-style-name="HintergrundGruen" style:base-cell-address="Schiffslabor.C54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5])))" style:apply-style-name="HintergrundGruen" style:base-cell-address="Schiffslabor.C55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6])))" style:apply-style-name="HintergrundGruen" style:base-cell-address="Schiffslabor.C56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7])))" style:apply-style-name="HintergrundGruen" style:base-cell-address="Schiffslabor.C57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8])))" style:apply-style-name="HintergrundGruen" style:base-cell-address="Schiffslabor.C58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9])))" style:apply-style-name="HintergrundGruen" style:base-cell-address="Schiffslabor.C59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0])))" style:apply-style-name="HintergrundGruen" style:base-cell-address="Schiffslabor.C60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1])))" style:apply-style-name="HintergrundGruen" style:base-cell-address="Schiffslabor.C61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2])))" style:apply-style-name="HintergrundGruen" style:base-cell-address="Schiffslabor.C62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3])))" style:apply-style-name="HintergrundGruen" style:base-cell-address="Schiffslabor.C63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4])))" style:apply-style-name="HintergrundGruen" style:base-cell-address="Schiffslabor.C64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5])))" style:apply-style-name="HintergrundGruen" style:base-cell-address="Schiffslabor.C65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6])))" style:apply-style-name="HintergrundGruen" style:base-cell-address="Schiffslabor.C66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7])))" style:apply-style-name="HintergrundGruen" style:base-cell-address="Schiffslabor.C67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8])))" style:apply-style-name="HintergrundGruen" style:base-cell-address="Schiffslabor.C68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9])))" style:apply-style-name="HintergrundGruen" style:base-cell-address="Schiffslabor.C69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0])))" style:apply-style-name="HintergrundGruen" style:base-cell-address="Schiffslabor.C70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1])))" style:apply-style-name="HintergrundGruen" style:base-cell-address="Schiffslabor.C71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2])))" style:apply-style-name="HintergrundGruen" style:base-cell-address="Schiffslabor.C72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3])))" style:apply-style-name="HintergrundGruen" style:base-cell-address="Schiffslabor.C73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4])))" style:apply-style-name="HintergrundGruen" style:base-cell-address="Schiffslabor.C74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5])))" style:apply-style-name="HintergrundGruen" style:base-cell-address="Schiffslabor.C75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6])))" style:apply-style-name="HintergrundGruen" style:base-cell-address="Schiffslabor.C76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7])))" style:apply-style-name="HintergrundGruen" style:base-cell-address="Schiffslabor.C77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8])))" style:apply-style-name="HintergrundGruen" style:base-cell-address="Schiffslabor.C78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9])))" style:apply-style-name="HintergrundGruen" style:base-cell-address="Schiffslabor.C79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0])))" style:apply-style-name="HintergrundGruen" style:base-cell-address="Schiffslabor.C80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1])))" style:apply-style-name="HintergrundGruen" style:base-cell-address="Schiffslabor.C81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2])))" style:apply-style-name="HintergrundGruen" style:base-cell-address="Schiffslabor.C82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3])))" style:apply-style-name="HintergrundGruen" style:base-cell-address="Schiffslabor.C83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4])))" style:apply-style-name="HintergrundGruen" style:base-cell-address="Schiffslabor.C84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5])))" style:apply-style-name="HintergrundGruen" style:base-cell-address="Schiffslabor.C85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6])))" style:apply-style-name="HintergrundGruen" style:base-cell-address="Schiffslabor.C86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7])))" style:apply-style-name="HintergrundGruen" style:base-cell-address="Schiffslabor.C87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8])))" style:apply-style-name="HintergrundGruen" style:base-cell-address="Schiffslabor.C88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9])))" style:apply-style-name="HintergrundGruen" style:base-cell-address="Schiffslabor.C89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0])))" style:apply-style-name="HintergrundGruen" style:base-cell-address="Schiffslabor.C90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1])))" style:apply-style-name="HintergrundGruen" style:base-cell-address="Schiffslabor.C91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2])))" style:apply-style-name="HintergrundGruen" style:base-cell-address="Schiffslabor.C92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3])))" style:apply-style-name="HintergrundGruen" style:base-cell-address="Schiffslabor.C93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4])))" style:apply-style-name="HintergrundGruen" style:base-cell-address="Schiffslabor.C94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5])))" style:apply-style-name="HintergrundGruen" style:base-cell-address="Schiffslabor.C95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6])))" style:apply-style-name="HintergrundGruen" style:base-cell-address="Schiffslabor.C96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7])))" style:apply-style-name="HintergrundGruen" style:base-cell-address="Schiffslabor.C97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8])))" style:apply-style-name="HintergrundGruen" style:base-cell-address="Schiffslabor.C98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9])))" style:apply-style-name="HintergrundGruen" style:base-cell-address="Schiffslabor.C99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0])))" style:apply-style-name="HintergrundGruen" style:base-cell-address="Schiffslabor.C100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1])))" style:apply-style-name="HintergrundGruen" style:base-cell-address="Schiffslabor.C101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2])))" style:apply-style-name="HintergrundGruen" style:base-cell-address="Schiffslabor.C102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3])))" style:apply-style-name="HintergrundGruen" style:base-cell-address="Schiffslabor.C103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4])))" style:apply-style-name="HintergrundGruen" style:base-cell-address="Schiffslabor.C104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5])))" style:apply-style-name="HintergrundGruen" style:base-cell-address="Schiffslabor.C105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6])))" style:apply-style-name="HintergrundGruen" style:base-cell-address="Schiffslabor.C106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7])))" style:apply-style-name="HintergrundGruen" style:base-cell-address="Schiffslabor.C107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8])))" style:apply-style-name="HintergrundGruen" style:base-cell-address="Schiffslabor.C108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9])))" style:apply-style-name="HintergrundGruen" style:base-cell-address="Schiffslabor.C109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0])))" style:apply-style-name="HintergrundGruen" style:base-cell-address="Schiffslabor.C110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1])))" style:apply-style-name="HintergrundGruen" style:base-cell-address="Schiffslabor.C111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2])))" style:apply-style-name="HintergrundGruen" style:base-cell-address="Schiffslabor.C112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3])))" style:apply-style-name="HintergrundGruen" style:base-cell-address="Schiffslabor.C113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14])))" style:apply-style-name="HintergrundGruen" style:base-cell-address="Schiffslabor.C114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5])))" style:apply-style-name="HintergrundGruen" style:base-cell-address="Schiffslabor.C115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6])))" style:apply-style-name="HintergrundGruen" style:base-cell-address="Schiffslabor.C116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7])))" style:apply-style-name="HintergrundGruen" style:base-cell-address="Schiffslabor.C117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8])))" style:apply-style-name="HintergrundGruen" style:base-cell-address="Schiffslabor.C118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19])))" style:apply-style-name="HintergrundGruen" style:base-cell-address="Schiffslabor.C119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20])))" style:apply-style-name="HintergrundGruen" style:base-cell-address="Schiffslabor.C120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1])))" style:apply-style-name="HintergrundGruen" style:base-cell-address="Schiffslabor.C121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2])))" style:apply-style-name="HintergrundGruen" style:base-cell-address="Schiffslabor.C122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23])))" style:apply-style-name="HintergrundGruen" style:base-cell-address="Schiffslabor.C123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4])))" style:apply-style-name="HintergrundGruen" style:base-cell-address="Schiffslabor.C124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5])))" style:apply-style-name="HintergrundGruen" style:base-cell-address="Schiffslabor.C125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6])))" style:apply-style-name="HintergrundGruen" style:base-cell-address="Schiffslabor.C126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7])))" style:apply-style-name="HintergrundGruen" style:base-cell-address="Schiffslabor.C127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8])))" style:apply-style-name="HintergrundGruen" style:base-cell-address="Schiffslabor.C128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9])))" style:apply-style-name="HintergrundGruen" style:base-cell-address="Schiffslabor.C129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0])))" style:apply-style-name="HintergrundGruen" style:base-cell-address="Schiffslabor.C13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1])))" style:apply-style-name="HintergrundGruen" style:base-cell-address="Schiffslabor.C131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2])))" style:apply-style-name="HintergrundGruen" style:base-cell-address="Schiffslabor.C132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3])))" style:apply-style-name="HintergrundGruen" style:base-cell-address="Schiffslabor.C133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4])))" style:apply-style-name="HintergrundGruen" style:base-cell-address="Schiffslabor.C134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5])))" style:apply-style-name="HintergrundGruen" style:base-cell-address="Schiffslabor.C135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6])))" style:apply-style-name="HintergrundGruen" style:base-cell-address="Schiffslabor.C136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7])))" style:apply-style-name="HintergrundGruen" style:base-cell-address="Schiffslabor.C137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8])))" style:apply-style-name="HintergrundGruen" style:base-cell-address="Schiffslabor.C138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9])))" style:apply-style-name="HintergrundGruen" style:base-cell-address="Schiffslabor.C139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0])))" style:apply-style-name="HintergrundGruen" style:base-cell-address="Schiffslabor.C140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1])))" style:apply-style-name="HintergrundGruen" style:base-cell-address="Schiffslabor.C141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9])))" style:apply-style-name="HintergrundGruen" style:base-cell-address="Schiffslabor.C139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5])))" style:apply-style-name="HintergrundGruen" style:base-cell-address="Schiffslabor.C145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6])))" style:apply-style-name="HintergrundGruen" style:base-cell-address="Schiffslabor.C146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7])))" style:apply-style-name="HintergrundGruen" style:base-cell-address="Schiffslabor.C147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8])))" style:apply-style-name="HintergrundGruen" style:base-cell-address="Schiffslabor.C148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9])))" style:apply-style-name="HintergrundGruen" style:base-cell-address="Schiffslabor.C149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0])))" style:apply-style-name="HintergrundGruen" style:base-cell-address="Schiffslabor.C150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1])))" style:apply-style-name="HintergrundGruen" style:base-cell-address="Schiffslabor.C151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2])))" style:apply-style-name="HintergrundGruen" style:base-cell-address="Schiffslabor.C152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3])))" style:apply-style-name="HintergrundGruen" style:base-cell-address="Schiffslabor.C153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4])))" style:apply-style-name="HintergrundGruen" style:base-cell-address="Schiffslabor.C154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5])))" style:apply-style-name="HintergrundGruen" style:base-cell-address="Schiffslabor.C155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6])))" style:apply-style-name="HintergrundGruen" style:base-cell-address="Schiffslabor.C156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7])))" style:apply-style-name="HintergrundGruen" style:base-cell-address="Schiffslabor.C157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8])))" style:apply-style-name="HintergrundGruen" style:base-cell-address="Schiffslabor.C158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9])))" style:apply-style-name="HintergrundGruen" style:base-cell-address="Schiffslabor.C159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60])))" style:apply-style-name="HintergrundGruen" style:base-cell-address="Schiffslabor.C160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1])))" style:apply-style-name="HintergrundGruen" style:base-cell-address="Schiffslabor.C161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2])))" style:apply-style-name="HintergrundGruen" style:base-cell-address="Schiffslabor.C162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2])))" style:apply-style-name="HintergrundGruen" style:base-cell-address="Schiffslabor.C142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4])))" style:apply-style-name="HintergrundGruen" style:base-cell-address="Schiffslabor.C164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5])))" style:apply-style-name="HintergrundGruen" style:base-cell-address="Schiffslabor.C165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6])))" style:apply-style-name="HintergrundGruen" style:base-cell-address="Schiffslabor.C166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7])))" style:apply-style-name="HintergrundGruen" style:base-cell-address="Schiffslabor.C167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70])))" style:apply-style-name="HintergrundGruen" style:base-cell-address="Schiffslabor.C170"/>
    </style:style>
    <style:style style:name="ce70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0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704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705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06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707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70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09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71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5])))" style:apply-style-name="HintergrundGruen" style:base-cell-address="Techniklabor.C145"/>
    </style:style>
    <style:style style:name="ce857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858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85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6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861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86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6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0])))" style:apply-style-name="HintergrundGruen" style:base-cell-address="Waffenlabor.C10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9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9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9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9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9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9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9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9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9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9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9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9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9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9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9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9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9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9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9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9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9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9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9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9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9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9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9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9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9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9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9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9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9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9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9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9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9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9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9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9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9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9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9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9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9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9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9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9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9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9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9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9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9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9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9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9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9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9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9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9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9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10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10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10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10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10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10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10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10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10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10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10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10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3])))" style:apply-style-name="HintergrundGruen" style:base-cell-address="Waffenlabor.C153"/>
    </style:style>
    <style:style style:name="ce10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4])))" style:apply-style-name="HintergrundGruen" style:base-cell-address="Waffenlabor.C154"/>
    </style:style>
    <style:style style:name="ce10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5])))" style:apply-style-name="HintergrundGruen" style:base-cell-address="Waffenlabor.C155"/>
    </style:style>
    <style:style style:name="ce10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6])))" style:apply-style-name="HintergrundGruen" style:base-cell-address="Waffenlabor.C156"/>
    </style:style>
    <style:style style:name="ce10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7])))" style:apply-style-name="HintergrundGruen" style:base-cell-address="Waffenlabor.C157"/>
    </style:style>
    <style:style style:name="ce10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10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9])))" style:apply-style-name="HintergrundGruen" style:base-cell-address="Waffenlabor.C159"/>
    </style:style>
    <style:style style:name="ce10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0])))" style:apply-style-name="HintergrundGruen" style:base-cell-address="Waffenlabor.C160"/>
    </style:style>
    <style:style style:name="ce10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1])))" style:apply-style-name="HintergrundGruen" style:base-cell-address="Waffenlabor.C161"/>
    </style:style>
    <style:style style:name="ce10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2])))" style:apply-style-name="HintergrundGruen" style:base-cell-address="Waffenlabor.C162"/>
    </style:style>
    <style:style style:name="ce10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3])))" style:apply-style-name="HintergrundGruen" style:base-cell-address="Waffenlabor.C163"/>
    </style:style>
    <style:style style:name="ce10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4])))" style:apply-style-name="HintergrundGruen" style:base-cell-address="Waffenlabor.C164"/>
    </style:style>
    <style:style style:name="ce10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10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6])))" style:apply-style-name="HintergrundGruen" style:base-cell-address="Waffenlabor.C166"/>
    </style:style>
    <style:style style:name="ce10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7])))" style:apply-style-name="HintergrundGruen" style:base-cell-address="Waffenlabor.C167"/>
    </style:style>
    <style:style style:name="ce10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2])))" style:apply-style-name="HintergrundGruen" style:base-cell-address="Waffenlabor.C172"/>
    </style:style>
    <style:style style:name="ce10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3])))" style:apply-style-name="HintergrundGruen" style:base-cell-address="Waffenlabor.C173"/>
    </style:style>
    <style:style style:name="ce10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4])))" style:apply-style-name="HintergrundGruen" style:base-cell-address="Waffenlabor.C174"/>
    </style:style>
    <style:style style:name="ce1029" style:family="table-cell" style:parent-style-name="Default" style:data-style-name="N1"/>
    <style:style style:name="ce1030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10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10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10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10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10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10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10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10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10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10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10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10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10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10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10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10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10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10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10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10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10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10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10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10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10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10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10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10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10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10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10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10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10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10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10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10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10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10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10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10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10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10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10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10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10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10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10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10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10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10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10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10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10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10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10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10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10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10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10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10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10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10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10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10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10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10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10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10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10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1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1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1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1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1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1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1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1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1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1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1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1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1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1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1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1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1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1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1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1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1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1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1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1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1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1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1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1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1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1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1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1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1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1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1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1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1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1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1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1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1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1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1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1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1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1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1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1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1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1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1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1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1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1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11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55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5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1159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1160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116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62" style:family="table-cell" style:parent-style-name="Default">
      <style:text-properties fo:font-size="12pt" style:font-size-asian="12pt" style:font-size-complex="12pt"/>
    </style:style>
    <style:style style:name="ce116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65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1166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11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1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7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1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1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1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1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1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1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1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1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1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1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1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1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1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118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1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1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1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1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1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1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1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1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1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1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1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1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1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1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1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1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1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1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1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120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1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1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1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1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1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1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1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1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1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1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1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1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1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1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1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1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1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1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122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1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1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1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1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1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1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1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1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76"/>
    </style:style>
    <style:style style:name="ce1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81"/>
    </style:style>
    <style:style style:name="ce1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1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1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1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1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1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1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1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124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1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1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1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1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1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1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1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1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1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1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1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1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1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1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1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1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126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1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1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1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1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1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1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1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1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1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1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1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1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1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1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1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1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1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1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1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1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1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1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1285" style:family="table-cell" style:parent-style-name="Default">
      <style:table-cell-properties fo:border="0.06pt solid #000000"/>
    </style:style>
    <style:style style:name="ce1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1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1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1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1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1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1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1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1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1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1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1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129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1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1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1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1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1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1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1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1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1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1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1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1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1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1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1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1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1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Aufbaureihenfolge.B76"/>
    </style:style>
    <style:style style:name="ce1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1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1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1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1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1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1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1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1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1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1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1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1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1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1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1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1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1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1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1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13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1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1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1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1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1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1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1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1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1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1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1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1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1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1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1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1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1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1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1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1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1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1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1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1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1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1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1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1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1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1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1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1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56"/>
    </style:style>
    <style:style style:name="ce137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1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1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1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1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1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1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1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1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71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1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1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1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1])))" style:apply-style-name="HintergrundGruen" style:base-cell-address="Aufbaureihenfolge.B177"/>
    </style:style>
    <style:style style:name="ce1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8])))" style:apply-style-name="HintergrundGruen" style:base-cell-address="Aufbaureihenfolge.B178"/>
    </style:style>
    <style:style style:name="ce1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6])))" style:apply-style-name="HintergrundGruen" style:base-cell-address="Aufbaureihenfolge.B179"/>
    </style:style>
    <style:style style:name="ce1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6])))" style:apply-style-name="HintergrundGruen" style:base-cell-address="Aufbaureihenfolge.B182"/>
    </style:style>
    <style:style style:name="ce1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83])))" style:apply-style-name="HintergrundGruen" style:base-cell-address="Aufbaureihenfolge.B183"/>
    </style:style>
    <style:style style:name="ce1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1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1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1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1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1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1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1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1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1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1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1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1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1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1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1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14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1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1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1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1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1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1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1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1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1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1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1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1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1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1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1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1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1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1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1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1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1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1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1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1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1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1438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1441" style:family="table-cell" style:parent-style-name="Default">
      <style:text-properties fo:color="#ff0000"/>
    </style:style>
    <style:style style:name="ce144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4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1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1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1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1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1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1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1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1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1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1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1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1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1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1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1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1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1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1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1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1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1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1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1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1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1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1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1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1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1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1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1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1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1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1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1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1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4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81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84"/>
        <table:table-column table:style-name="co18" table:number-columns-repeated="2" table:default-cell-style-name="ce184"/>
        <table:table-column table:style-name="co19" table:default-cell-style-name="ce184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5" table:number-columns-repeated="2" table:default-cell-style-name="ce184"/>
        <table:table-column table:style-name="co23" table:default-cell-style-name="ce184"/>
        <table:table-column table:style-name="co24" table:default-cell-style-name="ce184"/>
        <table:table-column table:style-name="co25" table:default-cell-style-name="ce184"/>
        <table:table-column table:style-name="co26" table:default-cell-style-name="ce184"/>
        <table:table-column table:style-name="co27" table:default-cell-style-name="ce184"/>
        <table:table-column table:style-name="co28" table:default-cell-style-name="ce184"/>
        <table:table-column table:style-name="co29" table:default-cell-style-name="ce13"/>
        <table:table-column table:style-name="co30" table:default-cell-style-name="ce181"/>
        <table:table-column table:style-name="co31" table:default-cell-style-name="ce184"/>
        <table:table-column table:style-name="co28" table:default-cell-style-name="ce184"/>
        <table:table-column table:style-name="co32" table:default-cell-style-name="ce184"/>
        <table:table-column table:style-name="co33" table:default-cell-style-name="ce184"/>
        <table:table-column table:style-name="co34" table:default-cell-style-name="ce184"/>
        <table:table-column table:style-name="co35" table:default-cell-style-name="ce181"/>
        <table:table-column table:style-name="co37" table:default-cell-style-name="ce181"/>
        <table:table-column table:style-name="co38" table:default-cell-style-name="ce181"/>
        <table:table-column table:style-name="co39" table:number-columns-repeated="2" table:default-cell-style-name="ce181"/>
        <table:table-column table:style-name="co40" table:default-cell-style-name="ce181"/>
        <table:table-column table:style-name="co41" table:default-cell-style-name="ce13"/>
        <table:table-column table:style-name="co20" table:default-cell-style-name="ce13"/>
        <table:table-column table:style-name="co22" table:default-cell-style-name="ce187"/>
        <table:table-column table:style-name="co36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79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82" office:value-type="string" calcext:value-type="string">
            <text:p>Düsen-</text:p>
            <text:p>masse (%)</text:p>
          </table:table-cell>
          <table:table-cell table:style-name="ce182" office:value-type="string" calcext:value-type="string">
            <text:p>Schild-</text:p>
            <text:p>schaden (%)</text:p>
          </table:table-cell>
          <table:table-cell table:style-name="ce182" office:value-type="string" calcext:value-type="string">
            <text:p>Zerstörer-</text:p>
            <text:p>schaden (%)</text:p>
          </table:table-cell>
          <table:table-cell table:style-name="ce182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82" office:value-type="string" calcext:value-type="string">
            <text:p>Panzerungs-</text:p>
            <text:p>haltbarkeit</text:p>
          </table:table-cell>
          <table:table-cell table:style-name="ce182" office:value-type="string" calcext:value-type="string">
            <text:p>Panzerungs-</text:p>
            <text:p>masse</text:p>
          </table:table-cell>
          <table:table-cell table:style-name="ce182" office:value-type="string" calcext:value-type="string">
            <text:p>Fregatten-</text:p>
            <text:p>schaden</text:p>
          </table:table-cell>
          <table:table-cell table:style-name="ce182" office:value-type="string" calcext:value-type="string">
            <text:p>Reichweite</text:p>
          </table:table-cell>
          <table:table-cell table:style-name="ce182" office:value-type="string" calcext:value-type="string">
            <text:p>Waffen-</text:p>
            <text:p>masse</text:p>
          </table:table-cell>
          <table:table-cell table:style-name="ce182" office:value-type="string" calcext:value-type="string">
            <text:p>Schildum-</text:p>
            <text:p>gehung</text:p>
          </table:table-cell>
          <table:table-cell table:style-name="ce182" office:value-type="string" calcext:value-type="string">
            <text:p>Kreuzer-</text:p>
            <text:p>schaden</text:p>
          </table:table-cell>
          <table:table-cell table:style-name="ce182" office:value-type="string" calcext:value-type="string">
            <text:p>Kutt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79" office:value-type="string" calcext:value-type="string">
            <text:p>Unterstützungs-</text:p>
            <text:p>reichweite (m)</text:p>
          </table:table-cell>
          <table:table-cell table:style-name="ce182" office:value-type="string" calcext:value-type="string">
            <text:p>Alarmstart</text:p>
          </table:table-cell>
          <table:table-cell table:style-name="ce182" office:value-type="string" calcext:value-type="string">
            <text:p>Schiffs-</text:p>
            <text:p>schaden</text:p>
          </table:table-cell>
          <table:table-cell table:style-name="ce182" office:value-type="string" calcext:value-type="string">
            <text:p>Staffel-</text:p>
            <text:p>masse</text:p>
          </table:table-cell>
          <table:table-cell table:style-name="ce182" office:value-type="string" calcext:value-type="string">
            <text:p>Schlachtschiff-</text:p>
            <text:p>schaden</text:p>
          </table:table-cell>
          <table:table-cell table:style-name="ce182" office:value-type="string" calcext:value-type="string">
            <text:p>Explosiv-</text:p>
            <text:p>Widerstand</text:p>
          </table:table-cell>
          <table:table-cell table:style-name="ce179" office:value-type="string" calcext:value-type="string">
            <text:p>Baukosten He-3</text:p>
          </table:table-cell>
          <table:table-cell table:style-name="ce179" office:value-type="string" calcext:value-type="string">
            <text:p>Baukosten Erz</text:p>
          </table:table-cell>
          <table:table-cell table:style-name="ce179" office:value-type="string" calcext:value-type="string">
            <text:p>Baukosten AM</text:p>
          </table:table-cell>
          <table:table-cell table:style-name="ce179" office:value-type="string" calcext:value-type="string">
            <text:p>tB d</text:p>
          </table:table-cell>
          <table:table-cell table:style-name="ce179" office:value-type="string" calcext:value-type="string">
            <text:p>tB h</text:p>
          </table:table-cell>
          <table:table-cell table:style-name="ce179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5" office:value-type="string" calcext:value-type="string">
            <text:p>gebaut</text:p>
          </table:table-cell>
          <table:table-cell table:style-name="ce188"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80" office:value-type="float" office:value="6000" calcext:value-type="float">
            <text:p>6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string" calcext:value-type="string">
            <text:p>Schiffslabor 2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80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1085" calcext:value-type="float">
            <text:p>21.085</text:p>
          </table:table-cell>
          <table:table-cell table:style-name="ce180" table:number-columns-repeated="4"/>
          <table:table-cell table:style-name="ce180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2</text:p>
          </table:table-cell>
          <table:table-cell table:style-name="ce12" office:value-type="string" calcext:value-type="string">
            <text:p>Werkstatt 1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table:formula="of:=[.H3]*5/100+[.H3]" office:value-type="float" office:value="315" calcext:value-type="float">
            <text:p>315</text:p>
          </table:table-cell>
          <table:table-cell table:style-name="ce180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825" calcext:value-type="float">
            <text:p>1.825</text:p>
          </table:table-cell>
          <table:table-cell table:style-name="ce180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Fregatte Harrier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004000" calcext:value-type="float">
            <text:p>1.004.000</text:p>
          </table:table-cell>
          <table:table-cell table:style-name="ce180" table:number-columns-repeated="3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21" calcext:value-type="float">
            <text:p>22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2</text:p>
          </table:table-cell>
          <table:table-cell table:style-name="ce12" office:value-type="string" calcext:value-type="string">
            <text:p>Werkstatt <text:s/>3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2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80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80"/>
          <table:table-cell table:style-name="ce180" office:value-type="float" office:value="130600" calcext:value-type="float">
            <text:p>130.600</text:p>
          </table:table-cell>
          <table:table-cell table:style-name="ce180" table:number-columns-repeated="3"/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3</text:p>
          </table:table-cell>
          <table:table-cell table:style-name="ce12" office:value-type="string" calcext:value-type="string">
            <text:p>Fregatte Harrier MK 2</text:p>
          </table:table-cell>
          <table:table-cell table:style-name="ce12" table:number-columns-repeated="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80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3"/>
          <table:table-cell table:style-name="ce180"/>
          <table:table-cell table:style-name="ce180" office:value-type="float" office:value="261200" calcext:value-type="float">
            <text:p>261.200</text:p>
          </table:table-cell>
          <table:table-cell table:style-name="ce180" table:number-columns-repeated="3"/>
          <table:table-cell table:style-name="ce180" office:value-type="float" office:value="52" calcext:value-type="float">
            <text:p>5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6" calcext:value-type="float">
            <text:p>1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80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5206508" calcext:value-type="float">
            <text:p>25.206.508</text:p>
          </table:table-cell>
          <table:table-cell table:style-name="ce180"/>
          <table:table-cell table:style-name="ce180" office:value-type="float" office:value="2800723" calcext:value-type="float">
            <text:p>2.800.723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2</text:p>
          </table:table-cell>
          <table:table-cell table:style-name="ce12" office:value-type="string" calcext:value-type="string">
            <text:p>Werkstatt 4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2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150" calcext:value-type="float">
            <text:p>3150</text:p>
          </table:table-cell>
          <table:table-cell table:style-name="ce180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80"/>
          <table:table-cell table:style-name="ce180" office:value-type="float" office:value="1106500" calcext:value-type="float">
            <text:p>1.106.50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3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string" calcext:value-type="string">
            <text:p>Fregatte Talon MK 3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300" calcext:value-type="float">
            <text:p>3300</text:p>
          </table:table-cell>
          <table:table-cell table:style-name="ce180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3"/>
          <table:table-cell table:style-name="ce180"/>
          <table:table-cell table:style-name="ce180" office:value-type="float" office:value="2213000" calcext:value-type="float">
            <text:p>2.213.000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" calcext:value-type="float">
            <text:p>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20" calcext:value-type="float">
            <text:p>12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4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450" calcext:value-type="float">
            <text:p>3450</text:p>
          </table:table-cell>
          <table:table-cell table:style-name="ce180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36" calcext:value-type="percentage">
            <text:p>-36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83" calcext:value-type="percentage">
            <text:p>83%</text:p>
          </table:table-cell>
          <table:table-cell table:style-name="ce183"/>
          <table:table-cell table:style-name="ce180"/>
          <table:table-cell table:style-name="ce180" office:value-type="float" office:value="3319500" calcext:value-type="float">
            <text:p>3.319.500</text:p>
          </table:table-cell>
          <table:table-cell table:style-name="ce180" table:number-columns-repeated="2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81" calcext:value-type="float">
            <text:p>18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string" calcext:value-type="string">
            <text:p>Schiffslabor 3</text:p>
          </table:table-cell>
          <table:table-cell table:style-name="ce12" office:value-type="string" calcext:value-type="string">
            <text:p>Schiffsfabrik 3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80" office:value-type="float" office:value="22000" calcext:value-type="float">
            <text:p>2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49196" calcext:value-type="float">
            <text:p>49.196</text:p>
          </table:table-cell>
          <table:table-cell table:style-name="ce180" table:number-columns-repeated="4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2</text:p>
          </table:table-cell>
          <table:table-cell table:style-name="ce12" office:value-type="string" calcext:value-type="string">
            <text:p>Werkstatt <text:s/>2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80" office:value-type="float" office:value="27500" calcext:value-type="float">
            <text:p>27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4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9263" calcext:value-type="float">
            <text:p>9.26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Kreuzer Genesi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80" office:value-type="float" office:value="64000" calcext:value-type="float">
            <text:p>64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840666" calcext:value-type="float">
            <text:p>1.840.666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54" calcext:value-type="float">
            <text:p>55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2</text:p>
          </table:table-cell>
          <table:table-cell table:style-name="ce12" office:value-type="string" calcext:value-type="string">
            <text:p>Werkstatt <text:s/>4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2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80" office:value-type="float" office:value="80000" calcext:value-type="float">
            <text:p>8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4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326488" calcext:value-type="float">
            <text:p>326.48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3</text:p>
          </table:table-cell>
          <table:table-cell table:style-name="ce12" office:value-type="string" calcext:value-type="string">
            <text:p>Kreuzer Genesis MK 2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80" office:value-type="float" office:value="96000" calcext:value-type="float">
            <text:p>96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4"/>
          <table:table-cell table:style-name="ce183" office:value-type="percentage" office:value="0.23" calcext:value-type="percentage">
            <text:p>23%</text:p>
          </table:table-cell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652975" calcext:value-type="float">
            <text:p>652.975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80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2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126250" calcext:value-type="float">
            <text:p>126.2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4"/>
          <table:table-cell table:style-name="ce183" office:value-type="percentage" office:value="0.1" calcext:value-type="percentage">
            <text:p>10%</text:p>
          </table:table-cell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8051950" calcext:value-type="float">
            <text:p>8.051.950</text:p>
          </table:table-cell>
          <table:table-cell table:style-name="ce180" table:number-columns-repeated="2"/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57" calcext:value-type="float">
            <text:p>5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98" calcext:value-type="float">
            <text:p>39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3</text:p>
          </table:table-cell>
          <table:table-cell table:style-name="ce12" office:value-type="string" calcext:value-type="string">
            <text:p>Kreuzer Revelation MK 2</text:p>
          </table:table-cell>
          <table:table-cell table:style-name="ce12" office:value-type="string" calcext:value-type="string">
            <text:p>Kreuzer Exodus MK 3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80" office:value-type="float" office:value="151500" calcext:value-type="float">
            <text:p>151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4"/>
          <table:table-cell table:style-name="ce183" office:value-type="percentage" office:value="0.23" calcext:value-type="percentage">
            <text:p>23%</text:p>
          </table:table-cell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6103900" calcext:value-type="float">
            <text:p>16.103.900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97" calcext:value-type="float">
            <text:p>79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4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euzer Revelation MK 3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80" office:value-type="float" office:value="176750" calcext:value-type="float">
            <text:p>176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 table:number-columns-repeated="4"/>
          <table:table-cell table:style-name="ce183" office:value-type="percentage" office:value="0.36" calcext:value-type="percentage">
            <text:p>36%</text:p>
          </table:table-cell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string" calcext:value-type="string">
            <text:p>Schiffsfabrik 4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80" office:value-type="float" office:value="26000" calcext:value-type="float">
            <text:p>2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12448" calcext:value-type="float">
            <text:p>112.448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2</text:p>
          </table:table-cell>
          <table:table-cell table:style-name="ce12" office:value-type="string" calcext:value-type="string">
            <text:p>Werkstatt <text:s/>2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80" office:value-type="float" office:value="32500" calcext:value-type="float">
            <text:p>32.5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30825" calcext:value-type="float">
            <text:p>30.825</text:p>
          </table:table-cell>
          <table:table-cell table:style-name="ce180" table:number-columns-repeated="3"/>
          <table:table-cell table:style-name="ce180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string" calcext:value-type="string">
            <text:p>Schiffslabor 7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string" calcext:value-type="string">
            <text:p>Zerstörer Longbow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80" office:value-type="float" office:value="80000" calcext:value-type="float">
            <text:p>8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2</text:p>
          </table:table-cell>
          <table:table-cell table:style-name="ce12" office:value-type="string" calcext:value-type="string">
            <text:p>Werkstatt <text:s/>4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2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80" office:value-type="float" office:value="100000" calcext:value-type="float">
            <text:p>1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3</text:p>
          </table:table-cell>
          <table:table-cell table:style-name="ce12" office:value-type="string" calcext:value-type="string">
            <text:p>Zerstörer Broadsword MK 2</text:p>
          </table:table-cell>
          <table:table-cell table:style-name="ce12"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80" office:value-type="float" office:value="120000" calcext:value-type="float">
            <text:p>12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520550" calcext:value-type="float">
            <text:p>1.520.550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80" office:value-type="float" office:value="116000" calcext:value-type="float">
            <text:p>11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43167910" calcext:value-type="float">
            <text:p>43.167.910</text:p>
          </table:table-cell>
          <table:table-cell table:style-name="ce180"/>
          <table:table-cell table:style-name="ce180" office:value-type="float" office:value="7617866" calcext:value-type="float">
            <text:p>7.617.86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443" calcext:value-type="float">
            <text:p>444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2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80" office:value-type="float" office:value="145000" calcext:value-type="float">
            <text:p>14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6441563" calcext:value-type="float">
            <text:p>6.441.563</text:p>
          </table:table-cell>
          <table:table-cell table:style-name="ce180" table:number-columns-repeated="2"/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57" calcext:value-type="float">
            <text:p>57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318" calcext:value-type="float">
            <text:p>31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3</text:p>
          </table:table-cell>
          <table:table-cell table:style-name="ce12" office:value-type="string" calcext:value-type="string">
            <text:p>Zerstörer Trident MK 2</text:p>
          </table:table-cell>
          <table:table-cell table:style-name="ce12" office:value-type="string" calcext:value-type="string">
            <text:p>Zerstörer Broadsword MK 3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80" office:value-type="float" office:value="174000" calcext:value-type="float">
            <text:p>174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2883125" calcext:value-type="float">
            <text:p>12.883.125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55" calcext:value-type="float">
            <text:p>5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37" calcext:value-type="float">
            <text:p>637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4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Zerstörer Trident MK 3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80" office:value-type="float" office:value="203000" calcext:value-type="float">
            <text:p>203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string" calcext:value-type="string">
            <text:p>Schiffsfabrik 5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80" office:value-type="float" office:value="66000" calcext:value-type="float">
            <text:p>6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592359" calcext:value-type="float">
            <text:p>592.359</text:p>
          </table:table-cell>
          <table:table-cell table:style-name="ce180" table:number-columns-repeated="3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21" calcext:value-type="float">
            <text:p>22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2</text:p>
          </table:table-cell>
          <table:table-cell table:style-name="ce12" office:value-type="string" calcext:value-type="string">
            <text:p>Werkstatt <text:s/>3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80" office:value-type="float" office:value="82500" calcext:value-type="float">
            <text:p>82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12163" calcext:value-type="float">
            <text:p>112.163</text:p>
          </table:table-cell>
          <table:table-cell table:style-name="ce180" table:number-columns-repeated="3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80" office:value-type="float" office:value="196000" calcext:value-type="float">
            <text:p>1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5575624" calcext:value-type="float">
            <text:p>5.575.624</text:p>
          </table:table-cell>
          <table:table-cell table:style-name="ce180"/>
          <table:table-cell table:style-name="ce180" office:value-type="float" office:value="619514" calcext:value-type="float">
            <text:p>619.514</text:p>
          </table:table-cell>
          <table:table-cell table:number-columns-repeated="2" table:style-name="ce180" office:value-type="float" office:value="4" calcext:value-type="float">
            <text:p>4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2</text:p>
          </table:table-cell>
          <table:table-cell table:style-name="ce12" office:value-type="string" calcext:value-type="string">
            <text:p>Werkstatt 4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2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80" office:value-type="float" office:value="245000" calcext:value-type="float">
            <text:p>245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2766250" calcext:value-type="float">
            <text:p>2.766.250</text:p>
          </table:table-cell>
          <table:table-cell table:style-name="ce180" table:number-columns-repeated="2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0" calcext:value-type="float">
            <text:p>15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3</text:p>
          </table:table-cell>
          <table:table-cell table:style-name="ce12" office:value-type="string" calcext:value-type="string">
            <text:p>Schlachtschiff Venom MK 2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80" office:value-type="float" office:value="294000" calcext:value-type="float">
            <text:p>29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5532500" calcext:value-type="float">
            <text:p>5.532.500</text:p>
          </table:table-cell>
          <table:table-cell table:style-name="ce180" table:number-columns-repeated="2"/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9" calcext:value-type="float">
            <text:p>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02" calcext:value-type="float">
            <text:p>302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7250" calcext:value-type="float">
            <text:p>7250</text:p>
          </table:table-cell>
          <table:table-cell table:style-name="ce180" office:value-type="float" office:value="293000" calcext:value-type="float">
            <text:p>293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54243000" calcext:value-type="float">
            <text:p>54.243.000</text:p>
          </table:table-cell>
          <table:table-cell table:style-name="ce180"/>
          <table:table-cell table:style-name="ce180" office:value-type="float" office:value="6027000" calcext:value-type="float">
            <text:p>6.027.000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34" calcext:value-type="float">
            <text:p>3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090" calcext:value-type="float">
            <text:p>309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7613" calcext:value-type="float">
            <text:p>7613</text:p>
          </table:table-cell>
          <table:table-cell table:style-name="ce180" office:value-type="float" office:value="366250" calcext:value-type="float">
            <text:p>36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8051950" calcext:value-type="float">
            <text:p>8.051.950</text:p>
          </table:table-cell>
          <table:table-cell table:style-name="ce180" table:number-columns-repeated="2"/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57" calcext:value-type="float">
            <text:p>5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98" calcext:value-type="float">
            <text:p>39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3</text:p>
          </table:table-cell>
          <table:table-cell table:style-name="ce12" office:value-type="string" calcext:value-type="string">
            <text:p>Schlachtschiff Fury MK 2</text:p>
          </table:table-cell>
          <table:table-cell table:style-name="ce12" office:value-type="string" calcext:value-type="string">
            <text:p>Schlachtschiff Venom MK 3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80" office:value-type="float" office:value="439500" calcext:value-type="float">
            <text:p>439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6103900" calcext:value-type="float">
            <text:p>16.103.900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5" calcext:value-type="float">
            <text:p>15</text:p>
          </table:table-cell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97" calcext:value-type="float">
            <text:p>797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4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Schlachtschiff Fury MK 3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8338" calcext:value-type="float">
            <text:p>8338</text:p>
          </table:table-cell>
          <table:table-cell table:style-name="ce180" office:value-type="float" office:value="512750" calcext:value-type="float">
            <text:p>512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80" office:value-type="float" office:value="300000" calcext:value-type="float">
            <text:p>3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4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2</text:p>
          </table:table-cell>
          <table:table-cell table:style-name="ce12" table:number-columns-repeated="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80" office:value-type="float" office:value="375000" calcext:value-type="float">
            <text:p>37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3"/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4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3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80" office:value-type="float" office:value="450000" calcext:value-type="float">
            <text:p>45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3"/>
          <table:table-cell table:style-name="ce183" office:value-type="percentage" office:value="0.8" calcext:value-type="percentage">
            <text:p>80%</text:p>
          </table:table-cell>
          <table:table-cell table:style-name="ce183" table:number-columns-repeated="4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table:number-columns-repeated="3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675" calcext:value-type="float">
            <text:p>5675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80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3</text:p>
          </table:table-cell>
          <table:table-cell table:style-name="ce12" office:value-type="string" calcext:value-type="string">
            <text:p>Träger Valhalla MK 2</text:p>
          </table:table-cell>
          <table:table-cell table:style-name="ce12" office:value-type="string" calcext:value-type="string">
            <text:p>Träger Midgard MK 3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80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4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Träger Valhalla MK 3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80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8" calcext:value-type="percentage">
            <text:p>18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80" office:value-type="float" office:value="36000" calcext:value-type="float">
            <text:p>3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80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3</text:p>
          </table:table-cell>
          <table:table-cell table:style-name="ce12" office:value-type="string" calcext:value-type="string">
            <text:p>Fregatte Condor MK 2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80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4</text:p>
          </table:table-cell>
          <table:table-cell table:style-name="ce12" office:value-type="string" calcext:value-type="string">
            <text:p>Fregatte Condor MK 3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80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36" calcext:value-type="percentage">
            <text:p>-36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5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Fregatte Condor MK 4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80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5" calcext:value-type="percentage">
            <text:p>-5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80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2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2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80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760275" calcext:value-type="float">
            <text:p>760.275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5" calcext:value-type="float">
            <text:p>45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3</text:p>
          </table:table-cell>
          <table:table-cell table:style-name="ce12" office:value-type="string" calcext:value-type="string">
            <text:p>Kreuzer Destiny MK 2</text:p>
          </table:table-cell>
          <table:table-cell table:style-name="ce12" office:value-type="string" calcext:value-type="string">
            <text:p>Kreuzer Exodus MK 3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80" office:value-type="float" office:value="48000" calcext:value-type="float">
            <text:p>48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520550" calcext:value-type="float">
            <text:p>1.520.550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80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2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80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3</text:p>
          </table:table-cell>
          <table:table-cell table:style-name="ce12" office:value-type="string" calcext:value-type="string">
            <text:p>Kreuzer Apocrypha MK 2</text:p>
          </table:table-cell>
          <table:table-cell table:style-name="ce12" office:value-type="string" calcext:value-type="string">
            <text:p>Kreuzer Revelation MK 3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80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4</text:p>
          </table:table-cell>
          <table:table-cell table:style-name="ce12" office:value-type="string" calcext:value-type="string">
            <text:p>Kreuzer Apocrypha MK 3</text:p>
          </table:table-cell>
          <table:table-cell table:style-name="ce12" office:value-type="string" calcext:value-type="string">
            <text:p>Kreuzer Revelation MK 4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80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Kreuzer Apocrypha MK 4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80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80" office:value-type="float" office:value="58000" calcext:value-type="float">
            <text:p>58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2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80" office:value-type="float" office:value="72500" calcext:value-type="float">
            <text:p>72.5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3</text:p>
          </table:table-cell>
          <table:table-cell table:style-name="ce12" office:value-type="string" calcext:value-type="string">
            <text:p>Zerstörer Scythe MK 2</text:p>
          </table:table-cell>
          <table:table-cell table:style-name="ce12" office:value-type="string" calcext:value-type="string">
            <text:p>Zerstörer Trident MK 3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80" office:value-type="float" office:value="87000" calcext:value-type="float">
            <text:p>87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4</text:p>
          </table:table-cell>
          <table:table-cell table:style-name="ce12" office:value-type="string" calcext:value-type="string">
            <text:p>Zerstörer Scythe MK 3</text:p>
          </table:table-cell>
          <table:table-cell table:style-name="ce12" office:value-type="string" calcext:value-type="string">
            <text:p>Zerstörer Trident MK 4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80" office:value-type="float" office:value="101500" calcext:value-type="float">
            <text:p>101.5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Zerstörer Scythe MK 4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80" office:value-type="float" office:value="116000" calcext:value-type="float">
            <text:p>11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7810" calcext:value-type="float">
            <text:p>7810</text:p>
          </table:table-cell>
          <table:table-cell table:style-name="ce180" office:value-type="float" office:value="146500" calcext:value-type="float">
            <text:p>146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2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8201" calcext:value-type="float">
            <text:p>8201</text:p>
          </table:table-cell>
          <table:table-cell table:style-name="ce180" office:value-type="float" office:value="183125" calcext:value-type="float">
            <text:p>183.12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23437500" calcext:value-type="float">
            <text:p>23.437.500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49" calcext:value-type="float">
            <text:p>1049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3</text:p>
          </table:table-cell>
          <table:table-cell table:style-name="ce12" office:value-type="string" calcext:value-type="string">
            <text:p>Schlachtschiff Dread MK 2</text:p>
          </table:table-cell>
          <table:table-cell table:style-name="ce12" office:value-type="string" calcext:value-type="string">
            <text:p>Schlachtschiff Fury MK 3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8591" calcext:value-type="float">
            <text:p>8591</text:p>
          </table:table-cell>
          <table:table-cell table:style-name="ce180" office:value-type="float" office:value="219750" calcext:value-type="float">
            <text:p>219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4</text:p>
          </table:table-cell>
          <table:table-cell table:style-name="ce12" office:value-type="string" calcext:value-type="string">
            <text:p>Schlachtschiff Dread MK 3</text:p>
          </table:table-cell>
          <table:table-cell table:style-name="ce12" office:value-type="string" calcext:value-type="string">
            <text:p>Schlachtschiff Fury MK 4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8982" calcext:value-type="float">
            <text:p>8982</text:p>
          </table:table-cell>
          <table:table-cell table:style-name="ce180" office:value-type="float" office:value="256375" calcext:value-type="float">
            <text:p>256.37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Schlachtschiff Dread MK 3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372" calcext:value-type="float">
            <text:p>9372</text:p>
          </table:table-cell>
          <table:table-cell table:style-name="ce180" office:value-type="float" office:value="293000" calcext:value-type="float">
            <text:p>293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80" office:value-type="float" office:value="101000" calcext:value-type="float">
            <text:p>101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3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 office:value-type="string" calcext:value-type="string">
            <text:p>Kriegskutter Gharial MK 2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80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83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4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 office:value-type="string" calcext:value-type="string">
            <text:p>Kriegskutter Gharial MK 3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80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/>
          <table:table-cell table:style-name="ce183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83" calcext:value-type="percentage">
            <text:p>83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Kriegskutter Gharial MK 4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80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/>
          <table:table-cell table:style-name="ce183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80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80" office:value-type="float" office:value="625000" calcext:value-type="float">
            <text:p>62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3</text:p>
          </table:table-cell>
          <table:table-cell table:style-name="ce12" office:value-type="string" calcext:value-type="string">
            <text:p>Träger Ragnarok MK 2</text:p>
          </table:table-cell>
          <table:table-cell table:style-name="ce12" office:value-type="string" calcext:value-type="string">
            <text:p>Träger Midgard MK 3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629" calcext:value-type="float">
            <text:p>7629</text:p>
          </table:table-cell>
          <table:table-cell table:style-name="ce180" office:value-type="float" office:value="750000" calcext:value-type="float">
            <text:p>75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4</text:p>
          </table:table-cell>
          <table:table-cell table:style-name="ce12" office:value-type="string" calcext:value-type="string">
            <text:p>Träger Ragnarok MK 3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80" office:value-type="float" office:value="875000" calcext:value-type="float">
            <text:p>875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18" calcext:value-type="percentage">
            <text:p>18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Träger Ragnarok MK 4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80" office:value-type="float" office:value="1000000" calcext:value-type="float">
            <text:p>1.0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Manövrierbarkeitsfeld</text:p>
          </table:table-cell>
          <table:table-cell table:style-name="ce180" office:value-type="float" office:value="11000" calcext:value-type="float">
            <text:p>11.000</text:p>
          </table:table-cell>
          <table:table-cell table:style-name="ce183"/>
          <table:table-cell table:style-name="ce183" office:value-type="percentage" office:value="0.25" calcext:value-type="percentage">
            <text:p>25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5250" calcext:value-type="float">
            <text:p>5250</text:p>
          </table:table-cell>
          <table:table-cell table:style-name="ce180" office:value-type="float" office:value="86400" calcext:value-type="float">
            <text:p>86.4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2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5513" calcext:value-type="float">
            <text:p>5513</text:p>
          </table:table-cell>
          <table:table-cell table:style-name="ce180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12" calcext:value-type="percentage">
            <text:p>-12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3</text:p>
          </table:table-cell>
          <table:table-cell table:style-name="ce12" office:value-type="string" calcext:value-type="string">
            <text:p>Fregatte Eagle MK 2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5775" calcext:value-type="float">
            <text:p>5775</text:p>
          </table:table-cell>
          <table:table-cell table:style-name="ce180" office:value-type="float" office:value="129600" calcext:value-type="float">
            <text:p>129.6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24" calcext:value-type="percentage">
            <text:p>-24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4</text:p>
          </table:table-cell>
          <table:table-cell table:style-name="ce12" office:value-type="string" calcext:value-type="string">
            <text:p>Fregatte Eagle MK 3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6038" calcext:value-type="float">
            <text:p>6038</text:p>
          </table:table-cell>
          <table:table-cell table:style-name="ce180" office:value-type="float" office:value="151200" calcext:value-type="float">
            <text:p>151.2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36" calcext:value-type="percentage">
            <text:p>-36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5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Fregatte Eagle MK 4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172800" calcext:value-type="float">
            <text:p>172.8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85" calcext:value-type="float">
            <text:p>285</text:p>
          </table:table-cell>
          <table:table-cell table:style-name="ce183" office:value-type="percentage" office:value="-0.5" calcext:value-type="percentage">
            <text:p>-5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table:number-columns-repeated="3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500" calcext:value-type="float">
            <text:p>7500</text:p>
          </table:table-cell>
          <table:table-cell table:style-name="ce180" office:value-type="float" office:value="60600" calcext:value-type="float">
            <text:p>60.6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2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875" calcext:value-type="float">
            <text:p>7875</text:p>
          </table:table-cell>
          <table:table-cell table:style-name="ce180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3</text:p>
          </table:table-cell>
          <table:table-cell table:style-name="ce12" office:value-type="string" calcext:value-type="string">
            <text:p>Kreuzer Corinthian MK 2</text:p>
          </table:table-cell>
          <table:table-cell table:style-name="ce12" office:value-type="string" calcext:value-type="string">
            <text:p>Kreuzer Revelation MK 3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250" calcext:value-type="float">
            <text:p>8250</text:p>
          </table:table-cell>
          <table:table-cell table:style-name="ce180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4</text:p>
          </table:table-cell>
          <table:table-cell table:style-name="ce12" office:value-type="string" calcext:value-type="string">
            <text:p>Kreuzer Corinthian MK 3</text:p>
          </table:table-cell>
          <table:table-cell table:style-name="ce12" office:value-type="string" calcext:value-type="string">
            <text:p>Kreuzer Revelation MK 4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625" calcext:value-type="float">
            <text:p>8625</text:p>
          </table:table-cell>
          <table:table-cell table:style-name="ce180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Kreuzer Corinthian MK 4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9000" calcext:value-type="float">
            <text:p>9000</text:p>
          </table:table-cell>
          <table:table-cell table:style-name="ce180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83" table:number-columns-repeated="4"/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table:number-columns-repeated="5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00" calcext:value-type="float">
            <text:p>6000</text:p>
          </table:table-cell>
          <table:table-cell table:style-name="ce180" office:value-type="float" office:value="69600" calcext:value-type="float">
            <text:p>69.6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table:number-columns-repeated="4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2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2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00" calcext:value-type="float">
            <text:p>6300</text:p>
          </table:table-cell>
          <table:table-cell table:style-name="ce180" office:value-type="float" office:value="87000" calcext:value-type="float">
            <text:p>87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3</text:p>
          </table:table-cell>
          <table:table-cell table:style-name="ce12" office:value-type="string" calcext:value-type="string">
            <text:p>Zerstörer Lance MK 2</text:p>
          </table:table-cell>
          <table:table-cell table:style-name="ce12" office:value-type="string" calcext:value-type="string">
            <text:p>Zerstörer Trident MK 3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80" office:value-type="float" office:value="104400" calcext:value-type="float">
            <text:p>104.4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3" calcext:value-type="percentage">
            <text:p>30%</text:p>
          </table:table-cell>
          <table:table-cell table:style-name="ce183" office:value-type="percentage" office:value="1.3" calcext:value-type="percentage">
            <text:p>13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4</text:p>
          </table:table-cell>
          <table:table-cell table:style-name="ce12" office:value-type="string" calcext:value-type="string">
            <text:p>Zerstörer Lance MK 3</text:p>
          </table:table-cell>
          <table:table-cell table:style-name="ce12" office:value-type="string" calcext:value-type="string">
            <text:p>Zerstörer Trident MK 4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900" calcext:value-type="float">
            <text:p>6900</text:p>
          </table:table-cell>
          <table:table-cell table:style-name="ce180" office:value-type="float" office:value="121800" calcext:value-type="float">
            <text:p>121.8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4" calcext:value-type="percentage">
            <text:p>40%</text:p>
          </table:table-cell>
          <table:table-cell table:style-name="ce183" office:value-type="percentage" office:value="1.6" calcext:value-type="percentage">
            <text:p>16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Zerstörer Lance MK 4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7200" calcext:value-type="float">
            <text:p>7200</text:p>
          </table:table-cell>
          <table:table-cell table:style-name="ce180" office:value-type="float" office:value="139200" calcext:value-type="float">
            <text:p>139.2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5" calcext:value-type="percentage">
            <text:p>15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 office:value-type="percentage" office:value="2" calcext:value-type="percentage">
            <text:p>20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000" calcext:value-type="float">
            <text:p>8000</text:p>
          </table:table-cell>
          <table:table-cell table:style-name="ce180" office:value-type="float" office:value="175800" calcext:value-type="float">
            <text:p>175.8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2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80" office:value-type="float" office:value="219750" calcext:value-type="float">
            <text:p>219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25781250" calcext:value-type="float">
            <text:p>25.781.250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45" calcext:value-type="float">
            <text:p>4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54" calcext:value-type="float">
            <text:p>1154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3</text:p>
          </table:table-cell>
          <table:table-cell table:style-name="ce12" office:value-type="string" calcext:value-type="string">
            <text:p>Schlachtschiff Zeal MK 2</text:p>
          </table:table-cell>
          <table:table-cell table:style-name="ce12" office:value-type="string" calcext:value-type="string">
            <text:p>Schlachtschiff Fury MK 3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800" calcext:value-type="float">
            <text:p>8800</text:p>
          </table:table-cell>
          <table:table-cell table:style-name="ce180" office:value-type="float" office:value="263700" calcext:value-type="float">
            <text:p>263.7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0.23" calcext:value-type="percentage">
            <text:p>23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4</text:p>
          </table:table-cell>
          <table:table-cell table:style-name="ce12" office:value-type="string" calcext:value-type="string">
            <text:p>Schlachtschiff Zeal MK 3</text:p>
          </table:table-cell>
          <table:table-cell table:style-name="ce12" office:value-type="string" calcext:value-type="string">
            <text:p>Schlachtschiff Fury MK 4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9200" calcext:value-type="float">
            <text:p>9200</text:p>
          </table:table-cell>
          <table:table-cell table:style-name="ce180" office:value-type="float" office:value="307650" calcext:value-type="float">
            <text:p>307.6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0.36" calcext:value-type="percentage">
            <text:p>36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Schlachtschiff Zeal MK 4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9600" calcext:value-type="float">
            <text:p>9600</text:p>
          </table:table-cell>
          <table:table-cell table:style-name="ce180" office:value-type="float" office:value="351600" calcext:value-type="float">
            <text:p>351.6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3"/>
          <table:table-cell table:style-name="ce183" office:value-type="percentage" office:value="1.25" calcext:value-type="percentage">
            <text:p>125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80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2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2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80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83" office:value-type="percentage" office:value="0.05" calcext:value-type="percentage">
            <text:p>5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5" calcext:value-type="percentage">
            <text:p>5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3</text:p>
          </table:table-cell>
          <table:table-cell table:style-name="ce12" office:value-type="string" calcext:value-type="string">
            <text:p>Komodo-Kutter MK 2</text:p>
          </table:table-cell>
          <table:table-cell table:style-name="ce12" office:value-type="string" calcext:value-type="string">
            <text:p>Fregatte Nighthawk MK 3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80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/>
          <table:table-cell table:style-name="ce183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83" office:value-type="percentage" office:value="0.1" calcext:value-type="percentage">
            <text:p>10%</text:p>
          </table:table-cell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66" calcext:value-type="percentage">
            <text:p>66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4</text:p>
          </table:table-cell>
          <table:table-cell table:style-name="ce12" office:value-type="string" calcext:value-type="string">
            <text:p>Komodo-Kutter MK 3</text:p>
          </table:table-cell>
          <table:table-cell table:style-name="ce12" office:value-type="string" calcext:value-type="string">
            <text:p>Fregatte Nighthawk MK 4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80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/>
          <table:table-cell table:style-name="ce183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83" office:value-type="percentage" office:value="0.15" calcext:value-type="percentage">
            <text:p>15%</text:p>
          </table:table-cell>
          <table:table-cell table:style-name="ce183" office:value-type="percentage" office:value="-0.15" calcext:value-type="percentage">
            <text:p>-15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0.83" calcext:value-type="percentage">
            <text:p>83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Komodo-Kutter MK 4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80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70" calcext:value-type="float">
            <text:p>270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/>
          <table:table-cell table:style-name="ce183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83" office:value-type="percentage" office:value="0.2" calcext:value-type="percentage">
            <text:p>20%</text:p>
          </table:table-cell>
          <table:table-cell table:style-name="ce183" office:value-type="percentage" office:value="-0.2" calcext:value-type="percentage">
            <text:p>-2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3"/>
          <table:table-cell table:style-name="ce183" office:value-type="percentage" office:value="1" calcext:value-type="percentage">
            <text:p>100%</text:p>
          </table:table-cell>
          <table:table-cell table:style-name="ce183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6" office:value-type="string" calcext:value-type="string">
            <text:p>Iridium-Platten 1</text:p>
          </table:table-cell>
          <table:table-cell table:style-name="ce12" office:value-type="string" calcext:value-type="string">
            <text:p>Tritanium-Platten 1</text:p>
          </table:table-cell>
          <table:table-cell table:style-name="ce12" office:value-type="string" calcext:value-type="string">
            <text:p>Schiffslabor 5</text:p>
          </table:table-cell>
          <table:table-cell table:style-name="ce12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909885" calcext:value-type="float">
            <text:p>909.885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9" calcext:value-type="float">
            <text:p>5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39" calcext:value-type="float">
            <text:p>13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7" office:value-type="string" calcext:value-type="string">
            <text:p>Iridium-Platten 2</text:p>
          </table:table-cell>
          <table:table-cell table:style-name="ce12" office:value-type="string" calcext:value-type="string">
            <text:p>Iridium-Platten 1</text:p>
          </table:table-cell>
          <table:table-cell table:style-name="ce12" office:value-type="string" calcext:value-type="string">
            <text:p>Tritanium-Platten 2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819750" calcext:value-type="float">
            <text:p>1.819.750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8" office:value-type="string" calcext:value-type="string">
            <text:p>Iridium-Platten 3</text:p>
          </table:table-cell>
          <table:table-cell table:style-name="ce12" office:value-type="string" calcext:value-type="string">
            <text:p>Iridium-Platten 2</text:p>
          </table:table-cell>
          <table:table-cell table:style-name="ce12" office:value-type="string" calcext:value-type="string">
            <text:p>Tritanium-Platten 3</text:p>
          </table:table-cell>
          <table:table-cell table:style-name="ce12" office:value-type="string" calcext:value-type="string">
            <text:p>Schiffslabor 7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4325349" calcext:value-type="float">
            <text:p>4.325.349</text:p>
          </table:table-cell>
          <table:table-cell table:style-name="ce180" office:value-type="float" office:value="227650" calcext:value-type="float">
            <text:p>227.650</text:p>
          </table:table-cell>
          <table:table-cell table:style-name="ce180"/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19" office:value-type="string" calcext:value-type="string">
            <text:p>Iridium-Platten 4</text:p>
          </table:table-cell>
          <table:table-cell table:style-name="ce12" office:value-type="string" calcext:value-type="string">
            <text:p>Iridium-Platten 3</text:p>
          </table:table-cell>
          <table:table-cell table:style-name="ce12" office:value-type="string" calcext:value-type="string">
            <text:p>Tritanium-Platten 4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8743500" calcext:value-type="float">
            <text:p>8.743.500</text:p>
          </table:table-cell>
          <table:table-cell table:style-name="ce180" office:value-type="float" office:value="971500" calcext:value-type="float">
            <text:p>971.500</text:p>
          </table:table-cell>
          <table:table-cell table:style-name="ce180"/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3" calcext:value-type="float">
            <text:p>37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0" office:value-type="string" calcext:value-type="string">
            <text:p>Iridium-Platten 5</text:p>
          </table:table-cell>
          <table:table-cell table:style-name="ce12" office:value-type="string" calcext:value-type="string">
            <text:p>Iridium-Platten 4</text:p>
          </table:table-cell>
          <table:table-cell table:style-name="ce12" office:value-type="string" calcext:value-type="string">
            <text:p>Tritanium-Platten 5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7945200" calcext:value-type="float">
            <text:p>17.945.200</text:p>
          </table:table-cell>
          <table:table-cell table:style-name="ce180" office:value-type="float" office:value="3166800" calcext:value-type="float">
            <text:p>3.166.8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19" calcext:value-type="float">
            <text:p>519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1" office:value-type="string" calcext:value-type="string">
            <text:p>Plastahl-Platten 1</text:p>
          </table:table-cell>
          <table:table-cell table:style-name="ce12" office:value-type="string" calcext:value-type="string">
            <text:p>Schiffslabor 2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2510" calcext:value-type="float">
            <text:p>2.510</text:p>
          </table:table-cell>
          <table:table-cell table:style-name="ce180" table:number-columns-repeated="3"/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2" office:value-type="string" calcext:value-type="string">
            <text:p>Plastahl-Platten 2</text:p>
          </table:table-cell>
          <table:table-cell table:style-name="ce12" office:value-type="string" calcext:value-type="string">
            <text:p>Plastahl-Platten 1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6526" calcext:value-type="float">
            <text:p>6.526</text:p>
          </table:table-cell>
          <table:table-cell table:style-name="ce180" table:number-columns-repeated="3"/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3" office:value-type="string" calcext:value-type="string">
            <text:p>Plastahl-Platten 3</text:p>
          </table:table-cell>
          <table:table-cell table:style-name="ce12" office:value-type="string" calcext:value-type="string">
            <text:p>Plastahl-Platten 2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3053" calcext:value-type="float">
            <text:p>13.053</text:p>
          </table:table-cell>
          <table:table-cell table:style-name="ce180" table:number-columns-repeated="3"/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4" office:value-type="string" calcext:value-type="string">
            <text:p>Plastahl-Platten 4</text:p>
          </table:table-cell>
          <table:table-cell table:style-name="ce12" office:value-type="string" calcext:value-type="string">
            <text:p>Plastahl-Platten 3</text:p>
          </table:table-cell>
          <table:table-cell table:style-name="ce12" office:value-type="string" calcext:value-type="string">
            <text:p>Schiffslabor 4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26103" calcext:value-type="float">
            <text:p>26.103</text:p>
          </table:table-cell>
          <table:table-cell table:style-name="ce180" table:number-columns-repeated="3"/>
          <table:table-cell table:style-name="ce180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5" office:value-type="string" calcext:value-type="string">
            <text:p>Plastahl-Platten 5</text:p>
          </table:table-cell>
          <table:table-cell table:style-name="ce12" office:value-type="string" calcext:value-type="string">
            <text:p>Plastahl-Platten 4</text:p>
          </table:table-cell>
          <table:table-cell table:style-name="ce12" office:value-type="string" calcext:value-type="string">
            <text:p>Schiffslabor 4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39157" calcext:value-type="float">
            <text:p>39.157</text:p>
          </table:table-cell>
          <table:table-cell table:style-name="ce180" table:number-columns-repeated="3"/>
          <table:table-cell table:style-name="ce180" office:value-type="float" office:value="58" calcext:value-type="float">
            <text:p>5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6" office:value-type="string" calcext:value-type="string">
            <text:p>Tritanium-Platten 1</text:p>
          </table:table-cell>
          <table:table-cell table:style-name="ce12" office:value-type="string" calcext:value-type="string">
            <text:p>Plastahl-Platten 1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87849" calcext:value-type="float">
            <text:p>87.849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7" office:value-type="string" calcext:value-type="string">
            <text:p>Tritanium-Platten 2</text:p>
          </table:table-cell>
          <table:table-cell table:style-name="ce12" office:value-type="string" calcext:value-type="string">
            <text:p>Tritanium-Platten 1</text:p>
          </table:table-cell>
          <table:table-cell table:style-name="ce12" office:value-type="string" calcext:value-type="string">
            <text:p>Plastahl-Platten 2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31785" calcext:value-type="float">
            <text:p>131.785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8" office:value-type="string" calcext:value-type="string">
            <text:p>Tritanium-Platten 3</text:p>
          </table:table-cell>
          <table:table-cell table:style-name="ce12" office:value-type="string" calcext:value-type="string">
            <text:p>Tritanium-Platten 2</text:p>
          </table:table-cell>
          <table:table-cell table:style-name="ce12" office:value-type="string" calcext:value-type="string">
            <text:p>Plastahl-Platten 3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263551" calcext:value-type="float">
            <text:p>263.551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1" calcext:value-type="float">
            <text:p>5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9" office:value-type="string" calcext:value-type="string">
            <text:p>Tritanium-Platten 4</text:p>
          </table:table-cell>
          <table:table-cell table:style-name="ce12" office:value-type="string" calcext:value-type="string">
            <text:p>Tritanium-Platten 3</text:p>
          </table:table-cell>
          <table:table-cell table:style-name="ce12" office:value-type="string" calcext:value-type="string">
            <text:p>Plastahl-Platten 4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527101" calcext:value-type="float">
            <text:p>527.101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30" office:value-type="string" calcext:value-type="string">
            <text:p>Tritanium-Platten 5</text:p>
          </table:table-cell>
          <table:table-cell table:style-name="ce12" office:value-type="string" calcext:value-type="string">
            <text:p>Tritanium-Platten 4</text:p>
          </table:table-cell>
          <table:table-cell table:style-name="ce12" office:value-type="string" calcext:value-type="string">
            <text:p>Plastahl-Platten 5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252859" calcext:value-type="float">
            <text:p>1.252.859</text:p>
          </table:table-cell>
          <table:table-cell table:style-name="ce180" office:value-type="float" office:value="65940" calcext:value-type="float">
            <text:p>65.94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1" office:value-type="string" calcext:value-type="string">
            <text:p>Zynthium-Platten 1</text:p>
          </table:table-cell>
          <table:table-cell table:style-name="ce12" office:value-type="string" calcext:value-type="string">
            <text:p>Iridium-Platten 1</text:p>
          </table:table-cell>
          <table:table-cell table:style-name="ce12" office:value-type="string" calcext:value-type="string">
            <text:p>Schiffslabor 7</text:p>
          </table:table-cell>
          <table:table-cell table:style-name="ce12"/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4275641" calcext:value-type="float">
            <text:p>4.275.641</text:p>
          </table:table-cell>
          <table:table-cell table:style-name="ce180" office:value-type="float" office:value="225034" calcext:value-type="float">
            <text:p>225.034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2</text:p>
          </table:table-cell>
          <table:table-cell table:style-name="ce12" office:value-type="string" calcext:value-type="string">
            <text:p>Zynthium-Platten 1</text:p>
          </table:table-cell>
          <table:table-cell table:style-name="ce12" office:value-type="string" calcext:value-type="string">
            <text:p>Iridium-Platten 2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8643016" calcext:value-type="float">
            <text:p>8.643.016</text:p>
          </table:table-cell>
          <table:table-cell table:style-name="ce180" office:value-type="float" office:value="960335" calcext:value-type="float">
            <text:p>960.335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3</text:p>
          </table:table-cell>
          <table:table-cell table:style-name="ce12" office:value-type="string" calcext:value-type="string">
            <text:p>Zynthium-Platten 2</text:p>
          </table:table-cell>
          <table:table-cell table:style-name="ce12" office:value-type="string" calcext:value-type="string">
            <text:p>Iridium-Platten 3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/>
          <table:table-cell table:style-name="ce180" office:value-type="float" office:value="17738941" calcext:value-type="float">
            <text:p>17.738.941</text:p>
          </table:table-cell>
          <table:table-cell table:style-name="ce180" office:value-type="float" office:value="3130402" calcext:value-type="float">
            <text:p>3.130.402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21" calcext:value-type="float">
            <text:p>21</text:p>
          </table:table-cell>
          <table:table-cell table:style-name="ce180" office:value-type="float" office:value="40" calcext:value-type="float">
            <text:p>4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92" calcext:value-type="float">
            <text:p>1392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4</text:p>
          </table:table-cell>
          <table:table-cell table:style-name="ce12" office:value-type="string" calcext:value-type="string">
            <text:p>Zynthium-Platten 3</text:p>
          </table:table-cell>
          <table:table-cell table:style-name="ce12" office:value-type="string" calcext:value-type="string">
            <text:p>Iridium-Platten 4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5</text:p>
          </table:table-cell>
          <table:table-cell table:style-name="ce12" office:value-type="string" calcext:value-type="string">
            <text:p>Zynthium-Platten 4</text:p>
          </table:table-cell>
          <table:table-cell table:style-name="ce12" office:value-type="string" calcext:value-type="string">
            <text:p>Iridium-Platten 5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36" office:value-type="string" calcext:value-type="string">
            <text:p>Kondensatorplatten 1</text:p>
          </table:table-cell>
          <table:table-cell table:style-name="ce12" office:value-type="string" calcext:value-type="string">
            <text:p>Iridium-Platten 3</text:p>
          </table:table-cell>
          <table:table-cell table:style-name="ce12" table:number-columns-repeated="2"/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37" office:value-type="string" calcext:value-type="string">
            <text:p>Kondensatorplatten 2</text:p>
          </table:table-cell>
          <table:table-cell table:style-name="ce12" office:value-type="string" calcext:value-type="string">
            <text:p>Zynthium-Platten 2</text:p>
          </table:table-cell>
          <table:table-cell table:style-name="ce12" table:number-columns-repeated="2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38" office:value-type="string" calcext:value-type="string">
            <text:p>Kondensatorplatten 3</text:p>
          </table:table-cell>
          <table:table-cell table:style-name="ce12" office:value-type="string" calcext:value-type="string">
            <text:p>Zynthium-Platten 5</text:p>
          </table:table-cell>
          <table:table-cell table:style-name="ce12" table:number-columns-repeated="2"/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39" office:value-type="string" calcext:value-type="string">
            <text:p>Basisfracht 1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80" office:value-type="float" office:value="5000" calcext:value-type="float">
            <text:p>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4839" calcext:value-type="float">
            <text:p>24.839</text:p>
          </table:table-cell>
          <table:table-cell table:style-name="ce180" table:number-columns-repeated="4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0" office:value-type="string" calcext:value-type="string">
            <text:p>Basisfracht 2</text:p>
          </table:table-cell>
          <table:table-cell table:style-name="ce12" office:value-type="string" calcext:value-type="string">
            <text:p>Basisfracht 1</text:p>
          </table:table-cell>
          <table:table-cell table:style-name="ce12" office:value-type="string" calcext:value-type="string">
            <text:p>Schiffslabor 3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80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98062" calcext:value-type="float">
            <text:p>298.062</text:p>
          </table:table-cell>
          <table:table-cell table:style-name="ce180" table:number-columns-repeated="4"/>
          <table:table-cell table:style-name="ce180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1" office:value-type="string" calcext:value-type="string">
            <text:p>Basisfracht 3</text:p>
          </table:table-cell>
          <table:table-cell table:style-name="ce12" office:value-type="string" calcext:value-type="string">
            <text:p>Basisfracht 2</text:p>
          </table:table-cell>
          <table:table-cell table:style-name="ce12" office:value-type="string" calcext:value-type="string">
            <text:p>Schiffslabor 5</text:p>
          </table:table-cell>
          <table:table-cell table:style-name="ce12" table:number-columns-repeated="2"/>
          <table:table-cell table:style-name="ce12" office:value-type="float" office:value="60" calcext:value-type="float">
            <text:p>60</text:p>
          </table:table-cell>
          <table:table-cell table:style-name="ce180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192251" calcext:value-type="float">
            <text:p>1.192.251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1" calcext:value-type="float">
            <text:p>7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2" office:value-type="string" calcext:value-type="string">
            <text:p>Basisfracht 4</text:p>
          </table:table-cell>
          <table:table-cell table:style-name="ce12" office:value-type="string" calcext:value-type="string">
            <text:p>Basisfracht 3</text:p>
          </table:table-cell>
          <table:table-cell table:style-name="ce12" office:value-type="string" calcext:value-type="string">
            <text:p>Schiffslabor 7</text:p>
          </table:table-cell>
          <table:table-cell table:style-name="ce12" table:number-columns-repeated="2"/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5099126" calcext:value-type="float">
            <text:p>5.099.126</text:p>
          </table:table-cell>
          <table:table-cell table:style-name="ce180"/>
          <table:table-cell table:style-name="ce180" office:value-type="float" office:value="268375" calcext:value-type="float">
            <text:p>268.375</text:p>
          </table:table-cell>
          <table:table-cell table:style-name="ce180"/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43" office:value-type="string" calcext:value-type="string">
            <text:p>Basisfracht 5</text:p>
          </table:table-cell>
          <table:table-cell table:style-name="ce12" office:value-type="string" calcext:value-type="string">
            <text:p>Basisfracht 4</text:p>
          </table:table-cell>
          <table:table-cell table:style-name="ce12" office:value-type="string" calcext:value-type="string">
            <text:p>Schiffslabor 9</text:p>
          </table:table-cell>
          <table:table-cell table:style-name="ce12" table:number-columns-repeated="2"/>
          <table:table-cell table:style-name="ce12" office:value-type="float" office:value="100" calcext:value-type="float">
            <text:p>100</text:p>
          </table:table-cell>
          <table:table-cell table:style-name="ce180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9864502" calcext:value-type="float">
            <text:p>19.864.502</text:p>
          </table:table-cell>
          <table:table-cell table:style-name="ce180"/>
          <table:table-cell table:style-name="ce180" office:value-type="float" office:value="3505500" calcext:value-type="float">
            <text:p>3.505.500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804" calcext:value-type="float">
            <text:p>180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44" office:value-type="string" calcext:value-type="string">
            <text:p>Gepanzerte Fracht 1</text:p>
          </table:table-cell>
          <table:table-cell table:style-name="ce12" office:value-type="string" calcext:value-type="string">
            <text:p>Schiffslabor 6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80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45" office:value-type="string" calcext:value-type="string">
            <text:p>Gepanzerte Fracht 2</text:p>
          </table:table-cell>
          <table:table-cell table:style-name="ce12" office:value-type="string" calcext:value-type="string">
            <text:p>Schiffslabor 7</text:p>
          </table:table-cell>
          <table:table-cell table:style-name="ce12" table:number-columns-repeated="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80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46" office:value-type="string" calcext:value-type="string">
            <text:p>Gepanzerte Fracht 3</text:p>
          </table:table-cell>
          <table:table-cell table:style-name="ce12" office:value-type="string" calcext:value-type="string">
            <text:p>Schiffslabor 8</text:p>
          </table:table-cell>
          <table:table-cell table:style-name="ce12" table:number-columns-repeated="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80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utter</text:p>
          </table:table-cell>
          <table:table-cell table:style-name="ce147" office:value-type="string" calcext:value-type="string">
            <text:p>Taipan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500" calcext:value-type="float">
            <text:p>5500</text:p>
          </table:table-cell>
          <table:table-cell table:style-name="ce180" office:value-type="float" office:value="95000" calcext:value-type="float">
            <text:p>95.00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0" calcext:value-type="float">
            <text:p>240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8086050" calcext:value-type="float">
            <text:p>8.086.050</text:p>
          </table:table-cell>
          <table:table-cell table:style-name="ce180"/>
          <table:table-cell table:style-name="ce180" office:value-type="float" office:value="898450" calcext:value-type="float">
            <text:p>898.45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49" calcext:value-type="float">
            <text:p>49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euzer</text:p>
          </table:table-cell>
          <table:table-cell table:style-name="ce148" office:value-type="string" calcext:value-type="string">
            <text:p>Heretic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/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5700" calcext:value-type="float">
            <text:p>5700</text:p>
          </table:table-cell>
          <table:table-cell table:style-name="ce180" office:value-type="float" office:value="113600" calcext:value-type="float">
            <text:p>113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16" calcext:value-type="float">
            <text:p>216</text:p>
          </table:table-cell>
          <table:table-cell table:style-name="ce183" table:number-columns-repeated="4"/>
          <table:table-cell table:style-name="ce12" table:number-columns-repeated="3"/>
          <table:table-cell table:style-name="ce183"/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9316720" calcext:value-type="float">
            <text:p>19.316.720</text:p>
          </table:table-cell>
          <table:table-cell table:style-name="ce180"/>
          <table:table-cell table:style-name="ce180" office:value-type="float" office:value="4825180" calcext:value-type="float">
            <text:p>4.825.180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49" office:value-type="string" calcext:value-type="string">
            <text:p>Python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1642" calcext:value-type="float">
            <text:p>1642</text:p>
          </table:table-cell>
          <table:table-cell table:style-name="ce12" office:value-type="float" office:value="7776" calcext:value-type="float">
            <text:p>7776</text:p>
          </table:table-cell>
          <table:table-cell table:style-name="ce180" office:value-type="float" office:value="295425" calcext:value-type="float">
            <text:p>295.42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14" calcext:value-type="float">
            <text:p>414</text:p>
          </table:table-cell>
          <table:table-cell table:style-name="ce183" table:number-columns-repeated="4"/>
          <table:table-cell table:style-name="ce12" table:number-columns-repeated="3"/>
          <table:table-cell table:style-name="ce183"/>
          <table:table-cell table:style-name="ce183" office:value-type="percentage" office:value="-0.1" calcext:value-type="percentage">
            <text:p>-10%</text:p>
          </table:table-cell>
          <table:table-cell table:style-name="ce183" table:number-columns-repeated="6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150" office:value-type="string" calcext:value-type="string">
            <text:p>Vigilant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2025" calcext:value-type="float">
            <text:p>2025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80" office:value-type="float" office:value="175800" calcext:value-type="float">
            <text:p>175.8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51" office:value-type="string" calcext:value-type="string">
            <text:p>Freyja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80" office:value-type="float" office:value="600000" calcext:value-type="float">
            <text:p>600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98" calcext:value-type="float">
            <text:p>198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Ionenfeld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52" office:value-type="string" calcext:value-type="string">
            <text:p>Valkyri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80" office:value-type="float" office:value="500000" calcext:value-type="float">
            <text:p>5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 table:number-columns-repeated="5"/>
          <table:table-cell table:style-name="ce180" office:value-type="float" office:value="70125000" calcext:value-type="float">
            <text:p>70.125.000</text:p>
          </table:table-cell>
          <table:table-cell table:style-name="ce180"/>
          <table:table-cell table:style-name="ce180" office:value-type="float" office:value="12375000" calcext:value-type="float">
            <text:p>12.375.000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69" calcext:value-type="float">
            <text:p>4969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3" office:value-type="string" calcext:value-type="string">
            <text:p>Valkyrie MK 2</text:p>
          </table:table-cell>
          <table:table-cell table:style-name="ce12" office:value-type="string" calcext:value-type="string">
            <text:p>Werkstatt <text:s/>6</text:p>
          </table:table-cell>
          <table:table-cell table:style-name="ce12" office:value-type="string" calcext:value-type="string">
            <text:p>Träger Valkyrie</text:p>
          </table:table-cell>
          <table:table-cell table:style-name="ce12" office:value-type="string" calcext:value-type="string">
            <text:p>Träger Midgard MK 2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80" office:value-type="float" office:value="625000" calcext:value-type="float">
            <text:p>62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05" calcext:value-type="percentage">
            <text:p>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06" calcext:value-type="percentage">
            <text:p>6%</text:p>
          </table:table-cell>
          <table:table-cell table:style-name="ce183" office:value-type="percentage" office:value="-0.05" calcext:value-type="percentage">
            <text:p>-5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4" office:value-type="string" calcext:value-type="string">
            <text:p>Valkyrie MK 3</text:p>
          </table:table-cell>
          <table:table-cell table:style-name="ce12" office:value-type="string" calcext:value-type="string">
            <text:p>Träger Valkyrie MK 2</text:p>
          </table:table-cell>
          <table:table-cell table:style-name="ce12" office:value-type="string" calcext:value-type="string">
            <text:p>Träger Midgard MK 3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629" calcext:value-type="float">
            <text:p>7629</text:p>
          </table:table-cell>
          <table:table-cell table:style-name="ce180" office:value-type="float" office:value="750000" calcext:value-type="float">
            <text:p>7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2" calcext:value-type="percentage">
            <text:p>12%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4" office:value-type="string" calcext:value-type="string">
            <text:p>Valkyrie MK 4</text:p>
          </table:table-cell>
          <table:table-cell table:style-name="ce12" office:value-type="string" calcext:value-type="string">
            <text:p>Träger Valkyrie MK 3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80" office:value-type="float" office:value="875000" calcext:value-type="float">
            <text:p>8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15" calcext:value-type="percentage">
            <text:p>15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18" calcext:value-type="percentage">
            <text:p>18%</text:p>
          </table:table-cell>
          <table:table-cell table:style-name="ce183" office:value-type="percentage" office:value="0.15" calcext:value-type="percentage">
            <text:p>15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154" office:value-type="string" calcext:value-type="string">
            <text:p>Valkyrie MK 5</text:p>
          </table:table-cell>
          <table:table-cell table:style-name="ce12" office:value-type="string" calcext:value-type="string">
            <text:p>Werkstatt <text:s/>8</text:p>
          </table:table-cell>
          <table:table-cell table:style-name="ce12" office:value-type="string" calcext:value-type="string">
            <text:p>Träger Valkyrie MK 4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80" office:value-type="float" office:value="1000000" calcext:value-type="float">
            <text:p>1.0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/>
          <table:table-cell table:style-name="ce183" office:value-type="percentage" office:value="0.2" calcext:value-type="percentage">
            <text:p>20%</text:p>
          </table:table-cell>
          <table:table-cell table:style-name="ce183" table:number-columns-repeated="2"/>
          <table:table-cell table:style-name="ce12" table:number-columns-repeated="3"/>
          <table:table-cell table:style-name="ce183" table:number-columns-repeated="8"/>
          <table:table-cell table:style-name="ce12" office:value-type="string" calcext:value-type="string">
            <text:p>Phasenwechsler</text:p>
          </table:table-cell>
          <table:table-cell table:style-name="ce180" office:value-type="float" office:value="8000" calcext:value-type="float">
            <text:p>8.000</text:p>
          </table:table-cell>
          <table:table-cell table:style-name="ce183"/>
          <table:table-cell table:style-name="ce183" office:value-type="percentage" office:value="0.25" calcext:value-type="percentage">
            <text:p>25%</text:p>
          </table:table-cell>
          <table:table-cell table:style-name="ce183" office:value-type="percentage" office:value="0.2" calcext:value-type="percentage">
            <text:p>20%</text:p>
          </table:table-cell>
          <table:table-cell table:style-name="ce183" table:number-columns-repeated="2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Zerstörer</text:p>
          </table:table-cell>
          <table:table-cell table:style-name="ce155" office:value-type="string" calcext:value-type="string">
            <text:p>Machete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string" calcext:value-type="string">
            <text:p>Schiffslabor 10</text:p>
          </table:table-cell>
          <table:table-cell table:style-name="ce12"/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7750" calcext:value-type="float">
            <text:p>7750</text:p>
          </table:table-cell>
          <table:table-cell table:style-name="ce180" office:value-type="float" office:value="69600" calcext:value-type="float">
            <text:p>69.6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5" calcext:value-type="float">
            <text:p>195</text:p>
          </table:table-cell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6" office:value-type="string" calcext:value-type="string">
            <text:p>Iridium 1</text:p>
          </table:table-cell>
          <table:table-cell table:style-name="ce12" office:value-type="string" calcext:value-type="string">
            <text:p>Tritanium 1</text:p>
          </table:table-cell>
          <table:table-cell table:style-name="ce12" office:value-type="string" calcext:value-type="string">
            <text:p>Schiffslabor 5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035385" calcext:value-type="float">
            <text:p>1.035.385</text:p>
          </table:table-cell>
          <table:table-cell table:style-name="ce180" table:number-columns-repeated="3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0" calcext:value-type="float">
            <text:p>22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7" office:value-type="string" calcext:value-type="string">
            <text:p>Iridium 2</text:p>
          </table:table-cell>
          <table:table-cell table:style-name="ce12" office:value-type="string" calcext:value-type="string">
            <text:p>Iridium 1</text:p>
          </table:table-cell>
          <table:table-cell table:style-name="ce12" office:value-type="string" calcext:value-type="string">
            <text:p>Tritanium 2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070751" calcext:value-type="float">
            <text:p>2.070.751</text:p>
          </table:table-cell>
          <table:table-cell table:style-name="ce180" table:number-columns-repeated="5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8" office:value-type="string" calcext:value-type="string">
            <text:p>Iridium 3</text:p>
          </table:table-cell>
          <table:table-cell table:style-name="ce12" office:value-type="string" calcext:value-type="string">
            <text:p>Iridium 2</text:p>
          </table:table-cell>
          <table:table-cell table:style-name="ce12" office:value-type="string" calcext:value-type="string">
            <text:p>Tritanium 3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4921951" calcext:value-type="float">
            <text:p>4.921.951</text:p>
          </table:table-cell>
          <table:table-cell table:style-name="ce180"/>
          <table:table-cell table:style-name="ce180" office:value-type="float" office:value="259050" calcext:value-type="float">
            <text:p>259.050</text:p>
          </table:table-cell>
          <table:table-cell table:style-name="ce180"/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35" calcext:value-type="float">
            <text:p>3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51" calcext:value-type="float">
            <text:p>45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9" office:value-type="string" calcext:value-type="string">
            <text:p>Iridium 4</text:p>
          </table:table-cell>
          <table:table-cell table:style-name="ce12" office:value-type="string" calcext:value-type="string">
            <text:p>Iridium 3</text:p>
          </table:table-cell>
          <table:table-cell table:style-name="ce12" office:value-type="string" calcext:value-type="string">
            <text:p>Tritanium 4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9949501" calcext:value-type="float">
            <text:p>9.949.501</text:p>
          </table:table-cell>
          <table:table-cell table:style-name="ce180"/>
          <table:table-cell table:style-name="ce180" office:value-type="float" office:value="1105500" calcext:value-type="float">
            <text:p>1.105.5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4" calcext:value-type="float">
            <text:p>64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60" office:value-type="string" calcext:value-type="string">
            <text:p>Iridium 5</text:p>
          </table:table-cell>
          <table:table-cell table:style-name="ce12" office:value-type="string" calcext:value-type="string">
            <text:p>Iridium 4</text:p>
          </table:table-cell>
          <table:table-cell table:style-name="ce12" office:value-type="string" calcext:value-type="string">
            <text:p>Tritanium 5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0420400" calcext:value-type="float">
            <text:p>20.420.400</text:p>
          </table:table-cell>
          <table:table-cell table:style-name="ce180"/>
          <table:table-cell table:style-name="ce180" office:value-type="float" office:value="3603600" calcext:value-type="float">
            <text:p>3.603.60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921" calcext:value-type="float">
            <text:p>921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1" office:value-type="string" calcext:value-type="string">
            <text:p>Plastahl 1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2" office:value-type="string" calcext:value-type="string">
            <text:p>Plastahl 2</text:p>
          </table:table-cell>
          <table:table-cell table:style-name="ce12" office:value-type="string" calcext:value-type="string">
            <text:p>Plastahl 1</text:p>
          </table:table-cell>
          <table:table-cell table:style-name="ce12" office:value-type="string" calcext:value-type="string">
            <text:p>Schiffslabor 2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6526" calcext:value-type="float">
            <text:p>6.526</text:p>
          </table:table-cell>
          <table:table-cell table:style-name="ce180" table:number-columns-repeated="4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3" office:value-type="string" calcext:value-type="string">
            <text:p>Plastahl 3</text:p>
          </table:table-cell>
          <table:table-cell table:style-name="ce12" office:value-type="string" calcext:value-type="string">
            <text:p>Plastahl 2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3053" calcext:value-type="float">
            <text:p>13.053</text:p>
          </table:table-cell>
          <table:table-cell table:style-name="ce180" table:number-columns-repeated="4"/>
          <table:table-cell table:style-name="ce180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4" office:value-type="string" calcext:value-type="string">
            <text:p>Plastahl 4</text:p>
          </table:table-cell>
          <table:table-cell table:style-name="ce12" office:value-type="string" calcext:value-type="string">
            <text:p>Plastahl 3</text:p>
          </table:table-cell>
          <table:table-cell table:style-name="ce12" office:value-type="string" calcext:value-type="string">
            <text:p>Schiffslabor 3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6103" calcext:value-type="float">
            <text:p>26.103</text:p>
          </table:table-cell>
          <table:table-cell table:style-name="ce180" table:number-columns-repeated="4"/>
          <table:table-cell table:style-name="ce180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65" office:value-type="string" calcext:value-type="string">
            <text:p>Plastahl 5</text:p>
          </table:table-cell>
          <table:table-cell table:style-name="ce12" office:value-type="string" calcext:value-type="string">
            <text:p>Plastahl 4</text:p>
          </table:table-cell>
          <table:table-cell table:style-name="ce12" office:value-type="string" calcext:value-type="string">
            <text:p>Schiffslabor 4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39157" calcext:value-type="float">
            <text:p>39.157</text:p>
          </table:table-cell>
          <table:table-cell table:style-name="ce180" table:number-columns-repeated="4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6" office:value-type="string" calcext:value-type="string">
            <text:p>Tritanium 1</text:p>
          </table:table-cell>
          <table:table-cell table:style-name="ce12" office:value-type="string" calcext:value-type="string">
            <text:p>Plastahl 1</text:p>
          </table:table-cell>
          <table:table-cell table:style-name="Default"/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21324" calcext:value-type="float">
            <text:p>121.324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7" office:value-type="string" calcext:value-type="string">
            <text:p>Tritanium 2</text:p>
          </table:table-cell>
          <table:table-cell table:style-name="ce12" office:value-type="string" calcext:value-type="string">
            <text:p>Tritanium 1</text:p>
          </table:table-cell>
          <table:table-cell table:style-name="ce12" office:value-type="string" calcext:value-type="string">
            <text:p>Plastahl 2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81985" calcext:value-type="float">
            <text:p>181.98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2" calcext:value-type="float">
            <text:p>52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8" office:value-type="string" calcext:value-type="string">
            <text:p>Tritanium 3</text:p>
          </table:table-cell>
          <table:table-cell table:style-name="ce12" office:value-type="string" calcext:value-type="string">
            <text:p>Tritanium 2</text:p>
          </table:table-cell>
          <table:table-cell table:style-name="ce12" office:value-type="string" calcext:value-type="string">
            <text:p>Plastahl 3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363950" calcext:value-type="float">
            <text:p>363.950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7" calcext:value-type="float">
            <text:p>4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75" calcext:value-type="float">
            <text:p>75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69" office:value-type="string" calcext:value-type="string">
            <text:p>Tritanium 4</text:p>
          </table:table-cell>
          <table:table-cell table:style-name="ce12" office:value-type="string" calcext:value-type="string">
            <text:p>Tritanium 3</text:p>
          </table:table-cell>
          <table:table-cell table:style-name="ce12" office:value-type="string" calcext:value-type="string">
            <text:p>Plastahl 4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727899" calcext:value-type="float">
            <text:p>727.899</text:p>
          </table:table-cell>
          <table:table-cell table:style-name="ce180" table:number-columns-repeated="3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7" calcext:value-type="float">
            <text:p>107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70" office:value-type="string" calcext:value-type="string">
            <text:p>Tritanium 5</text:p>
          </table:table-cell>
          <table:table-cell table:style-name="ce12" office:value-type="string" calcext:value-type="string">
            <text:p>Tritanium 4</text:p>
          </table:table-cell>
          <table:table-cell table:style-name="ce12" office:value-type="string" calcext:value-type="string">
            <text:p>Plastahl 5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730141" calcext:value-type="float">
            <text:p>1.730.141</text:p>
          </table:table-cell>
          <table:table-cell table:style-name="ce180"/>
          <table:table-cell table:style-name="ce180" office:value-type="float" office:value="91060" calcext:value-type="float">
            <text:p>91.060</text:p>
          </table:table-cell>
          <table:table-cell table:style-name="ce180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1" office:value-type="string" calcext:value-type="string">
            <text:p>Zynthium 1</text:p>
          </table:table-cell>
          <table:table-cell table:style-name="ce12" office:value-type="string" calcext:value-type="string">
            <text:p>Iridium 1</text:p>
          </table:table-cell>
          <table:table-cell table:style-name="ce12" office:value-type="string" calcext:value-type="string">
            <text:p>Schiffslabor 7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5468842" calcext:value-type="float">
            <text:p>5.468.842</text:p>
          </table:table-cell>
          <table:table-cell table:style-name="ce180"/>
          <table:table-cell table:style-name="ce180" office:value-type="float" office:value="287834" calcext:value-type="float">
            <text:p>287.834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2" office:value-type="string" calcext:value-type="string">
            <text:p>Zynthium 2</text:p>
          </table:table-cell>
          <table:table-cell table:style-name="ce12" office:value-type="string" calcext:value-type="string">
            <text:p>Zynthium 1</text:p>
          </table:table-cell>
          <table:table-cell table:style-name="ce12" office:value-type="string" calcext:value-type="string">
            <text:p>Iridium 2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11055015" calcext:value-type="float">
            <text:p>11.055.015</text:p>
          </table:table-cell>
          <table:table-cell table:style-name="ce180"/>
          <table:table-cell table:style-name="ce180" office:value-type="float" office:value="1228335" calcext:value-type="float">
            <text:p>1.228.33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80" calcext:value-type="float">
            <text:p>1880</text:p>
          </table:table-cell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3" office:value-type="string" calcext:value-type="string">
            <text:p>Zynthium 3</text:p>
          </table:table-cell>
          <table:table-cell table:style-name="ce12" office:value-type="string" calcext:value-type="string">
            <text:p>Zynthium 2</text:p>
          </table:table-cell>
          <table:table-cell table:style-name="ce12" office:value-type="string" calcext:value-type="string">
            <text:p>Iridium 3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office:value-type="float" office:value="22689343" calcext:value-type="float">
            <text:p>22.689.343</text:p>
          </table:table-cell>
          <table:table-cell table:style-name="ce180"/>
          <table:table-cell table:style-name="ce180" office:value-type="float" office:value="4004002" calcext:value-type="float">
            <text:p>4.004.002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4" office:value-type="string" calcext:value-type="string">
            <text:p>Zynthium 4</text:p>
          </table:table-cell>
          <table:table-cell table:style-name="ce12" office:value-type="string" calcext:value-type="string">
            <text:p>Zynthium 3</text:p>
          </table:table-cell>
          <table:table-cell table:style-name="ce12" office:value-type="string" calcext:value-type="string">
            <text:p>Iridium 4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75" office:value-type="string" calcext:value-type="string">
            <text:p>Zynthium 5</text:p>
          </table:table-cell>
          <table:table-cell table:style-name="ce12" office:value-type="string" calcext:value-type="string">
            <text:p>Zynthium 4</text:p>
          </table:table-cell>
          <table:table-cell table:style-name="ce12" office:value-type="string" calcext:value-type="string">
            <text:p>Iridium 5</text:p>
          </table:table-cell>
          <table:table-cell table:style-name="ce12" office:value-type="string" calcext:value-type="string">
            <text:p>Schiffslabor 10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76" office:value-type="string" calcext:value-type="string">
            <text:p>Hurricane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Schiffslabor 9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80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83" office:value-type="percentage" office:value="0.1" calcext:value-type="percentage">
            <text:p>10%</text:p>
          </table:table-cell>
          <table:table-cell table:style-name="ce183" table:number-columns-repeated="3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-EV</text:p>
          </table:table-cell>
          <table:table-cell table:style-name="ce12" office:value-type="string" calcext:value-type="string">
            <text:p>Schockpanzerung</text:p>
          </table:table-cell>
          <table:table-cell table:style-name="ce177" office:value-type="string" calcext:value-type="string">
            <text:p>Schockpanzerung 1</text:p>
          </table:table-cell>
          <table:table-cell table:style-name="ce12" table:number-columns-repeated="5"/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-EV</text:p>
          </table:table-cell>
          <table:table-cell table:style-name="ce12" office:value-type="string" calcext:value-type="string">
            <text:p>Schockpanzerung</text:p>
          </table:table-cell>
          <table:table-cell table:style-name="ce177" office:value-type="string" calcext:value-type="string">
            <text:p>Schockpanzerung 2</text:p>
          </table:table-cell>
          <table:table-cell table:style-name="ce12" table:number-columns-repeated="3"/>
          <table:table-cell table:style-name="ce12" office:value-type="float" office:value="725" calcext:value-type="float">
            <text:p>725</text:p>
          </table:table-cell>
          <table:table-cell table:style-name="ce12" office:value-type="float" office:value="210" calcext:value-type="float">
            <text:p>210</text:p>
          </table:table-cell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4"/>
          <table:table-cell table:style-name="ce183" office:value-type="percentage" office:value="0.1" calcext:value-type="percentage">
            <text:p>10%</text:p>
          </table:table-cell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Schiffspanzerung-EV</text:p>
          </table:table-cell>
          <table:table-cell table:style-name="ce12" office:value-type="string" calcext:value-type="string">
            <text:p>Schockpanzerung</text:p>
          </table:table-cell>
          <table:table-cell table:style-name="ce177" office:value-type="string" calcext:value-type="string">
            <text:p>Schockpanzerung 3</text:p>
          </table:table-cell>
          <table:table-cell table:style-name="ce12" table:number-columns-repeated="5"/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>
          <table:table-cell table:style-name="ce12" table:number-columns-repeated="2"/>
          <table:table-cell table:style-name="ce178"/>
          <table:table-cell table:style-name="ce12" table:number-columns-repeated="5"/>
          <table:table-cell table:style-name="ce180"/>
          <table:table-cell table:style-name="ce12" table:number-columns-repeated="4"/>
          <table:table-cell table:style-name="ce183" table:number-columns-repeated="4"/>
          <table:table-cell table:style-name="ce12" table:number-columns-repeated="3"/>
          <table:table-cell table:style-name="ce183" table:number-columns-repeated="8"/>
          <table:table-cell table:style-name="ce12"/>
          <table:table-cell table:style-name="ce180"/>
          <table:table-cell table:style-name="ce183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64"/>
        </table:table-row>
        <table:table-row table:style-name="ro4" table:number-rows-repeated="2">
          <table:table-cell table:style-name="Default" table:number-columns-repeated="44"/>
          <table:table-cell table:number-columns-repeated="964"/>
        </table:table-row>
        <table:table-row table:style-name="ro4">
          <table:table-cell table:number-columns-repeated="1008"/>
        </table:table-row>
        <table:table-row table:style-name="ro4">
          <table:table-cell table:style-name="Default"/>
          <table:table-cell table:number-columns-repeated="1007"/>
        </table:table-row>
        <table:table-row table:style-name="ro4" table:number-rows-repeated="1048401">
          <table:table-cell table:number-columns-repeated="1008"/>
        </table:table-row>
        <table:table-row table:style-name="ro4">
          <table:table-cell table:number-columns-repeated="1008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R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R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R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R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R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R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R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R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R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R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R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R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R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R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R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R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R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R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R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R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R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R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R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R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R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R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R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R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R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R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R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R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R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R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R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R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R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R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R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R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R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R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R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R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R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R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R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R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R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R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R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R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R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R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R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R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R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R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R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R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R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R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R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R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R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R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R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R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R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R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R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R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R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R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R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R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R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R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R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R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R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R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R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R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R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R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R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R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R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R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R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R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R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R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R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R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R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R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R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R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R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R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R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R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R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R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R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R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R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R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R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R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R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R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R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R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R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R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R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R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R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R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R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R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R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R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R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R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R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R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R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R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R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R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R138])))" calcext:base-cell-address="Schiffslabor.C138"/>
          </calcext:conditional-format>
          <calcext:conditional-format calcext:target-range-address="Schiffslabor.C139:Schiffslabor.C139 Schiffslabor.C142:Schiffslabor.C144">
            <calcext:condition calcext:apply-style-name="HintergrundGruen" calcext:value="formula-is(NOT(ISBLANK([.AR139])))" calcext:base-cell-address="Schiffslabor.C139"/>
          </calcext:conditional-format>
          <calcext:conditional-format calcext:target-range-address="Schiffslabor.C145:Schiffslabor.C145">
            <calcext:condition calcext:apply-style-name="HintergrundGruen" calcext:value="formula-is(NOT(ISBLANK([.AR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R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R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R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R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R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R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R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R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R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R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R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R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R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R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R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R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R162])))" calcext:base-cell-address="Schiffslabor.C162"/>
          </calcext:conditional-format>
          <calcext:conditional-format calcext:target-range-address="Schiffslabor.C163:Schiffslabor.C163 Schiffslabor.C142:Schiffslabor.C144">
            <calcext:condition calcext:apply-style-name="HintergrundGruen" calcext:value="formula-is(NOT(ISBLANK([.AR142])))" calcext:base-cell-address="Schiffslabor.C142"/>
          </calcext:conditional-format>
          <calcext:conditional-format calcext:target-range-address="Schiffslabor.C164:Schiffslabor.C164">
            <calcext:condition calcext:apply-style-name="HintergrundGruen" calcext:value="formula-is(NOT(ISBLANK([.AR164])))" calcext:base-cell-address="Schiffslabor.C164"/>
          </calcext:conditional-format>
          <calcext:conditional-format calcext:target-range-address="Schiffslabor.C165:Schiffslabor.C165">
            <calcext:condition calcext:apply-style-name="HintergrundGruen" calcext:value="formula-is(NOT(ISBLANK([.AR165])))" calcext:base-cell-address="Schiffslabor.C165"/>
          </calcext:conditional-format>
          <calcext:conditional-format calcext:target-range-address="Schiffslabor.C103:Schiffslabor.C103">
            <calcext:condition calcext:apply-style-name="HintergrundGruen" calcext:value="formula-is(NOT(ISBLANK([.AR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R104])))" calcext:base-cell-address="Schiffslabor.C104"/>
          </calcext:conditional-format>
          <calcext:conditional-format calcext:target-range-address="Schiffslabor.C166:Schiffslabor.C166">
            <calcext:condition calcext:apply-style-name="HintergrundGruen" calcext:value="formula-is(NOT(ISBLANK([.AR166])))" calcext:base-cell-address="Schiffslabor.C166"/>
          </calcext:conditional-format>
          <calcext:conditional-format calcext:target-range-address="Schiffslabor.C167:Schiffslabor.C169">
            <calcext:condition calcext:apply-style-name="HintergrundGruen" calcext:value="formula-is(NOT(ISBLANK([.AR167])))" calcext:base-cell-address="Schiffslabor.C167"/>
          </calcext:conditional-format>
          <calcext:conditional-format calcext:target-range-address="Schiffslabor.C170:Schiffslabor.C170">
            <calcext:condition calcext:apply-style-name="HintergrundGruen" calcext:value="formula-is(NOT(ISBLANK([.AR170])))" calcext:base-cell-address="Schiffslabor.C170"/>
          </calcext:conditional-format>
          <calcext:conditional-format calcext:target-range-address="Schiffslabor.C140:Schiffslabor.C140">
            <calcext:condition calcext:apply-style-name="HintergrundGruen" calcext:value="formula-is(NOT(ISBLANK([.AR140])))" calcext:base-cell-address="Schiffslabor.C140"/>
          </calcext:conditional-format>
          <calcext:conditional-format calcext:target-range-address="Schiffslabor.C141:Schiffslabor.C144">
            <calcext:condition calcext:apply-style-name="HintergrundGruen" calcext:value="formula-is(NOT(ISBLANK([.AR141])))" calcext:base-cell-address="Schiffslabor.C141"/>
          </calcext:conditional-format>
        </calcext:conditional-formats>
      </table:table>
      <table:table table:name="Techniklabor" table:style-name="ta7">
        <office:forms form:automatic-focus="false" form:apply-design-mode="false"/>
        <table:table-column table:style-name="co57" table:default-cell-style-name="ce404"/>
        <table:table-column table:style-name="co58" table:default-cell-style-name="ce404"/>
        <table:table-column table:style-name="co59" table:default-cell-style-name="ce404"/>
        <table:table-column table:style-name="co45" table:default-cell-style-name="ce404"/>
        <table:table-column table:style-name="co60" table:default-cell-style-name="ce404"/>
        <table:table-column table:style-name="co45" table:default-cell-style-name="ce404"/>
        <table:table-column table:style-name="co61" table:default-cell-style-name="ce404"/>
        <table:table-column table:style-name="co62" table:default-cell-style-name="ce404"/>
        <table:table-column table:style-name="co63" table:default-cell-style-name="ce404"/>
        <table:table-column table:style-name="co15" table:default-cell-style-name="ce707"/>
        <table:table-column table:style-name="co64" table:default-cell-style-name="ce707"/>
        <table:table-column table:style-name="co16" table:default-cell-style-name="ce707"/>
        <table:table-column table:style-name="co20" table:default-cell-style-name="ce404"/>
        <table:table-column table:style-name="co20" table:default-cell-style-name="ce707"/>
        <table:table-column table:style-name="co78" table:default-cell-style-name="ce404"/>
        <table:table-column table:style-name="co20" table:default-cell-style-name="ce707"/>
        <table:table-column table:style-name="co79" table:default-cell-style-name="ce707"/>
        <table:table-column table:style-name="co79" table:default-cell-style-name="ce704"/>
        <table:table-column table:style-name="co80" table:default-cell-style-name="ce707"/>
        <table:table-column table:style-name="co81" table:default-cell-style-name="ce707"/>
        <table:table-column table:style-name="co24" table:default-cell-style-name="ce704"/>
        <table:table-column table:style-name="co18" table:default-cell-style-name="ce707"/>
        <table:table-column table:style-name="co15" table:default-cell-style-name="ce707"/>
        <table:table-column table:style-name="co13" table:default-cell-style-name="ce704"/>
        <table:table-column table:style-name="co82" table:default-cell-style-name="ce707"/>
        <table:table-column table:style-name="co83" table:default-cell-style-name="ce862"/>
        <table:table-column table:style-name="co35" table:default-cell-style-name="ce704"/>
        <table:table-column table:style-name="co37" table:default-cell-style-name="ce704"/>
        <table:table-column table:style-name="co38" table:default-cell-style-name="ce704"/>
        <table:table-column table:style-name="co39" table:number-columns-repeated="2" table:default-cell-style-name="ce704"/>
        <table:table-column table:style-name="co40" table:default-cell-style-name="ce704"/>
        <table:table-column table:style-name="co41" table:default-cell-style-name="ce404"/>
        <table:table-column table:style-name="co20" table:default-cell-style-name="ce404"/>
        <table:table-column table:style-name="co22" table:default-cell-style-name="ce710"/>
        <table:table-column table:style-name="co36" table:number-columns-repeated="985" table:default-cell-style-name="ce404"/>
        <table:table-header-rows>
          <table:table-row table:style-name="ro6">
            <table:table-cell table:style-name="ce402" office:value-type="string" calcext:value-type="string">
              <text:p>Kategorie</text:p>
            </table:table-cell>
            <table:table-cell table:style-name="ce402" office:value-type="string" calcext:value-type="string">
              <text:p>Typ</text:p>
            </table:table-cell>
            <table:table-cell table:style-name="ce402" office:value-type="string" calcext:value-type="string">
              <text:p>Art</text:p>
            </table:table-cell>
            <table:table-cell table:style-name="ce402" office:value-type="string" calcext:value-type="string">
              <text:p>Bau-</text:p>
              <text:p>vorraussetzung 1</text:p>
            </table:table-cell>
            <table:table-cell table:style-name="ce402" office:value-type="string" calcext:value-type="string">
              <text:p>Bau-</text:p>
              <text:p>vorraussetzung 2</text:p>
            </table:table-cell>
            <table:table-cell table:style-name="ce402" office:value-type="string" calcext:value-type="string">
              <text:p>Bau-</text:p>
              <text:p>vorraussetzung 3</text:p>
            </table:table-cell>
            <table:table-cell table:style-name="ce402" office:value-type="string" calcext:value-type="string">
              <text:p>Sorte</text:p>
            </table:table-cell>
            <table:table-cell table:style-name="ce402" office:value-type="string" calcext:value-type="string">
              <text:p>Masse</text:p>
              <text:p>(t)</text:p>
            </table:table-cell>
            <table:table-cell table:style-name="ce702" office:value-type="string" calcext:value-type="string">
              <text:p>Energie</text:p>
            </table:table-cell>
            <table:table-cell table:style-name="ce705" office:value-type="string" calcext:value-type="string">
              <text:p>Verteidigung</text:p>
              <text:p>(%)</text:p>
            </table:table-cell>
            <table:table-cell table:style-name="ce402" office:value-type="string" calcext:value-type="string">
              <text:p>Masse</text:p>
              <text:p>(% Schiffsmasse)</text:p>
            </table:table-cell>
            <table:table-cell table:style-name="ce402" office:value-type="string" calcext:value-type="string">
              <text:p>Masse</text:p>
              <text:p>(% Waffenmasse)</text:p>
            </table:table-cell>
            <table:table-cell table:style-name="ce402" office:value-type="string" calcext:value-type="string">
              <text:p>Wenden</text:p>
              <text:p>(°/s)</text:p>
            </table:table-cell>
            <table:table-cell table:style-name="ce402" office:value-type="string" calcext:value-type="string">
              <text:p>Wenden</text:p>
              <text:p>(%)</text:p>
            </table:table-cell>
            <table:table-cell table:style-name="ce402" office:value-type="string" calcext:value-type="string">
              <text:p>Strafen</text:p>
              <text:p>(m/s)</text:p>
            </table:table-cell>
            <table:table-cell table:style-name="ce402" office:value-type="string" calcext:value-type="string">
              <text:p>Strafen</text:p>
              <text:p>(%)</text:p>
            </table:table-cell>
            <table:table-cell table:style-name="ce402" office:value-type="string" calcext:value-type="string">
              <text:p>Geschwindig-</text:p>
              <text:p>keit (%)</text:p>
            </table:table-cell>
            <table:table-cell table:style-name="ce702" office:value-type="string" calcext:value-type="string">
              <text:p>Geschwindig-</text:p>
              <text:p>keit (m/s)</text:p>
            </table:table-cell>
            <table:table-cell table:style-name="ce402" office:value-type="string" calcext:value-type="string">
              <text:p>Streuwinkel</text:p>
              <text:p>(%)</text:p>
            </table:table-cell>
            <table:table-cell table:style-name="ce402" office:value-type="string" calcext:value-type="string">
              <text:p>Schildum-</text:p>
              <text:p>gehung (%)</text:p>
            </table:table-cell>
            <table:table-cell table:style-name="ce702" office:value-type="string" calcext:value-type="string">
              <text:p>Reichweite</text:p>
              <text:p>(+m)</text:p>
            </table:table-cell>
            <table:table-cell table:style-name="ce402" office:value-type="string" calcext:value-type="string">
              <text:p>Schild-</text:p>
              <text:p>schaden (%)</text:p>
            </table:table-cell>
            <table:table-cell table:style-name="ce402" office:value-type="string" calcext:value-type="string">
              <text:p>Haltbarkeits-</text:p>
              <text:p>schaden (%)</text:p>
            </table:table-cell>
            <table:table-cell table:style-name="ce702" office:value-type="string" calcext:value-type="string">
              <text:p>Effektradius</text:p>
              <text:p>(+m)</text:p>
            </table:table-cell>
            <table:table-cell table:style-name="ce402" office:value-type="string" calcext:value-type="string">
              <text:p>Schadens-</text:p>
              <text:p>reduktion (%)</text:p>
            </table:table-cell>
            <table:table-cell table:style-name="ce859" office:value-type="string" calcext:value-type="string">
              <text:p>Aufladen</text:p>
              <text:p>(Energie/s)</text:p>
            </table:table-cell>
            <table:table-cell table:style-name="ce702" office:value-type="string" calcext:value-type="string">
              <text:p>Baukosten He-3</text:p>
            </table:table-cell>
            <table:table-cell table:style-name="ce702" office:value-type="string" calcext:value-type="string">
              <text:p>Baukosten Erz</text:p>
            </table:table-cell>
            <table:table-cell table:style-name="ce702" office:value-type="string" calcext:value-type="string">
              <text:p>Baukosten AM</text:p>
            </table:table-cell>
            <table:table-cell table:style-name="ce702" office:value-type="string" calcext:value-type="string">
              <text:p>tB d</text:p>
            </table:table-cell>
            <table:table-cell table:style-name="ce702" office:value-type="string" calcext:value-type="string">
              <text:p>tB h</text:p>
            </table:table-cell>
            <table:table-cell table:style-name="ce702" office:value-type="string" calcext:value-type="string">
              <text:p>tB m</text:p>
            </table:table-cell>
            <table:table-cell table:style-name="ce402" office:value-type="string" calcext:value-type="string">
              <text:p>tB s</text:p>
            </table:table-cell>
            <table:table-cell table:style-name="ce402" office:value-type="string" calcext:value-type="string">
              <text:p>Münzen</text:p>
            </table:table-cell>
            <table:table-cell table:style-name="ce708" office:value-type="string" calcext:value-type="string">
              <text:p>gebaut</text:p>
            </table:table-cell>
            <table:table-cell table:style-name="ce711" table:number-columns-repeated="984"/>
            <table:table-cell/>
          </table:table-row>
        </table:table-header-rows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Phasenmunit.</text:p>
          </table:table-cell>
          <table:table-cell table:style-name="ce713" office:value-type="string" calcext:value-type="string">
            <text:p>Basis-Phasenmunit. I</text:p>
          </table:table-cell>
          <table:table-cell table:style-name="ce403" office:value-type="string" calcext:value-type="string">
            <text:p>Techniklabor IV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1" calcext:value-type="percentage">
            <text:p>1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1" calcext:value-type="percentage">
            <text:p>1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273839" calcext:value-type="float">
            <text:p>1.273.839</text:p>
          </table:table-cell>
          <table:table-cell table:style-name="ce703" table:number-columns-repeated="2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46" calcext:value-type="float">
            <text:p>4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194" calcext:value-type="float">
            <text:p>194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Phasenmunit.</text:p>
          </table:table-cell>
          <table:table-cell table:style-name="ce714" office:value-type="string" calcext:value-type="string">
            <text:p>Basis-Phasenmunit. 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Basis-Phasenmunit. 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2" calcext:value-type="percentage">
            <text:p>2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2" calcext:value-type="percentage">
            <text:p>2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6055489" calcext:value-type="float">
            <text:p>6.055.489</text:p>
          </table:table-cell>
          <table:table-cell table:style-name="ce703" office:value-type="float" office:value="318710" calcext:value-type="float">
            <text:p>318.710</text:p>
          </table:table-cell>
          <table:table-cell table:style-name="ce703"/>
          <table:table-cell table:style-name="ce703" office:value-type="float" office:value="18" calcext:value-type="float">
            <text:p>18</text:p>
          </table:table-cell>
          <table:table-cell table:style-name="ce703" office:value-type="float" office:value="51" calcext:value-type="float">
            <text:p>51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376" calcext:value-type="float">
            <text:p>376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Phasenmunit.</text:p>
          </table:table-cell>
          <table:table-cell table:style-name="ce715" office:value-type="string" calcext:value-type="string">
            <text:p>Basis-Phasenmunit. I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Basis-Phasenmunit. 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3" calcext:value-type="percentage">
            <text:p>3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3" calcext:value-type="percentage">
            <text:p>3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2240900" calcext:value-type="float">
            <text:p>12.240.900</text:p>
          </table:table-cell>
          <table:table-cell table:style-name="ce703" office:value-type="float" office:value="1360100" calcext:value-type="float">
            <text:p>1.360.100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13" calcext:value-type="float">
            <text:p>1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523" calcext:value-type="float">
            <text:p>523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Phasenmunit.</text:p>
          </table:table-cell>
          <table:table-cell table:style-name="ce716" office:value-type="string" calcext:value-type="string">
            <text:p>Basis-Phasenmunit.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Basis-Phasenmunit. I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4" calcext:value-type="percentage">
            <text:p>4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4" calcext:value-type="percentage">
            <text:p>4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Phasenmunit.</text:p>
          </table:table-cell>
          <table:table-cell table:style-name="ce717" office:value-type="string" calcext:value-type="string">
            <text:p>Basis-Phasenmunit.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Basis-Phasenmunit. IV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5" calcext:value-type="percentage">
            <text:p>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5" calcext:value-type="percentage">
            <text:p>5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Streuungslauf</text:p>
          </table:table-cell>
          <table:table-cell table:style-name="ce718" office:value-type="string" calcext:value-type="string">
            <text:p>Basis-Streuungslauf I</text:p>
          </table:table-cell>
          <table:table-cell table:style-name="ce403" office:value-type="string" calcext:value-type="string">
            <text:p>Techniklabor V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5" calcext:value-type="percentage">
            <text:p>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632522" calcext:value-type="float">
            <text:p>632.522</text:p>
          </table:table-cell>
          <table:table-cell table:style-name="ce703" table:number-columns-repeated="2"/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21" calcext:value-type="float">
            <text:p>21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86" calcext:value-type="float">
            <text:p>86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Streuungslauf</text:p>
          </table:table-cell>
          <table:table-cell table:style-name="ce719" office:value-type="string" calcext:value-type="string">
            <text:p>Basis-Streuungslauf 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(Basis-)Streuungslauf 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" calcext:value-type="percentage">
            <text:p>1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4" calcext:value-type="percentage">
            <text:p>4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4917238" calcext:value-type="float">
            <text:p>4.917.238</text:p>
          </table:table-cell>
          <table:table-cell table:style-name="ce703" office:value-type="float" office:value="546630" calcext:value-type="float">
            <text:p>546.630</text:p>
          </table:table-cell>
          <table:table-cell table:style-name="ce703"/>
          <table:table-cell table:style-name="ce703" office:value-type="float" office:value="16" calcext:value-type="float">
            <text:p>16</text:p>
          </table:table-cell>
          <table:table-cell table:style-name="ce703" office:value-type="float" office:value="10" calcext:value-type="float">
            <text:p>1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322" calcext:value-type="float">
            <text:p>322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Streuungslauf</text:p>
          </table:table-cell>
          <table:table-cell table:style-name="ce720" office:value-type="string" calcext:value-type="string">
            <text:p>Basis-Streuungslauf I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(Basis-)Streuungslauf 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5" calcext:value-type="percentage">
            <text:p>1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5" calcext:value-type="percentage">
            <text:p>5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21534240" calcext:value-type="float">
            <text:p>21.534.240</text:p>
          </table:table-cell>
          <table:table-cell table:style-name="ce703" office:value-type="float" office:value="3800160" calcext:value-type="float">
            <text:p>3.800.160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11" calcext:value-type="float">
            <text:p>11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623" calcext:value-type="float">
            <text:p>623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Streuungslauf</text:p>
          </table:table-cell>
          <table:table-cell table:style-name="ce721" office:value-type="string" calcext:value-type="string">
            <text:p>Basis-Streuungslauf I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(Basis-)Streuungslauf I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" calcext:value-type="percentage">
            <text:p>2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6" calcext:value-type="percentage">
            <text:p>6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(Basis-)Streuungslauf</text:p>
          </table:table-cell>
          <table:table-cell table:style-name="ce722" office:value-type="string" calcext:value-type="string">
            <text:p>Basis-Streuungslauf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(Basis-)Streuungslauf IV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7" calcext:value-type="percentage">
            <text:p>7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AM-Zünder</text:p>
          </table:table-cell>
          <table:table-cell table:style-name="ce723" office:value-type="string" calcext:value-type="string">
            <text:p>AM-Zünder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" calcext:value-type="percentage">
            <text:p>1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50" calcext:value-type="float">
            <text:p>50</text:p>
          </table:table-cell>
          <table:table-cell table:style-name="ce706"/>
          <table:table-cell table:style-name="ce860"/>
          <table:table-cell table:style-name="ce703"/>
          <table:table-cell table:style-name="ce703" office:value-type="float" office:value="1182850" calcext:value-type="float">
            <text:p>1.182.850</text:p>
          </table:table-cell>
          <table:table-cell table:style-name="ce703" table:number-columns-repeated="2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5" calcext:value-type="float">
            <text:p>5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80" calcext:value-type="float">
            <text:p>18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AM-Zünder</text:p>
          </table:table-cell>
          <table:table-cell table:style-name="ce724" office:value-type="string" calcext:value-type="string">
            <text:p>AM-Zünder 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AM-Zünder 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" calcext:value-type="percentage">
            <text:p>2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00" calcext:value-type="float">
            <text:p>100</text:p>
          </table:table-cell>
          <table:table-cell table:style-name="ce706"/>
          <table:table-cell table:style-name="ce860"/>
          <table:table-cell table:style-name="ce703"/>
          <table:table-cell table:style-name="ce703" office:value-type="float" office:value="2365675" calcext:value-type="float">
            <text:p>2.365.675</text:p>
          </table:table-cell>
          <table:table-cell table:style-name="ce703" table:number-columns-repeated="2"/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36" calcext:value-type="float">
            <text:p>3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251" calcext:value-type="float">
            <text:p>251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AM-Zünder</text:p>
          </table:table-cell>
          <table:table-cell table:style-name="ce725" office:value-type="string" calcext:value-type="string">
            <text:p>AM-Zünder III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AM-Zünder 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" calcext:value-type="percentage">
            <text:p>3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50" calcext:value-type="float">
            <text:p>150</text:p>
          </table:table-cell>
          <table:table-cell table:style-name="ce706"/>
          <table:table-cell table:style-name="ce860"/>
          <table:table-cell table:style-name="ce703"/>
          <table:table-cell table:style-name="ce703" office:value-type="float" office:value="5558334" calcext:value-type="float">
            <text:p>5.558.334</text:p>
          </table:table-cell>
          <table:table-cell table:style-name="ce703" office:value-type="float" office:value="292544" calcext:value-type="float">
            <text:p>292.544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2" calcext:value-type="float">
            <text:p>22</text:p>
          </table:table-cell>
          <table:table-cell table:style-name="ce703" office:value-type="float" office:value="56" calcext:value-type="float">
            <text:p>5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938" calcext:value-type="float">
            <text:p>938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AM-Zünder</text:p>
          </table:table-cell>
          <table:table-cell table:style-name="ce726" office:value-type="string" calcext:value-type="string">
            <text:p>AM-Zünder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AM-Zünder I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4" calcext:value-type="percentage">
            <text:p>4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200" calcext:value-type="float">
            <text:p>200</text:p>
          </table:table-cell>
          <table:table-cell table:style-name="ce706"/>
          <table:table-cell table:style-name="ce860"/>
          <table:table-cell table:style-name="ce703"/>
          <table:table-cell table:style-name="ce703" office:value-type="float" office:value="23060624" calcext:value-type="float">
            <text:p>23.060.624</text:p>
          </table:table-cell>
          <table:table-cell table:style-name="ce703" office:value-type="float" office:value="4069522" calcext:value-type="float">
            <text:p>4.069.522</text:p>
          </table:table-cell>
          <table:table-cell table:style-name="ce703" table:number-columns-repeated="3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AM-Zünder</text:p>
          </table:table-cell>
          <table:table-cell table:style-name="ce727" office:value-type="string" calcext:value-type="string">
            <text:p>AM-Zünder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AM-Zünder IV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5" calcext:value-type="percentage">
            <text:p>5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250" calcext:value-type="float">
            <text:p>250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onenlader</text:p>
          </table:table-cell>
          <table:table-cell table:style-name="ce728" office:value-type="string" calcext:value-type="string">
            <text:p>Ionenlader I</text:p>
          </table:table-cell>
          <table:table-cell table:style-name="ce403" office:value-type="string" calcext:value-type="string">
            <text:p>Techniklabor V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" calcext:value-type="percentage">
            <text:p>1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2" calcext:value-type="percentage">
            <text:p>20%</text:p>
          </table:table-cell>
          <table:table-cell table:style-name="ce706" office:value-type="percentage" office:value="-0.05" calcext:value-type="percentage">
            <text:p>-5%</text:p>
          </table:table-cell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51553" calcext:value-type="float">
            <text:p>151.553</text:p>
          </table:table-cell>
          <table:table-cell table:style-name="ce703" table:number-columns-repeated="2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10" calcext:value-type="float">
            <text:p>1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2" calcext:value-type="float">
            <text:p>42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onenlader</text:p>
          </table:table-cell>
          <table:table-cell table:style-name="ce729" office:value-type="string" calcext:value-type="string">
            <text:p>Ionenlader 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Ionenlader 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" calcext:value-type="percentage">
            <text:p>2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706" office:value-type="percentage" office:value="-0.07" calcext:value-type="percentage">
            <text:p>-7%</text:p>
          </table:table-cell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879289" calcext:value-type="float">
            <text:p>1.879.289</text:p>
          </table:table-cell>
          <table:table-cell table:style-name="ce703" office:value-type="float" office:value="98910" calcext:value-type="float">
            <text:p>98.910</text:p>
          </table:table-cell>
          <table:table-cell table:style-name="ce703"/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33" calcext:value-type="float">
            <text:p>3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50" calcext:value-type="float">
            <text:p>15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onenlader</text:p>
          </table:table-cell>
          <table:table-cell table:style-name="ce730" office:value-type="string" calcext:value-type="string">
            <text:p>Ionenlader I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Ionenlader 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" calcext:value-type="percentage">
            <text:p>3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4" calcext:value-type="percentage">
            <text:p>40%</text:p>
          </table:table-cell>
          <table:table-cell table:style-name="ce706" office:value-type="percentage" office:value="-0.1" calcext:value-type="percentage">
            <text:p>-10%</text:p>
          </table:table-cell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2386625" calcext:value-type="float">
            <text:p>12.386.625</text:p>
          </table:table-cell>
          <table:table-cell table:style-name="ce703" office:value-type="float" office:value="2185875" calcext:value-type="float">
            <text:p>2.185.875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560" calcext:value-type="float">
            <text:p>56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onenlader</text:p>
          </table:table-cell>
          <table:table-cell table:style-name="ce731" office:value-type="string" calcext:value-type="string">
            <text:p>Ionenlader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Ionenlader I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4" calcext:value-type="percentage">
            <text:p>4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5" calcext:value-type="percentage">
            <text:p>50%</text:p>
          </table:table-cell>
          <table:table-cell table:style-name="ce706" office:value-type="percentage" office:value="-0.13" calcext:value-type="percentage">
            <text:p>-13%</text:p>
          </table:table-cell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25043212" calcext:value-type="float">
            <text:p>25.043.212</text:p>
          </table:table-cell>
          <table:table-cell table:style-name="ce703" office:value-type="float" office:value="6260803" calcext:value-type="float">
            <text:p>6.260.803</text:p>
          </table:table-cell>
          <table:table-cell table:style-name="ce703" table:number-columns-repeated="3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onenlader</text:p>
          </table:table-cell>
          <table:table-cell table:style-name="ce732" office:value-type="string" calcext:value-type="string">
            <text:p>Ionenlader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Ionenlader IV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5" calcext:value-type="percentage">
            <text:p>5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6" calcext:value-type="percentage">
            <text:p>60%</text:p>
          </table:table-cell>
          <table:table-cell table:style-name="ce706" office:value-type="percentage" office:value="-0.15" calcext:value-type="percentage">
            <text:p>-15%</text:p>
          </table:table-cell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ridiumfelder</text:p>
          </table:table-cell>
          <table:table-cell table:style-name="ce733" office:value-type="string" calcext:value-type="string">
            <text:p>Iridiumfelder I</text:p>
          </table:table-cell>
          <table:table-cell table:style-name="ce403" office:value-type="string" calcext:value-type="string">
            <text:p>Techniklabor III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3" calcext:value-type="percentage">
            <text:p>3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290" calcext:value-type="float">
            <text:p>29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51553" calcext:value-type="float">
            <text:p>151.553</text:p>
          </table:table-cell>
          <table:table-cell table:style-name="ce703" table:number-columns-repeated="2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10" calcext:value-type="float">
            <text:p>1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2" calcext:value-type="float">
            <text:p>42</text:p>
          </table:table-cell>
          <table:table-cell table:style-name="ce709" office:value-type="string" calcext:value-type="string">
            <text:p>x</text:p>
          </table:table-cell>
          <table:table-cell table:style-name="ce863"/>
          <table:table-cell table:number-columns-repeated="984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ridiumfelder</text:p>
          </table:table-cell>
          <table:table-cell table:style-name="ce734" office:value-type="string" calcext:value-type="string">
            <text:p>Iridiumfelder II</text:p>
          </table:table-cell>
          <table:table-cell table:style-name="ce403" office:value-type="string" calcext:value-type="string">
            <text:p>Techniklabor V</text:p>
          </table:table-cell>
          <table:table-cell table:style-name="ce403" office:value-type="string" calcext:value-type="string">
            <text:p>Iridiumfelder 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6" calcext:value-type="percentage">
            <text:p>6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830" calcext:value-type="float">
            <text:p>83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606165" calcext:value-type="float">
            <text:p>606.165</text:p>
          </table:table-cell>
          <table:table-cell table:style-name="ce703" table:number-columns-repeated="2"/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10" calcext:value-type="float">
            <text:p>1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82" calcext:value-type="float">
            <text:p>82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ridiumfelder</text:p>
          </table:table-cell>
          <table:table-cell table:style-name="ce735" office:value-type="string" calcext:value-type="string">
            <text:p>Iridiumfelder I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Iridiumfelder 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9" calcext:value-type="percentage">
            <text:p>9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100" calcext:value-type="float">
            <text:p>1.10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0055026" calcext:value-type="float">
            <text:p>10.055.026</text:p>
          </table:table-cell>
          <table:table-cell table:style-name="ce703" office:value-type="float" office:value="1117225" calcext:value-type="float">
            <text:p>1.117.225</text:p>
          </table:table-cell>
          <table:table-cell table:style-name="ce703"/>
          <table:table-cell table:style-name="ce703" office:value-type="float" office:value="21" calcext:value-type="float">
            <text:p>21</text:p>
          </table:table-cell>
          <table:table-cell table:style-name="ce703" office:value-type="float" office:value="31" calcext:value-type="float">
            <text:p>31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429" calcext:value-type="float">
            <text:p>429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ridiumfelder</text:p>
          </table:table-cell>
          <table:table-cell table:style-name="ce736" office:value-type="string" calcext:value-type="string">
            <text:p>Iridiumfelder I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Iridiumfelder I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2" calcext:value-type="percentage">
            <text:p>12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370" calcext:value-type="float">
            <text:p>1.37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Iridiumfelder</text:p>
          </table:table-cell>
          <table:table-cell table:style-name="ce737" office:value-type="string" calcext:value-type="string">
            <text:p>Iridiumfelder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Iridiumfelder IV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5" calcext:value-type="percentage">
            <text:p>1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640" calcext:value-type="float">
            <text:p>1.64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Konzentrierte Blende</text:p>
          </table:table-cell>
          <table:table-cell table:style-name="ce738" office:value-type="string" calcext:value-type="string">
            <text:p>Konzentrierte Blende I</text:p>
          </table:table-cell>
          <table:table-cell table:style-name="ce403" office:value-type="string" calcext:value-type="string">
            <text:p>Techniklabor V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" calcext:value-type="percentage">
            <text:p>2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250" calcext:value-type="float">
            <text:p>25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22989" calcext:value-type="float">
            <text:p>122.989</text:p>
          </table:table-cell>
          <table:table-cell table:style-name="ce703" table:number-columns-repeated="2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53" calcext:value-type="float">
            <text:p>5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37" calcext:value-type="float">
            <text:p>37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Konzentrierte Blende</text:p>
          </table:table-cell>
          <table:table-cell table:style-name="ce739" office:value-type="string" calcext:value-type="string">
            <text:p>Konzentrierte Blende 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Konzentrierte Blende 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4" calcext:value-type="percentage">
            <text:p>4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500" calcext:value-type="float">
            <text:p>50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368971" calcext:value-type="float">
            <text:p>368.971</text:p>
          </table:table-cell>
          <table:table-cell table:style-name="ce703" table:number-columns-repeated="2"/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38" calcext:value-type="float">
            <text:p>38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72" calcext:value-type="float">
            <text:p>72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Konzentrierte Blende</text:p>
          </table:table-cell>
          <table:table-cell table:style-name="ce740" office:value-type="string" calcext:value-type="string">
            <text:p>Konzentrierte Blende III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Konzentrierte Blende 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6" calcext:value-type="percentage">
            <text:p>6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750" calcext:value-type="float">
            <text:p>75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6055489" calcext:value-type="float">
            <text:p>6.055.489</text:p>
          </table:table-cell>
          <table:table-cell table:style-name="ce703" office:value-type="float" office:value="318710" calcext:value-type="float">
            <text:p>318.710</text:p>
          </table:table-cell>
          <table:table-cell table:style-name="ce703"/>
          <table:table-cell table:style-name="ce703" office:value-type="float" office:value="18" calcext:value-type="float">
            <text:p>18</text:p>
          </table:table-cell>
          <table:table-cell table:style-name="ce703" office:value-type="float" office:value="51" calcext:value-type="float">
            <text:p>51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376" calcext:value-type="float">
            <text:p>376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Konzentrierte Blende</text:p>
          </table:table-cell>
          <table:table-cell table:style-name="ce741" office:value-type="string" calcext:value-type="string">
            <text:p>Konzentrierte Blende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Konzentrierte Blende I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8" calcext:value-type="percentage">
            <text:p>8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000" calcext:value-type="float">
            <text:p>1.00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komponenten</text:p>
          </table:table-cell>
          <table:table-cell table:style-name="ce403" office:value-type="string" calcext:value-type="string">
            <text:p>Konzentrierte Blende</text:p>
          </table:table-cell>
          <table:table-cell table:style-name="ce742" office:value-type="string" calcext:value-type="string">
            <text:p>Konzentrierte Blende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Konzentrierte Blende IV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1" calcext:value-type="percentage">
            <text:p>10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250" calcext:value-type="float">
            <text:p>1.25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Ablenkfeld</text:p>
          </table:table-cell>
          <table:table-cell table:style-name="ce743" office:value-type="string" calcext:value-type="string">
            <text:p>Ablenkfeld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240" calcext:value-type="float">
            <text:p>240</text:p>
          </table:table-cell>
          <table:table-cell table:style-name="ce403" office:value-type="float" office:value="600" calcext:value-type="float">
            <text:p>60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394751" calcext:value-type="float">
            <text:p>394.751</text:p>
          </table:table-cell>
          <table:table-cell table:style-name="ce703" table:number-columns-repeated="2"/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6" calcext:value-type="float">
            <text:p>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61" calcext:value-type="float">
            <text:p>61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Ablenkfeld</text:p>
          </table:table-cell>
          <table:table-cell table:style-name="ce744" office:value-type="string" calcext:value-type="string">
            <text:p>Ablenkfeld 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Ablenkfeld 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336" calcext:value-type="float">
            <text:p>336</text:p>
          </table:table-cell>
          <table:table-cell table:style-name="ce403" office:value-type="float" office:value="840" calcext:value-type="float">
            <text:p>84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897968" calcext:value-type="float">
            <text:p>897.968</text:p>
          </table:table-cell>
          <table:table-cell table:style-name="ce703" office:value-type="float" office:value="47262" calcext:value-type="float">
            <text:p>47.262</text:p>
          </table:table-cell>
          <table:table-cell table:style-name="ce703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20" calcext:value-type="float">
            <text:p>2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85" calcext:value-type="float">
            <text:p>185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Ablenkfeld</text:p>
          </table:table-cell>
          <table:table-cell table:style-name="ce745" office:value-type="string" calcext:value-type="string">
            <text:p>Ablenkfeld I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Ablenkfeld 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470" calcext:value-type="float">
            <text:p>470</text:p>
          </table:table-cell>
          <table:table-cell table:style-name="ce403" office:value-type="float" office:value="1176" calcext:value-type="float">
            <text:p>1176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200336" calcext:value-type="float">
            <text:p>200.336</text:p>
          </table:table-cell>
          <table:table-cell table:style-name="ce703" office:value-type="float" office:value="10544" calcext:value-type="float">
            <text:p>10.544</text:p>
          </table:table-cell>
          <table:table-cell table:style-name="ce703"/>
          <table:table-cell table:style-name="ce703" office:value-type="float" office:value="20" calcext:value-type="float">
            <text:p>20</text:p>
          </table:table-cell>
          <table:table-cell table:style-name="ce703" office:value-type="float" office:value="15" calcext:value-type="float">
            <text:p>15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04" calcext:value-type="float">
            <text:p>404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Ablenkfeld</text:p>
          </table:table-cell>
          <table:table-cell table:style-name="ce746" office:value-type="string" calcext:value-type="string">
            <text:p>Ablenkfeld I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Ablenkfeld I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658" calcext:value-type="float">
            <text:p>658</text:p>
          </table:table-cell>
          <table:table-cell table:style-name="ce403" office:value-type="float" office:value="1646" calcext:value-type="float">
            <text:p>1646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863368" calcext:value-type="float">
            <text:p>863.368</text:p>
          </table:table-cell>
          <table:table-cell table:style-name="ce703" office:value-type="float" office:value="95930" calcext:value-type="float">
            <text:p>95.930</text:p>
          </table:table-cell>
          <table:table-cell table:style-name="ce703" table:number-columns-repeated="3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Ablenkfeld</text:p>
          </table:table-cell>
          <table:table-cell table:style-name="ce747" office:value-type="string" calcext:value-type="string">
            <text:p>Ablenkfeld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Ablenkfeld IV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922" calcext:value-type="float">
            <text:p>922</text:p>
          </table:table-cell>
          <table:table-cell table:style-name="ce403" office:value-type="float" office:value="2304" calcext:value-type="float">
            <text:p>2304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chockfeld</text:p>
          </table:table-cell>
          <table:table-cell table:style-name="ce748" office:value-type="string" calcext:value-type="string">
            <text:p>Schockfeld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280" calcext:value-type="float">
            <text:p>280</text:p>
          </table:table-cell>
          <table:table-cell table:style-name="ce403" office:value-type="float" office:value="700" calcext:value-type="float">
            <text:p>70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883541" calcext:value-type="float">
            <text:p>883.541</text:p>
          </table:table-cell>
          <table:table-cell table:style-name="ce703" table:number-columns-repeated="2"/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13" calcext:value-type="float">
            <text:p>1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43" calcext:value-type="float">
            <text:p>143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chockfeld</text:p>
          </table:table-cell>
          <table:table-cell table:style-name="ce749" office:value-type="string" calcext:value-type="string">
            <text:p>Schockfeld 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Schockfeld 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392" calcext:value-type="float">
            <text:p>392</text:p>
          </table:table-cell>
          <table:table-cell table:style-name="ce403" office:value-type="float" office:value="980" calcext:value-type="float">
            <text:p>98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49178" calcext:value-type="float">
            <text:p>49.178</text:p>
          </table:table-cell>
          <table:table-cell table:style-name="ce703" office:value-type="float" office:value="88791" calcext:value-type="float">
            <text:p>88.791</text:p>
          </table:table-cell>
          <table:table-cell table:style-name="ce703"/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53" calcext:value-type="float">
            <text:p>5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57" calcext:value-type="float">
            <text:p>157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chockfeld</text:p>
          </table:table-cell>
          <table:table-cell table:style-name="ce750" office:value-type="string" calcext:value-type="string">
            <text:p>Schockfeld I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Schockfeld 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549" calcext:value-type="float">
            <text:p>549</text:p>
          </table:table-cell>
          <table:table-cell table:style-name="ce403" office:value-type="float" office:value="1372" calcext:value-type="float">
            <text:p>1372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233726" calcext:value-type="float">
            <text:p>233.726</text:p>
          </table:table-cell>
          <table:table-cell table:style-name="ce703" office:value-type="float" office:value="12301" calcext:value-type="float">
            <text:p>12.301</text:p>
          </table:table-cell>
          <table:table-cell table:style-name="ce703"/>
          <table:table-cell table:style-name="ce703" office:value-type="float" office:value="23" calcext:value-type="float">
            <text:p>23</text:p>
          </table:table-cell>
          <table:table-cell table:style-name="ce703" office:value-type="float" office:value="38" calcext:value-type="float">
            <text:p>38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472" calcext:value-type="float">
            <text:p>472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chockfeld</text:p>
          </table:table-cell>
          <table:table-cell table:style-name="ce751" office:value-type="string" calcext:value-type="string">
            <text:p>Schockfeld I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Schockfeld I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768" calcext:value-type="float">
            <text:p>768</text:p>
          </table:table-cell>
          <table:table-cell table:style-name="ce403" office:value-type="float" office:value="1921" calcext:value-type="float">
            <text:p>1921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chockfeld</text:p>
          </table:table-cell>
          <table:table-cell table:style-name="ce752" office:value-type="string" calcext:value-type="string">
            <text:p>Schockfeld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Schockfeld IV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1076" calcext:value-type="float">
            <text:p>1076</text:p>
          </table:table-cell>
          <table:table-cell table:style-name="ce403" office:value-type="float" office:value="2689" calcext:value-type="float">
            <text:p>2689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pektralfeld</text:p>
          </table:table-cell>
          <table:table-cell table:style-name="ce753" office:value-type="string" calcext:value-type="string">
            <text:p>Spektralfeld I</text:p>
          </table:table-cell>
          <table:table-cell table:style-name="ce403" office:value-type="string" calcext:value-type="string">
            <text:p>Techniklabor V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20" calcext:value-type="float">
            <text:p>320</text:p>
          </table:table-cell>
          <table:table-cell table:style-name="ce403" office:value-type="float" office:value="800" calcext:value-type="float">
            <text:p>80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11233" calcext:value-type="float">
            <text:p>11.233</text:p>
          </table:table-cell>
          <table:table-cell table:style-name="ce703" table:number-columns-repeated="2"/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59" calcext:value-type="float">
            <text:p>59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pektralfeld</text:p>
          </table:table-cell>
          <table:table-cell table:style-name="ce754" office:value-type="string" calcext:value-type="string">
            <text:p>Spektralfeld 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Spektralfeld 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448" calcext:value-type="float">
            <text:p>448</text:p>
          </table:table-cell>
          <table:table-cell table:style-name="ce403" office:value-type="float" office:value="1120" calcext:value-type="float">
            <text:p>112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56203" calcext:value-type="float">
            <text:p>56.203</text:p>
          </table:table-cell>
          <table:table-cell table:style-name="ce703" table:number-columns-repeated="2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79" calcext:value-type="float">
            <text:p>179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pektralfeld</text:p>
          </table:table-cell>
          <table:table-cell table:style-name="ce755" office:value-type="string" calcext:value-type="string">
            <text:p>Spektralfeld I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Spektralfeld 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627" calcext:value-type="float">
            <text:p>627</text:p>
          </table:table-cell>
          <table:table-cell table:style-name="ce403" office:value-type="float" office:value="1568" calcext:value-type="float">
            <text:p>1568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/>
          <table:table-cell table:style-name="ce703" office:value-type="float" office:value="267115" calcext:value-type="float">
            <text:p>267.115</text:p>
          </table:table-cell>
          <table:table-cell table:style-name="ce703" office:value-type="float" office:value="14058" calcext:value-type="float">
            <text:p>14.058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539" calcext:value-type="float">
            <text:p>539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pektralfeld</text:p>
          </table:table-cell>
          <table:table-cell table:style-name="ce756" office:value-type="string" calcext:value-type="string">
            <text:p>Spektralfeld IV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Spektralfeld I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878" calcext:value-type="float">
            <text:p>878</text:p>
          </table:table-cell>
          <table:table-cell table:style-name="ce403" office:value-type="float" office:value="2195" calcext:value-type="float">
            <text:p>2195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</text:p>
          </table:table-cell>
          <table:table-cell table:style-name="ce403" office:value-type="string" calcext:value-type="string">
            <text:p>Spektralfeld</text:p>
          </table:table-cell>
          <table:table-cell table:style-name="ce757" office:value-type="string" calcext:value-type="string">
            <text:p>Spektralfeld 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Spektralfeld IV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1229" calcext:value-type="float">
            <text:p>1229</text:p>
          </table:table-cell>
          <table:table-cell table:style-name="ce403" office:value-type="float" office:value="3073" calcext:value-type="float">
            <text:p>3073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AM-Sprengk.</text:p>
          </table:table-cell>
          <table:table-cell table:style-name="ce758" office:value-type="string" calcext:value-type="string">
            <text:p>AM-Sprengk.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5" calcext:value-type="percentage">
            <text:p>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50" calcext:value-type="float">
            <text:p>50</text:p>
          </table:table-cell>
          <table:table-cell table:style-name="ce706"/>
          <table:table-cell table:style-name="ce860"/>
          <table:table-cell table:style-name="ce703" office:value-type="float" office:value="3523696" calcext:value-type="float">
            <text:p>3.523.696</text:p>
          </table:table-cell>
          <table:table-cell table:style-name="ce703" table:number-columns-repeated="3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21" calcext:value-type="float">
            <text:p>21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86" calcext:value-type="float">
            <text:p>186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AM-Sprengk.</text:p>
          </table:table-cell>
          <table:table-cell table:style-name="ce759" office:value-type="string" calcext:value-type="string">
            <text:p>AM-Sprengk. 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AM-Sprengk. 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" calcext:value-type="percentage">
            <text:p>1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00" calcext:value-type="float">
            <text:p>100</text:p>
          </table:table-cell>
          <table:table-cell table:style-name="ce706"/>
          <table:table-cell table:style-name="ce860"/>
          <table:table-cell table:style-name="ce703" office:value-type="float" office:value="13314484" calcext:value-type="float">
            <text:p>13.314.484</text:p>
          </table:table-cell>
          <table:table-cell table:style-name="ce703"/>
          <table:table-cell table:style-name="ce703" office:value-type="float" office:value="1479387" calcext:value-type="float">
            <text:p>1.479.387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0" calcext:value-type="float">
            <text:p>20</text:p>
          </table:table-cell>
          <table:table-cell table:style-name="ce703" office:value-type="float" office:value="2" calcext:value-type="float">
            <text:p>2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880" calcext:value-type="float">
            <text:p>88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AM-Sprengk.</text:p>
          </table:table-cell>
          <table:table-cell table:style-name="ce760" office:value-type="string" calcext:value-type="string">
            <text:p>AM-Sprengk. III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AM-Sprengk. 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5" calcext:value-type="percentage">
            <text:p>1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50" calcext:value-type="float">
            <text:p>150</text:p>
          </table:table-cell>
          <table:table-cell table:style-name="ce706"/>
          <table:table-cell table:style-name="ce860"/>
          <table:table-cell table:style-name="ce703" office:value-type="float" office:value="2647440" calcext:value-type="float">
            <text:p>2.647.440</text:p>
          </table:table-cell>
          <table:table-cell table:style-name="ce703"/>
          <table:table-cell table:style-name="ce703" office:value-type="float" office:value="294160" calcext:value-type="float">
            <text:p>294.160</text:p>
          </table:table-cell>
          <table:table-cell table:style-name="ce703"/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53" calcext:value-type="float">
            <text:p>53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256" calcext:value-type="float">
            <text:p>256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AM-Sprengk.</text:p>
          </table:table-cell>
          <table:table-cell table:style-name="ce761" office:value-type="string" calcext:value-type="string">
            <text:p>AM-Sprengk.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AM-Sprengk. I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" calcext:value-type="percentage">
            <text:p>2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200" calcext:value-type="float">
            <text:p>200</text:p>
          </table:table-cell>
          <table:table-cell table:style-name="ce706"/>
          <table:table-cell table:style-name="ce860"/>
          <table:table-cell table:style-name="ce703" office:value-type="float" office:value="6598400" calcext:value-type="float">
            <text:p>6.598.400</text:p>
          </table:table-cell>
          <table:table-cell table:style-name="ce703"/>
          <table:table-cell table:style-name="ce703" office:value-type="float" office:value="1649600" calcext:value-type="float">
            <text:p>1.649.600</text:p>
          </table:table-cell>
          <table:table-cell table:style-name="ce703" table:number-columns-repeated="3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AM-Sprengk.</text:p>
          </table:table-cell>
          <table:table-cell table:style-name="ce762" office:value-type="string" calcext:value-type="string">
            <text:p>AM-Sprengk.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AM-Sprengk. IV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250" calcext:value-type="float">
            <text:p>250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onenregler</text:p>
          </table:table-cell>
          <table:table-cell table:style-name="ce763" office:value-type="string" calcext:value-type="string">
            <text:p>Ionenregler I</text:p>
          </table:table-cell>
          <table:table-cell table:style-name="ce403" office:value-type="string" calcext:value-type="string">
            <text:p>Techniklabor V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6" calcext:value-type="percentage">
            <text:p>6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2" calcext:value-type="percentage">
            <text:p>20%</text:p>
          </table:table-cell>
          <table:table-cell table:style-name="ce706" office:value-type="percentage" office:value="-0.05" calcext:value-type="percentage">
            <text:p>-5%</text:p>
          </table:table-cell>
          <table:table-cell table:style-name="ce703"/>
          <table:table-cell table:style-name="ce706"/>
          <table:table-cell table:style-name="ce860"/>
          <table:table-cell table:style-name="ce703" office:value-type="float" office:value="80100" calcext:value-type="float">
            <text:p>80.100</text:p>
          </table:table-cell>
          <table:table-cell table:style-name="ce703" table:number-columns-repeated="4"/>
          <table:table-cell table:style-name="ce703" office:value-type="float" office:value="25" calcext:value-type="float">
            <text:p>25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8" calcext:value-type="float">
            <text:p>8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onenregler</text:p>
          </table:table-cell>
          <table:table-cell table:style-name="ce764" office:value-type="string" calcext:value-type="string">
            <text:p>Ionenregler 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Ionenregler 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2" calcext:value-type="percentage">
            <text:p>12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706" office:value-type="percentage" office:value="-0.07" calcext:value-type="percentage">
            <text:p>-7%</text:p>
          </table:table-cell>
          <table:table-cell table:style-name="ce703"/>
          <table:table-cell table:style-name="ce706"/>
          <table:table-cell table:style-name="ce860"/>
          <table:table-cell table:style-name="ce703" office:value-type="float" office:value="123560" calcext:value-type="float">
            <text:p>123.560</text:p>
          </table:table-cell>
          <table:table-cell table:style-name="ce703"/>
          <table:table-cell table:style-name="ce703" office:value-type="float" office:value="124840" calcext:value-type="float">
            <text:p>124.840</text:p>
          </table:table-cell>
          <table:table-cell table:style-name="ce703"/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33" calcext:value-type="float">
            <text:p>33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10" calcext:value-type="float">
            <text:p>11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onenregler</text:p>
          </table:table-cell>
          <table:table-cell table:style-name="ce765" office:value-type="string" calcext:value-type="string">
            <text:p>Ionenregler I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Ionenregler 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8" calcext:value-type="percentage">
            <text:p>18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4" calcext:value-type="percentage">
            <text:p>40%</text:p>
          </table:table-cell>
          <table:table-cell table:style-name="ce706" office:value-type="percentage" office:value="-0.1" calcext:value-type="percentage">
            <text:p>-10%</text:p>
          </table:table-cell>
          <table:table-cell table:style-name="ce703"/>
          <table:table-cell table:style-name="ce706"/>
          <table:table-cell table:style-name="ce860"/>
          <table:table-cell table:style-name="ce703" office:value-type="float" office:value="4876535" calcext:value-type="float">
            <text:p>4.876.535</text:p>
          </table:table-cell>
          <table:table-cell table:style-name="ce703"/>
          <table:table-cell table:style-name="ce703" office:value-type="float" office:value="860565" calcext:value-type="float">
            <text:p>860.565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0" calcext:value-type="float">
            <text:p>0</text:p>
          </table:table-cell>
          <table:table-cell table:style-name="ce703" office:value-type="float" office:value="59" calcext:value-type="float">
            <text:p>59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98" calcext:value-type="float">
            <text:p>498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onenregler</text:p>
          </table:table-cell>
          <table:table-cell table:style-name="ce766" office:value-type="string" calcext:value-type="string">
            <text:p>Ionenregler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Ionenregler I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4" calcext:value-type="percentage">
            <text:p>24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5" calcext:value-type="percentage">
            <text:p>50%</text:p>
          </table:table-cell>
          <table:table-cell table:style-name="ce706" office:value-type="percentage" office:value="-0.13" calcext:value-type="percentage">
            <text:p>-13%</text:p>
          </table:table-cell>
          <table:table-cell table:style-name="ce703"/>
          <table:table-cell table:style-name="ce706"/>
          <table:table-cell table:style-name="ce860"/>
          <table:table-cell table:style-name="ce703" office:value-type="float" office:value="10897200" calcext:value-type="float">
            <text:p>10.897.200</text:p>
          </table:table-cell>
          <table:table-cell table:style-name="ce703"/>
          <table:table-cell table:style-name="ce703" office:value-type="float" office:value="3632400" calcext:value-type="float">
            <text:p>3.632.400</text:p>
          </table:table-cell>
          <table:table-cell table:style-name="ce703" table:number-columns-repeated="3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onenregler</text:p>
          </table:table-cell>
          <table:table-cell table:style-name="ce767" office:value-type="string" calcext:value-type="string">
            <text:p>Ionenregler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Ionenregler IV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" calcext:value-type="percentage">
            <text:p>3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6" calcext:value-type="percentage">
            <text:p>60%</text:p>
          </table:table-cell>
          <table:table-cell table:style-name="ce706" office:value-type="percentage" office:value="-0.15" calcext:value-type="percentage">
            <text:p>-15%</text:p>
          </table:table-cell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ridiummagnet</text:p>
          </table:table-cell>
          <table:table-cell table:style-name="ce768" office:value-type="string" calcext:value-type="string">
            <text:p>Iridiummagnet I</text:p>
          </table:table-cell>
          <table:table-cell table:style-name="ce403" office:value-type="string" calcext:value-type="string">
            <text:p>Techniklabor III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6" calcext:value-type="percentage">
            <text:p>6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540" calcext:value-type="float">
            <text:p>54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218019" calcext:value-type="float">
            <text:p>218.019</text:p>
          </table:table-cell>
          <table:table-cell table:style-name="ce703" table:number-columns-repeated="4"/>
          <table:table-cell table:style-name="ce703" office:value-type="float" office:value="27" calcext:value-type="float">
            <text:p>27</text:p>
          </table:table-cell>
          <table:table-cell table:style-name="ce403" office:value-type="float" office:value="18" calcext:value-type="float">
            <text:p>18</text:p>
          </table:table-cell>
          <table:table-cell table:style-name="ce403" office:value-type="float" office:value="8" calcext:value-type="float">
            <text:p>8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ridiummagnet</text:p>
          </table:table-cell>
          <table:table-cell table:style-name="ce769" office:value-type="string" calcext:value-type="string">
            <text:p>Iridiummagnet II</text:p>
          </table:table-cell>
          <table:table-cell table:style-name="ce403" office:value-type="string" calcext:value-type="string">
            <text:p>Techniklabor V</text:p>
          </table:table-cell>
          <table:table-cell table:style-name="ce403" office:value-type="string" calcext:value-type="string">
            <text:p>Iridiummagnet 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2" calcext:value-type="percentage">
            <text:p>12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080" calcext:value-type="float">
            <text:p>1.08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384428" calcext:value-type="float">
            <text:p>1.384.428</text:p>
          </table:table-cell>
          <table:table-cell table:style-name="ce703" table:number-columns-repeated="3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58" calcext:value-type="float">
            <text:p>58</text:p>
          </table:table-cell>
          <table:table-cell table:style-name="ce403" office:value-type="float" office:value="48" calcext:value-type="float">
            <text:p>48</text:p>
          </table:table-cell>
          <table:table-cell table:style-name="ce403" office:value-type="float" office:value="58" calcext:value-type="float">
            <text:p>58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ridiummagnet</text:p>
          </table:table-cell>
          <table:table-cell table:style-name="ce770" office:value-type="string" calcext:value-type="string">
            <text:p>Iridiummagnet I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Iridiummagnet 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8" calcext:value-type="percentage">
            <text:p>18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350" calcext:value-type="float">
            <text:p>1.35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6458196" calcext:value-type="float">
            <text:p>6.458.196</text:p>
          </table:table-cell>
          <table:table-cell table:style-name="ce703"/>
          <table:table-cell table:style-name="ce703" office:value-type="float" office:value="339905" calcext:value-type="float">
            <text:p>339.905</text:p>
          </table:table-cell>
          <table:table-cell table:style-name="ce703"/>
          <table:table-cell table:style-name="ce703" office:value-type="float" office:value="13" calcext:value-type="float">
            <text:p>13</text:p>
          </table:table-cell>
          <table:table-cell table:style-name="ce703" office:value-type="float" office:value="56" calcext:value-type="float">
            <text:p>56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float" office:value="278" calcext:value-type="float">
            <text:p>278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ridiummagnet</text:p>
          </table:table-cell>
          <table:table-cell table:style-name="ce771" office:value-type="string" calcext:value-type="string">
            <text:p>Iridiummagnet I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Iridiummagnet I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4" calcext:value-type="percentage">
            <text:p>24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620" calcext:value-type="float">
            <text:p>1.62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0897200" calcext:value-type="float">
            <text:p>10.897.200</text:p>
          </table:table-cell>
          <table:table-cell table:style-name="ce703"/>
          <table:table-cell table:style-name="ce703" office:value-type="float" office:value="3632400" calcext:value-type="float">
            <text:p>3.632.400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59" calcext:value-type="float">
            <text:p>59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258" calcext:value-type="float">
            <text:p>1258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Iridiummagnet</text:p>
          </table:table-cell>
          <table:table-cell table:style-name="ce772" office:value-type="string" calcext:value-type="string">
            <text:p>Iridiummagnet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Iridiummagnet IV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" calcext:value-type="percentage">
            <text:p>3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890" calcext:value-type="float">
            <text:p>1.89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Konzentrierte Optik</text:p>
          </table:table-cell>
          <table:table-cell table:style-name="ce773" office:value-type="string" calcext:value-type="string">
            <text:p>Konzentrierte Optik I</text:p>
          </table:table-cell>
          <table:table-cell table:style-name="ce403" office:value-type="string" calcext:value-type="string">
            <text:p>Techniklabor IV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8" calcext:value-type="percentage">
            <text:p>8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250" calcext:value-type="float">
            <text:p>25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497983" calcext:value-type="float">
            <text:p>497.983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42" calcext:value-type="float">
            <text:p>42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33" calcext:value-type="float">
            <text:p>33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Konzentrierte Optik</text:p>
          </table:table-cell>
          <table:table-cell table:style-name="ce774" office:value-type="string" calcext:value-type="string">
            <text:p>Konzentrierte Optik 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Konzentrierte Optik 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6" calcext:value-type="percentage">
            <text:p>16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500" calcext:value-type="float">
            <text:p>50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6781105" calcext:value-type="float">
            <text:p>6.781.105</text:p>
          </table:table-cell>
          <table:table-cell table:style-name="ce703"/>
          <table:table-cell table:style-name="ce703" office:value-type="float" office:value="356900" calcext:value-type="float">
            <text:p>356.900</text:p>
          </table:table-cell>
          <table:table-cell table:style-name="ce703"/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38" calcext:value-type="float">
            <text:p>38</text:p>
          </table:table-cell>
          <table:table-cell table:style-name="ce403" office:value-type="float" office:value="14" calcext:value-type="float">
            <text:p>14</text:p>
          </table:table-cell>
          <table:table-cell table:style-name="ce403"/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Konzentrierte Optik</text:p>
          </table:table-cell>
          <table:table-cell table:style-name="ce775" office:value-type="string" calcext:value-type="string">
            <text:p>Konzentrierte Optik III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Konzentrierte Optik 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4" calcext:value-type="percentage">
            <text:p>24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750" calcext:value-type="float">
            <text:p>75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Konzentrierte Optik</text:p>
          </table:table-cell>
          <table:table-cell table:style-name="ce776" office:value-type="string" calcext:value-type="string">
            <text:p>Konzentrierte Optik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Konzentrierte Optik I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2" calcext:value-type="percentage">
            <text:p>32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000" calcext:value-type="float">
            <text:p>1.00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21157500" calcext:value-type="float">
            <text:p>21.157.500</text:p>
          </table:table-cell>
          <table:table-cell table:style-name="ce703"/>
          <table:table-cell table:style-name="ce703" office:value-type="float" office:value="7052500" calcext:value-type="float">
            <text:p>7.052.500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7" calcext:value-type="float">
            <text:p>7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2441" calcext:value-type="float">
            <text:p>2441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Konzentrierte Optik</text:p>
          </table:table-cell>
          <table:table-cell table:style-name="ce777" office:value-type="string" calcext:value-type="string">
            <text:p>Konzentrierte Optik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Konzentrierte Optik IV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4" calcext:value-type="percentage">
            <text:p>4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250" calcext:value-type="float">
            <text:p>1.250</text:p>
          </table:table-cell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Phasenmunit.</text:p>
          </table:table-cell>
          <table:table-cell table:style-name="ce778" office:value-type="string" calcext:value-type="string">
            <text:p>Phasenmunit. I</text:p>
          </table:table-cell>
          <table:table-cell table:style-name="ce403" office:value-type="string" calcext:value-type="string">
            <text:p>Techniklabor IV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5" calcext:value-type="percentage">
            <text:p>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1" calcext:value-type="percentage">
            <text:p>1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525366" calcext:value-type="float">
            <text:p>525.366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47" calcext:value-type="float">
            <text:p>47</text:p>
          </table:table-cell>
          <table:table-cell table:style-name="ce403" office:value-type="float" office:value="27" calcext:value-type="float">
            <text:p>27</text:p>
          </table:table-cell>
          <table:table-cell table:style-name="ce403" office:value-type="float" office:value="35" calcext:value-type="float">
            <text:p>35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Phasenmunit.</text:p>
          </table:table-cell>
          <table:table-cell table:style-name="ce779" office:value-type="string" calcext:value-type="string">
            <text:p>Phasenmunit. 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Phasenmunit. 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" calcext:value-type="percentage">
            <text:p>1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2" calcext:value-type="percentage">
            <text:p>2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3718479" calcext:value-type="float">
            <text:p>3.718.479</text:p>
          </table:table-cell>
          <table:table-cell table:style-name="ce703" table:number-columns-repeated="3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49" calcext:value-type="float">
            <text:p>49</text:p>
          </table:table-cell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195" calcext:value-type="float">
            <text:p>195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Phasenmunit.</text:p>
          </table:table-cell>
          <table:table-cell table:style-name="ce780" office:value-type="string" calcext:value-type="string">
            <text:p>Phasenmunit. I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Phasenmunit. 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5" calcext:value-type="percentage">
            <text:p>1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3" calcext:value-type="percentage">
            <text:p>3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2647440" calcext:value-type="float">
            <text:p>2.647.440</text:p>
          </table:table-cell>
          <table:table-cell table:style-name="ce703"/>
          <table:table-cell table:style-name="ce703" office:value-type="float" office:value="294160" calcext:value-type="float">
            <text:p>294.160</text:p>
          </table:table-cell>
          <table:table-cell table:style-name="ce703"/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53" calcext:value-type="float">
            <text:p>53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256" calcext:value-type="float">
            <text:p>256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Phasenmunit.</text:p>
          </table:table-cell>
          <table:table-cell table:style-name="ce781" office:value-type="string" calcext:value-type="string">
            <text:p>Phasenmunit. I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Phasenmunit. I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" calcext:value-type="percentage">
            <text:p>2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4" calcext:value-type="percentage">
            <text:p>4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Phasenmunit.</text:p>
          </table:table-cell>
          <table:table-cell table:style-name="ce782" office:value-type="string" calcext:value-type="string">
            <text:p>Phasenmunit.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Phasenmunit. IV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5" calcext:value-type="percentage">
            <text:p>5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otationsdüsen</text:p>
          </table:table-cell>
          <table:table-cell table:style-name="ce783" office:value-type="string" calcext:value-type="string">
            <text:p>Rotationsdüsen I</text:p>
          </table:table-cell>
          <table:table-cell table:style-name="ce403" table:number-columns-repeated="6"/>
          <table:table-cell table:style-name="ce706"/>
          <table:table-cell table:style-name="ce706" office:value-type="percentage" office:value="0.01" calcext:value-type="percentage">
            <text:p>1%</text:p>
          </table:table-cell>
          <table:table-cell table:style-name="ce706"/>
          <table:table-cell table:style-name="ce403" office:value-type="float" office:value="2" calcext:value-type="float">
            <text:p>2</text:p>
          </table:table-cell>
          <table:table-cell table:style-name="ce706"/>
          <table:table-cell table:style-name="ce403"/>
          <table:table-cell table:style-name="ce706"/>
          <table:table-cell table:style-name="ce706" office:value-type="percentage" office:value="-0.05" calcext:value-type="percentage">
            <text:p>-5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4829" calcext:value-type="float">
            <text:p>4.829</text:p>
          </table:table-cell>
          <table:table-cell table:style-name="ce703" table:number-columns-repeated="4"/>
          <table:table-cell table:style-name="ce703" office:value-type="float" office:value="2" calcext:value-type="float">
            <text:p>2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float" office:value="0" calcext:value-type="float">
            <text:p>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otationsdüsen</text:p>
          </table:table-cell>
          <table:table-cell table:style-name="ce784" office:value-type="string" calcext:value-type="string">
            <text:p>Rotationsdüsen II</text:p>
          </table:table-cell>
          <table:table-cell table:style-name="ce403" office:value-type="string" calcext:value-type="string">
            <text:p>Techniklabor III</text:p>
          </table:table-cell>
          <table:table-cell table:style-name="ce403" office:value-type="string" calcext:value-type="string">
            <text:p>Rotationsdüsen 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2" calcext:value-type="percentage">
            <text:p>2%</text:p>
          </table:table-cell>
          <table:table-cell table:style-name="ce706"/>
          <table:table-cell table:style-name="ce403" office:value-type="float" office:value="4" calcext:value-type="float">
            <text:p>4</text:p>
          </table:table-cell>
          <table:table-cell table:style-name="ce706"/>
          <table:table-cell table:style-name="ce403"/>
          <table:table-cell table:style-name="ce706"/>
          <table:table-cell table:style-name="ce706" office:value-type="percentage" office:value="-0.1" calcext:value-type="percentage">
            <text:p>-1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420425" calcext:value-type="float">
            <text:p>420.425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9" calcext:value-type="float">
            <text:p>19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otationsdüsen</text:p>
          </table:table-cell>
          <table:table-cell table:style-name="ce785" office:value-type="string" calcext:value-type="string">
            <text:p>Rotationsdüsen III</text:p>
          </table:table-cell>
          <table:table-cell table:style-name="ce403" office:value-type="string" calcext:value-type="string">
            <text:p>Techniklabor V</text:p>
          </table:table-cell>
          <table:table-cell table:style-name="ce403" office:value-type="string" calcext:value-type="string">
            <text:p>Rotationsdüsen I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3" calcext:value-type="percentage">
            <text:p>3%</text:p>
          </table:table-cell>
          <table:table-cell table:style-name="ce706"/>
          <table:table-cell table:style-name="ce403" office:value-type="float" office:value="6" calcext:value-type="float">
            <text:p>6</text:p>
          </table:table-cell>
          <table:table-cell table:style-name="ce706"/>
          <table:table-cell table:style-name="ce403"/>
          <table:table-cell table:style-name="ce706"/>
          <table:table-cell table:style-name="ce706" office:value-type="percentage" office:value="-0.15" calcext:value-type="percentage">
            <text:p>-15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681700" calcext:value-type="float">
            <text:p>1.681.700</text:p>
          </table:table-cell>
          <table:table-cell table:style-name="ce703" table:number-columns-repeated="3"/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99" calcext:value-type="float">
            <text:p>99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otationsdüsen</text:p>
          </table:table-cell>
          <table:table-cell table:style-name="ce786" office:value-type="string" calcext:value-type="string">
            <text:p>Rotationsdüsen IV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Rotationsdüsen II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4" calcext:value-type="percentage">
            <text:p>4%</text:p>
          </table:table-cell>
          <table:table-cell table:style-name="ce706"/>
          <table:table-cell table:style-name="ce403" office:value-type="float" office:value="8" calcext:value-type="float">
            <text:p>8</text:p>
          </table:table-cell>
          <table:table-cell table:style-name="ce706"/>
          <table:table-cell table:style-name="ce403"/>
          <table:table-cell table:style-name="ce706"/>
          <table:table-cell table:style-name="ce706" office:value-type="percentage" office:value="-0.2" calcext:value-type="percentage">
            <text:p>-20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7994440" calcext:value-type="float">
            <text:p>7.994.440</text:p>
          </table:table-cell>
          <table:table-cell table:style-name="ce703"/>
          <table:table-cell table:style-name="ce703" office:value-type="float" office:value="420760" calcext:value-type="float">
            <text:p>420.760</text:p>
          </table:table-cell>
          <table:table-cell table:number-columns-repeated="2" table:style-name="ce703" office:value-type="float" office:value="1" calcext:value-type="float">
            <text:p>1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99" calcext:value-type="float">
            <text:p>499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otationsdüsen</text:p>
          </table:table-cell>
          <table:table-cell table:style-name="ce787" office:value-type="string" calcext:value-type="string">
            <text:p>Rotationsdüsen 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Rotationsdüsen IV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5" calcext:value-type="percentage">
            <text:p>5%</text:p>
          </table:table-cell>
          <table:table-cell table:style-name="ce706"/>
          <table:table-cell table:style-name="ce403" office:value-type="float" office:value="12" calcext:value-type="float">
            <text:p>12</text:p>
          </table:table-cell>
          <table:table-cell table:style-name="ce706"/>
          <table:table-cell table:style-name="ce403"/>
          <table:table-cell table:style-name="ce706"/>
          <table:table-cell table:style-name="ce706" office:value-type="percentage" office:value="-0.25" calcext:value-type="percentage">
            <text:p>-25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579595" calcext:value-type="float">
            <text:p>579.595</text:p>
          </table:table-cell>
          <table:table-cell table:style-name="ce703"/>
          <table:table-cell table:style-name="ce703" office:value-type="float" office:value="30505" calcext:value-type="float">
            <text:p>30.505</text:p>
          </table:table-cell>
          <table:table-cell table:style-name="ce703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47" calcext:value-type="float">
            <text:p>47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54" calcext:value-type="float">
            <text:p>54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ückwärtige Düsen</text:p>
          </table:table-cell>
          <table:table-cell table:style-name="ce788" office:value-type="string" calcext:value-type="string">
            <text:p>Rückwärtige Düsen I</text:p>
          </table:table-cell>
          <table:table-cell table:style-name="ce403" table:number-columns-repeated="6"/>
          <table:table-cell table:style-name="ce706"/>
          <table:table-cell table:style-name="ce706" office:value-type="percentage" office:value="0.02" calcext:value-type="percentage">
            <text:p>2%</text:p>
          </table:table-cell>
          <table:table-cell table:style-name="ce706"/>
          <table:table-cell table:style-name="ce403" office:value-type="float" office:value="-7" calcext:value-type="float">
            <text:p>-7</text:p>
          </table:table-cell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20" calcext:value-type="float">
            <text:p>2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39156" calcext:value-type="float">
            <text:p>39.156</text:p>
          </table:table-cell>
          <table:table-cell table:style-name="ce703" table:number-columns-repeated="4"/>
          <table:table-cell table:style-name="ce703" office:value-type="float" office:value="12" calcext:value-type="float">
            <text:p>12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3" calcext:value-type="float">
            <text:p>3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ückwärtige Düsen</text:p>
          </table:table-cell>
          <table:table-cell table:style-name="ce789" office:value-type="string" calcext:value-type="string">
            <text:p>Rückwärtige Düsen II</text:p>
          </table:table-cell>
          <table:table-cell table:style-name="ce403" office:value-type="string" calcext:value-type="string">
            <text:p>Techniklabor IV</text:p>
          </table:table-cell>
          <table:table-cell table:style-name="ce403" office:value-type="string" calcext:value-type="string">
            <text:p>Rückwärtige Düsen 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4" calcext:value-type="percentage">
            <text:p>4%</text:p>
          </table:table-cell>
          <table:table-cell table:style-name="ce706"/>
          <table:table-cell table:style-name="ce403" office:value-type="float" office:value="-13" calcext:value-type="float">
            <text:p>-13</text:p>
          </table:table-cell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40" calcext:value-type="float">
            <text:p>4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587340" calcext:value-type="float">
            <text:p>587.340</text:p>
          </table:table-cell>
          <table:table-cell table:style-name="ce703" table:number-columns-repeated="3"/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59" calcext:value-type="float">
            <text:p>59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ückwärtige Düsen</text:p>
          </table:table-cell>
          <table:table-cell table:style-name="ce790" office:value-type="string" calcext:value-type="string">
            <text:p>Rückwärtige Düsen I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Rückwärtige Düsen I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6" calcext:value-type="percentage">
            <text:p>6%</text:p>
          </table:table-cell>
          <table:table-cell table:style-name="ce706"/>
          <table:table-cell table:style-name="ce403" office:value-type="float" office:value="-20" calcext:value-type="float">
            <text:p>-20</text:p>
          </table:table-cell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60" calcext:value-type="float">
            <text:p>6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2936700" calcext:value-type="float">
            <text:p>2.936.700</text:p>
          </table:table-cell>
          <table:table-cell table:style-name="ce703" table:number-columns-repeated="3"/>
          <table:table-cell table:style-name="ce703" office:value-type="float" office:value="21" calcext:value-type="float">
            <text:p>21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19" calcext:value-type="float">
            <text:p>419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ückwärtige Düsen</text:p>
          </table:table-cell>
          <table:table-cell table:style-name="ce791" office:value-type="string" calcext:value-type="string">
            <text:p>Rückwärtige Düsen IV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Rückwärtige Düsen II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8" calcext:value-type="percentage">
            <text:p>8%</text:p>
          </table:table-cell>
          <table:table-cell table:style-name="ce706"/>
          <table:table-cell table:style-name="ce403" office:value-type="float" office:value="-26" calcext:value-type="float">
            <text:p>-26</text:p>
          </table:table-cell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80" calcext:value-type="float">
            <text:p>8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4110200" calcext:value-type="float">
            <text:p>14.110.200</text:p>
          </table:table-cell>
          <table:table-cell table:style-name="ce703"/>
          <table:table-cell table:style-name="ce703" office:value-type="float" office:value="1567800" calcext:value-type="float">
            <text:p>1.567.800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2099" calcext:value-type="float">
            <text:p>2099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Rückwärtige Düsen</text:p>
          </table:table-cell>
          <table:table-cell table:style-name="ce792" office:value-type="string" calcext:value-type="string">
            <text:p>Rückwärtige Düsen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Rückwärtige Düsen IV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1" calcext:value-type="percentage">
            <text:p>10%</text:p>
          </table:table-cell>
          <table:table-cell table:style-name="ce706"/>
          <table:table-cell table:style-name="ce403" office:value-type="float" office:value="-33" calcext:value-type="float">
            <text:p>-33</text:p>
          </table:table-cell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00" calcext:value-type="float">
            <text:p>10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afingdüsen</text:p>
          </table:table-cell>
          <table:table-cell table:style-name="ce793" office:value-type="string" calcext:value-type="string">
            <text:p>Strafingdüsen I</text:p>
          </table:table-cell>
          <table:table-cell table:style-name="ce403" office:value-type="string" calcext:value-type="string">
            <text:p>Techniklabor III</text:p>
          </table:table-cell>
          <table:table-cell table:style-name="ce403" table:number-columns-repeated="5"/>
          <table:table-cell table:style-name="ce706"/>
          <table:table-cell table:style-name="ce706" office:value-type="percentage" office:value="0.02" calcext:value-type="percentage">
            <text:p>2%</text:p>
          </table:table-cell>
          <table:table-cell table:style-name="ce706"/>
          <table:table-cell table:style-name="ce403" office:value-type="float" office:value="-5" calcext:value-type="float">
            <text:p>-5</text:p>
          </table:table-cell>
          <table:table-cell table:style-name="ce706"/>
          <table:table-cell table:style-name="ce403" office:value-type="float" office:value="20" calcext:value-type="float">
            <text:p>2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63151" calcext:value-type="float">
            <text:p>163.151</text:p>
          </table:table-cell>
          <table:table-cell table:style-name="ce703" table:number-columns-repeated="4"/>
          <table:table-cell table:style-name="ce703" office:value-type="float" office:value="2" calcext:value-type="float">
            <text:p>2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0" calcext:value-type="float">
            <text:p>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afingdüsen</text:p>
          </table:table-cell>
          <table:table-cell table:style-name="ce794" office:value-type="string" calcext:value-type="string">
            <text:p>Strafingdüsen II</text:p>
          </table:table-cell>
          <table:table-cell table:style-name="ce403" office:value-type="string" calcext:value-type="string">
            <text:p>Techniklabor IV</text:p>
          </table:table-cell>
          <table:table-cell table:style-name="ce403" office:value-type="string" calcext:value-type="string">
            <text:p>Strafdüsen 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4" calcext:value-type="percentage">
            <text:p>4%</text:p>
          </table:table-cell>
          <table:table-cell table:style-name="ce706"/>
          <table:table-cell table:style-name="ce403" office:value-type="float" office:value="-10" calcext:value-type="float">
            <text:p>-10</text:p>
          </table:table-cell>
          <table:table-cell table:style-name="ce706"/>
          <table:table-cell table:style-name="ce403" office:value-type="float" office:value="40" calcext:value-type="float">
            <text:p>4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652600" calcext:value-type="float">
            <text:p>652.600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6" calcext:value-type="float">
            <text:p>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21" calcext:value-type="float">
            <text:p>21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afingdüsen</text:p>
          </table:table-cell>
          <table:table-cell table:style-name="ce795" office:value-type="string" calcext:value-type="string">
            <text:p>Strafingdüsen I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Strafdüsen I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6" calcext:value-type="percentage">
            <text:p>6%</text:p>
          </table:table-cell>
          <table:table-cell table:style-name="ce706"/>
          <table:table-cell table:style-name="ce403" office:value-type="float" office:value="-15" calcext:value-type="float">
            <text:p>-15</text:p>
          </table:table-cell>
          <table:table-cell table:style-name="ce706"/>
          <table:table-cell table:style-name="ce403" office:value-type="float" office:value="60" calcext:value-type="float">
            <text:p>6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123560" calcext:value-type="float">
            <text:p>1.123.560</text:p>
          </table:table-cell>
          <table:table-cell table:style-name="ce703"/>
          <table:table-cell table:style-name="ce703" office:value-type="float" office:value="124840" calcext:value-type="float">
            <text:p>124.840</text:p>
          </table:table-cell>
          <table:table-cell table:style-name="ce703"/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33" calcext:value-type="float">
            <text:p>3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10" calcext:value-type="float">
            <text:p>110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afingdüsen</text:p>
          </table:table-cell>
          <table:table-cell table:style-name="ce796" office:value-type="string" calcext:value-type="string">
            <text:p>Strafingdüsen IV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Strafdüsen III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08" calcext:value-type="percentage">
            <text:p>8%</text:p>
          </table:table-cell>
          <table:table-cell table:style-name="ce706"/>
          <table:table-cell table:style-name="ce403" office:value-type="float" office:value="-20" calcext:value-type="float">
            <text:p>-20</text:p>
          </table:table-cell>
          <table:table-cell table:style-name="ce706"/>
          <table:table-cell table:style-name="ce403" office:value-type="float" office:value="80" calcext:value-type="float">
            <text:p>8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afingdüsen</text:p>
          </table:table-cell>
          <table:table-cell table:style-name="ce797" office:value-type="string" calcext:value-type="string">
            <text:p>Strafingdüsen 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Strafdüsen IV</text:p>
          </table:table-cell>
          <table:table-cell table:style-name="ce403" table:number-columns-repeated="4"/>
          <table:table-cell table:style-name="ce706"/>
          <table:table-cell table:style-name="ce706" office:value-type="percentage" office:value="0.1" calcext:value-type="percentage">
            <text:p>10%</text:p>
          </table:table-cell>
          <table:table-cell table:style-name="ce706"/>
          <table:table-cell table:style-name="ce403" office:value-type="float" office:value="-25" calcext:value-type="float">
            <text:p>-25</text:p>
          </table:table-cell>
          <table:table-cell table:style-name="ce706"/>
          <table:table-cell table:style-name="ce403" office:value-type="float" office:value="100" calcext:value-type="float">
            <text:p>10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euungslauf</text:p>
          </table:table-cell>
          <table:table-cell table:style-name="ce798" office:value-type="string" calcext:value-type="string">
            <text:p>Streuungslauf I</text:p>
          </table:table-cell>
          <table:table-cell table:style-name="ce403" office:value-type="string" calcext:value-type="string">
            <text:p>Techniklabor III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3" calcext:value-type="percentage">
            <text:p>3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5200" calcext:value-type="float">
            <text:p>5.200</text:p>
          </table:table-cell>
          <table:table-cell table:style-name="ce703" table:number-columns-repeated="4"/>
          <table:table-cell table:style-name="ce703" office:value-type="float" office:value="8" calcext:value-type="float">
            <text:p>8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" calcext:value-type="float">
            <text:p>1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euungslauf</text:p>
          </table:table-cell>
          <table:table-cell table:style-name="ce799" office:value-type="string" calcext:value-type="string">
            <text:p>Streuungslauf II</text:p>
          </table:table-cell>
          <table:table-cell table:style-name="ce403" office:value-type="string" calcext:value-type="string">
            <text:p>Techniklabor V</text:p>
          </table:table-cell>
          <table:table-cell table:style-name="ce403" office:value-type="string" calcext:value-type="string">
            <text:p>Streuungslauf 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05" calcext:value-type="percentage">
            <text:p>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4" calcext:value-type="percentage">
            <text:p>4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464564" calcext:value-type="float">
            <text:p>1.464.564</text:p>
          </table:table-cell>
          <table:table-cell table:style-name="ce703" table:number-columns-repeated="3"/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7" calcext:value-type="float">
            <text:p>7</text:p>
          </table:table-cell>
          <table:table-cell table:style-name="ce403" office:value-type="float" office:value="45" calcext:value-type="float">
            <text:p>45</text:p>
          </table:table-cell>
          <table:table-cell table:style-name="ce403" office:value-type="float" office:value="61" calcext:value-type="float">
            <text:p>61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euungslauf</text:p>
          </table:table-cell>
          <table:table-cell table:style-name="ce800" office:value-type="string" calcext:value-type="string">
            <text:p>Streuungslauf I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Streuungslauf 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" calcext:value-type="percentage">
            <text:p>1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5" calcext:value-type="percentage">
            <text:p>5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6831965" calcext:value-type="float">
            <text:p>6.831.965</text:p>
          </table:table-cell>
          <table:table-cell table:style-name="ce703"/>
          <table:table-cell table:style-name="ce703" office:value-type="float" office:value="356901" calcext:value-type="float">
            <text:p>356.901</text:p>
          </table:table-cell>
          <table:table-cell table:style-name="ce703"/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38" calcext:value-type="float">
            <text:p>38</text:p>
          </table:table-cell>
          <table:table-cell table:style-name="ce403" office:value-type="float" office:value="14" calcext:value-type="float">
            <text:p>14</text:p>
          </table:table-cell>
          <table:table-cell table:style-name="ce403" office:value-type="float" office:value="292" calcext:value-type="float">
            <text:p>292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euungslauf</text:p>
          </table:table-cell>
          <table:table-cell table:style-name="ce801" office:value-type="string" calcext:value-type="string">
            <text:p>Streuungslauf I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Streuungslauf I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15" calcext:value-type="percentage">
            <text:p>1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6" calcext:value-type="percentage">
            <text:p>6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</text:p>
          </table:table-cell>
          <table:table-cell table:style-name="ce403" office:value-type="string" calcext:value-type="string">
            <text:p>Streuungslauf</text:p>
          </table:table-cell>
          <table:table-cell table:style-name="ce802" office:value-type="string" calcext:value-type="string">
            <text:p>Streuungslauf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Streuungslauf IV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" calcext:value-type="percentage">
            <text:p>20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office:value-type="percentage" office:value="0.7" calcext:value-type="percentage">
            <text:p>70%</text:p>
          </table:table-cell>
          <table:table-cell table:style-name="ce706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Ablenkschild</text:p>
          </table:table-cell>
          <table:table-cell table:style-name="ce803" office:value-type="string" calcext:value-type="string">
            <text:p>Ablenkschild I</text:p>
          </table:table-cell>
          <table:table-cell table:style-name="ce403" table:number-columns-repeated="3"/>
          <table:table-cell table:style-name="ce403" office:value-type="string" calcext:value-type="string">
            <text:p>Projektil</text:p>
          </table:table-cell>
          <table:table-cell table:style-name="ce403" office:value-type="float" office:value="15" calcext:value-type="float">
            <text:p>15</text:p>
          </table:table-cell>
          <table:table-cell table:style-name="ce403" office:value-type="float" office:value="45" calcext:value-type="float">
            <text:p>45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23493" calcext:value-type="float">
            <text:p>23.493</text:p>
          </table:table-cell>
          <table:table-cell table:style-name="ce703" table:number-columns-repeated="4"/>
          <table:table-cell table:style-name="ce703" office:value-type="float" office:value="16" calcext:value-type="float">
            <text:p>1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4" calcext:value-type="float">
            <text:p>4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Ablenkschild</text:p>
          </table:table-cell>
          <table:table-cell table:style-name="ce804" office:value-type="string" calcext:value-type="string">
            <text:p>Ablenkschild II</text:p>
          </table:table-cell>
          <table:table-cell table:style-name="ce403" office:value-type="string" calcext:value-type="string">
            <text:p>Techniklabor IV</text:p>
          </table:table-cell>
          <table:table-cell table:style-name="ce403" office:value-type="string" calcext:value-type="string">
            <text:p>Ablenkschild 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45" calcext:value-type="float">
            <text:p>45</text:p>
          </table:table-cell>
          <table:table-cell table:style-name="ce403" office:value-type="float" office:value="135" calcext:value-type="float">
            <text:p>135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327573" calcext:value-type="float">
            <text:p>327.573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6" calcext:value-type="float">
            <text:p>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21" calcext:value-type="float">
            <text:p>21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Ablenkschild</text:p>
          </table:table-cell>
          <table:table-cell table:style-name="ce805" office:value-type="string" calcext:value-type="string">
            <text:p>Ablenkschild I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Ablenkschild 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135" calcext:value-type="float">
            <text:p>135</text:p>
          </table:table-cell>
          <table:table-cell table:style-name="ce403" office:value-type="float" office:value="405" calcext:value-type="float">
            <text:p>405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815366" calcext:value-type="float">
            <text:p>815.366</text:p>
          </table:table-cell>
          <table:table-cell table:style-name="ce703" table:number-columns-repeated="4"/>
          <table:table-cell table:style-name="ce703" office:value-type="float" office:value="43" calcext:value-type="float">
            <text:p>43</text:p>
          </table:table-cell>
          <table:table-cell table:style-name="ce403" office:value-type="float" office:value="12" calcext:value-type="float">
            <text:p>12</text:p>
          </table:table-cell>
          <table:table-cell table:style-name="ce403" office:value-type="float" office:value="13" calcext:value-type="float">
            <text:p>13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Ablenkschild</text:p>
          </table:table-cell>
          <table:table-cell table:style-name="ce806" office:value-type="string" calcext:value-type="string">
            <text:p>Ablenkschild IV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Ablenkschild III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405" calcext:value-type="float">
            <text:p>405</text:p>
          </table:table-cell>
          <table:table-cell table:style-name="ce403" office:value-type="float" office:value="1215" calcext:value-type="float">
            <text:p>1215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3691464" calcext:value-type="float">
            <text:p>3.691.464</text:p>
          </table:table-cell>
          <table:table-cell table:style-name="ce703"/>
          <table:table-cell table:style-name="ce703" office:value-type="float" office:value="194288" calcext:value-type="float">
            <text:p>194.288</text:p>
          </table:table-cell>
          <table:table-cell table:style-name="ce703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9" calcext:value-type="float">
            <text:p>9</text:p>
          </table:table-cell>
          <table:table-cell table:style-name="ce403" office:value-type="float" office:value="36" calcext:value-type="float">
            <text:p>36</text:p>
          </table:table-cell>
          <table:table-cell table:style-name="ce403" office:value-type="float" office:value="42" calcext:value-type="float">
            <text:p>42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Ablenkschild</text:p>
          </table:table-cell>
          <table:table-cell table:style-name="ce807" office:value-type="string" calcext:value-type="string">
            <text:p>Ablenkschild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Ablenkschild IV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810" calcext:value-type="float">
            <text:p>810</text:p>
          </table:table-cell>
          <table:table-cell table:style-name="ce403" office:value-type="float" office:value="2430" calcext:value-type="float">
            <text:p>243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chockschild</text:p>
          </table:table-cell>
          <table:table-cell table:style-name="ce808" office:value-type="string" calcext:value-type="string">
            <text:p>Schockschild I</text:p>
          </table:table-cell>
          <table:table-cell table:style-name="ce403" table:number-columns-repeated="3"/>
          <table:table-cell table:style-name="ce403" office:value-type="string" calcext:value-type="string">
            <text:p>Explosiv</text:p>
          </table:table-cell>
          <table:table-cell table:style-name="ce403" office:value-type="float" office:value="17" calcext:value-type="float">
            <text:p>17</text:p>
          </table:table-cell>
          <table:table-cell table:style-name="ce403" office:value-type="float" office:value="50" calcext:value-type="float">
            <text:p>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30614" calcext:value-type="float">
            <text:p>30.614</text:p>
          </table:table-cell>
          <table:table-cell table:style-name="ce703" table:number-columns-repeated="4"/>
          <table:table-cell table:style-name="ce703" office:value-type="float" office:value="24" calcext:value-type="float">
            <text:p>2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7" calcext:value-type="float">
            <text:p>7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chockschild</text:p>
          </table:table-cell>
          <table:table-cell table:style-name="ce809" office:value-type="string" calcext:value-type="string">
            <text:p>Schockschild II</text:p>
          </table:table-cell>
          <table:table-cell table:style-name="ce403" office:value-type="string" calcext:value-type="string">
            <text:p>Techniklabor IV</text:p>
          </table:table-cell>
          <table:table-cell table:style-name="ce403" office:value-type="string" calcext:value-type="string">
            <text:p>Schockschild 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50" calcext:value-type="float">
            <text:p>50</text:p>
          </table:table-cell>
          <table:table-cell table:style-name="ce403" office:value-type="float" office:value="150" calcext:value-type="float">
            <text:p>1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424419" calcext:value-type="float">
            <text:p>424.419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36" calcext:value-type="float">
            <text:p>36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31" calcext:value-type="float">
            <text:p>31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chockschild</text:p>
          </table:table-cell>
          <table:table-cell table:style-name="ce810" office:value-type="string" calcext:value-type="string">
            <text:p>Schockschild III</text:p>
          </table:table-cell>
          <table:table-cell table:style-name="ce403" office:value-type="string" calcext:value-type="string">
            <text:p>Techniklabor VI</text:p>
          </table:table-cell>
          <table:table-cell table:style-name="ce403" office:value-type="string" calcext:value-type="string">
            <text:p>Schockschild 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150" calcext:value-type="float">
            <text:p>150</text:p>
          </table:table-cell>
          <table:table-cell table:style-name="ce403" office:value-type="float" office:value="450" calcext:value-type="float">
            <text:p>4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905962" calcext:value-type="float">
            <text:p>905.962</text:p>
          </table:table-cell>
          <table:table-cell table:style-name="ce703" table:number-columns-repeated="4"/>
          <table:table-cell table:style-name="ce703" office:value-type="float" office:value="48" calcext:value-type="float">
            <text:p>48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5" calcext:value-type="float">
            <text:p>15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chockschild</text:p>
          </table:table-cell>
          <table:table-cell table:style-name="ce811" office:value-type="string" calcext:value-type="string">
            <text:p>Schockschild IV</text:p>
          </table:table-cell>
          <table:table-cell table:style-name="ce403" office:value-type="string" calcext:value-type="string">
            <text:p>Techniklabor VIII</text:p>
          </table:table-cell>
          <table:table-cell table:style-name="ce403" office:value-type="string" calcext:value-type="string">
            <text:p>Schockschild III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450" calcext:value-type="float">
            <text:p>450</text:p>
          </table:table-cell>
          <table:table-cell table:style-name="ce403" office:value-type="float" office:value="1350" calcext:value-type="float">
            <text:p>13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4101627" calcext:value-type="float">
            <text:p>4.101.627</text:p>
          </table:table-cell>
          <table:table-cell table:style-name="ce703"/>
          <table:table-cell table:style-name="ce703" office:value-type="float" office:value="215875" calcext:value-type="float">
            <text:p>215.875</text:p>
          </table:table-cell>
          <table:table-cell table:style-name="ce703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24" calcext:value-type="float">
            <text:p>2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7" calcext:value-type="float">
            <text:p>47</text:p>
          </table:table-cell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chockschild</text:p>
          </table:table-cell>
          <table:table-cell table:style-name="ce812" office:value-type="string" calcext:value-type="string">
            <text:p>Schockschild V</text:p>
          </table:table-cell>
          <table:table-cell table:style-name="ce403" office:value-type="string" calcext:value-type="string">
            <text:p>Techniklabor X</text:p>
          </table:table-cell>
          <table:table-cell table:style-name="ce403" office:value-type="string" calcext:value-type="string">
            <text:p>Schockschild IV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900" calcext:value-type="float">
            <text:p>900</text:p>
          </table:table-cell>
          <table:table-cell table:style-name="ce403" office:value-type="float" office:value="2700" calcext:value-type="float">
            <text:p>270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pektralschild</text:p>
          </table:table-cell>
          <table:table-cell table:style-name="ce813" office:value-type="string" calcext:value-type="string">
            <text:p>Spektralschild I</text:p>
          </table:table-cell>
          <table:table-cell table:style-name="ce403" table:number-columns-repeated="3"/>
          <table:table-cell table:style-name="ce403" office:value-type="string" calcext:value-type="string">
            <text:p>Energie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60" calcext:value-type="float">
            <text:p>6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6320" calcext:value-type="float">
            <text:p>6.320</text:p>
          </table:table-cell>
          <table:table-cell table:style-name="ce703" table:number-columns-repeated="4"/>
          <table:table-cell table:style-name="ce703" office:value-type="float" office:value="3" calcext:value-type="float">
            <text:p>3</text:p>
          </table:table-cell>
          <table:table-cell table:style-name="ce403" office:value-type="float" office:value="12" calcext:value-type="float">
            <text:p>12</text:p>
          </table:table-cell>
          <table:table-cell table:style-name="ce403" office:value-type="float" office:value="0" calcext:value-type="float">
            <text:p>0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pektralschild</text:p>
          </table:table-cell>
          <table:table-cell table:style-name="ce814" office:value-type="string" calcext:value-type="string">
            <text:p>Spektralschild II</text:p>
          </table:table-cell>
          <table:table-cell table:style-name="ce403" office:value-type="string" calcext:value-type="string">
            <text:p>Techniklabor III</text:p>
          </table:table-cell>
          <table:table-cell table:style-name="ce403" office:value-type="string" calcext:value-type="string">
            <text:p>Spektralschild 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60" calcext:value-type="float">
            <text:p>60</text:p>
          </table:table-cell>
          <table:table-cell table:style-name="ce403" office:value-type="float" office:value="180" calcext:value-type="float">
            <text:p>18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70482" calcext:value-type="float">
            <text:p>70.482</text:p>
          </table:table-cell>
          <table:table-cell table:style-name="ce703" table:number-columns-repeated="4"/>
          <table:table-cell table:style-name="ce703" office:value-type="float" office:value="19" calcext:value-type="float">
            <text:p>19</text:p>
          </table:table-cell>
          <table:table-cell table:style-name="ce403" office:value-type="float" office:value="12" calcext:value-type="float">
            <text:p>12</text:p>
          </table:table-cell>
          <table:table-cell table:style-name="ce403" office:value-type="float" office:value="5" calcext:value-type="float">
            <text:p>5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pektralschild</text:p>
          </table:table-cell>
          <table:table-cell table:style-name="ce815" office:value-type="string" calcext:value-type="string">
            <text:p>Spektralschild III</text:p>
          </table:table-cell>
          <table:table-cell table:style-name="ce403" office:value-type="string" calcext:value-type="string">
            <text:p>Techniklabor V</text:p>
          </table:table-cell>
          <table:table-cell table:style-name="ce403" office:value-type="string" calcext:value-type="string">
            <text:p>Spektralschild 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180" calcext:value-type="float">
            <text:p>180</text:p>
          </table:table-cell>
          <table:table-cell table:style-name="ce403" office:value-type="float" office:value="540" calcext:value-type="float">
            <text:p>54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1087154" calcext:value-type="float">
            <text:p>1.087.154</text:p>
          </table:table-cell>
          <table:table-cell table:style-name="ce703" table:number-columns-repeated="4"/>
          <table:table-cell table:style-name="ce703" office:value-type="float" office:value="57" calcext:value-type="float">
            <text:p>57</text:p>
          </table:table-cell>
          <table:table-cell table:style-name="ce403" office:value-type="float" office:value="36" calcext:value-type="float">
            <text:p>36</text:p>
          </table:table-cell>
          <table:table-cell table:style-name="ce403" office:value-type="float" office:value="18" calcext:value-type="float">
            <text:p>18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pektralschild</text:p>
          </table:table-cell>
          <table:table-cell table:style-name="ce816" office:value-type="string" calcext:value-type="string">
            <text:p>Spektralschild IV</text:p>
          </table:table-cell>
          <table:table-cell table:style-name="ce403" office:value-type="string" calcext:value-type="string">
            <text:p>Techniklabor VII</text:p>
          </table:table-cell>
          <table:table-cell table:style-name="ce403" office:value-type="string" calcext:value-type="string">
            <text:p>Spektralschild III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540" calcext:value-type="float">
            <text:p>540</text:p>
          </table:table-cell>
          <table:table-cell table:style-name="ce403" office:value-type="float" office:value="1620" calcext:value-type="float">
            <text:p>162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office:value-type="float" office:value="4921952" calcext:value-type="float">
            <text:p>4.921.952</text:p>
          </table:table-cell>
          <table:table-cell table:style-name="ce703"/>
          <table:table-cell table:style-name="ce703" office:value-type="float" office:value="259050" calcext:value-type="float">
            <text:p>259.050</text:p>
          </table:table-cell>
          <table:table-cell table:style-name="ce703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52" calcext:value-type="float">
            <text:p>52</text:p>
          </table:table-cell>
          <table:table-cell table:style-name="ce403" office:value-type="float" office:value="48" calcext:value-type="float">
            <text:p>48</text:p>
          </table:table-cell>
          <table:table-cell table:style-name="ce403" office:value-type="float" office:value="56" calcext:value-type="float">
            <text:p>56</text:p>
          </table:table-cell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</text:p>
          </table:table-cell>
          <table:table-cell table:style-name="ce403" office:value-type="string" calcext:value-type="string">
            <text:p>Spektralschild</text:p>
          </table:table-cell>
          <table:table-cell table:style-name="ce817" office:value-type="string" calcext:value-type="string">
            <text:p>Spektralschild V</text:p>
          </table:table-cell>
          <table:table-cell table:style-name="ce403" office:value-type="string" calcext:value-type="string">
            <text:p>Techniklabor IX</text:p>
          </table:table-cell>
          <table:table-cell table:style-name="ce403" office:value-type="string" calcext:value-type="string">
            <text:p>Spektralschild IV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1080" calcext:value-type="float">
            <text:p>1080</text:p>
          </table:table-cell>
          <table:table-cell table:style-name="ce403" office:value-type="float" office:value="3240" calcext:value-type="float">
            <text:p>324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-BP</text:p>
          </table:table-cell>
          <table:table-cell table:style-name="ce403" office:value-type="string" calcext:value-type="string">
            <text:p>Metaphasenfeld</text:p>
          </table:table-cell>
          <table:table-cell table:style-name="ce818" office:value-type="string" calcext:value-type="string">
            <text:p>Metaphasenfeld I</text:p>
          </table:table-cell>
          <table:table-cell table:style-name="ce403" office:value-type="string" calcext:value-type="string">
            <text:p>Spektralfeld II</text:p>
          </table:table-cell>
          <table:table-cell table:style-name="ce403" table:number-columns-repeated="2"/>
          <table:table-cell table:style-name="ce403" office:value-type="string" calcext:value-type="string">
            <text:p>Alle</text:p>
          </table:table-cell>
          <table:table-cell table:style-name="ce403" office:value-type="float" office:value="390" calcext:value-type="float">
            <text:p>390</text:p>
          </table:table-cell>
          <table:table-cell table:style-name="ce403" office:value-type="float" office:value="1012" calcext:value-type="float">
            <text:p>1012</text:p>
          </table:table-cell>
          <table:table-cell table:style-name="ce706" office:value-type="percentage" office:value="0.8" calcext:value-type="percentage">
            <text:p>8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-BP</text:p>
          </table:table-cell>
          <table:table-cell table:style-name="ce403" office:value-type="string" calcext:value-type="string">
            <text:p>Metaphasenfeld</text:p>
          </table:table-cell>
          <table:table-cell table:style-name="ce819" office:value-type="string" calcext:value-type="string">
            <text:p>Metaphasenfeld II</text:p>
          </table:table-cell>
          <table:table-cell table:style-name="ce403" office:value-type="string" calcext:value-type="string">
            <text:p>Schockfeld III</text:p>
          </table:table-cell>
          <table:table-cell table:style-name="ce403" table:number-columns-repeated="2"/>
          <table:table-cell table:style-name="ce403" office:value-type="string" calcext:value-type="string">
            <text:p>Alle</text:p>
          </table:table-cell>
          <table:table-cell table:style-name="ce403" office:value-type="float" office:value="958" calcext:value-type="float">
            <text:p>958</text:p>
          </table:table-cell>
          <table:table-cell table:style-name="ce403" office:value-type="float" office:value="2103" calcext:value-type="float">
            <text:p>2103</text:p>
          </table:table-cell>
          <table:table-cell table:style-name="ce706" office:value-type="percentage" office:value="0.8" calcext:value-type="percentage">
            <text:p>8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Basisschilde-BP</text:p>
          </table:table-cell>
          <table:table-cell table:style-name="ce403" office:value-type="string" calcext:value-type="string">
            <text:p>Metaphasenfeld</text:p>
          </table:table-cell>
          <table:table-cell table:style-name="ce820" office:value-type="string" calcext:value-type="string">
            <text:p>Metaphasenfeld III</text:p>
          </table:table-cell>
          <table:table-cell table:style-name="ce403" office:value-type="string" calcext:value-type="string">
            <text:p>Ablenkfeld V</text:p>
          </table:table-cell>
          <table:table-cell table:style-name="ce403" table:number-columns-repeated="2"/>
          <table:table-cell table:style-name="ce403" office:value-type="string" calcext:value-type="string">
            <text:p>Alle</text:p>
          </table:table-cell>
          <table:table-cell table:style-name="ce403" office:value-type="float" office:value="1800" calcext:value-type="float">
            <text:p>1800</text:p>
          </table:table-cell>
          <table:table-cell table:style-name="ce403" office:value-type="float" office:value="3612" calcext:value-type="float">
            <text:p>3612</text:p>
          </table:table-cell>
          <table:table-cell table:style-name="ce706" office:value-type="percentage" office:value="0.8" calcext:value-type="percentage">
            <text:p>8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BP</text:p>
          </table:table-cell>
          <table:table-cell table:style-name="ce403" office:value-type="string" calcext:value-type="string">
            <text:p>Binäre Düsen</text:p>
          </table:table-cell>
          <table:table-cell table:style-name="ce821" office:value-type="string" calcext:value-type="string">
            <text:p>Binäre Düsen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5"/>
          <table:table-cell table:style-name="ce706"/>
          <table:table-cell table:style-name="ce706" office:value-type="percentage" office:value="0.06" calcext:value-type="percentage">
            <text:p>6%</text:p>
          </table:table-cell>
          <table:table-cell table:style-name="ce706"/>
          <table:table-cell table:style-name="ce403"/>
          <table:table-cell table:style-name="ce706" office:value-type="percentage" office:value="0.2" calcext:value-type="percentage">
            <text:p>20%</text:p>
          </table:table-cell>
          <table:table-cell table:style-name="ce403" office:value-type="float" office:value="40" calcext:value-type="float">
            <text:p>40</text:p>
          </table:table-cell>
          <table:table-cell table:style-name="ce706" table:number-columns-repeated="2"/>
          <table:table-cell table:style-name="ce703" office:value-type="float" office:value="40" calcext:value-type="float">
            <text:p>4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BP</text:p>
          </table:table-cell>
          <table:table-cell table:style-name="ce403" office:value-type="string" calcext:value-type="string">
            <text:p>Binäre Düsen</text:p>
          </table:table-cell>
          <table:table-cell table:style-name="ce822" office:value-type="string" calcext:value-type="string">
            <text:p>Binäre Düsen 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table:number-columns-repeated="5"/>
          <table:table-cell table:style-name="ce706"/>
          <table:table-cell table:style-name="ce706" office:value-type="percentage" office:value="0.09" calcext:value-type="percentage">
            <text:p>9%</text:p>
          </table:table-cell>
          <table:table-cell table:style-name="ce706"/>
          <table:table-cell table:style-name="ce403"/>
          <table:table-cell table:style-name="ce706" office:value-type="percentage" office:value="-0.26" calcext:value-type="percentage">
            <text:p>-26%</text:p>
          </table:table-cell>
          <table:table-cell table:style-name="ce403" office:value-type="float" office:value="60" calcext:value-type="float">
            <text:p>60</text:p>
          </table:table-cell>
          <table:table-cell table:style-name="ce706" table:number-columns-repeated="2"/>
          <table:table-cell table:style-name="ce703" office:value-type="float" office:value="60" calcext:value-type="float">
            <text:p>6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BP</text:p>
          </table:table-cell>
          <table:table-cell table:style-name="ce403" office:value-type="string" calcext:value-type="string">
            <text:p>Binäre Düsen</text:p>
          </table:table-cell>
          <table:table-cell table:style-name="ce823" office:value-type="string" calcext:value-type="string">
            <text:p>Binäre Düsen III</text:p>
          </table:table-cell>
          <table:table-cell table:style-name="ce403" office:value-type="string" calcext:value-type="string">
            <text:p>Techniklabor X</text:p>
          </table:table-cell>
          <table:table-cell table:style-name="ce403" table:number-columns-repeated="5"/>
          <table:table-cell table:style-name="ce706"/>
          <table:table-cell table:style-name="ce706" office:value-type="percentage" office:value="0.12" calcext:value-type="percentage">
            <text:p>12%</text:p>
          </table:table-cell>
          <table:table-cell table:style-name="ce706"/>
          <table:table-cell table:style-name="ce403"/>
          <table:table-cell table:style-name="ce706" office:value-type="percentage" office:value="-0.33" calcext:value-type="percentage">
            <text:p>-33%</text:p>
          </table:table-cell>
          <table:table-cell table:style-name="ce403" office:value-type="float" office:value="80" calcext:value-type="float">
            <text:p>80</text:p>
          </table:table-cell>
          <table:table-cell table:style-name="ce706" table:number-columns-repeated="2"/>
          <table:table-cell table:style-name="ce703" office:value-type="float" office:value="80" calcext:value-type="float">
            <text:p>8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Fusionsdüsen</text:p>
          </table:table-cell>
          <table:table-cell table:style-name="ce824" office:value-type="string" calcext:value-type="string">
            <text:p>Fusionsdüsen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5"/>
          <table:table-cell table:style-name="ce706"/>
          <table:table-cell table:style-name="ce706" office:value-type="percentage" office:value="0.06" calcext:value-type="percentage">
            <text:p>6%</text:p>
          </table:table-cell>
          <table:table-cell table:style-name="ce706"/>
          <table:table-cell table:style-name="ce403" office:value-type="float" office:value="4" calcext:value-type="float">
            <text:p>4</text:p>
          </table:table-cell>
          <table:table-cell table:style-name="ce706"/>
          <table:table-cell table:style-name="ce403"/>
          <table:table-cell table:style-name="ce706" office:value-type="percentage" office:value="-0.2" calcext:value-type="percentage">
            <text:p>-20%</text:p>
          </table:table-cell>
          <table:table-cell table:style-name="ce706"/>
          <table:table-cell table:style-name="ce703" office:value-type="float" office:value="40" calcext:value-type="float">
            <text:p>4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Fusionsdüsen</text:p>
          </table:table-cell>
          <table:table-cell table:style-name="ce825" office:value-type="string" calcext:value-type="string">
            <text:p>Fusionsdüsen 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table:number-columns-repeated="5"/>
          <table:table-cell table:style-name="ce706"/>
          <table:table-cell table:style-name="ce706" office:value-type="percentage" office:value="0.08" calcext:value-type="percentage">
            <text:p>8%</text:p>
          </table:table-cell>
          <table:table-cell table:style-name="ce706"/>
          <table:table-cell table:style-name="ce403" office:value-type="float" office:value="6" calcext:value-type="float">
            <text:p>6</text:p>
          </table:table-cell>
          <table:table-cell table:style-name="ce706"/>
          <table:table-cell table:style-name="ce403"/>
          <table:table-cell table:style-name="ce706" office:value-type="percentage" office:value="-0.26" calcext:value-type="percentage">
            <text:p>-26%</text:p>
          </table:table-cell>
          <table:table-cell table:style-name="ce706"/>
          <table:table-cell table:style-name="ce703" office:value-type="float" office:value="60" calcext:value-type="float">
            <text:p>6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Fusionsdüsen</text:p>
          </table:table-cell>
          <table:table-cell table:style-name="ce826" office:value-type="string" calcext:value-type="string">
            <text:p>Fusionsdüsen III</text:p>
          </table:table-cell>
          <table:table-cell table:style-name="ce403" office:value-type="string" calcext:value-type="string">
            <text:p>Techniklabor X</text:p>
          </table:table-cell>
          <table:table-cell table:style-name="ce403" table:number-columns-repeated="5"/>
          <table:table-cell table:style-name="ce706"/>
          <table:table-cell table:style-name="ce706" office:value-type="percentage" office:value="0.1" calcext:value-type="percentage">
            <text:p>10%</text:p>
          </table:table-cell>
          <table:table-cell table:style-name="ce706"/>
          <table:table-cell table:style-name="ce403" office:value-type="float" office:value="8" calcext:value-type="float">
            <text:p>8</text:p>
          </table:table-cell>
          <table:table-cell table:style-name="ce706"/>
          <table:table-cell table:style-name="ce403"/>
          <table:table-cell table:style-name="ce706" office:value-type="percentage" office:value="-0.33" calcext:value-type="percentage">
            <text:p>-33%</text:p>
          </table:table-cell>
          <table:table-cell table:style-name="ce706"/>
          <table:table-cell table:style-name="ce703" office:value-type="float" office:value="80" calcext:value-type="float">
            <text:p>80</text:p>
          </table:table-cell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Ionisierte Optik</text:p>
          </table:table-cell>
          <table:table-cell table:style-name="ce827" office:value-type="string" calcext:value-type="string">
            <text:p>Ionisierte Optik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620" calcext:value-type="float">
            <text:p>620</text:p>
          </table:table-cell>
          <table:table-cell table:style-name="ce706" office:value-type="percentage" office:value="0.2" calcext:value-type="percentage">
            <text:p>20%</text:p>
          </table:table-cell>
          <table:table-cell table:style-name="ce706" office:value-type="percentage" office:value="-0.05" calcext:value-type="percentage">
            <text:p>-5%</text:p>
          </table:table-cell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Ionisierte Optik</text:p>
          </table:table-cell>
          <table:table-cell table:style-name="ce828" office:value-type="string" calcext:value-type="string">
            <text:p>Ionisierte Optik 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8" calcext:value-type="percentage">
            <text:p>38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870" calcext:value-type="float">
            <text:p>870</text:p>
          </table:table-cell>
          <table:table-cell table:style-name="ce706" office:value-type="percentage" office:value="0.3" calcext:value-type="percentage">
            <text:p>30%</text:p>
          </table:table-cell>
          <table:table-cell table:style-name="ce706" office:value-type="percentage" office:value="-0.07" calcext:value-type="percentage">
            <text:p>-7%</text:p>
          </table:table-cell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Ionisierte Optik</text:p>
          </table:table-cell>
          <table:table-cell table:style-name="ce829" office:value-type="string" calcext:value-type="string">
            <text:p>Ionisierte Optik III</text:p>
          </table:table-cell>
          <table:table-cell table:style-name="ce403" office:value-type="string" calcext:value-type="string">
            <text:p>Techniklabor X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51" calcext:value-type="percentage">
            <text:p>51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 office:value-type="float" office:value="1120" calcext:value-type="float">
            <text:p>1.120</text:p>
          </table:table-cell>
          <table:table-cell table:style-name="ce706" office:value-type="percentage" office:value="0.4" calcext:value-type="percentage">
            <text:p>40%</text:p>
          </table:table-cell>
          <table:table-cell table:style-name="ce706" office:value-type="percentage" office:value="-0.1" calcext:value-type="percentage">
            <text:p>-10%</text:p>
          </table:table-cell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Spektral-Sprengköpfe</text:p>
          </table:table-cell>
          <table:table-cell table:style-name="ce830" office:value-type="string" calcext:value-type="string">
            <text:p>Spektral-Sprengköpfe I</text:p>
          </table:table-cell>
          <table:table-cell table:style-name="ce403" office:value-type="string" calcext:value-type="string">
            <text:p>Techniklabor VI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1" calcext:value-type="percentage">
            <text:p>10%</text:p>
          </table:table-cell>
          <table:table-cell table:style-name="ce703"/>
          <table:table-cell table:style-name="ce706" office:value-type="percentage" office:value="0.1" calcext:value-type="percentage">
            <text:p>10%</text:p>
          </table:table-cell>
          <table:table-cell table:style-name="ce706" office:value-type="percentage" office:value="-0.02" calcext:value-type="percentage">
            <text:p>-2%</text:p>
          </table:table-cell>
          <table:table-cell table:style-name="ce703" office:value-type="float" office:value="150" calcext:value-type="float">
            <text:p>150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Spektral-Sprengköpfe</text:p>
          </table:table-cell>
          <table:table-cell table:style-name="ce831" office:value-type="string" calcext:value-type="string">
            <text:p>Spektral-Sprengköpfe II</text:p>
          </table:table-cell>
          <table:table-cell table:style-name="ce403" office:value-type="string" calcext:value-type="string">
            <text:p>Techniklabor VIII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8" calcext:value-type="percentage">
            <text:p>38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2" calcext:value-type="percentage">
            <text:p>20%</text:p>
          </table:table-cell>
          <table:table-cell table:style-name="ce703"/>
          <table:table-cell table:style-name="ce706" office:value-type="percentage" office:value="0.2" calcext:value-type="percentage">
            <text:p>20%</text:p>
          </table:table-cell>
          <table:table-cell table:style-name="ce706" office:value-type="percentage" office:value="-0.05" calcext:value-type="percentage">
            <text:p>-5%</text:p>
          </table:table-cell>
          <table:table-cell table:style-name="ce703" office:value-type="float" office:value="200" calcext:value-type="float">
            <text:p>200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Spektral-Sprengköpfe</text:p>
          </table:table-cell>
          <table:table-cell table:style-name="ce832" office:value-type="string" calcext:value-type="string">
            <text:p>Spektral-Sprengköpfe III</text:p>
          </table:table-cell>
          <table:table-cell table:style-name="ce403" office:value-type="string" calcext:value-type="string">
            <text:p>Techniklabor X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51" calcext:value-type="percentage">
            <text:p>51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/>
          <table:table-cell table:style-name="ce706" office:value-type="percentage" office:value="0.3" calcext:value-type="percentage">
            <text:p>30%</text:p>
          </table:table-cell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706" office:value-type="percentage" office:value="-0.07" calcext:value-type="percentage">
            <text:p>-7%</text:p>
          </table:table-cell>
          <table:table-cell table:style-name="ce703" office:value-type="float" office:value="250" calcext:value-type="float">
            <text:p>250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Abstoßschild</text:p>
          </table:table-cell>
          <table:table-cell table:style-name="ce833" office:value-type="string" calcext:value-type="string">
            <text:p>Abstoßschild I</text:p>
          </table:table-cell>
          <table:table-cell table:style-name="ce403" office:value-type="string" calcext:value-type="string">
            <text:p>Ablenkschild III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167" calcext:value-type="float">
            <text:p>167</text:p>
          </table:table-cell>
          <table:table-cell table:style-name="ce403" office:value-type="float" office:value="250" calcext:value-type="float">
            <text:p>2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25" calcext:value-type="float">
            <text:p>25</text:p>
          </table:table-cell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Abstoßschild</text:p>
          </table:table-cell>
          <table:table-cell table:style-name="ce834" office:value-type="string" calcext:value-type="string">
            <text:p>Abstoßschild II</text:p>
          </table:table-cell>
          <table:table-cell table:style-name="ce403" office:value-type="string" calcext:value-type="string">
            <text:p>Ablenkschild IV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567" calcext:value-type="float">
            <text:p>567</text:p>
          </table:table-cell>
          <table:table-cell table:style-name="ce403" office:value-type="float" office:value="850" calcext:value-type="float">
            <text:p>8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85" calcext:value-type="float">
            <text:p>85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Abstoßschild</text:p>
          </table:table-cell>
          <table:table-cell table:style-name="ce835" office:value-type="string" calcext:value-type="string">
            <text:p>Abstoßschild III</text:p>
          </table:table-cell>
          <table:table-cell table:style-name="ce403" office:value-type="string" calcext:value-type="string">
            <text:p>Ablenkschild V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1927" calcext:value-type="float">
            <text:p>1927</text:p>
          </table:table-cell>
          <table:table-cell table:style-name="ce403" office:value-type="float" office:value="2890" calcext:value-type="float">
            <text:p>289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289" calcext:value-type="float">
            <text:p>289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Diffusorschild</text:p>
          </table:table-cell>
          <table:table-cell table:style-name="ce836" office:value-type="string" calcext:value-type="string">
            <text:p>Diffusorschild I</text:p>
          </table:table-cell>
          <table:table-cell table:style-name="ce403" office:value-type="string" calcext:value-type="string">
            <text:p>Spektralschild III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67" calcext:value-type="float">
            <text:p>167</text:p>
          </table:table-cell>
          <table:table-cell table:style-name="ce403" office:value-type="float" office:value="250" calcext:value-type="float">
            <text:p>2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25" calcext:value-type="float">
            <text:p>25</text:p>
          </table:table-cell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Diffusorschild</text:p>
          </table:table-cell>
          <table:table-cell table:style-name="ce837" office:value-type="string" calcext:value-type="string">
            <text:p>Diffusorschild II</text:p>
          </table:table-cell>
          <table:table-cell table:style-name="ce403" office:value-type="string" calcext:value-type="string">
            <text:p>Spektralschild IV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567" calcext:value-type="float">
            <text:p>567</text:p>
          </table:table-cell>
          <table:table-cell table:style-name="ce403" office:value-type="float" office:value="850" calcext:value-type="float">
            <text:p>8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85" calcext:value-type="float">
            <text:p>85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Diffusorschild</text:p>
          </table:table-cell>
          <table:table-cell table:style-name="ce838" office:value-type="string" calcext:value-type="string">
            <text:p>Diffusorschild III</text:p>
          </table:table-cell>
          <table:table-cell table:style-name="ce403" office:value-type="string" calcext:value-type="string">
            <text:p>Spektralschild V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927" calcext:value-type="float">
            <text:p>1927</text:p>
          </table:table-cell>
          <table:table-cell table:style-name="ce403" office:value-type="float" office:value="2890" calcext:value-type="float">
            <text:p>289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289" calcext:value-type="float">
            <text:p>289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Sprengschild</text:p>
          </table:table-cell>
          <table:table-cell table:style-name="ce839" office:value-type="string" calcext:value-type="string">
            <text:p>Sprengschild I</text:p>
          </table:table-cell>
          <table:table-cell table:style-name="ce403" office:value-type="string" calcext:value-type="string">
            <text:p>Schockschild III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67" calcext:value-type="float">
            <text:p>167</text:p>
          </table:table-cell>
          <table:table-cell table:style-name="ce403" office:value-type="float" office:value="250" calcext:value-type="float">
            <text:p>2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25" calcext:value-type="float">
            <text:p>25</text:p>
          </table:table-cell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Sprengschild</text:p>
          </table:table-cell>
          <table:table-cell table:style-name="ce840" office:value-type="string" calcext:value-type="string">
            <text:p>Sprengschild II</text:p>
          </table:table-cell>
          <table:table-cell table:style-name="ce403" office:value-type="string" calcext:value-type="string">
            <text:p>Schockschild IV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567" calcext:value-type="float">
            <text:p>567</text:p>
          </table:table-cell>
          <table:table-cell table:style-name="ce403" office:value-type="float" office:value="850" calcext:value-type="float">
            <text:p>85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85" calcext:value-type="float">
            <text:p>85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BP</text:p>
          </table:table-cell>
          <table:table-cell table:style-name="ce403" office:value-type="string" calcext:value-type="string">
            <text:p>Sprengschild</text:p>
          </table:table-cell>
          <table:table-cell table:style-name="ce841" office:value-type="string" calcext:value-type="string">
            <text:p>Sprengschild III</text:p>
          </table:table-cell>
          <table:table-cell table:style-name="ce403" office:value-type="string" calcext:value-type="string">
            <text:p>Schockschild V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927" calcext:value-type="float">
            <text:p>1927</text:p>
          </table:table-cell>
          <table:table-cell table:style-name="ce403" office:value-type="float" office:value="2890" calcext:value-type="float">
            <text:p>2890</text:p>
          </table:table-cell>
          <table:table-cell table:style-name="ce706" office:value-type="percentage" office:value="0.9" calcext:value-type="percentage">
            <text:p>9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 office:value-type="float" office:value="289" calcext:value-type="float">
            <text:p>289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EV</text:p>
          </table:table-cell>
          <table:table-cell table:style-name="ce403" office:value-type="string" calcext:value-type="string">
            <text:p>Metaphasenschild</text:p>
          </table:table-cell>
          <table:table-cell table:style-name="ce842" office:value-type="string" calcext:value-type="string">
            <text:p>Metaphasenschild I</text:p>
          </table:table-cell>
          <table:table-cell table:style-name="ce403" office:value-type="string" calcext:value-type="string">
            <text:p>Techniklabor V</text:p>
          </table:table-cell>
          <table:table-cell table:style-name="ce403" table:number-columns-repeated="2"/>
          <table:table-cell table:style-name="ce403" office:value-type="string" calcext:value-type="string">
            <text:p>Alle</text:p>
          </table:table-cell>
          <table:table-cell table:style-name="ce403" office:value-type="float" office:value="184" calcext:value-type="float">
            <text:p>184</text:p>
          </table:table-cell>
          <table:table-cell table:style-name="ce403" office:value-type="float" office:value="438" calcext:value-type="float">
            <text:p>438</text:p>
          </table:table-cell>
          <table:table-cell table:style-name="ce706" office:value-type="percentage" office:value="0.8" calcext:value-type="percentage">
            <text:p>8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EV</text:p>
          </table:table-cell>
          <table:table-cell table:style-name="ce403" office:value-type="string" calcext:value-type="string">
            <text:p>Metaphasenschild</text:p>
          </table:table-cell>
          <table:table-cell table:style-name="ce843" office:value-type="string" calcext:value-type="string">
            <text:p>Metaphasenschild II</text:p>
          </table:table-cell>
          <table:table-cell table:style-name="ce403" office:value-type="string" calcext:value-type="string">
            <text:p>Techniklabor VII</text:p>
          </table:table-cell>
          <table:table-cell table:style-name="ce403" table:number-columns-repeated="2"/>
          <table:table-cell table:style-name="ce403" office:value-type="string" calcext:value-type="string">
            <text:p>Alle</text:p>
          </table:table-cell>
          <table:table-cell table:style-name="ce403" office:value-type="float" office:value="624" calcext:value-type="float">
            <text:p>624</text:p>
          </table:table-cell>
          <table:table-cell table:style-name="ce403" office:value-type="float" office:value="1488" calcext:value-type="float">
            <text:p>1488</text:p>
          </table:table-cell>
          <table:table-cell table:style-name="ce706" office:value-type="percentage" office:value="0.8" calcext:value-type="percentage">
            <text:p>8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EV</text:p>
          </table:table-cell>
          <table:table-cell table:style-name="ce403" office:value-type="string" calcext:value-type="string">
            <text:p>Metaphasenschild</text:p>
          </table:table-cell>
          <table:table-cell table:style-name="ce844" office:value-type="string" calcext:value-type="string">
            <text:p>Metaphasenschild III</text:p>
          </table:table-cell>
          <table:table-cell table:style-name="ce403" office:value-type="string" calcext:value-type="string">
            <text:p>Techniklabor IX</text:p>
          </table:table-cell>
          <table:table-cell table:style-name="ce403" table:number-columns-repeated="2"/>
          <table:table-cell table:style-name="ce403" office:value-type="string" calcext:value-type="string">
            <text:p>Alle</text:p>
          </table:table-cell>
          <table:table-cell table:style-name="ce403" office:value-type="float" office:value="2120" calcext:value-type="float">
            <text:p>2120</text:p>
          </table:table-cell>
          <table:table-cell table:style-name="ce403" office:value-type="float" office:value="5058" calcext:value-type="float">
            <text:p>5058</text:p>
          </table:table-cell>
          <table:table-cell table:style-name="ce706" office:value-type="percentage" office:value="0.8" calcext:value-type="percentage">
            <text:p>80%</text:p>
          </table:table-cell>
          <table:table-cell table:style-name="ce706" table:number-columns-repeated="2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Energie-Widerstand</text:p>
          </table:table-cell>
          <table:table-cell table:style-name="ce845" office:value-type="string" calcext:value-type="string">
            <text:p>Energie-Widerstand I</text:p>
          </table:table-cell>
          <table:table-cell table:style-name="ce403" table:number-columns-repeated="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2" calcext:value-type="percentage">
            <text:p>2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1" calcext:value-type="percentage">
            <text:p>1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Energie-Widerstand</text:p>
          </table:table-cell>
          <table:table-cell table:style-name="ce846" office:value-type="string" calcext:value-type="string">
            <text:p>Energie-Widerstand II</text:p>
          </table:table-cell>
          <table:table-cell table:style-name="ce403" table:number-columns-repeated="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4" calcext:value-type="percentage">
            <text:p>4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2" calcext:value-type="percentage">
            <text:p>2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Energie-Widerstand</text:p>
          </table:table-cell>
          <table:table-cell table:style-name="ce847" office:value-type="string" calcext:value-type="string">
            <text:p>Energie-Widerstand III</text:p>
          </table:table-cell>
          <table:table-cell table:style-name="ce403" table:number-columns-repeated="3"/>
          <table:table-cell table:style-name="ce403" office:value-type="string" calcext:value-type="string">
            <text:p>Energie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6" calcext:value-type="percentage">
            <text:p>6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Explosiv-Widerstand</text:p>
          </table:table-cell>
          <table:table-cell table:style-name="ce848" office:value-type="string" calcext:value-type="string">
            <text:p>Explosiv-Widerstand I</text:p>
          </table:table-cell>
          <table:table-cell table:style-name="ce403" table:number-columns-repeated="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2" calcext:value-type="percentage">
            <text:p>2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1" calcext:value-type="percentage">
            <text:p>1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Explosiv-Widerstand</text:p>
          </table:table-cell>
          <table:table-cell table:style-name="ce849" office:value-type="string" calcext:value-type="string">
            <text:p>Explosiv-Widerstand II</text:p>
          </table:table-cell>
          <table:table-cell table:style-name="ce403" table:number-columns-repeated="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4" calcext:value-type="percentage">
            <text:p>4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2" calcext:value-type="percentage">
            <text:p>2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Explosiv-Widerstand</text:p>
          </table:table-cell>
          <table:table-cell table:style-name="ce850" office:value-type="string" calcext:value-type="string">
            <text:p>Explosiv-Widerstand III</text:p>
          </table:table-cell>
          <table:table-cell table:style-name="ce403" table:number-columns-repeated="3"/>
          <table:table-cell table:style-name="ce403" office:value-type="string" calcext:value-type="string">
            <text:p>Explosiv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6" calcext:value-type="percentage">
            <text:p>6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Projektil-Widerstand</text:p>
          </table:table-cell>
          <table:table-cell table:style-name="ce851" office:value-type="string" calcext:value-type="string">
            <text:p>Projektil-Widerstand I</text:p>
          </table:table-cell>
          <table:table-cell table:style-name="ce403" table:number-columns-repeated="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2" calcext:value-type="percentage">
            <text:p>2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1" calcext:value-type="percentage">
            <text:p>1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3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Projektil-Widerstand</text:p>
          </table:table-cell>
          <table:table-cell table:style-name="ce852" office:value-type="string" calcext:value-type="string">
            <text:p>Projektil-Widerstand II</text:p>
          </table:table-cell>
          <table:table-cell table:style-name="ce403" table:number-columns-repeated="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4" calcext:value-type="percentage">
            <text:p>4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2" calcext:value-type="percentage">
            <text:p>2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8">
          <table:table-cell table:style-name="ce403" office:value-type="string" calcext:value-type="string">
            <text:p>Schiffsschilde-SM</text:p>
          </table:table-cell>
          <table:table-cell table:style-name="ce403" office:value-type="string" calcext:value-type="string">
            <text:p>Projektil-Widerstand</text:p>
          </table:table-cell>
          <table:table-cell table:style-name="ce853" office:value-type="string" calcext:value-type="string">
            <text:p>Projektil-Widerstand III</text:p>
          </table:table-cell>
          <table:table-cell table:style-name="ce403" table:number-columns-repeated="3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/>
          <table:table-cell table:style-name="ce706" office:value-type="percentage" office:value="0.06" calcext:value-type="percentage">
            <text:p>6%</text:p>
          </table:table-cell>
          <table:table-cell table:style-name="ce706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office:value-type="percentage" office:value="0.3" calcext:value-type="percentage">
            <text:p>3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8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Phasenmagnete</text:p>
          </table:table-cell>
          <table:table-cell table:style-name="ce854" office:value-type="string" calcext:value-type="string">
            <text:p>Phasenmagnete 1</text:p>
          </table:table-cell>
          <table:table-cell table:style-name="ce403" office:value-type="string" calcext:value-type="string">
            <text:p>Techniklabor 6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21" calcext:value-type="percentage">
            <text:p>21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220" calcext:value-type="float">
            <text:p>1.220</text:p>
          </table:table-cell>
          <table:table-cell table:style-name="ce706"/>
          <table:table-cell table:style-name="ce706" office:value-type="percentage" office:value="0.15" calcext:value-type="percentage">
            <text:p>15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number-columns-repeated="985"/>
        </table:table-row>
        <table:table-row table:style-name="ro8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Phasenmagnete</text:p>
          </table:table-cell>
          <table:table-cell table:style-name="ce855" office:value-type="string" calcext:value-type="string">
            <text:p>Phasenmagnete 2</text:p>
          </table:table-cell>
          <table:table-cell table:style-name="ce403" office:value-type="string" calcext:value-type="string">
            <text:p>Techniklabor 8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32" calcext:value-type="percentage">
            <text:p>32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490" calcext:value-type="float">
            <text:p>1.490</text:p>
          </table:table-cell>
          <table:table-cell table:style-name="ce706"/>
          <table:table-cell table:style-name="ce706" office:value-type="percentage" office:value="0.25" calcext:value-type="percentage">
            <text:p>25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8">
          <table:table-cell table:style-name="ce403" office:value-type="string" calcext:value-type="string">
            <text:p>Schiffkomponenten-EV</text:p>
          </table:table-cell>
          <table:table-cell table:style-name="ce403" office:value-type="string" calcext:value-type="string">
            <text:p>Phasenmagnete</text:p>
          </table:table-cell>
          <table:table-cell table:style-name="ce856" office:value-type="string" calcext:value-type="string">
            <text:p>Phasenmagnete 3</text:p>
          </table:table-cell>
          <table:table-cell table:style-name="ce403" office:value-type="string" calcext:value-type="string">
            <text:p>Techniklabor 10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table:number-columns-repeated="2"/>
          <table:table-cell table:style-name="ce706" table:number-columns-repeated="2"/>
          <table:table-cell table:style-name="ce706" office:value-type="percentage" office:value="0.42" calcext:value-type="percentage">
            <text:p>42%</text:p>
          </table:table-cell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 office:value-type="float" office:value="1760" calcext:value-type="float">
            <text:p>1.760</text:p>
          </table:table-cell>
          <table:table-cell table:style-name="ce706"/>
          <table:table-cell table:style-name="ce706" office:value-type="percentage" office:value="0.35" calcext:value-type="percentage">
            <text:p>35%</text:p>
          </table:table-cell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4" table:number-rows-repeated="3">
          <table:table-cell table:style-name="ce403" table:number-columns-repeated="2"/>
          <table:table-cell table:style-name="ce856"/>
          <table:table-cell table:style-name="ce403" table:number-columns-repeated="6"/>
          <table:table-cell table:style-name="ce706" table:number-columns-repeated="3"/>
          <table:table-cell table:style-name="ce403"/>
          <table:table-cell table:style-name="ce706"/>
          <table:table-cell table:style-name="ce4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 table:number-columns-repeated="2"/>
          <table:table-cell table:style-name="ce703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number-columns-repeated="985"/>
        </table:table-row>
        <table:table-row table:style-name="ro4" table:number-rows-repeated="3">
          <table:table-cell table:style-name="ce712" table:number-columns-repeated="2"/>
          <table:table-cell table:style-name="Default"/>
          <table:table-cell table:style-name="ce712" table:number-columns-repeated="6"/>
          <table:table-cell table:style-name="ce857" table:number-columns-repeated="3"/>
          <table:table-cell table:style-name="ce712"/>
          <table:table-cell table:style-name="ce857"/>
          <table:table-cell table:style-name="ce712"/>
          <table:table-cell table:style-name="ce857" table:number-columns-repeated="2"/>
          <table:table-cell table:style-name="ce858"/>
          <table:table-cell table:style-name="ce857" table:number-columns-repeated="2"/>
          <table:table-cell table:style-name="ce858"/>
          <table:table-cell table:style-name="ce857" table:number-columns-repeated="2"/>
          <table:table-cell table:style-name="ce858"/>
          <table:table-cell table:style-name="ce857"/>
          <table:table-cell table:style-name="ce861"/>
          <table:table-cell table:style-name="ce858" table:number-columns-repeated="6"/>
          <table:table-cell table:style-name="ce712" table:number-columns-repeated="2"/>
          <table:table-cell table:number-columns-repeated="986"/>
        </table:table-row>
        <table:table-row table:style-name="ro4" table:number-rows-repeated="3">
          <table:table-cell table:number-columns-repeated="2"/>
          <table:table-cell table:style-name="Default"/>
          <table:table-cell table:number-columns-repeated="9"/>
          <table:table-cell table:style-name="ce712"/>
          <table:table-cell/>
          <table:table-cell table:style-name="ce712"/>
          <table:table-cell table:number-columns-repeated="11"/>
          <table:table-cell table:style-name="ce858" table:number-columns-repeated="6"/>
          <table:table-cell table:style-name="ce712"/>
          <table:table-cell table:number-columns-repeated="987"/>
        </table:table-row>
        <table:table-row table:style-name="ro4" table:number-rows-repeated="6">
          <table:table-cell table:number-columns-repeated="12"/>
          <table:table-cell table:style-name="ce712"/>
          <table:table-cell/>
          <table:table-cell table:style-name="ce712"/>
          <table:table-cell table:number-columns-repeated="11"/>
          <table:table-cell table:style-name="ce858" table:number-columns-repeated="6"/>
          <table:table-cell table:style-name="ce712"/>
          <table:table-cell table:number-columns-repeated="987"/>
        </table:table-row>
        <table:table-row table:style-name="ro4" table:number-rows-repeated="29">
          <table:table-cell table:number-columns-repeated="12"/>
          <table:table-cell table:style-name="ce712"/>
          <table:table-cell/>
          <table:table-cell table:style-name="ce712"/>
          <table:table-cell table:number-columns-repeated="11"/>
          <table:table-cell table:style-name="ce858" table:number-columns-repeated="3"/>
          <table:table-cell table:number-columns-repeated="991"/>
        </table:table-row>
        <table:table-row table:style-name="ro4" table:number-rows-repeated="1048386">
          <table:table-cell table:number-columns-repeated="1020"/>
        </table:table-row>
        <table:table-row table:style-name="ro4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45:Techniklabor.C148">
            <calcext:condition calcext:apply-style-name="HintergrundGruen" calcext:value="formula-is(NOT(ISBLANK([.AI145])))" calcext:base-cell-address="Techniklabor.C145"/>
          </calcext:conditional-format>
        </calcext:conditional-formats>
      </table:table>
      <table:table table:name="Waffenlabor" table:style-name="ta8">
        <office:forms form:automatic-focus="false" form:apply-design-mode="false"/>
        <table:table-column table:style-name="co84" table:default-cell-style-name="ce404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45" table:number-columns-repeated="2" table:default-cell-style-name="Default"/>
        <table:table-column table:style-name="co61" table:default-cell-style-name="Default"/>
        <table:table-column table:style-name="co11" table:default-cell-style-name="Default"/>
        <table:table-column table:style-name="co88" table:default-cell-style-name="Default"/>
        <table:table-column table:style-name="co24" table:number-columns-repeated="2" table:default-cell-style-name="ce1029"/>
        <table:table-column table:style-name="co13" table:default-cell-style-name="ce404"/>
        <table:table-column table:style-name="co26" table:default-cell-style-name="ce1029"/>
        <table:table-column table:style-name="co89" table:default-cell-style-name="ce1029"/>
        <table:table-column table:style-name="co20" table:default-cell-style-name="ce1029"/>
        <table:table-column table:style-name="co31" table:default-cell-style-name="ce1029"/>
        <table:table-column table:style-name="co10" table:default-cell-style-name="ce1029"/>
        <table:table-column table:style-name="co81" table:number-columns-repeated="2" table:default-cell-style-name="ce707"/>
        <table:table-column table:style-name="co90" table:default-cell-style-name="ce707"/>
        <table:table-column table:style-name="co91" table:default-cell-style-name="ce862"/>
        <table:table-column table:style-name="co28" table:default-cell-style-name="ce707"/>
        <table:table-column table:style-name="co65" table:default-cell-style-name="ce862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ce704"/>
        <table:table-column table:style-name="co40" table:default-cell-style-name="ce704"/>
        <table:table-column table:style-name="co41" table:default-cell-style-name="ce404"/>
        <table:table-column table:style-name="co20" table:default-cell-style-name="Default"/>
        <table:table-column table:style-name="co22" table:default-cell-style-name="ce710"/>
        <table:table-column table:style-name="co36" table:number-columns-repeated="985" table:default-cell-style-name="Default"/>
        <table:table-row table:style-name="ro7">
          <table:table-cell table:style-name="ce402" office:value-type="string" calcext:value-type="string">
            <text:p>Kategorie</text:p>
          </table:table-cell>
          <table:table-cell table:style-name="ce402" office:value-type="string" calcext:value-type="string">
            <text:p>Typ</text:p>
          </table:table-cell>
          <table:table-cell table:style-name="ce402" office:value-type="string" calcext:value-type="string">
            <text:p>Art</text:p>
          </table:table-cell>
          <table:table-cell table:style-name="ce402" office:value-type="string" calcext:value-type="string">
            <text:p>Bau-</text:p>
            <text:p>vorraussetzung 1</text:p>
          </table:table-cell>
          <table:table-cell table:style-name="ce402" office:value-type="string" calcext:value-type="string">
            <text:p>Bau-</text:p>
            <text:p>vorraussetzung 2</text:p>
          </table:table-cell>
          <table:table-cell table:style-name="ce402" office:value-type="string" calcext:value-type="string">
            <text:p>Bau-</text:p>
            <text:p>vorraussetzung 3</text:p>
          </table:table-cell>
          <table:table-cell table:style-name="ce402" office:value-type="string" calcext:value-type="string">
            <text:p>Sorte</text:p>
          </table:table-cell>
          <table:table-cell table:style-name="ce402" office:value-type="string" calcext:value-type="string">
            <text:p>Masse (t)</text:p>
          </table:table-cell>
          <table:table-cell table:style-name="ce702" office:value-type="string" calcext:value-type="string">
            <text:p>DPS</text:p>
          </table:table-cell>
          <table:table-cell table:style-name="ce859" office:value-type="string" calcext:value-type="string">
            <text:p>Reichweite</text:p>
            <text:p>(m) von</text:p>
          </table:table-cell>
          <table:table-cell table:style-name="ce859" office:value-type="string" calcext:value-type="string">
            <text:p>Reichweite</text:p>
            <text:p>(m) bis</text:p>
          </table:table-cell>
          <table:table-cell table:style-name="ce402" office:value-type="string" calcext:value-type="string">
            <text:p>Geschwin-</text:p>
            <text:p>digkeit (m/s)</text:p>
          </table:table-cell>
          <table:table-cell table:style-name="ce859" office:value-type="string" calcext:value-type="string">
            <text:p>Effekt-</text:p>
            <text:p>radius (m)</text:p>
          </table:table-cell>
          <table:table-cell table:style-name="ce859" office:value-type="string" calcext:value-type="string">
            <text:p>Streu-</text:p>
            <text:p>winkel (°)</text:p>
          </table:table-cell>
          <table:table-cell table:style-name="ce859" office:value-type="string" calcext:value-type="string">
            <text:p>Flugzeit</text:p>
            <text:p>(s)</text:p>
          </table:table-cell>
          <table:table-cell table:style-name="ce859" office:value-type="string" calcext:value-type="string">
            <text:p>Alarmstart</text:p>
            <text:p>(m)</text:p>
          </table:table-cell>
          <table:table-cell table:style-name="ce859" office:value-type="string" calcext:value-type="string">
            <text:p>Haltbarkeit</text:p>
          </table:table-cell>
          <table:table-cell table:style-name="ce402" office:value-type="string" calcext:value-type="string">
            <text:p>Schildum-</text:p>
            <text:p>gehung (%)</text:p>
          </table:table-cell>
          <table:table-cell table:style-name="ce402" office:value-type="string" calcext:value-type="string">
            <text:p>Stasis</text:p>
            <text:p>(%)</text:p>
          </table:table-cell>
          <table:table-cell table:style-name="ce402" office:value-type="string" calcext:value-type="string">
            <text:p>Schild-</text:p>
            <text:p>schaden (+%)</text:p>
          </table:table-cell>
          <table:table-cell table:style-name="ce859" office:value-type="string" calcext:value-type="string">
            <text:p>Kette</text:p>
          </table:table-cell>
          <table:table-cell table:style-name="ce402" office:value-type="string" calcext:value-type="string">
            <text:p>Modul-</text:p>
            <text:p>schaden</text:p>
          </table:table-cell>
          <table:table-cell table:style-name="ce859" office:value-type="string" calcext:value-type="string">
            <text:p>Panzer-</text:p>
            <text:p>brechend</text:p>
          </table:table-cell>
          <table:table-cell table:style-name="ce702" office:value-type="string" calcext:value-type="string">
            <text:p>Baukosten He-3</text:p>
          </table:table-cell>
          <table:table-cell table:style-name="ce702" office:value-type="string" calcext:value-type="string">
            <text:p>Baukosten Erz</text:p>
          </table:table-cell>
          <table:table-cell table:style-name="ce702" office:value-type="string" calcext:value-type="string">
            <text:p>Baukosten AM</text:p>
          </table:table-cell>
          <table:table-cell table:style-name="ce702" office:value-type="string" calcext:value-type="string">
            <text:p>tB d</text:p>
          </table:table-cell>
          <table:table-cell table:style-name="ce702" office:value-type="string" calcext:value-type="string">
            <text:p>tB h</text:p>
          </table:table-cell>
          <table:table-cell table:style-name="ce702" office:value-type="string" calcext:value-type="string">
            <text:p>tB m</text:p>
          </table:table-cell>
          <table:table-cell table:style-name="ce402" office:value-type="string" calcext:value-type="string">
            <text:p>tB s</text:p>
          </table:table-cell>
          <table:table-cell table:style-name="ce402" office:value-type="string" calcext:value-type="string">
            <text:p>Münzen</text:p>
          </table:table-cell>
          <table:table-cell table:style-name="ce708" office:value-type="string" calcext:value-type="string">
            <text:p>gebaut</text:p>
          </table:table-cell>
          <table:table-cell table:style-name="ce711" table:number-columns-repeated="984"/>
          <table:table-cell table:style-name="ce404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(Basis-)Jägerstaffel</text:p>
          </table:table-cell>
          <table:table-cell table:style-name="ce864" office:value-type="string" calcext:value-type="string">
            <text:p>Basis-Jägerstaffel 1</text:p>
          </table:table-cell>
          <table:table-cell table:style-name="ce403" office:value-type="string" calcext:value-type="string">
            <text:p>Gravitationsk. 3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90" calcext:value-type="float">
            <text:p>390</text:p>
          </table:table-cell>
          <table:table-cell table:style-name="ce403" office:value-type="float" office:value="56" calcext:value-type="float">
            <text:p>56</text:p>
          </table:table-cell>
          <table:table-cell table:style-name="ce860" table:number-columns-repeated="2"/>
          <table:table-cell table:style-name="ce403" office:value-type="float" office:value="2000" calcext:value-type="float">
            <text:p>2000</text:p>
          </table:table-cell>
          <table:table-cell table:style-name="ce860" table:number-columns-repeated="2"/>
          <table:table-cell table:style-name="ce860" office:value-type="float" office:value="15" calcext:value-type="float">
            <text:p>15</text:p>
          </table:table-cell>
          <table:table-cell table:style-name="ce860" office:value-type="float" office:value="8000" calcext:value-type="float">
            <text:p>8000</text:p>
          </table:table-cell>
          <table:table-cell table:style-name="ce860" office:value-type="float" office:value="500" calcext:value-type="float">
            <text:p>5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684294" calcext:value-type="float">
            <text:p>3.684.294</text:p>
          </table:table-cell>
          <table:table-cell table:style-name="ce703" office:value-type="float" office:value="650169" calcext:value-type="float">
            <text:p>650.169</text:p>
          </table:table-cell>
          <table:table-cell table:style-name="ce703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79" calcext:value-type="float">
            <text:p>179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(Basis-)Jägerstaffel</text:p>
          </table:table-cell>
          <table:table-cell table:style-name="ce865" office:value-type="string" calcext:value-type="string">
            <text:p>Basis-Jägerstaffel 2</text:p>
          </table:table-cell>
          <table:table-cell table:style-name="ce403" office:value-type="string" calcext:value-type="string">
            <text:p>(Basis-)Jägerstaffel 1</text:p>
          </table:table-cell>
          <table:table-cell table:style-name="ce403" office:value-type="string" calcext:value-type="string">
            <text:p>Gravitationsk. 4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545" calcext:value-type="float">
            <text:p>545</text:p>
          </table:table-cell>
          <table:table-cell table:style-name="ce403" office:value-type="float" office:value="78" calcext:value-type="float">
            <text:p>78</text:p>
          </table:table-cell>
          <table:table-cell table:style-name="ce860" table:number-columns-repeated="2"/>
          <table:table-cell table:style-name="ce403" office:value-type="float" office:value="2000" calcext:value-type="float">
            <text:p>2000</text:p>
          </table:table-cell>
          <table:table-cell table:style-name="ce860" table:number-columns-repeated="2"/>
          <table:table-cell table:style-name="ce860" office:value-type="float" office:value="15" calcext:value-type="float">
            <text:p>15</text:p>
          </table:table-cell>
          <table:table-cell table:style-name="ce860" office:value-type="float" office:value="8000" calcext:value-type="float">
            <text:p>8000</text:p>
          </table:table-cell>
          <table:table-cell table:style-name="ce860" office:value-type="float" office:value="500" calcext:value-type="float">
            <text:p>5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3839579" calcext:value-type="float">
            <text:p>33.839.579</text:p>
          </table:table-cell>
          <table:table-cell table:style-name="ce703" office:value-type="float" office:value="11279860" calcext:value-type="float">
            <text:p>11.279.860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619" calcext:value-type="float">
            <text:p>1619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(Basis-)Jägerstaffel</text:p>
          </table:table-cell>
          <table:table-cell table:style-name="ce866" office:value-type="string" calcext:value-type="string">
            <text:p>Basis-Jägerstaffel 3</text:p>
          </table:table-cell>
          <table:table-cell table:style-name="ce403" office:value-type="string" calcext:value-type="string">
            <text:p>(Basis-)Jägerstaffel 2</text:p>
          </table:table-cell>
          <table:table-cell table:style-name="ce403" office:value-type="string" calcext:value-type="string">
            <text:p>Gravitationsk. 5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765" calcext:value-type="float">
            <text:p>765</text:p>
          </table:table-cell>
          <table:table-cell table:style-name="ce403" office:value-type="float" office:value="110" calcext:value-type="float">
            <text:p>110</text:p>
          </table:table-cell>
          <table:table-cell table:style-name="ce860" table:number-columns-repeated="2"/>
          <table:table-cell table:style-name="ce403" office:value-type="float" office:value="2000" calcext:value-type="float">
            <text:p>2000</text:p>
          </table:table-cell>
          <table:table-cell table:style-name="ce860" table:number-columns-repeated="2"/>
          <table:table-cell table:style-name="ce860" office:value-type="float" office:value="15" calcext:value-type="float">
            <text:p>15</text:p>
          </table:table-cell>
          <table:table-cell table:style-name="ce860" office:value-type="float" office:value="8000" calcext:value-type="float">
            <text:p>8000</text:p>
          </table:table-cell>
          <table:table-cell table:style-name="ce860" office:value-type="float" office:value="500" calcext:value-type="float">
            <text:p>5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40526062" calcext:value-type="float">
            <text:p>40.526.062</text:p>
          </table:table-cell>
          <table:table-cell table:style-name="ce703" office:value-type="float" office:value="17368312" calcext:value-type="float">
            <text:p>17.368.312</text:p>
          </table:table-cell>
          <table:table-cell table:style-name="ce703" office:value-type="float" office:value="9" calcext:value-type="float">
            <text:p>9</text:p>
          </table:table-cell>
          <table:table-cell table:number-columns-repeated="2"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319" calcext:value-type="float">
            <text:p>4319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Fusionstorpedo</text:p>
          </table:table-cell>
          <table:table-cell table:style-name="ce867" office:value-type="string" calcext:value-type="string">
            <text:p>Fusionstorpedo 1</text:p>
          </table:table-cell>
          <table:table-cell table:style-name="ce403" office:value-type="string" calcext:value-type="string">
            <text:p>Plasmaraketen 1</text:p>
          </table:table-cell>
          <table:table-cell table:style-name="ce403" office:value-type="string" calcext:value-type="string">
            <text:p>Waffenlabor 7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200" calcext:value-type="float">
            <text:p>200</text:p>
          </table:table-cell>
          <table:table-cell table:style-name="ce403" office:value-type="float" office:value="15" calcext:value-type="float">
            <text:p>15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650" calcext:value-type="float">
            <text:p>650</text:p>
          </table:table-cell>
          <table:table-cell table:style-name="ce860" office:value-type="float" office:value="60" calcext:value-type="float">
            <text:p>6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428287" calcext:value-type="float">
            <text:p>3.428.287</text:p>
          </table:table-cell>
          <table:table-cell table:style-name="ce703" office:value-type="float" office:value="604992" calcext:value-type="float">
            <text:p>604.992</text:p>
          </table:table-cell>
          <table:table-cell table:style-name="ce703"/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32" calcext:value-type="float">
            <text:p>32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69" calcext:value-type="float">
            <text:p>169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Fusionstorpedo</text:p>
          </table:table-cell>
          <table:table-cell table:style-name="ce868" office:value-type="string" calcext:value-type="string">
            <text:p>Fusionstorpedo 2</text:p>
          </table:table-cell>
          <table:table-cell table:style-name="ce403" office:value-type="string" calcext:value-type="string">
            <text:p>Fusionstorpedo 1</text:p>
          </table:table-cell>
          <table:table-cell table:style-name="ce403" office:value-type="string" calcext:value-type="string">
            <text:p>Plasmaraketen 2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350" calcext:value-type="float">
            <text:p>350</text:p>
          </table:table-cell>
          <table:table-cell table:style-name="ce403" office:value-type="float" office:value="26" calcext:value-type="float">
            <text:p>26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650" calcext:value-type="float">
            <text:p>650</text:p>
          </table:table-cell>
          <table:table-cell table:style-name="ce860" office:value-type="float" office:value="60" calcext:value-type="float">
            <text:p>6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Fusionstorpedo</text:p>
          </table:table-cell>
          <table:table-cell table:style-name="ce869" office:value-type="string" calcext:value-type="string">
            <text:p>Fusionstorpedo 3</text:p>
          </table:table-cell>
          <table:table-cell table:style-name="ce403" office:value-type="string" calcext:value-type="string">
            <text:p>Fusionstorpedo 2</text:p>
          </table:table-cell>
          <table:table-cell table:style-name="ce403" office:value-type="string" calcext:value-type="string">
            <text:p>Plasmaraketen 3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615" calcext:value-type="float">
            <text:p>615</text:p>
          </table:table-cell>
          <table:table-cell table:style-name="ce403" office:value-type="float" office:value="46" calcext:value-type="float">
            <text:p>46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650" calcext:value-type="float">
            <text:p>650</text:p>
          </table:table-cell>
          <table:table-cell table:style-name="ce860" office:value-type="float" office:value="60" calcext:value-type="float">
            <text:p>6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Fusionstorpedo</text:p>
          </table:table-cell>
          <table:table-cell table:style-name="ce870" office:value-type="string" calcext:value-type="string">
            <text:p>Fusionstorpedo 4</text:p>
          </table:table-cell>
          <table:table-cell table:style-name="ce403" office:value-type="string" calcext:value-type="string">
            <text:p>Fusionstorpedo 3</text:p>
          </table:table-cell>
          <table:table-cell table:style-name="ce403" office:value-type="string" calcext:value-type="string">
            <text:p>Plasmaraketen 4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1075" calcext:value-type="float">
            <text:p>1075</text:p>
          </table:table-cell>
          <table:table-cell table:style-name="ce403" office:value-type="float" office:value="80" calcext:value-type="float">
            <text:p>8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650" calcext:value-type="float">
            <text:p>650</text:p>
          </table:table-cell>
          <table:table-cell table:style-name="ce860" office:value-type="float" office:value="60" calcext:value-type="float">
            <text:p>6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Fusionstorpedo</text:p>
          </table:table-cell>
          <table:table-cell table:style-name="ce871" office:value-type="string" calcext:value-type="string">
            <text:p>Fusionstorpedo 5</text:p>
          </table:table-cell>
          <table:table-cell table:style-name="ce403" office:value-type="string" calcext:value-type="string">
            <text:p>Fusionstorpedo 4</text:p>
          </table:table-cell>
          <table:table-cell table:style-name="ce403" office:value-type="string" calcext:value-type="string">
            <text:p>Plasmaraketen 5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1875" calcext:value-type="float">
            <text:p>1875</text:p>
          </table:table-cell>
          <table:table-cell table:style-name="ce403" office:value-type="float" office:value="141" calcext:value-type="float">
            <text:p>141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650" calcext:value-type="float">
            <text:p>650</text:p>
          </table:table-cell>
          <table:table-cell table:style-name="ce860" office:value-type="float" office:value="60" calcext:value-type="float">
            <text:p>6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Gravitonstrahl-Turm</text:p>
          </table:table-cell>
          <table:table-cell table:style-name="ce872" office:value-type="string" calcext:value-type="string">
            <text:p>Gravitonstrahl-Turm 1</text:p>
          </table:table-cell>
          <table:table-cell table:style-name="ce403" office:value-type="string" calcext:value-type="string">
            <text:p>Thermalstrahl 1</text:p>
          </table:table-cell>
          <table:table-cell table:style-name="ce403" office:value-type="string" calcext:value-type="string">
            <text:p>Waffenlabor 5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75" calcext:value-type="float">
            <text:p>75</text:p>
          </table:table-cell>
          <table:table-cell table:style-name="ce403" office:value-type="float" office:value="6" calcext:value-type="float">
            <text:p>6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6000" calcext:value-type="float">
            <text:p>60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Gravitonstrahl-Turm</text:p>
          </table:table-cell>
          <table:table-cell table:style-name="ce872" office:value-type="string" calcext:value-type="string">
            <text:p>Gravitonstrahl-Turm 2</text:p>
          </table:table-cell>
          <table:table-cell table:style-name="ce403" office:value-type="string" calcext:value-type="string">
            <text:p>Gravitationsk. 1</text:p>
          </table:table-cell>
          <table:table-cell table:style-name="ce403" office:value-type="string" calcext:value-type="string">
            <text:p>Thermalstrahl 2</text:p>
          </table:table-cell>
          <table:table-cell table:style-name="ce403" office:value-type="string" calcext:value-type="string">
            <text:p>Waffenlabor 6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130" calcext:value-type="float">
            <text:p>130</text:p>
          </table:table-cell>
          <table:table-cell table:style-name="ce403" office:value-type="float" office:value="10" calcext:value-type="float">
            <text:p>1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6000" calcext:value-type="float">
            <text:p>60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1107747" calcext:value-type="float">
            <text:p>1.107.747</text:p>
          </table:table-cell>
          <table:table-cell table:style-name="ce703" office:value-type="float" office:value="123083" calcext:value-type="float">
            <text:p>123.083</text:p>
          </table:table-cell>
          <table:table-cell table:style-name="ce703"/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12" calcext:value-type="float">
            <text:p>12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63" calcext:value-type="float">
            <text:p>63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Gravitonstrahl-Turm</text:p>
          </table:table-cell>
          <table:table-cell table:style-name="ce872" office:value-type="string" calcext:value-type="string">
            <text:p>Gravitonstrahl-Turm 3</text:p>
          </table:table-cell>
          <table:table-cell table:style-name="ce403" office:value-type="string" calcext:value-type="string">
            <text:p>Gravitationsk. 2</text:p>
          </table:table-cell>
          <table:table-cell table:style-name="ce403" office:value-type="string" calcext:value-type="string">
            <text:p>Thermalstrahl 3</text:p>
          </table:table-cell>
          <table:table-cell table:style-name="ce403" office:value-type="string" calcext:value-type="string">
            <text:p>Waffenlabor 7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230" calcext:value-type="float">
            <text:p>230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6000" calcext:value-type="float">
            <text:p>60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929913" calcext:value-type="float">
            <text:p>3.929.913</text:p>
          </table:table-cell>
          <table:table-cell table:style-name="ce703" office:value-type="float" office:value="693514" calcext:value-type="float">
            <text:p>693.514</text:p>
          </table:table-cell>
          <table:table-cell table:style-name="ce703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36" calcext:value-type="float">
            <text:p>36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91" calcext:value-type="float">
            <text:p>191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Gravitonstrahl-Turm</text:p>
          </table:table-cell>
          <table:table-cell table:style-name="ce872" office:value-type="string" calcext:value-type="string">
            <text:p>Gravitonstrahl-Turm 4</text:p>
          </table:table-cell>
          <table:table-cell table:style-name="ce403" office:value-type="string" calcext:value-type="string">
            <text:p>Gravitationsk. 3</text:p>
          </table:table-cell>
          <table:table-cell table:style-name="ce403" office:value-type="string" calcext:value-type="string">
            <text:p>Thermalstrahl 4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410" calcext:value-type="float">
            <text:p>410</text:p>
          </table:table-cell>
          <table:table-cell table:style-name="ce403" office:value-type="float" office:value="32" calcext:value-type="float">
            <text:p>3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6000" calcext:value-type="float">
            <text:p>60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11840975" calcext:value-type="float">
            <text:p>11.840.975</text:p>
          </table:table-cell>
          <table:table-cell table:style-name="ce703" office:value-type="float" office:value="2960243" calcext:value-type="float">
            <text:p>2.960.243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48" calcext:value-type="float">
            <text:p>48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575" calcext:value-type="float">
            <text:p>575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Gravitonstrahl-Turm</text:p>
          </table:table-cell>
          <table:table-cell table:style-name="ce872" office:value-type="string" calcext:value-type="string">
            <text:p>Gravitonstrahl-Turm 5</text:p>
          </table:table-cell>
          <table:table-cell table:style-name="ce403" office:value-type="string" calcext:value-type="string">
            <text:p>Gravitationsk. 4</text:p>
          </table:table-cell>
          <table:table-cell table:style-name="ce403" office:value-type="string" calcext:value-type="string">
            <text:p>Thermalstrahl 5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715" calcext:value-type="float">
            <text:p>715</text:p>
          </table:table-cell>
          <table:table-cell table:style-name="ce403" office:value-type="float" office:value="58" calcext:value-type="float">
            <text:p>5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6000" calcext:value-type="float">
            <text:p>60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6095550" calcext:value-type="float">
            <text:p>36.095.550</text:p>
          </table:table-cell>
          <table:table-cell table:style-name="ce703" office:value-type="float" office:value="12031850" calcext:value-type="float">
            <text:p>12.031.850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24" calcext:value-type="float">
            <text:p>2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727" calcext:value-type="float">
            <text:p>1727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gnetkanone</text:p>
          </table:table-cell>
          <table:table-cell table:style-name="ce873" office:value-type="string" calcext:value-type="string">
            <text:p>Magnetkanone 1</text:p>
          </table:table-cell>
          <table:table-cell table:style-name="ce403" table:number-columns-repeated="3"/>
          <table:table-cell table:style-name="ce403" office:value-type="string" calcext:value-type="string">
            <text:p>Projektil</text:p>
          </table:table-cell>
          <table:table-cell table:style-name="ce403" office:value-type="float" office:value="100" calcext:value-type="float">
            <text:p>100</text:p>
          </table:table-cell>
          <table:table-cell table:style-name="ce403" office:value-type="float" office:value="9" calcext:value-type="float">
            <text:p>9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500" calcext:value-type="float">
            <text:p>8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16933" calcext:value-type="float">
            <text:p>16.933</text:p>
          </table:table-cell>
          <table:table-cell table:style-name="ce703" table:number-columns-repeated="3"/>
          <table:table-cell table:style-name="ce703" office:value-type="float" office:value="8" calcext:value-type="float">
            <text:p>8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" calcext:value-type="float">
            <text:p>1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gnetkanone</text:p>
          </table:table-cell>
          <table:table-cell table:style-name="ce874" office:value-type="string" calcext:value-type="string">
            <text:p>Magnetkanone 2</text:p>
          </table:table-cell>
          <table:table-cell table:style-name="ce403" office:value-type="string" calcext:value-type="string">
            <text:p>Magnetkanone 1</text:p>
          </table:table-cell>
          <table:table-cell table:style-name="ce403" office:value-type="string" calcext:value-type="string">
            <text:p>Waffenlabor 4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265" calcext:value-type="float">
            <text:p>265</text:p>
          </table:table-cell>
          <table:table-cell table:style-name="ce403" office:value-type="float" office:value="16" calcext:value-type="float">
            <text:p>16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500" calcext:value-type="float">
            <text:p>8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34666" calcext:value-type="float">
            <text:p>334.666</text:p>
          </table:table-cell>
          <table:table-cell table:style-name="ce703" table:number-columns-repeated="3"/>
          <table:table-cell table:style-name="ce703" office:value-type="float" office:value="32" calcext:value-type="float">
            <text:p>32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9" calcext:value-type="float">
            <text:p>9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gnetkanone</text:p>
          </table:table-cell>
          <table:table-cell table:style-name="ce875" office:value-type="string" calcext:value-type="string">
            <text:p>Magnetkanone 3</text:p>
          </table:table-cell>
          <table:table-cell table:style-name="ce403" office:value-type="string" calcext:value-type="string">
            <text:p>Magnetkanone 2</text:p>
          </table:table-cell>
          <table:table-cell table:style-name="ce403" office:value-type="string" calcext:value-type="string">
            <text:p>Waffenlabor 6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460" calcext:value-type="float">
            <text:p>460</text:p>
          </table:table-cell>
          <table:table-cell table:style-name="ce403" office:value-type="float" office:value="28" calcext:value-type="float">
            <text:p>28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500" calcext:value-type="float">
            <text:p>8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gnetkanone</text:p>
          </table:table-cell>
          <table:table-cell table:style-name="ce876" office:value-type="string" calcext:value-type="string">
            <text:p>Magnetkanone 4</text:p>
          </table:table-cell>
          <table:table-cell table:style-name="ce403" office:value-type="string" calcext:value-type="string">
            <text:p>Magnetkanone 3</text:p>
          </table:table-cell>
          <table:table-cell table:style-name="ce403" office:value-type="string" calcext:value-type="string">
            <text:p>Waffenlabor 8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805" calcext:value-type="float">
            <text:p>805</text:p>
          </table:table-cell>
          <table:table-cell table:style-name="ce403" office:value-type="float" office:value="48" calcext:value-type="float">
            <text:p>48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500" calcext:value-type="float">
            <text:p>8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6704666" calcext:value-type="float">
            <text:p>6.704.666</text:p>
          </table:table-cell>
          <table:table-cell table:style-name="ce703" office:value-type="float" office:value="1676166" calcext:value-type="float">
            <text:p>1.676.166</text:p>
          </table:table-cell>
          <table:table-cell table:style-name="ce703"/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32" calcext:value-type="float">
            <text:p>32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69" calcext:value-type="float">
            <text:p>169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gnetkanone</text:p>
          </table:table-cell>
          <table:table-cell table:style-name="ce877" office:value-type="string" calcext:value-type="string">
            <text:p>Magnetkanone 5</text:p>
          </table:table-cell>
          <table:table-cell table:style-name="ce403" office:value-type="string" calcext:value-type="string">
            <text:p>Magnetkanone 4</text:p>
          </table:table-cell>
          <table:table-cell table:style-name="ce403" office:value-type="string" calcext:value-type="string">
            <text:p>Waffenlabor 8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1410" calcext:value-type="float">
            <text:p>1410</text:p>
          </table:table-cell>
          <table:table-cell table:style-name="ce403" office:value-type="float" office:value="85" calcext:value-type="float">
            <text:p>85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8500" calcext:value-type="float">
            <text:p>8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ssebeschl.</text:p>
          </table:table-cell>
          <table:table-cell table:style-name="ce878" office:value-type="string" calcext:value-type="string">
            <text:p>Massebeschl. 1</text:p>
          </table:table-cell>
          <table:table-cell table:style-name="ce403" office:value-type="string" calcext:value-type="string">
            <text:p>Magnetkanone 1</text:p>
          </table:table-cell>
          <table:table-cell table:style-name="ce403" office:value-type="string" calcext:value-type="string">
            <text:p>Waffenlabor 7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200" calcext:value-type="float">
            <text:p>200</text:p>
          </table:table-cell>
          <table:table-cell table:style-name="ce403" office:value-type="float" office:value="12" calcext:value-type="float">
            <text:p>12</text:p>
          </table:table-cell>
          <table:table-cell table:style-name="ce860" office:value-type="float" office:value="5100" calcext:value-type="float">
            <text:p>510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250191" calcext:value-type="float">
            <text:p>3.250.191</text:p>
          </table:table-cell>
          <table:table-cell table:style-name="ce703" office:value-type="float" office:value="573563" calcext:value-type="float">
            <text:p>573.563</text:p>
          </table:table-cell>
          <table:table-cell table:style-name="ce703"/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13" calcext:value-type="float">
            <text:p>1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43" calcext:value-type="float">
            <text:p>143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ssebeschl.</text:p>
          </table:table-cell>
          <table:table-cell table:style-name="ce879" office:value-type="string" calcext:value-type="string">
            <text:p>Massebeschl. 2</text:p>
          </table:table-cell>
          <table:table-cell table:style-name="ce403" office:value-type="string" calcext:value-type="string">
            <text:p>Massebeschl. 1</text:p>
          </table:table-cell>
          <table:table-cell table:style-name="ce403" office:value-type="string" calcext:value-type="string">
            <text:p>Magnetkanone 2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350" calcext:value-type="float">
            <text:p>350</text:p>
          </table:table-cell>
          <table:table-cell table:style-name="ce403" office:value-type="float" office:value="21" calcext:value-type="float">
            <text:p>21</text:p>
          </table:table-cell>
          <table:table-cell table:style-name="ce860" office:value-type="float" office:value="5100" calcext:value-type="float">
            <text:p>510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6528634" calcext:value-type="float">
            <text:p>6.528.634</text:p>
          </table:table-cell>
          <table:table-cell table:style-name="ce703" office:value-type="float" office:value="1632158" calcext:value-type="float">
            <text:p>1.632.158</text:p>
          </table:table-cell>
          <table:table-cell table:style-name="ce703"/>
          <table:table-cell table:style-name="ce703" office:value-type="float" office:value="21" calcext:value-type="float">
            <text:p>21</text:p>
          </table:table-cell>
          <table:table-cell table:style-name="ce703" office:value-type="float" office:value="40" calcext:value-type="float">
            <text:p>4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32" calcext:value-type="float">
            <text:p>432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ssebeschl.</text:p>
          </table:table-cell>
          <table:table-cell table:style-name="ce880" office:value-type="string" calcext:value-type="string">
            <text:p>Massebeschl. 3</text:p>
          </table:table-cell>
          <table:table-cell table:style-name="ce403" office:value-type="string" calcext:value-type="string">
            <text:p>Massebeschl. 2</text:p>
          </table:table-cell>
          <table:table-cell table:style-name="ce403" office:value-type="string" calcext:value-type="string">
            <text:p>Magnetkanone 3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615" calcext:value-type="float">
            <text:p>615</text:p>
          </table:table-cell>
          <table:table-cell table:style-name="ce403" office:value-type="float" office:value="37" calcext:value-type="float">
            <text:p>37</text:p>
          </table:table-cell>
          <table:table-cell table:style-name="ce860" office:value-type="float" office:value="5100" calcext:value-type="float">
            <text:p>510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13267749" calcext:value-type="float">
            <text:p>13.267.749</text:p>
          </table:table-cell>
          <table:table-cell table:style-name="ce703" office:value-type="float" office:value="4422583" calcext:value-type="float">
            <text:p>4.422.583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17" calcext:value-type="float">
            <text:p>17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299" calcext:value-type="float">
            <text:p>1299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ssebeschl.</text:p>
          </table:table-cell>
          <table:table-cell table:style-name="ce881" office:value-type="string" calcext:value-type="string">
            <text:p>Massebeschl. 4</text:p>
          </table:table-cell>
          <table:table-cell table:style-name="ce403" office:value-type="string" calcext:value-type="string">
            <text:p>Massebeschl. 3</text:p>
          </table:table-cell>
          <table:table-cell table:style-name="ce403" office:value-type="string" calcext:value-type="string">
            <text:p>Magnetkanone 4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1075" calcext:value-type="float">
            <text:p>1075</text:p>
          </table:table-cell>
          <table:table-cell table:style-name="ce403" office:value-type="float" office:value="65" calcext:value-type="float">
            <text:p>65</text:p>
          </table:table-cell>
          <table:table-cell table:style-name="ce860" office:value-type="float" office:value="5100" calcext:value-type="float">
            <text:p>510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Massebeschl.</text:p>
          </table:table-cell>
          <table:table-cell table:style-name="ce882" office:value-type="string" calcext:value-type="string">
            <text:p>Massebeschl. 5</text:p>
          </table:table-cell>
          <table:table-cell table:style-name="ce403" office:value-type="string" calcext:value-type="string">
            <text:p>Massebeschl. 4</text:p>
          </table:table-cell>
          <table:table-cell table:style-name="ce403" office:value-type="string" calcext:value-type="string">
            <text:p>Magnetkanone 5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1880" calcext:value-type="float">
            <text:p>1880</text:p>
          </table:table-cell>
          <table:table-cell table:style-name="ce403" office:value-type="float" office:value="113" calcext:value-type="float">
            <text:p>113</text:p>
          </table:table-cell>
          <table:table-cell table:style-name="ce860" office:value-type="float" office:value="5100" calcext:value-type="float">
            <text:p>510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403" office:value-type="float" office:value="1250" calcext:value-type="float">
            <text:p>125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Plasmaraketen</text:p>
          </table:table-cell>
          <table:table-cell table:style-name="ce883" office:value-type="string" calcext:value-type="string">
            <text:p>Plasmaraketen 1</text:p>
          </table:table-cell>
          <table:table-cell table:style-name="ce403" office:value-type="string" calcext:value-type="string">
            <text:p>Magnetkanone 1</text:p>
          </table:table-cell>
          <table:table-cell table:style-name="ce403" office:value-type="string" calcext:value-type="string">
            <text:p>Waffenlabor 5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125" calcext:value-type="float">
            <text:p>125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3000" calcext:value-type="float">
            <text:p>3000</text:p>
          </table:table-cell>
          <table:table-cell table:style-name="ce860" office:value-type="float" office:value="7250" calcext:value-type="float">
            <text:p>725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40" calcext:value-type="float">
            <text:p>4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770987" calcext:value-type="float">
            <text:p>770.987</text:p>
          </table:table-cell>
          <table:table-cell table:style-name="ce703" office:value-type="float" office:value="40578" calcext:value-type="float">
            <text:p>40.578</text:p>
          </table:table-cell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5" calcext:value-type="float">
            <text:p>25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27" calcext:value-type="float">
            <text:p>27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Plasmaraketen</text:p>
          </table:table-cell>
          <table:table-cell table:style-name="ce884" office:value-type="string" calcext:value-type="string">
            <text:p>Plasmaraketen 2</text:p>
          </table:table-cell>
          <table:table-cell table:style-name="ce403" office:value-type="string" calcext:value-type="string">
            <text:p>Plasmaraketen 1</text:p>
          </table:table-cell>
          <table:table-cell table:style-name="ce403" office:value-type="string" calcext:value-type="string">
            <text:p>Waffenlabor 6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220" calcext:value-type="float">
            <text:p>220</text:p>
          </table:table-cell>
          <table:table-cell table:style-name="ce403" office:value-type="float" office:value="31" calcext:value-type="float">
            <text:p>31</text:p>
          </table:table-cell>
          <table:table-cell table:style-name="ce860" office:value-type="float" office:value="3000" calcext:value-type="float">
            <text:p>3000</text:p>
          </table:table-cell>
          <table:table-cell table:style-name="ce860" office:value-type="float" office:value="7250" calcext:value-type="float">
            <text:p>725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40" calcext:value-type="float">
            <text:p>4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2191229" calcext:value-type="float">
            <text:p>2.191.229</text:p>
          </table:table-cell>
          <table:table-cell table:style-name="ce703" office:value-type="float" office:value="243470" calcext:value-type="float">
            <text:p>243.470</text:p>
          </table:table-cell>
          <table:table-cell table:style-name="ce703"/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16" calcext:value-type="float">
            <text:p>16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84" calcext:value-type="float">
            <text:p>84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Plasmaraketen</text:p>
          </table:table-cell>
          <table:table-cell table:style-name="ce885" office:value-type="string" calcext:value-type="string">
            <text:p>Plasmaraketen 3</text:p>
          </table:table-cell>
          <table:table-cell table:style-name="ce403" office:value-type="string" calcext:value-type="string">
            <text:p>Plasmaraketen 2</text:p>
          </table:table-cell>
          <table:table-cell table:style-name="ce403" office:value-type="string" calcext:value-type="string">
            <text:p>Waffenlabor 7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385" calcext:value-type="float">
            <text:p>385</text:p>
          </table:table-cell>
          <table:table-cell table:style-name="ce403" office:value-type="float" office:value="54" calcext:value-type="float">
            <text:p>54</text:p>
          </table:table-cell>
          <table:table-cell table:style-name="ce860" office:value-type="float" office:value="3000" calcext:value-type="float">
            <text:p>3000</text:p>
          </table:table-cell>
          <table:table-cell table:style-name="ce860" office:value-type="float" office:value="7250" calcext:value-type="float">
            <text:p>725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40" calcext:value-type="float">
            <text:p>4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7773747" calcext:value-type="float">
            <text:p>7.773.747</text:p>
          </table:table-cell>
          <table:table-cell table:style-name="ce703" office:value-type="float" office:value="1371838" calcext:value-type="float">
            <text:p>1.371.838</text:p>
          </table:table-cell>
          <table:table-cell table:style-name="ce703"/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48" calcext:value-type="float">
            <text:p>48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255" calcext:value-type="float">
            <text:p>255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Plasmaraketen</text:p>
          </table:table-cell>
          <table:table-cell table:style-name="ce886" office:value-type="string" calcext:value-type="string">
            <text:p>Plasmaraketen 4</text:p>
          </table:table-cell>
          <table:table-cell table:style-name="ce403" office:value-type="string" calcext:value-type="string">
            <text:p>Plasmaraketen 3</text:p>
          </table:table-cell>
          <table:table-cell table:style-name="ce403" office:value-type="string" calcext:value-type="string">
            <text:p>Waffenlabor 8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675" calcext:value-type="float">
            <text:p>675</text:p>
          </table:table-cell>
          <table:table-cell table:style-name="ce403" office:value-type="float" office:value="95" calcext:value-type="float">
            <text:p>95</text:p>
          </table:table-cell>
          <table:table-cell table:style-name="ce860" office:value-type="float" office:value="3000" calcext:value-type="float">
            <text:p>3000</text:p>
          </table:table-cell>
          <table:table-cell table:style-name="ce860" office:value-type="float" office:value="7250" calcext:value-type="float">
            <text:p>725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40" calcext:value-type="float">
            <text:p>4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15615060" calcext:value-type="float">
            <text:p>15.615.060</text:p>
          </table:table-cell>
          <table:table-cell table:style-name="ce703" office:value-type="float" office:value="3903765" calcext:value-type="float">
            <text:p>3.903.765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24" calcext:value-type="float">
            <text:p>2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767" calcext:value-type="float">
            <text:p>767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Plasmaraketen</text:p>
          </table:table-cell>
          <table:table-cell table:style-name="ce887" office:value-type="string" calcext:value-type="string">
            <text:p>Plasmaraketen 5</text:p>
          </table:table-cell>
          <table:table-cell table:style-name="ce403" office:value-type="string" calcext:value-type="string">
            <text:p>Plasmaraketen 4</text:p>
          </table:table-cell>
          <table:table-cell table:style-name="ce403" office:value-type="string" calcext:value-type="string">
            <text:p>Waffenlabor 9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1185" calcext:value-type="float">
            <text:p>1185</text:p>
          </table:table-cell>
          <table:table-cell table:style-name="ce403" office:value-type="float" office:value="166" calcext:value-type="float">
            <text:p>166</text:p>
          </table:table-cell>
          <table:table-cell table:style-name="ce860" office:value-type="float" office:value="3000" calcext:value-type="float">
            <text:p>3000</text:p>
          </table:table-cell>
          <table:table-cell table:style-name="ce860" office:value-type="float" office:value="7250" calcext:value-type="float">
            <text:p>725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40" calcext:value-type="float">
            <text:p>4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Thermalstrahl</text:p>
          </table:table-cell>
          <table:table-cell table:style-name="ce888" office:value-type="string" calcext:value-type="string">
            <text:p>Thermalstrahl 1</text:p>
          </table:table-cell>
          <table:table-cell table:style-name="ce403" table:number-columns-repeated="3"/>
          <table:table-cell table:style-name="ce403" office:value-type="string" calcext:value-type="string">
            <text:p>Energie</text:p>
          </table:table-cell>
          <table:table-cell table:style-name="ce403" office:value-type="float" office:value="65" calcext:value-type="float">
            <text:p>65</text:p>
          </table:table-cell>
          <table:table-cell table:style-name="ce403" office:value-type="float" office:value="10" calcext:value-type="float">
            <text:p>1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Thermalstrahl</text:p>
          </table:table-cell>
          <table:table-cell table:style-name="ce889" office:value-type="string" calcext:value-type="string">
            <text:p>Thermalstrahl 2</text:p>
          </table:table-cell>
          <table:table-cell table:style-name="ce403" office:value-type="string" calcext:value-type="string">
            <text:p>Thermalstrahl 1</text:p>
          </table:table-cell>
          <table:table-cell table:style-name="ce403" office:value-type="string" calcext:value-type="string">
            <text:p>Magnetkanone 1</text:p>
          </table:table-cell>
          <table:table-cell table:style-name="ce403" office:value-type="string" calcext:value-type="string">
            <text:p>Waffenlabor 1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115" calcext:value-type="float">
            <text:p>115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31376" calcext:value-type="float">
            <text:p>31.376</text:p>
          </table:table-cell>
          <table:table-cell table:style-name="ce703" table:number-columns-repeated="3"/>
          <table:table-cell table:style-name="ce703" office:value-type="float" office:value="5" calcext:value-type="float">
            <text:p>5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" calcext:value-type="float">
            <text:p>1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Thermalstrahl</text:p>
          </table:table-cell>
          <table:table-cell table:style-name="ce890" office:value-type="string" calcext:value-type="string">
            <text:p>Thermalstrahl 3</text:p>
          </table:table-cell>
          <table:table-cell table:style-name="ce403" office:value-type="string" calcext:value-type="string">
            <text:p>Thermalstrahl 2</text:p>
          </table:table-cell>
          <table:table-cell table:style-name="ce403" office:value-type="string" calcext:value-type="string">
            <text:p>Waffenlabor 3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200" calcext:value-type="float">
            <text:p>200</text:p>
          </table:table-cell>
          <table:table-cell table:style-name="ce403" office:value-type="float" office:value="31" calcext:value-type="float">
            <text:p>31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156875" calcext:value-type="float">
            <text:p>156.875</text:p>
          </table:table-cell>
          <table:table-cell table:style-name="ce703" table:number-columns-repeated="3"/>
          <table:table-cell table:style-name="ce703" office:value-type="float" office:value="21" calcext:value-type="float">
            <text:p>21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6" calcext:value-type="float">
            <text:p>6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Thermalstrahl</text:p>
          </table:table-cell>
          <table:table-cell table:style-name="ce891" office:value-type="string" calcext:value-type="string">
            <text:p>Thermalstrahl 4</text:p>
          </table:table-cell>
          <table:table-cell table:style-name="ce403" office:value-type="string" calcext:value-type="string">
            <text:p>Thermalstrahl 3</text:p>
          </table:table-cell>
          <table:table-cell table:style-name="ce403" office:value-type="string" calcext:value-type="string">
            <text:p>Waffenlabor 4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350" calcext:value-type="float">
            <text:p>350</text:p>
          </table:table-cell>
          <table:table-cell table:style-name="ce403" office:value-type="float" office:value="54" calcext:value-type="float">
            <text:p>54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/>
          <table:table-cell table:style-name="ce703" office:value-type="float" office:value="627500" calcext:value-type="float">
            <text:p>627.500</text:p>
          </table:table-cell>
          <table:table-cell table:style-name="ce703" table:number-columns-repeated="2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4" calcext:value-type="float">
            <text:p>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20" calcext:value-type="float">
            <text:p>20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</text:p>
          </table:table-cell>
          <table:table-cell table:style-name="ce403" office:value-type="string" calcext:value-type="string">
            <text:p>Thermalstrahl</text:p>
          </table:table-cell>
          <table:table-cell table:style-name="ce892" office:value-type="string" calcext:value-type="string">
            <text:p>Thermalstrahl 5</text:p>
          </table:table-cell>
          <table:table-cell table:style-name="ce403" office:value-type="string" calcext:value-type="string">
            <text:p>Thermalstrahl 4</text:p>
          </table:table-cell>
          <table:table-cell table:style-name="ce403" office:value-type="string" calcext:value-type="string">
            <text:p>Waffenlabor 6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610" calcext:value-type="float">
            <text:p>610</text:p>
          </table:table-cell>
          <table:table-cell table:style-name="ce403" office:value-type="float" office:value="94" calcext:value-type="float">
            <text:p>94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Gaußgeschütz</text:p>
          </table:table-cell>
          <table:table-cell table:style-name="ce893" office:value-type="string" calcext:value-type="string">
            <text:p>Gaußgeschütz 1</text:p>
          </table:table-cell>
          <table:table-cell table:style-name="ce403" office:value-type="string" calcext:value-type="string">
            <text:p>Schienenges. 1</text:p>
          </table:table-cell>
          <table:table-cell table:style-name="ce403" office:value-type="string" calcext:value-type="string">
            <text:p>Waffenlabor 5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100" calcext:value-type="float">
            <text:p>100</text:p>
          </table:table-cell>
          <table:table-cell table:style-name="ce403" office:value-type="float" office:value="7" calcext:value-type="float">
            <text:p>7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Gaußgeschütz</text:p>
          </table:table-cell>
          <table:table-cell table:style-name="ce894" office:value-type="string" calcext:value-type="string">
            <text:p>Gaußgeschütz 2</text:p>
          </table:table-cell>
          <table:table-cell table:style-name="ce403" office:value-type="string" calcext:value-type="string">
            <text:p>Gaußgeschütz 1</text:p>
          </table:table-cell>
          <table:table-cell table:style-name="ce403" office:value-type="string" calcext:value-type="string">
            <text:p>Schienenges. 2</text:p>
          </table:table-cell>
          <table:table-cell table:style-name="ce403" office:value-type="string" calcext:value-type="string">
            <text:p>Waffenlabor 6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160" calcext:value-type="float">
            <text:p>160</text:p>
          </table:table-cell>
          <table:table-cell table:style-name="ce403" office:value-type="float" office:value="10" calcext:value-type="float">
            <text:p>10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3388500" calcext:value-type="float">
            <text:p>3.388.500</text:p>
          </table:table-cell>
          <table:table-cell table:style-name="ce703"/>
          <table:table-cell table:style-name="ce703" office:value-type="float" office:value="376500" calcext:value-type="float">
            <text:p>376.500</text:p>
          </table:table-cell>
          <table:table-cell table:style-name="ce703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58" calcext:value-type="float">
            <text:p>58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98" calcext:value-type="float">
            <text:p>198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Gaußgeschütz</text:p>
          </table:table-cell>
          <table:table-cell table:style-name="ce895" office:value-type="string" calcext:value-type="string">
            <text:p>Gaußgeschütz 3</text:p>
          </table:table-cell>
          <table:table-cell table:style-name="ce403" office:value-type="string" calcext:value-type="string">
            <text:p>Gaußgeschütz 2</text:p>
          </table:table-cell>
          <table:table-cell table:style-name="ce403" office:value-type="string" calcext:value-type="string">
            <text:p>Schienenges. 3</text:p>
          </table:table-cell>
          <table:table-cell table:style-name="ce403" office:value-type="string" calcext:value-type="string">
            <text:p>Waffenlabor 7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255" calcext:value-type="float">
            <text:p>255</text:p>
          </table:table-cell>
          <table:table-cell table:style-name="ce403" office:value-type="float" office:value="13" calcext:value-type="float">
            <text:p>13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8007000" calcext:value-type="float">
            <text:p>8.007.000</text:p>
          </table:table-cell>
          <table:table-cell table:style-name="ce703"/>
          <table:table-cell table:style-name="ce703" office:value-type="float" office:value="1413000" calcext:value-type="float">
            <text:p>1.413.000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0" calcext:value-type="float">
            <text:p>0</text:p>
          </table:table-cell>
          <table:table-cell table:style-name="ce703" office:value-type="float" office:value="55" calcext:value-type="float">
            <text:p>55</text:p>
          </table:table-cell>
          <table:table-cell table:style-name="ce403" office:value-type="float" office:value="50" calcext:value-type="float">
            <text:p>50</text:p>
          </table:table-cell>
          <table:table-cell table:style-name="ce403" office:value-type="float" office:value="497" calcext:value-type="float">
            <text:p>497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Gaußgeschütz</text:p>
          </table:table-cell>
          <table:table-cell table:style-name="ce896" office:value-type="string" calcext:value-type="string">
            <text:p>Gaußgeschütz 4</text:p>
          </table:table-cell>
          <table:table-cell table:style-name="ce403" office:value-type="string" calcext:value-type="string">
            <text:p>Gaußgeschütz 3</text:p>
          </table:table-cell>
          <table:table-cell table:style-name="ce403" office:value-type="string" calcext:value-type="string">
            <text:p>Schienenges. 4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410" calcext:value-type="float">
            <text:p>410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6080000" calcext:value-type="float">
            <text:p>16.080.000</text:p>
          </table:table-cell>
          <table:table-cell table:style-name="ce703"/>
          <table:table-cell table:style-name="ce703" office:value-type="float" office:value="4020000" calcext:value-type="float">
            <text:p>4.020.000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19" calcext:value-type="float">
            <text:p>19</text:p>
          </table:table-cell>
          <table:table-cell table:style-name="ce403" office:value-type="float" office:value="35" calcext:value-type="float">
            <text:p>35</text:p>
          </table:table-cell>
          <table:table-cell table:style-name="ce403" office:value-type="float" office:value="1245" calcext:value-type="float">
            <text:p>1245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Gaußgeschütz</text:p>
          </table:table-cell>
          <table:table-cell table:style-name="ce897" office:value-type="string" calcext:value-type="string">
            <text:p>Gaußgeschütz 5</text:p>
          </table:table-cell>
          <table:table-cell table:style-name="ce403" office:value-type="string" calcext:value-type="string">
            <text:p>Gaußgeschütz 4</text:p>
          </table:table-cell>
          <table:table-cell table:style-name="ce403" office:value-type="string" calcext:value-type="string">
            <text:p>Schienenges. 5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655" calcext:value-type="float">
            <text:p>655</text:p>
          </table:table-cell>
          <table:table-cell table:style-name="ce403" office:value-type="float" office:value="24" calcext:value-type="float">
            <text:p>24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HEX-Rakete</text:p>
          </table:table-cell>
          <table:table-cell table:style-name="ce898" office:value-type="string" calcext:value-type="string">
            <text:p>HEX-Rakete 1</text:p>
          </table:table-cell>
          <table:table-cell table:style-name="ce403" office:value-type="string" calcext:value-type="string">
            <text:p>Streurakete 1</text:p>
          </table:table-cell>
          <table:table-cell table:style-name="ce403" office:value-type="string" calcext:value-type="string">
            <text:p>Waffenlabor 5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200" calcext:value-type="float">
            <text:p>200</text:p>
          </table:table-cell>
          <table:table-cell table:style-name="ce403" office:value-type="float" office:value="16" calcext:value-type="float">
            <text:p>16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389763" calcext:value-type="float">
            <text:p>389.763</text:p>
          </table:table-cell>
          <table:table-cell table:style-name="ce703"/>
          <table:table-cell table:style-name="ce703" office:value-type="float" office:value="20514" calcext:value-type="float">
            <text:p>20.514</text:p>
          </table:table-cell>
          <table:table-cell table:style-name="ce703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6" calcext:value-type="float">
            <text:p>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41" calcext:value-type="float">
            <text:p>41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HEX-Rakete</text:p>
          </table:table-cell>
          <table:table-cell table:style-name="ce899" office:value-type="string" calcext:value-type="string">
            <text:p>HEX-Rakete 2</text:p>
          </table:table-cell>
          <table:table-cell table:style-name="ce403" office:value-type="string" calcext:value-type="string">
            <text:p>HEX-Rakete 1</text:p>
          </table:table-cell>
          <table:table-cell table:style-name="ce403" office:value-type="string" calcext:value-type="string">
            <text:p>Streurakete 2</text:p>
          </table:table-cell>
          <table:table-cell table:style-name="ce403" office:value-type="string" calcext:value-type="string">
            <text:p>Waffenlabor 6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280" calcext:value-type="float">
            <text:p>280</text:p>
          </table:table-cell>
          <table:table-cell table:style-name="ce403" office:value-type="float" office:value="19" calcext:value-type="float">
            <text:p>19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107746" calcext:value-type="float">
            <text:p>1.107.746</text:p>
          </table:table-cell>
          <table:table-cell table:style-name="ce703"/>
          <table:table-cell table:style-name="ce703" office:value-type="float" office:value="123083" calcext:value-type="float">
            <text:p>123.083</text:p>
          </table:table-cell>
          <table:table-cell table:style-name="ce703"/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20" calcext:value-type="float">
            <text:p>2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25" calcext:value-type="float">
            <text:p>125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HEX-Rakete</text:p>
          </table:table-cell>
          <table:table-cell table:style-name="ce900" office:value-type="string" calcext:value-type="string">
            <text:p>HEX-Rakete 3</text:p>
          </table:table-cell>
          <table:table-cell table:style-name="ce403" office:value-type="string" calcext:value-type="string">
            <text:p>HEX-Rakete 2</text:p>
          </table:table-cell>
          <table:table-cell table:style-name="ce403" office:value-type="string" calcext:value-type="string">
            <text:p>Streurakete 3</text:p>
          </table:table-cell>
          <table:table-cell table:style-name="ce403" office:value-type="string" calcext:value-type="string">
            <text:p>Waffenlabor 7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390" calcext:value-type="float">
            <text:p>390</text:p>
          </table:table-cell>
          <table:table-cell table:style-name="ce403" office:value-type="float" office:value="23" calcext:value-type="float">
            <text:p>2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3929912" calcext:value-type="float">
            <text:p>3.929.912</text:p>
          </table:table-cell>
          <table:table-cell table:style-name="ce703"/>
          <table:table-cell table:style-name="ce703" office:value-type="float" office:value="693514" calcext:value-type="float">
            <text:p>693.514</text:p>
          </table:table-cell>
          <table:table-cell table:style-name="ce703"/>
          <table:table-cell table:style-name="ce703" office:value-type="float" office:value="19" calcext:value-type="float">
            <text:p>19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379" calcext:value-type="float">
            <text:p>379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HEX-Rakete</text:p>
          </table:table-cell>
          <table:table-cell table:style-name="ce901" office:value-type="string" calcext:value-type="string">
            <text:p>HEX-Rakete 4</text:p>
          </table:table-cell>
          <table:table-cell table:style-name="ce403" office:value-type="string" calcext:value-type="string">
            <text:p>HEX-Rakete 3</text:p>
          </table:table-cell>
          <table:table-cell table:style-name="ce403" office:value-type="string" calcext:value-type="string">
            <text:p>Streurakete 4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545" calcext:value-type="float">
            <text:p>545</text:p>
          </table:table-cell>
          <table:table-cell table:style-name="ce403" office:value-type="float" office:value="27" calcext:value-type="float">
            <text:p>27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1840975" calcext:value-type="float">
            <text:p>11.840.975</text:p>
          </table:table-cell>
          <table:table-cell table:style-name="ce703"/>
          <table:table-cell table:style-name="ce703" office:value-type="float" office:value="2960243" calcext:value-type="float">
            <text:p>2.960.243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759" calcext:value-type="float">
            <text:p>759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HEX-Rakete</text:p>
          </table:table-cell>
          <table:table-cell table:style-name="ce902" office:value-type="string" calcext:value-type="string">
            <text:p>HEX-Rakete 5</text:p>
          </table:table-cell>
          <table:table-cell table:style-name="ce403" office:value-type="string" calcext:value-type="string">
            <text:p>HEX-Rakete 4</text:p>
          </table:table-cell>
          <table:table-cell table:style-name="ce403" office:value-type="string" calcext:value-type="string">
            <text:p>Streurakete 5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765" calcext:value-type="float">
            <text:p>765</text:p>
          </table:table-cell>
          <table:table-cell table:style-name="ce403" office:value-type="float" office:value="32" calcext:value-type="float">
            <text:p>3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Jägerstaffel</text:p>
          </table:table-cell>
          <table:table-cell table:style-name="ce903" office:value-type="string" calcext:value-type="string">
            <text:p>Jägerstaffel 1</text:p>
          </table:table-cell>
          <table:table-cell table:style-name="ce403" office:value-type="string" calcext:value-type="string">
            <text:p>Störstrahler 5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90" calcext:value-type="float">
            <text:p>390</text:p>
          </table:table-cell>
          <table:table-cell table:style-name="ce403" office:value-type="float" office:value="56" calcext:value-type="float">
            <text:p>56</text:p>
          </table:table-cell>
          <table:table-cell table:style-name="ce860" table:number-columns-repeated="2"/>
          <table:table-cell table:style-name="ce403" office:value-type="float" office:value="2000" calcext:value-type="float">
            <text:p>2000</text:p>
          </table:table-cell>
          <table:table-cell table:style-name="ce860" table:number-columns-repeated="2"/>
          <table:table-cell table:style-name="ce860" office:value-type="float" office:value="15" calcext:value-type="float">
            <text:p>15</text:p>
          </table:table-cell>
          <table:table-cell table:style-name="ce860" office:value-type="float" office:value="7500" calcext:value-type="float">
            <text:p>7500</text:p>
          </table:table-cell>
          <table:table-cell table:style-name="ce860" office:value-type="float" office:value="500" calcext:value-type="float">
            <text:p>5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912000" calcext:value-type="float">
            <text:p>912.000</text:p>
          </table:table-cell>
          <table:table-cell table:style-name="ce703"/>
          <table:table-cell table:style-name="ce703" office:value-type="float" office:value="48000" calcext:value-type="float">
            <text:p>48.000</text:p>
          </table:table-cell>
          <table:table-cell table:style-name="ce703"/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32" calcext:value-type="float">
            <text:p>32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90" calcext:value-type="float">
            <text:p>90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Jägerstaffel</text:p>
          </table:table-cell>
          <table:table-cell table:style-name="ce904" office:value-type="string" calcext:value-type="string">
            <text:p>Jägerstaffel 2</text:p>
          </table:table-cell>
          <table:table-cell table:style-name="ce403" office:value-type="string" calcext:value-type="string">
            <text:p>Jägerstaffel 1</text:p>
          </table:table-cell>
          <table:table-cell table:style-name="ce403" office:value-type="string" calcext:value-type="string">
            <text:p>Polaronenstr. 2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545" calcext:value-type="float">
            <text:p>545</text:p>
          </table:table-cell>
          <table:table-cell table:style-name="ce403" office:value-type="float" office:value="78" calcext:value-type="float">
            <text:p>78</text:p>
          </table:table-cell>
          <table:table-cell table:style-name="ce860" table:number-columns-repeated="2"/>
          <table:table-cell table:style-name="ce403" office:value-type="float" office:value="2000" calcext:value-type="float">
            <text:p>2000</text:p>
          </table:table-cell>
          <table:table-cell table:style-name="ce860" table:number-columns-repeated="2"/>
          <table:table-cell table:style-name="ce860" office:value-type="float" office:value="15" calcext:value-type="float">
            <text:p>15</text:p>
          </table:table-cell>
          <table:table-cell table:style-name="ce860" office:value-type="float" office:value="7500" calcext:value-type="float">
            <text:p>7500</text:p>
          </table:table-cell>
          <table:table-cell table:style-name="ce860" office:value-type="float" office:value="500" calcext:value-type="float">
            <text:p>5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3366000" calcext:value-type="float">
            <text:p>3.366.000</text:p>
          </table:table-cell>
          <table:table-cell table:style-name="ce703"/>
          <table:table-cell table:style-name="ce703" office:value-type="float" office:value="594000" calcext:value-type="float">
            <text:p>594.000</text:p>
          </table:table-cell>
          <table:table-cell table:style-name="ce703"/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34" calcext:value-type="float">
            <text:p>3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90" calcext:value-type="float">
            <text:p>190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Jägerstaffel</text:p>
          </table:table-cell>
          <table:table-cell table:style-name="ce905" office:value-type="string" calcext:value-type="string">
            <text:p>Jägerstaffel 3</text:p>
          </table:table-cell>
          <table:table-cell table:style-name="ce403" office:value-type="string" calcext:value-type="string">
            <text:p>Jägerstaffel 2</text:p>
          </table:table-cell>
          <table:table-cell table:style-name="ce403" office:value-type="string" calcext:value-type="string">
            <text:p>Polaronenstr. 4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765" calcext:value-type="float">
            <text:p>765</text:p>
          </table:table-cell>
          <table:table-cell table:style-name="ce403" office:value-type="float" office:value="110" calcext:value-type="float">
            <text:p>110</text:p>
          </table:table-cell>
          <table:table-cell table:style-name="ce860" table:number-columns-repeated="2"/>
          <table:table-cell table:style-name="ce403" office:value-type="float" office:value="2000" calcext:value-type="float">
            <text:p>2000</text:p>
          </table:table-cell>
          <table:table-cell table:style-name="ce860" table:number-columns-repeated="2"/>
          <table:table-cell table:style-name="ce860" office:value-type="float" office:value="15" calcext:value-type="float">
            <text:p>15</text:p>
          </table:table-cell>
          <table:table-cell table:style-name="ce860" office:value-type="float" office:value="7500" calcext:value-type="float">
            <text:p>7500</text:p>
          </table:table-cell>
          <table:table-cell table:style-name="ce860" office:value-type="float" office:value="500" calcext:value-type="float">
            <text:p>5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Massegesch.</text:p>
          </table:table-cell>
          <table:table-cell table:style-name="ce906" office:value-type="string" calcext:value-type="string">
            <text:p>Massegesch. 1</text:p>
          </table:table-cell>
          <table:table-cell table:style-name="ce403" office:value-type="string" calcext:value-type="string">
            <text:p>Gaußgeschütz 1</text:p>
          </table:table-cell>
          <table:table-cell table:style-name="ce403" office:value-type="string" calcext:value-type="string">
            <text:p>Waffenlabor 7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220" calcext:value-type="float">
            <text:p>220</text:p>
          </table:table-cell>
          <table:table-cell table:style-name="ce403" office:value-type="float" office:value="11" calcext:value-type="float">
            <text:p>11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4318749" calcext:value-type="float">
            <text:p>4.318.749</text:p>
          </table:table-cell>
          <table:table-cell table:style-name="ce703"/>
          <table:table-cell table:style-name="ce703" office:value-type="float" office:value="762132" calcext:value-type="float">
            <text:p>762.132</text:p>
          </table:table-cell>
          <table:table-cell table:style-name="ce703"/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46" calcext:value-type="float">
            <text:p>4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214" calcext:value-type="float">
            <text:p>214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Massegesch.</text:p>
          </table:table-cell>
          <table:table-cell table:style-name="ce907" office:value-type="string" calcext:value-type="string">
            <text:p>Massegesch. 2</text:p>
          </table:table-cell>
          <table:table-cell table:style-name="ce403" office:value-type="string" calcext:value-type="string">
            <text:p>Massegesch. 1</text:p>
          </table:table-cell>
          <table:table-cell table:style-name="ce403" office:value-type="string" calcext:value-type="string">
            <text:p>Gaußgeschütz 2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330" calcext:value-type="float">
            <text:p>330</text:p>
          </table:table-cell>
          <table:table-cell table:style-name="ce403" office:value-type="float" office:value="15" calcext:value-type="float">
            <text:p>15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8675033" calcext:value-type="float">
            <text:p>8.675.033</text:p>
          </table:table-cell>
          <table:table-cell table:style-name="ce703"/>
          <table:table-cell table:style-name="ce703" office:value-type="float" office:value="2168758" calcext:value-type="float">
            <text:p>2.168.758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56" calcext:value-type="float">
            <text:p>5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538" calcext:value-type="float">
            <text:p>538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Massegesch.</text:p>
          </table:table-cell>
          <table:table-cell table:style-name="ce908" office:value-type="string" calcext:value-type="string">
            <text:p>Massegesch. 3</text:p>
          </table:table-cell>
          <table:table-cell table:style-name="ce403" office:value-type="string" calcext:value-type="string">
            <text:p>Massegesch. 2</text:p>
          </table:table-cell>
          <table:table-cell table:style-name="ce403" office:value-type="string" calcext:value-type="string">
            <text:p>Gaußgeschütz 3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495" calcext:value-type="float">
            <text:p>495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7629750" calcext:value-type="float">
            <text:p>17.629.750</text:p>
          </table:table-cell>
          <table:table-cell table:style-name="ce703"/>
          <table:table-cell table:style-name="ce703" office:value-type="float" office:value="5876583" calcext:value-type="float">
            <text:p>5.876.583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53" calcext:value-type="float">
            <text:p>5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077" calcext:value-type="float">
            <text:p>1077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Massegesch.</text:p>
          </table:table-cell>
          <table:table-cell table:style-name="ce909" office:value-type="string" calcext:value-type="string">
            <text:p>Massegesch. 4</text:p>
          </table:table-cell>
          <table:table-cell table:style-name="ce403" office:value-type="string" calcext:value-type="string">
            <text:p>Massegesch. 3</text:p>
          </table:table-cell>
          <table:table-cell table:style-name="ce403" office:value-type="string" calcext:value-type="string">
            <text:p>Gaußgeschütz 4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745" calcext:value-type="float">
            <text:p>745</text:p>
          </table:table-cell>
          <table:table-cell table:style-name="ce403" office:value-type="float" office:value="27" calcext:value-type="float">
            <text:p>27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Massegesch.</text:p>
          </table:table-cell>
          <table:table-cell table:style-name="ce910" office:value-type="string" calcext:value-type="string">
            <text:p>Massegesch. 5</text:p>
          </table:table-cell>
          <table:table-cell table:style-name="ce403" office:value-type="string" calcext:value-type="string">
            <text:p>Massegesch. 4</text:p>
          </table:table-cell>
          <table:table-cell table:style-name="ce403" office:value-type="string" calcext:value-type="string">
            <text:p>Gaußgeschütz 5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1120" calcext:value-type="float">
            <text:p>1120</text:p>
          </table:table-cell>
          <table:table-cell table:style-name="ce403" office:value-type="float" office:value="37" calcext:value-type="float">
            <text:p>37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lasmatorpedo</text:p>
          </table:table-cell>
          <table:table-cell table:style-name="ce911" office:value-type="string" calcext:value-type="string">
            <text:p>Plasmatorpedo 1</text:p>
          </table:table-cell>
          <table:table-cell table:style-name="ce403" office:value-type="string" calcext:value-type="string">
            <text:p>HEX-Rakete 1</text:p>
          </table:table-cell>
          <table:table-cell table:style-name="ce403" office:value-type="string" calcext:value-type="string">
            <text:p>Waffenlabor 6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300" calcext:value-type="float">
            <text:p>300</text:p>
          </table:table-cell>
          <table:table-cell table:style-name="ce403" office:value-type="float" office:value="15" calcext:value-type="float">
            <text:p>15</text:p>
          </table:table-cell>
          <table:table-cell table:style-name="ce860" office:value-type="float" office:value="2850" calcext:value-type="float">
            <text:p>28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15" calcext:value-type="float">
            <text:p>1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156608" calcext:value-type="float">
            <text:p>1.156.608</text:p>
          </table:table-cell>
          <table:table-cell table:style-name="ce703"/>
          <table:table-cell table:style-name="ce703" office:value-type="float" office:value="128512" calcext:value-type="float">
            <text:p>128.512</text:p>
          </table:table-cell>
          <table:table-cell table:style-name="ce703"/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40" calcext:value-type="float">
            <text:p>4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52" calcext:value-type="float">
            <text:p>152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lasmatorpedo</text:p>
          </table:table-cell>
          <table:table-cell table:style-name="ce912" office:value-type="string" calcext:value-type="string">
            <text:p>Plasmatorpedo 2</text:p>
          </table:table-cell>
          <table:table-cell table:style-name="ce403" office:value-type="string" calcext:value-type="string">
            <text:p>Plasmatorpedo 1</text:p>
          </table:table-cell>
          <table:table-cell table:style-name="ce403" office:value-type="string" calcext:value-type="string">
            <text:p>HEX-Rakete 2</text:p>
          </table:table-cell>
          <table:table-cell table:style-name="ce403" office:value-type="string" calcext:value-type="string">
            <text:p>Waffenlabor 7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450" calcext:value-type="float">
            <text:p>450</text:p>
          </table:table-cell>
          <table:table-cell table:style-name="ce403" office:value-type="float" office:value="19" calcext:value-type="float">
            <text:p>19</text:p>
          </table:table-cell>
          <table:table-cell table:style-name="ce860" office:value-type="float" office:value="2850" calcext:value-type="float">
            <text:p>28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15" calcext:value-type="float">
            <text:p>1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3419380" calcext:value-type="float">
            <text:p>3.419.380</text:p>
          </table:table-cell>
          <table:table-cell table:style-name="ce703"/>
          <table:table-cell table:style-name="ce703" office:value-type="float" office:value="603420" calcext:value-type="float">
            <text:p>603.420</text:p>
          </table:table-cell>
          <table:table-cell table:style-name="ce703"/>
          <table:table-cell table:style-name="ce703" office:value-type="float" office:value="15" calcext:value-type="float">
            <text:p>15</text:p>
          </table:table-cell>
          <table:table-cell table:style-name="ce703" office:value-type="float" office:value="20" calcext:value-type="float">
            <text:p>2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305" calcext:value-type="float">
            <text:p>305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lasmatorpedo</text:p>
          </table:table-cell>
          <table:table-cell table:style-name="ce913" office:value-type="string" calcext:value-type="string">
            <text:p>Plasmatorpedo 3</text:p>
          </table:table-cell>
          <table:table-cell table:style-name="ce403" office:value-type="string" calcext:value-type="string">
            <text:p>Plasmatorpedo 2</text:p>
          </table:table-cell>
          <table:table-cell table:style-name="ce403" office:value-type="string" calcext:value-type="string">
            <text:p>HEX-Rakete 3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675" calcext:value-type="float">
            <text:p>675</text:p>
          </table:table-cell>
          <table:table-cell table:style-name="ce403" office:value-type="float" office:value="24" calcext:value-type="float">
            <text:p>24</text:p>
          </table:table-cell>
          <table:table-cell table:style-name="ce860" office:value-type="float" office:value="2850" calcext:value-type="float">
            <text:p>28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15" calcext:value-type="float">
            <text:p>1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8585599" calcext:value-type="float">
            <text:p>8.585.599</text:p>
          </table:table-cell>
          <table:table-cell table:style-name="ce703"/>
          <table:table-cell table:style-name="ce703" office:value-type="float" office:value="2146400" calcext:value-type="float">
            <text:p>2.146.400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40" calcext:value-type="float">
            <text:p>4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612" calcext:value-type="float">
            <text:p>612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lasmatorpedo</text:p>
          </table:table-cell>
          <table:table-cell table:style-name="ce914" office:value-type="string" calcext:value-type="string">
            <text:p>Plasmatorpedo 4</text:p>
          </table:table-cell>
          <table:table-cell table:style-name="ce403" office:value-type="string" calcext:value-type="string">
            <text:p>Plasmatorpedo 3</text:p>
          </table:table-cell>
          <table:table-cell table:style-name="ce403" office:value-type="string" calcext:value-type="string">
            <text:p>HEX-Rakete 4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1015" calcext:value-type="float">
            <text:p>1015</text:p>
          </table:table-cell>
          <table:table-cell table:style-name="ce403" office:value-type="float" office:value="31" calcext:value-type="float">
            <text:p>31</text:p>
          </table:table-cell>
          <table:table-cell table:style-name="ce860" office:value-type="float" office:value="2850" calcext:value-type="float">
            <text:p>28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15" calcext:value-type="float">
            <text:p>1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lasmatorpedo</text:p>
          </table:table-cell>
          <table:table-cell table:style-name="ce915" office:value-type="string" calcext:value-type="string">
            <text:p>Plasmatorpedo 5</text:p>
          </table:table-cell>
          <table:table-cell table:style-name="ce403" office:value-type="string" calcext:value-type="string">
            <text:p>Plasmatorpedo 4</text:p>
          </table:table-cell>
          <table:table-cell table:style-name="ce403" office:value-type="string" calcext:value-type="string">
            <text:p>HEX-Rakete 5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Explosiv</text:p>
          </table:table-cell>
          <table:table-cell table:style-name="ce403" office:value-type="float" office:value="1525" calcext:value-type="float">
            <text:p>1525</text:p>
          </table:table-cell>
          <table:table-cell table:style-name="ce403" office:value-type="float" office:value="40" calcext:value-type="float">
            <text:p>40</text:p>
          </table:table-cell>
          <table:table-cell table:style-name="ce860" office:value-type="float" office:value="2850" calcext:value-type="float">
            <text:p>28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750" calcext:value-type="float">
            <text:p>75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15" calcext:value-type="float">
            <text:p>1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olaronenstr.</text:p>
          </table:table-cell>
          <table:table-cell table:style-name="ce916" office:value-type="string" calcext:value-type="string">
            <text:p>Polaronenstr. 1</text:p>
          </table:table-cell>
          <table:table-cell table:style-name="ce403" office:value-type="string" calcext:value-type="string">
            <text:p>Störstrahler 1</text:p>
          </table:table-cell>
          <table:table-cell table:style-name="ce403" office:value-type="string" calcext:value-type="string">
            <text:p>Waffenlabor 7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90" calcext:value-type="float">
            <text:p>90</text:p>
          </table:table-cell>
          <table:table-cell table:style-name="ce403" office:value-type="float" office:value="11" calcext:value-type="float">
            <text:p>11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934087" calcext:value-type="float">
            <text:p>1.934.087</text:p>
          </table:table-cell>
          <table:table-cell table:style-name="ce703"/>
          <table:table-cell table:style-name="ce703" office:value-type="float" office:value="341310" calcext:value-type="float">
            <text:p>341.310</text:p>
          </table:table-cell>
          <table:table-cell table:style-name="ce703"/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40" calcext:value-type="float">
            <text:p>4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52" calcext:value-type="float">
            <text:p>152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olaronenstr.</text:p>
          </table:table-cell>
          <table:table-cell table:style-name="ce917" office:value-type="string" calcext:value-type="string">
            <text:p>Polaronenstr. 2</text:p>
          </table:table-cell>
          <table:table-cell table:style-name="ce403" office:value-type="string" calcext:value-type="string">
            <text:p>Polaronenstr. 1</text:p>
          </table:table-cell>
          <table:table-cell table:style-name="ce403" office:value-type="string" calcext:value-type="string">
            <text:p>Störstrahler 2</text:p>
          </table:table-cell>
          <table:table-cell table:style-name="ce403" office:value-type="string" calcext:value-type="string">
            <text:p>Waffenlabor 8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135" calcext:value-type="float">
            <text:p>135</text:p>
          </table:table-cell>
          <table:table-cell table:style-name="ce403" office:value-type="float" office:value="14" calcext:value-type="float">
            <text:p>14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4453781" calcext:value-type="float">
            <text:p>4.453.781</text:p>
          </table:table-cell>
          <table:table-cell table:style-name="ce703"/>
          <table:table-cell table:style-name="ce703" office:value-type="float" office:value="1113445" calcext:value-type="float">
            <text:p>1.113.445</text:p>
          </table:table-cell>
          <table:table-cell table:style-name="ce703"/>
          <table:table-cell table:style-name="ce703" office:value-type="float" office:value="15" calcext:value-type="float">
            <text:p>15</text:p>
          </table:table-cell>
          <table:table-cell table:style-name="ce703" office:value-type="float" office:value="20" calcext:value-type="float">
            <text:p>2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305" calcext:value-type="float">
            <text:p>305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olaronenstr.</text:p>
          </table:table-cell>
          <table:table-cell table:style-name="ce918" office:value-type="string" calcext:value-type="string">
            <text:p>Polaronenstr. 3</text:p>
          </table:table-cell>
          <table:table-cell table:style-name="ce403" office:value-type="string" calcext:value-type="string">
            <text:p>Polaronenstr. 2</text:p>
          </table:table-cell>
          <table:table-cell table:style-name="ce403" office:value-type="string" calcext:value-type="string">
            <text:p>Störstrahler 3</text:p>
          </table:table-cell>
          <table:table-cell table:style-name="ce403" office:value-type="string" calcext:value-type="string">
            <text:p>Waffenlabor 9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205" calcext:value-type="float">
            <text:p>205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9051150" calcext:value-type="float">
            <text:p>9.051.150</text:p>
          </table:table-cell>
          <table:table-cell table:style-name="ce703"/>
          <table:table-cell table:style-name="ce703" office:value-type="float" office:value="3017050" calcext:value-type="float">
            <text:p>3.017.050</text:p>
          </table:table-cell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40" calcext:value-type="float">
            <text:p>4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612" calcext:value-type="float">
            <text:p>612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olaronenstr.</text:p>
          </table:table-cell>
          <table:table-cell table:style-name="ce919" office:value-type="string" calcext:value-type="string">
            <text:p>Polaronenstr. 4</text:p>
          </table:table-cell>
          <table:table-cell table:style-name="ce403" office:value-type="string" calcext:value-type="string">
            <text:p>Polaronenstr. 3</text:p>
          </table:table-cell>
          <table:table-cell table:style-name="ce403" office:value-type="string" calcext:value-type="string">
            <text:p>Störstrahler 4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310" calcext:value-type="float">
            <text:p>310</text:p>
          </table:table-cell>
          <table:table-cell table:style-name="ce403" office:value-type="float" office:value="23" calcext:value-type="float">
            <text:p>2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olaronenstr.</text:p>
          </table:table-cell>
          <table:table-cell table:style-name="ce920" office:value-type="string" calcext:value-type="string">
            <text:p>Polaronenstr. 5</text:p>
          </table:table-cell>
          <table:table-cell table:style-name="ce403" office:value-type="string" calcext:value-type="string">
            <text:p>Polaronenstr. 4</text:p>
          </table:table-cell>
          <table:table-cell table:style-name="ce403" office:value-type="string" calcext:value-type="string">
            <text:p>Störstrahler 5</text:p>
          </table:table-cell>
          <table:table-cell table:style-name="ce403" office:value-type="string" calcext:value-type="string">
            <text:p>Waffenlabor 10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465" calcext:value-type="float">
            <text:p>465</text:p>
          </table:table-cell>
          <table:table-cell table:style-name="ce403" office:value-type="float" office:value="29" calcext:value-type="float">
            <text:p>29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ulsstrahler</text:p>
          </table:table-cell>
          <table:table-cell table:style-name="ce921" office:value-type="string" calcext:value-type="string">
            <text:p>Pulsstrahler 1</text:p>
          </table:table-cell>
          <table:table-cell table:style-name="ce403" table:number-columns-repeated="3"/>
          <table:table-cell table:style-name="ce403" office:value-type="string" calcext:value-type="string">
            <text:p>Energie</text:p>
          </table:table-cell>
          <table:table-cell table:style-name="ce403" office:value-type="float" office:value="10" calcext:value-type="float">
            <text:p>10</text:p>
          </table:table-cell>
          <table:table-cell table:style-name="ce403" office:value-type="float" office:value="3" calcext:value-type="float">
            <text:p>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750" calcext:value-type="float">
            <text:p>275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ulsstrahler</text:p>
          </table:table-cell>
          <table:table-cell table:style-name="ce922" office:value-type="string" calcext:value-type="string">
            <text:p>Pulsstrahler 2</text:p>
          </table:table-cell>
          <table:table-cell table:style-name="ce403" office:value-type="string" calcext:value-type="string">
            <text:p>Pulsstrahler 1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5" calcext:value-type="float">
            <text:p>5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750" calcext:value-type="float">
            <text:p>275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236" calcext:value-type="float">
            <text:p>1.236</text:p>
          </table:table-cell>
          <table:table-cell table:style-name="ce703" table:number-columns-repeated="5"/>
          <table:table-cell table:style-name="ce403" office:value-type="float" office:value="16" calcext:value-type="float">
            <text:p>16</text:p>
          </table:table-cell>
          <table:table-cell table:style-name="ce403" office:value-type="float" office:value="0" calcext:value-type="float">
            <text:p>0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ulsstrahler</text:p>
          </table:table-cell>
          <table:table-cell table:style-name="ce923" office:value-type="string" calcext:value-type="string">
            <text:p>Pulsstrahler 3</text:p>
          </table:table-cell>
          <table:table-cell table:style-name="ce403" office:value-type="string" calcext:value-type="string">
            <text:p>Pulsstrahler 2</text:p>
          </table:table-cell>
          <table:table-cell table:style-name="ce403" office:value-type="string" calcext:value-type="string">
            <text:p>Waffenlabor 2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8" calcext:value-type="float">
            <text:p>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750" calcext:value-type="float">
            <text:p>275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4945" calcext:value-type="float">
            <text:p>4.945</text:p>
          </table:table-cell>
          <table:table-cell table:style-name="ce703" table:number-columns-repeated="4"/>
          <table:table-cell table:style-name="ce703" office:value-type="float" office:value="5" calcext:value-type="float">
            <text:p>5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" calcext:value-type="float">
            <text:p>1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ulsstrahler</text:p>
          </table:table-cell>
          <table:table-cell table:style-name="ce924" office:value-type="string" calcext:value-type="string">
            <text:p>Pulsstrahler 4</text:p>
          </table:table-cell>
          <table:table-cell table:style-name="ce403" office:value-type="string" calcext:value-type="string">
            <text:p>Pulsstrahler 3</text:p>
          </table:table-cell>
          <table:table-cell table:style-name="ce403" office:value-type="string" calcext:value-type="string">
            <text:p>Waffenlabor 3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80" calcext:value-type="float">
            <text:p>80</text:p>
          </table:table-cell>
          <table:table-cell table:style-name="ce403" office:value-type="float" office:value="12" calcext:value-type="float">
            <text:p>1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750" calcext:value-type="float">
            <text:p>275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9780" calcext:value-type="float">
            <text:p>19.780</text:p>
          </table:table-cell>
          <table:table-cell table:style-name="ce703" table:number-columns-repeated="4"/>
          <table:table-cell table:style-name="ce703" office:value-type="float" office:value="10" calcext:value-type="float">
            <text:p>10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2" calcext:value-type="float">
            <text:p>2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Pulsstrahler</text:p>
          </table:table-cell>
          <table:table-cell table:style-name="ce925" office:value-type="string" calcext:value-type="string">
            <text:p>Pulsstrahler 5</text:p>
          </table:table-cell>
          <table:table-cell table:style-name="ce403" office:value-type="string" calcext:value-type="string">
            <text:p>Pulsstrahler 4</text:p>
          </table:table-cell>
          <table:table-cell table:style-name="ce403" office:value-type="string" calcext:value-type="string">
            <text:p>Waffenlabor 4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160" calcext:value-type="float">
            <text:p>160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750" calcext:value-type="float">
            <text:p>275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79115" calcext:value-type="float">
            <text:p>79.115</text:p>
          </table:table-cell>
          <table:table-cell table:style-name="ce703" table:number-columns-repeated="4"/>
          <table:table-cell table:style-name="ce703" office:value-type="float" office:value="21" calcext:value-type="float">
            <text:p>21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6" calcext:value-type="float">
            <text:p>6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chienenges.</text:p>
          </table:table-cell>
          <table:table-cell table:style-name="ce926" office:value-type="string" calcext:value-type="string">
            <text:p>Schienenges. 1</text:p>
          </table:table-cell>
          <table:table-cell table:style-name="ce403" office:value-type="string" calcext:value-type="string">
            <text:p>Pulsstrahler 2</text:p>
          </table:table-cell>
          <table:table-cell table:style-name="ce403" office:value-type="string" calcext:value-type="string">
            <text:p>Magnetkanone 1</text:p>
          </table:table-cell>
          <table:table-cell table:style-name="ce403" office:value-type="string" calcext:value-type="string">
            <text:p>Waffenlabor 1</text:p>
          </table:table-cell>
          <table:table-cell table:style-name="ce403" office:value-type="string" calcext:value-type="string">
            <text:p>Projektil</text:p>
          </table:table-cell>
          <table:table-cell table:style-name="ce403" office:value-type="float" office:value="45" calcext:value-type="float">
            <text:p>45</text:p>
          </table:table-cell>
          <table:table-cell table:style-name="ce403" office:value-type="float" office:value="5" calcext:value-type="float">
            <text:p>5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7452" calcext:value-type="float">
            <text:p>7.452</text:p>
          </table:table-cell>
          <table:table-cell table:style-name="ce703" table:number-columns-repeated="4"/>
          <table:table-cell table:style-name="ce703" office:value-type="float" office:value="3" calcext:value-type="float">
            <text:p>3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0" calcext:value-type="float">
            <text:p>0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chienenges.</text:p>
          </table:table-cell>
          <table:table-cell table:style-name="ce927" office:value-type="string" calcext:value-type="string">
            <text:p>Schienenges. 2</text:p>
          </table:table-cell>
          <table:table-cell table:style-name="ce403" office:value-type="string" calcext:value-type="string">
            <text:p>Schienenges. 1</text:p>
          </table:table-cell>
          <table:table-cell table:style-name="ce403" office:value-type="string" calcext:value-type="string">
            <text:p>Waffenlabor 2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70" calcext:value-type="float">
            <text:p>70</text:p>
          </table:table-cell>
          <table:table-cell table:style-name="ce403" office:value-type="float" office:value="6" calcext:value-type="float">
            <text:p>6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29808" calcext:value-type="float">
            <text:p>29.808</text:p>
          </table:table-cell>
          <table:table-cell table:style-name="ce703" table:number-columns-repeated="4"/>
          <table:table-cell table:style-name="ce703" office:value-type="float" office:value="10" calcext:value-type="float">
            <text:p>1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2" calcext:value-type="float">
            <text:p>2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chienenges.</text:p>
          </table:table-cell>
          <table:table-cell table:style-name="ce928" office:value-type="string" calcext:value-type="string">
            <text:p>Schienenges. 3</text:p>
          </table:table-cell>
          <table:table-cell table:style-name="ce403" office:value-type="string" calcext:value-type="string">
            <text:p>Schienenges. 2</text:p>
          </table:table-cell>
          <table:table-cell table:style-name="ce403" office:value-type="string" calcext:value-type="string">
            <text:p>Waffenlabor 3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105" calcext:value-type="float">
            <text:p>105</text:p>
          </table:table-cell>
          <table:table-cell table:style-name="ce403" office:value-type="float" office:value="8" calcext:value-type="float">
            <text:p>8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19224" calcext:value-type="float">
            <text:p>119.224</text:p>
          </table:table-cell>
          <table:table-cell table:style-name="ce703" table:number-columns-repeated="4"/>
          <table:table-cell table:style-name="ce703" office:value-type="float" office:value="25" calcext:value-type="float">
            <text:p>25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7" calcext:value-type="float">
            <text:p>7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chienenges.</text:p>
          </table:table-cell>
          <table:table-cell table:style-name="ce929" office:value-type="string" calcext:value-type="string">
            <text:p>Schienenges. 4</text:p>
          </table:table-cell>
          <table:table-cell table:style-name="ce403" office:value-type="string" calcext:value-type="string">
            <text:p>Schienenges. 3</text:p>
          </table:table-cell>
          <table:table-cell table:style-name="ce403" office:value-type="string" calcext:value-type="string">
            <text:p>Waffenlabor 4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160" calcext:value-type="float">
            <text:p>160</text:p>
          </table:table-cell>
          <table:table-cell table:style-name="ce403" office:value-type="float" office:value="10" calcext:value-type="float">
            <text:p>10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476901" calcext:value-type="float">
            <text:p>476.901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403" office:value-type="float" office:value="30" calcext:value-type="float">
            <text:p>30</text:p>
          </table:table-cell>
          <table:table-cell table:style-name="ce403" office:value-type="float" office:value="20" calcext:value-type="float">
            <text:p>20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chienenges.</text:p>
          </table:table-cell>
          <table:table-cell table:style-name="ce930" office:value-type="string" calcext:value-type="string">
            <text:p>Schienenges. 5</text:p>
          </table:table-cell>
          <table:table-cell table:style-name="ce403" office:value-type="string" calcext:value-type="string">
            <text:p>Schienenges. 4</text:p>
          </table:table-cell>
          <table:table-cell table:style-name="ce403" office:value-type="string" calcext:value-type="string">
            <text:p>Waffenlabor 4</text:p>
          </table:table-cell>
          <table:table-cell table:style-name="ce403"/>
          <table:table-cell table:style-name="ce403" office:value-type="string" calcext:value-type="string">
            <text:p>Projektil</text:p>
          </table:table-cell>
          <table:table-cell table:style-name="ce403" office:value-type="float" office:value="240" calcext:value-type="float">
            <text:p>240</text:p>
          </table:table-cell>
          <table:table-cell table:style-name="ce403" office:value-type="float" office:value="13" calcext:value-type="float">
            <text:p>13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000" calcext:value-type="float">
            <text:p>1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907598" calcext:value-type="float">
            <text:p>1.907.598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33" calcext:value-type="float">
            <text:p>33</text:p>
          </table:table-cell>
          <table:table-cell table:style-name="ce403" office:value-type="float" office:value="45" calcext:value-type="float">
            <text:p>45</text:p>
          </table:table-cell>
          <table:table-cell table:style-name="ce403" office:value-type="float" office:value="30" calcext:value-type="float">
            <text:p>30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örstrahler</text:p>
          </table:table-cell>
          <table:table-cell table:style-name="ce931" office:value-type="string" calcext:value-type="string">
            <text:p>Störstrahler 1</text:p>
          </table:table-cell>
          <table:table-cell table:style-name="ce403" office:value-type="string" calcext:value-type="string">
            <text:p>Pulsstrahler 1</text:p>
          </table:table-cell>
          <table:table-cell table:style-name="ce403" office:value-type="string" calcext:value-type="string">
            <text:p>Waffenlabor 3</text:p>
          </table:table-cell>
          <table:table-cell table:style-name="ce403"/>
          <table:table-cell table:style-name="ce403" office:value-type="string" calcext:value-type="string">
            <text:p>Energie</text:p>
          </table:table-cell>
          <table:table-cell table:style-name="ce403" office:value-type="float" office:value="30" calcext:value-type="float">
            <text:p>30</text:p>
          </table:table-cell>
          <table:table-cell table:style-name="ce403" office:value-type="float" office:value="10" calcext:value-type="float">
            <text:p>1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500" calcext:value-type="float">
            <text:p>2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03538" calcext:value-type="float">
            <text:p>103.538</text:p>
          </table:table-cell>
          <table:table-cell table:style-name="ce703" table:number-columns-repeated="4"/>
          <table:table-cell table:style-name="ce703" office:value-type="float" office:value="16" calcext:value-type="float">
            <text:p>1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4" calcext:value-type="float">
            <text:p>4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örstrahler</text:p>
          </table:table-cell>
          <table:table-cell table:style-name="ce932" office:value-type="string" calcext:value-type="string">
            <text:p>Störstrahler 2</text:p>
          </table:table-cell>
          <table:table-cell table:style-name="ce403" office:value-type="string" calcext:value-type="string">
            <text:p>Störstrahler 1</text:p>
          </table:table-cell>
          <table:table-cell table:style-name="ce403" office:value-type="string" calcext:value-type="string">
            <text:p>Pulsstrahler 2</text:p>
          </table:table-cell>
          <table:table-cell table:style-name="ce403" office:value-type="string" calcext:value-type="string">
            <text:p>Waffenlabor 4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60" calcext:value-type="float">
            <text:p>60</text:p>
          </table:table-cell>
          <table:table-cell table:style-name="ce403" office:value-type="float" office:value="14" calcext:value-type="float">
            <text:p>14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500" calcext:value-type="float">
            <text:p>2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414151" calcext:value-type="float">
            <text:p>414.151</text:p>
          </table:table-cell>
          <table:table-cell table:style-name="ce703" table:number-columns-repeated="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6" calcext:value-type="float">
            <text:p>6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21" calcext:value-type="float">
            <text:p>21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örstrahler</text:p>
          </table:table-cell>
          <table:table-cell table:style-name="ce933" office:value-type="string" calcext:value-type="string">
            <text:p>Störstrahler 3</text:p>
          </table:table-cell>
          <table:table-cell table:style-name="ce403" office:value-type="string" calcext:value-type="string">
            <text:p>Störstrahler 2</text:p>
          </table:table-cell>
          <table:table-cell table:style-name="ce403" office:value-type="string" calcext:value-type="string">
            <text:p>Pulsstrahler 3</text:p>
          </table:table-cell>
          <table:table-cell table:style-name="ce403" office:value-type="string" calcext:value-type="string">
            <text:p>Waffenlabor 5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120" calcext:value-type="float">
            <text:p>120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500" calcext:value-type="float">
            <text:p>2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180328" calcext:value-type="float">
            <text:p>1.180.328</text:p>
          </table:table-cell>
          <table:table-cell table:style-name="ce703"/>
          <table:table-cell table:style-name="ce703" office:value-type="float" office:value="62122" calcext:value-type="float">
            <text:p>62.122</text:p>
          </table:table-cell>
          <table:table-cell table:style-name="ce703"/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20" calcext:value-type="float">
            <text:p>2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65" calcext:value-type="float">
            <text:p>65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örstrahler</text:p>
          </table:table-cell>
          <table:table-cell table:style-name="ce934" office:value-type="string" calcext:value-type="string">
            <text:p>Störstrahler 4</text:p>
          </table:table-cell>
          <table:table-cell table:style-name="ce403" office:value-type="string" calcext:value-type="string">
            <text:p>Störstrahler 3</text:p>
          </table:table-cell>
          <table:table-cell table:style-name="ce403" office:value-type="string" calcext:value-type="string">
            <text:p>Pulsstrahler 4</text:p>
          </table:table-cell>
          <table:table-cell table:style-name="ce403" office:value-type="string" calcext:value-type="string">
            <text:p>Waffenlabor 6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240" calcext:value-type="float">
            <text:p>240</text:p>
          </table:table-cell>
          <table:table-cell table:style-name="ce403" office:value-type="float" office:value="29" calcext:value-type="float">
            <text:p>29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500" calcext:value-type="float">
            <text:p>2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4472821" calcext:value-type="float">
            <text:p>4.472.821</text:p>
          </table:table-cell>
          <table:table-cell table:style-name="ce703"/>
          <table:table-cell table:style-name="ce703" office:value-type="float" office:value="496980" calcext:value-type="float">
            <text:p>496.980</text:p>
          </table:table-cell>
          <table:table-cell table:style-name="ce703"/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40" calcext:value-type="float">
            <text:p>4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32" calcext:value-type="float">
            <text:p>132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örstrahler</text:p>
          </table:table-cell>
          <table:table-cell table:style-name="ce935" office:value-type="string" calcext:value-type="string">
            <text:p>Störstrahler 5</text:p>
          </table:table-cell>
          <table:table-cell table:style-name="ce403" office:value-type="string" calcext:value-type="string">
            <text:p>Störstrahler 4</text:p>
          </table:table-cell>
          <table:table-cell table:style-name="ce403" office:value-type="string" calcext:value-type="string">
            <text:p>Pulsstrahler 5</text:p>
          </table:table-cell>
          <table:table-cell table:style-name="ce403" office:value-type="string" calcext:value-type="string">
            <text:p>Waffenlabor 6</text:p>
          </table:table-cell>
          <table:table-cell table:style-name="ce403" office:value-type="string" calcext:value-type="string">
            <text:p>Energie</text:p>
          </table:table-cell>
          <table:table-cell table:style-name="ce403" office:value-type="float" office:value="480" calcext:value-type="float">
            <text:p>480</text:p>
          </table:table-cell>
          <table:table-cell table:style-name="ce403" office:value-type="float" office:value="42" calcext:value-type="float">
            <text:p>4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500" calcext:value-type="float">
            <text:p>25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8945640" calcext:value-type="float">
            <text:p>8.945.640</text:p>
          </table:table-cell>
          <table:table-cell table:style-name="ce703"/>
          <table:table-cell table:style-name="ce703" office:value-type="float" office:value="993960" calcext:value-type="float">
            <text:p>993.960</text:p>
          </table:table-cell>
          <table:table-cell table:style-name="ce703"/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99" calcext:value-type="float">
            <text:p>199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reurakete</text:p>
          </table:table-cell>
          <table:table-cell table:style-name="ce936" office:value-type="string" calcext:value-type="string">
            <text:p>Streurakete 1</text:p>
          </table:table-cell>
          <table:table-cell table:style-name="ce403" office:value-type="string" calcext:value-type="string">
            <text:p>Schienenges. 1</text:p>
          </table:table-cell>
          <table:table-cell table:style-name="ce403" office:value-type="string" calcext:value-type="string">
            <text:p>Waffenlabor 2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100" calcext:value-type="float">
            <text:p>100</text:p>
          </table:table-cell>
          <table:table-cell table:style-name="ce403" office:value-type="float" office:value="10" calcext:value-type="float">
            <text:p>1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750" calcext:value-type="float">
            <text:p>37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24316" calcext:value-type="float">
            <text:p>24.316</text:p>
          </table:table-cell>
          <table:table-cell table:style-name="ce703" table:number-columns-repeated="4"/>
          <table:table-cell table:style-name="ce703" office:value-type="float" office:value="4" calcext:value-type="float">
            <text:p>4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float" office:value="0" calcext:value-type="float">
            <text:p>0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reurakete</text:p>
          </table:table-cell>
          <table:table-cell table:style-name="ce937" office:value-type="string" calcext:value-type="string">
            <text:p>Streurakete 2</text:p>
          </table:table-cell>
          <table:table-cell table:style-name="ce403" office:value-type="string" calcext:value-type="string">
            <text:p>Streurakete 1</text:p>
          </table:table-cell>
          <table:table-cell table:style-name="ce403" office:value-type="string" calcext:value-type="string">
            <text:p>Waffenlabor 3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140" calcext:value-type="float">
            <text:p>140</text:p>
          </table:table-cell>
          <table:table-cell table:style-name="ce403" office:value-type="float" office:value="13" calcext:value-type="float">
            <text:p>1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750" calcext:value-type="float">
            <text:p>37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97263" calcext:value-type="float">
            <text:p>97.263</text:p>
          </table:table-cell>
          <table:table-cell table:style-name="ce703" table:number-columns-repeated="4"/>
          <table:table-cell table:style-name="ce703" office:value-type="float" office:value="13" calcext:value-type="float">
            <text:p>13</text:p>
          </table:table-cell>
          <table:table-cell table:style-name="ce403" office:value-type="float" office:value="12" calcext:value-type="float">
            <text:p>12</text:p>
          </table:table-cell>
          <table:table-cell table:style-name="ce403" office:value-type="float" office:value="3" calcext:value-type="float">
            <text:p>3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reurakete</text:p>
          </table:table-cell>
          <table:table-cell table:style-name="ce938" office:value-type="string" calcext:value-type="string">
            <text:p>Streurakete 3</text:p>
          </table:table-cell>
          <table:table-cell table:style-name="ce403" office:value-type="string" calcext:value-type="string">
            <text:p>Streurakete 2</text:p>
          </table:table-cell>
          <table:table-cell table:style-name="ce403" office:value-type="string" calcext:value-type="string">
            <text:p>Waffenlabor 4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195" calcext:value-type="float">
            <text:p>195</text:p>
          </table:table-cell>
          <table:table-cell table:style-name="ce403" office:value-type="float" office:value="16" calcext:value-type="float">
            <text:p>16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750" calcext:value-type="float">
            <text:p>37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389050" calcext:value-type="float">
            <text:p>389.050</text:p>
          </table:table-cell>
          <table:table-cell table:style-name="ce703" table:number-columns-repeated="4"/>
          <table:table-cell table:style-name="ce703" office:value-type="float" office:value="39" calcext:value-type="float">
            <text:p>39</text:p>
          </table:table-cell>
          <table:table-cell table:style-name="ce403" office:value-type="float" office:value="36" calcext:value-type="float">
            <text:p>36</text:p>
          </table:table-cell>
          <table:table-cell table:style-name="ce403" office:value-type="float" office:value="12" calcext:value-type="float">
            <text:p>12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reurakete</text:p>
          </table:table-cell>
          <table:table-cell table:style-name="ce939" office:value-type="string" calcext:value-type="string">
            <text:p>Streurakete 4</text:p>
          </table:table-cell>
          <table:table-cell table:style-name="ce403" office:value-type="string" calcext:value-type="string">
            <text:p>Streurakete 3</text:p>
          </table:table-cell>
          <table:table-cell table:style-name="ce403" office:value-type="string" calcext:value-type="string">
            <text:p>Waffenlabor 5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275" calcext:value-type="float">
            <text:p>275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750" calcext:value-type="float">
            <text:p>37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1478389" calcext:value-type="float">
            <text:p>1.478.389</text:p>
          </table:table-cell>
          <table:table-cell table:style-name="ce703"/>
          <table:table-cell table:style-name="ce703" office:value-type="float" office:value="77810" calcext:value-type="float">
            <text:p>77.810</text:p>
          </table:table-cell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58" calcext:value-type="float">
            <text:p>58</text:p>
          </table:table-cell>
          <table:table-cell table:style-name="ce403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</text:p>
          </table:table-cell>
          <table:table-cell table:style-name="ce403" office:value-type="string" calcext:value-type="string">
            <text:p>Streurakete</text:p>
          </table:table-cell>
          <table:table-cell table:style-name="ce940" office:value-type="string" calcext:value-type="string">
            <text:p>Streurakete 5</text:p>
          </table:table-cell>
          <table:table-cell table:style-name="ce403" office:value-type="string" calcext:value-type="string">
            <text:p>Streurakete 4</text:p>
          </table:table-cell>
          <table:table-cell table:style-name="ce403" office:value-type="string" calcext:value-type="string">
            <text:p>Waffenlabor 5</text:p>
          </table:table-cell>
          <table:table-cell table:style-name="ce403"/>
          <table:table-cell table:style-name="ce403" office:value-type="string" calcext:value-type="string">
            <text:p>Explosiv</text:p>
          </table:table-cell>
          <table:table-cell table:style-name="ce403" office:value-type="float" office:value="385" calcext:value-type="float">
            <text:p>385</text:p>
          </table:table-cell>
          <table:table-cell table:style-name="ce403" office:value-type="float" office:value="25" calcext:value-type="float">
            <text:p>25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750" calcext:value-type="float">
            <text:p>3750</text:p>
          </table:table-cell>
          <table:table-cell table:style-name="ce403" office:value-type="float" office:value="1500" calcext:value-type="float">
            <text:p>1500</text:p>
          </table:table-cell>
          <table:table-cell table:style-name="ce860" office:value-type="float" office:value="300" calcext:value-type="float">
            <text:p>3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office:value-type="float" office:value="2956781" calcext:value-type="float">
            <text:p>2.956.781</text:p>
          </table:table-cell>
          <table:table-cell table:style-name="ce703"/>
          <table:table-cell table:style-name="ce703" office:value-type="float" office:value="155620" calcext:value-type="float">
            <text:p>155.620</text:p>
          </table:table-cell>
          <table:table-cell table:style-name="ce703"/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58" calcext:value-type="float">
            <text:p>58</text:p>
          </table:table-cell>
          <table:table-cell table:style-name="ce403" office:value-type="float" office:value="12" calcext:value-type="float">
            <text:p>12</text:p>
          </table:table-cell>
          <table:table-cell table:style-name="ce403" office:value-type="float" office:value="58" calcext:value-type="float">
            <text:p>58</text:p>
          </table:table-cell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Creepergeschütz</text:p>
          </table:table-cell>
          <table:table-cell table:style-name="ce941" office:value-type="string" calcext:value-type="string">
            <text:p>Creepergeschütz 1</text:p>
          </table:table-cell>
          <table:table-cell table:style-name="ce403" office:value-type="string" calcext:value-type="string">
            <text:p>Plasmaraketen 2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420" calcext:value-type="float">
            <text:p>420</text:p>
          </table:table-cell>
          <table:table-cell table:style-name="ce403" office:value-type="float" office:value="96" calcext:value-type="float">
            <text:p>96</text:p>
          </table:table-cell>
          <table:table-cell table:style-name="ce860" office:value-type="float" office:value="3500" calcext:value-type="float">
            <text:p>3500</text:p>
          </table:table-cell>
          <table:table-cell table:style-name="ce860" office:value-type="float" office:value="7600" calcext:value-type="float">
            <text:p>7600</text:p>
          </table:table-cell>
          <table:table-cell table:style-name="ce403" office:value-type="float" office:value="300" calcext:value-type="float">
            <text:p>300</text:p>
          </table:table-cell>
          <table:table-cell table:style-name="ce860" office:value-type="float" office:value="700" calcext:value-type="float">
            <text:p>700</text:p>
          </table:table-cell>
          <table:table-cell table:style-name="ce860" office:value-type="float" office:value="45" calcext:value-type="float">
            <text:p>4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Creepergeschütz</text:p>
          </table:table-cell>
          <table:table-cell table:style-name="ce942" office:value-type="string" calcext:value-type="string">
            <text:p>Creepergeschütz 2</text:p>
          </table:table-cell>
          <table:table-cell table:style-name="ce403" office:value-type="string" calcext:value-type="string">
            <text:p>Fusionstorpedo 2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784" calcext:value-type="float">
            <text:p>784</text:p>
          </table:table-cell>
          <table:table-cell table:style-name="ce403" office:value-type="float" office:value="132" calcext:value-type="float">
            <text:p>132</text:p>
          </table:table-cell>
          <table:table-cell table:style-name="ce860" office:value-type="float" office:value="3500" calcext:value-type="float">
            <text:p>3500</text:p>
          </table:table-cell>
          <table:table-cell table:style-name="ce860" office:value-type="float" office:value="7600" calcext:value-type="float">
            <text:p>7600</text:p>
          </table:table-cell>
          <table:table-cell table:style-name="ce403" office:value-type="float" office:value="300" calcext:value-type="float">
            <text:p>300</text:p>
          </table:table-cell>
          <table:table-cell table:style-name="ce860" office:value-type="float" office:value="700" calcext:value-type="float">
            <text:p>700</text:p>
          </table:table-cell>
          <table:table-cell table:style-name="ce860" office:value-type="float" office:value="45" calcext:value-type="float">
            <text:p>4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Creepergeschütz</text:p>
          </table:table-cell>
          <table:table-cell table:style-name="ce943" office:value-type="string" calcext:value-type="string">
            <text:p>Creepergeschütz 3</text:p>
          </table:table-cell>
          <table:table-cell table:style-name="ce403" office:value-type="string" calcext:value-type="string">
            <text:p>Fusionstorpedo 4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701" calcext:value-type="float">
            <text:p>1701</text:p>
          </table:table-cell>
          <table:table-cell table:style-name="ce403" office:value-type="float" office:value="195" calcext:value-type="float">
            <text:p>195</text:p>
          </table:table-cell>
          <table:table-cell table:style-name="ce860" office:value-type="float" office:value="3500" calcext:value-type="float">
            <text:p>3500</text:p>
          </table:table-cell>
          <table:table-cell table:style-name="ce860" office:value-type="float" office:value="7600" calcext:value-type="float">
            <text:p>7600</text:p>
          </table:table-cell>
          <table:table-cell table:style-name="ce403" office:value-type="float" office:value="300" calcext:value-type="float">
            <text:p>300</text:p>
          </table:table-cell>
          <table:table-cell table:style-name="ce860" office:value-type="float" office:value="700" calcext:value-type="float">
            <text:p>700</text:p>
          </table:table-cell>
          <table:table-cell table:style-name="ce860" office:value-type="float" office:value="45" calcext:value-type="float">
            <text:p>45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Gladiusturm</text:p>
          </table:table-cell>
          <table:table-cell table:style-name="ce944" office:value-type="string" calcext:value-type="string">
            <text:p>Gladiusturm 1</text:p>
          </table:table-cell>
          <table:table-cell table:style-name="ce403" office:value-type="string" calcext:value-type="string">
            <text:p>Magnetkanone 4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530" calcext:value-type="float">
            <text:p>530</text:p>
          </table:table-cell>
          <table:table-cell table:style-name="ce403" office:value-type="float" office:value="33" calcext:value-type="float">
            <text:p>33</text:p>
          </table:table-cell>
          <table:table-cell table:style-name="ce860" office:value-type="float" office:value="5000" calcext:value-type="float">
            <text:p>5000</text:p>
          </table:table-cell>
          <table:table-cell table:style-name="ce860" office:value-type="float" office:value="9000" calcext:value-type="float">
            <text:p>900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Gladiusturm</text:p>
          </table:table-cell>
          <table:table-cell table:style-name="ce945" office:value-type="string" calcext:value-type="string">
            <text:p>Gladiusturm 2</text:p>
          </table:table-cell>
          <table:table-cell table:style-name="ce403" office:value-type="string" calcext:value-type="string">
            <text:p>Massebeschl. 2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945" calcext:value-type="float">
            <text:p>945</text:p>
          </table:table-cell>
          <table:table-cell table:style-name="ce403" office:value-type="float" office:value="59" calcext:value-type="float">
            <text:p>59</text:p>
          </table:table-cell>
          <table:table-cell table:style-name="ce860" office:value-type="float" office:value="5000" calcext:value-type="float">
            <text:p>5000</text:p>
          </table:table-cell>
          <table:table-cell table:style-name="ce860" office:value-type="float" office:value="9000" calcext:value-type="float">
            <text:p>900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Gladiusturm</text:p>
          </table:table-cell>
          <table:table-cell table:style-name="ce946" office:value-type="string" calcext:value-type="string">
            <text:p>Gladiusturm 3</text:p>
          </table:table-cell>
          <table:table-cell table:style-name="ce403" office:value-type="string" calcext:value-type="string">
            <text:p>Massebeschl. 4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1530" calcext:value-type="float">
            <text:p>1530</text:p>
          </table:table-cell>
          <table:table-cell table:style-name="ce403" office:value-type="float" office:value="96" calcext:value-type="float">
            <text:p>96</text:p>
          </table:table-cell>
          <table:table-cell table:style-name="ce860" office:value-type="float" office:value="5000" calcext:value-type="float">
            <text:p>5000</text:p>
          </table:table-cell>
          <table:table-cell table:style-name="ce860" office:value-type="float" office:value="9000" calcext:value-type="float">
            <text:p>900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Tachyonenstrahler</text:p>
          </table:table-cell>
          <table:table-cell table:style-name="ce947" office:value-type="string" calcext:value-type="string">
            <text:p>Tachyonenstrahler 1</text:p>
          </table:table-cell>
          <table:table-cell table:style-name="ce403" office:value-type="string" calcext:value-type="string">
            <text:p>Thermalstrahl 3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85" calcext:value-type="float">
            <text:p>385</text:p>
          </table:table-cell>
          <table:table-cell table:style-name="ce403" office:value-type="float" office:value="88" calcext:value-type="float">
            <text:p>8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700" calcext:value-type="float">
            <text:p>47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Tachyonenstrahler</text:p>
          </table:table-cell>
          <table:table-cell table:style-name="ce948" office:value-type="string" calcext:value-type="string">
            <text:p>Tachyonenstrahler 2</text:p>
          </table:table-cell>
          <table:table-cell table:style-name="ce403" office:value-type="string" calcext:value-type="string">
            <text:p>Gravitationsk. 2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790" calcext:value-type="float">
            <text:p>790</text:p>
          </table:table-cell>
          <table:table-cell table:style-name="ce403" office:value-type="float" office:value="133" calcext:value-type="float">
            <text:p>13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700" calcext:value-type="float">
            <text:p>47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BP</text:p>
          </table:table-cell>
          <table:table-cell table:style-name="ce403" office:value-type="string" calcext:value-type="string">
            <text:p>Tachyonenstrahler</text:p>
          </table:table-cell>
          <table:table-cell table:style-name="ce949" office:value-type="string" calcext:value-type="string">
            <text:p>Tachyonenstrahler 3</text:p>
          </table:table-cell>
          <table:table-cell table:style-name="ce403" office:value-type="string" calcext:value-type="string">
            <text:p>Gravitationsk. 5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780" calcext:value-type="float">
            <text:p>1780</text:p>
          </table:table-cell>
          <table:table-cell table:style-name="ce403" office:value-type="float" office:value="204" calcext:value-type="float">
            <text:p>204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700" calcext:value-type="float">
            <text:p>47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(Basis-)Abfangjägerstaffel</text:p>
          </table:table-cell>
          <table:table-cell table:style-name="ce950" office:value-type="string" calcext:value-type="string">
            <text:p>Basis-Abfangjägerstaffel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312" calcext:value-type="float">
            <text:p>312</text:p>
          </table:table-cell>
          <table:table-cell table:style-name="ce403" office:value-type="float" office:value="48" calcext:value-type="float">
            <text:p>48</text:p>
          </table:table-cell>
          <table:table-cell table:style-name="ce860" table:number-columns-repeated="2"/>
          <table:table-cell table:style-name="ce403" office:value-type="float" office:value="1200" calcext:value-type="float">
            <text:p>1200</text:p>
          </table:table-cell>
          <table:table-cell table:style-name="ce860" table:number-columns-repeated="2"/>
          <table:table-cell table:style-name="ce860" office:value-type="float" office:value="30" calcext:value-type="float">
            <text:p>3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860" office:value-type="float" office:value="650" calcext:value-type="float">
            <text:p>6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(Basis-)Abfangjägerstaffel</text:p>
          </table:table-cell>
          <table:table-cell table:style-name="ce951" office:value-type="string" calcext:value-type="string">
            <text:p>Basis-Abfangjägerstaffel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436" calcext:value-type="float">
            <text:p>436</text:p>
          </table:table-cell>
          <table:table-cell table:style-name="ce403" office:value-type="float" office:value="68" calcext:value-type="float">
            <text:p>68</text:p>
          </table:table-cell>
          <table:table-cell table:style-name="ce860" table:number-columns-repeated="2"/>
          <table:table-cell table:style-name="ce403" office:value-type="float" office:value="1200" calcext:value-type="float">
            <text:p>1200</text:p>
          </table:table-cell>
          <table:table-cell table:style-name="ce860" table:number-columns-repeated="2"/>
          <table:table-cell table:style-name="ce860" office:value-type="float" office:value="30" calcext:value-type="float">
            <text:p>3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860" office:value-type="float" office:value="650" calcext:value-type="float">
            <text:p>6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(Basis-)Abfangjägerstaffel</text:p>
          </table:table-cell>
          <table:table-cell table:style-name="ce952" office:value-type="string" calcext:value-type="string">
            <text:p>Basis-Abfangjägerstaffel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612" calcext:value-type="float">
            <text:p>612</text:p>
          </table:table-cell>
          <table:table-cell table:style-name="ce403" office:value-type="float" office:value="96" calcext:value-type="float">
            <text:p>96</text:p>
          </table:table-cell>
          <table:table-cell table:style-name="ce860" table:number-columns-repeated="2"/>
          <table:table-cell table:style-name="ce403" office:value-type="float" office:value="1200" calcext:value-type="float">
            <text:p>1200</text:p>
          </table:table-cell>
          <table:table-cell table:style-name="ce860" table:number-columns-repeated="2"/>
          <table:table-cell table:style-name="ce860" office:value-type="float" office:value="30" calcext:value-type="float">
            <text:p>30</text:p>
          </table:table-cell>
          <table:table-cell table:style-name="ce860" office:value-type="float" office:value="9500" calcext:value-type="float">
            <text:p>9500</text:p>
          </table:table-cell>
          <table:table-cell table:style-name="ce860" office:value-type="float" office:value="650" calcext:value-type="float">
            <text:p>6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AP-Geschützturm</text:p>
          </table:table-cell>
          <table:table-cell table:style-name="ce953" office:value-type="string" calcext:value-type="string">
            <text:p>AP-Geschützturm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492" calcext:value-type="float">
            <text:p>492</text:p>
          </table:table-cell>
          <table:table-cell table:style-name="ce403" office:value-type="float" office:value="30" calcext:value-type="float">
            <text:p>30</text:p>
          </table:table-cell>
          <table:table-cell table:style-name="ce860" office:value-type="float" office:value="4500" calcext:value-type="float">
            <text:p>4500</text:p>
          </table:table-cell>
          <table:table-cell table:style-name="ce860" office:value-type="float" office:value="9250" calcext:value-type="float">
            <text:p>92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6" calcext:value-type="float">
            <text:p>6</text:p>
          </table:table-cell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AP-Geschützturm</text:p>
          </table:table-cell>
          <table:table-cell table:style-name="ce954" office:value-type="string" calcext:value-type="string">
            <text:p>AP-Geschützturm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860" calcext:value-type="float">
            <text:p>860</text:p>
          </table:table-cell>
          <table:table-cell table:style-name="ce403" office:value-type="float" office:value="52" calcext:value-type="float">
            <text:p>52</text:p>
          </table:table-cell>
          <table:table-cell table:style-name="ce860" office:value-type="float" office:value="4500" calcext:value-type="float">
            <text:p>4500</text:p>
          </table:table-cell>
          <table:table-cell table:style-name="ce860" office:value-type="float" office:value="9250" calcext:value-type="float">
            <text:p>92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6" calcext:value-type="float">
            <text:p>6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AP-Geschützturm</text:p>
          </table:table-cell>
          <table:table-cell table:style-name="ce955" office:value-type="string" calcext:value-type="string">
            <text:p>AP-Geschützturm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1504" calcext:value-type="float">
            <text:p>1504</text:p>
          </table:table-cell>
          <table:table-cell table:style-name="ce403" office:value-type="float" office:value="91" calcext:value-type="float">
            <text:p>91</text:p>
          </table:table-cell>
          <table:table-cell table:style-name="ce860" office:value-type="float" office:value="4500" calcext:value-type="float">
            <text:p>4500</text:p>
          </table:table-cell>
          <table:table-cell table:style-name="ce860" office:value-type="float" office:value="9250" calcext:value-type="float">
            <text:p>92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6" calcext:value-type="float">
            <text:p>6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Bomberstaffel</text:p>
          </table:table-cell>
          <table:table-cell table:style-name="ce956" office:value-type="string" calcext:value-type="string">
            <text:p>Bomberstaffel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468" calcext:value-type="float">
            <text:p>468</text:p>
          </table:table-cell>
          <table:table-cell table:style-name="ce403" office:value-type="float" office:value="78" calcext:value-type="float">
            <text:p>78</text:p>
          </table:table-cell>
          <table:table-cell table:style-name="ce860" table:number-columns-repeated="2"/>
          <table:table-cell table:style-name="ce403" office:value-type="float" office:value="1500" calcext:value-type="float">
            <text:p>1500</text:p>
          </table:table-cell>
          <table:table-cell table:style-name="ce860" table:number-columns-repeated="2"/>
          <table:table-cell table:style-name="ce860" office:value-type="float" office:value="25" calcext:value-type="float">
            <text:p>25</text:p>
          </table:table-cell>
          <table:table-cell table:style-name="ce860" office:value-type="float" office:value="9000" calcext:value-type="float">
            <text:p>9000</text:p>
          </table:table-cell>
          <table:table-cell table:style-name="ce860" office:value-type="float" office:value="750" calcext:value-type="float">
            <text:p>7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Bomberstaffel</text:p>
          </table:table-cell>
          <table:table-cell table:style-name="ce957" office:value-type="string" calcext:value-type="string">
            <text:p>Bomberstaffel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654" calcext:value-type="float">
            <text:p>654</text:p>
          </table:table-cell>
          <table:table-cell table:style-name="ce403" office:value-type="float" office:value="110" calcext:value-type="float">
            <text:p>110</text:p>
          </table:table-cell>
          <table:table-cell table:style-name="ce860" table:number-columns-repeated="2"/>
          <table:table-cell table:style-name="ce403" office:value-type="float" office:value="1500" calcext:value-type="float">
            <text:p>1500</text:p>
          </table:table-cell>
          <table:table-cell table:style-name="ce860" table:number-columns-repeated="2"/>
          <table:table-cell table:style-name="ce860" office:value-type="float" office:value="25" calcext:value-type="float">
            <text:p>25</text:p>
          </table:table-cell>
          <table:table-cell table:style-name="ce860" office:value-type="float" office:value="9000" calcext:value-type="float">
            <text:p>9000</text:p>
          </table:table-cell>
          <table:table-cell table:style-name="ce860" office:value-type="float" office:value="750" calcext:value-type="float">
            <text:p>7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Bomberstaffel</text:p>
          </table:table-cell>
          <table:table-cell table:style-name="ce958" office:value-type="string" calcext:value-type="string">
            <text:p>Bomberstaffel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918" calcext:value-type="float">
            <text:p>918</text:p>
          </table:table-cell>
          <table:table-cell table:style-name="ce403" office:value-type="float" office:value="154" calcext:value-type="float">
            <text:p>154</text:p>
          </table:table-cell>
          <table:table-cell table:style-name="ce860" table:number-columns-repeated="2"/>
          <table:table-cell table:style-name="ce403" office:value-type="float" office:value="1500" calcext:value-type="float">
            <text:p>1500</text:p>
          </table:table-cell>
          <table:table-cell table:style-name="ce860" table:number-columns-repeated="2"/>
          <table:table-cell table:style-name="ce860" office:value-type="float" office:value="25" calcext:value-type="float">
            <text:p>25</text:p>
          </table:table-cell>
          <table:table-cell table:style-name="ce860" office:value-type="float" office:value="9000" calcext:value-type="float">
            <text:p>9000</text:p>
          </table:table-cell>
          <table:table-cell table:style-name="ce860" office:value-type="float" office:value="750" calcext:value-type="float">
            <text:p>7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Burststrahlturm</text:p>
          </table:table-cell>
          <table:table-cell table:style-name="ce959" office:value-type="string" calcext:value-type="string">
            <text:p>Burststrahlturm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33" calcext:value-type="float">
            <text:p>333</text:p>
          </table:table-cell>
          <table:table-cell table:style-name="ce403" office:value-type="float" office:value="122" calcext:value-type="float">
            <text:p>12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Burststrahlturm</text:p>
          </table:table-cell>
          <table:table-cell table:style-name="ce960" office:value-type="string" calcext:value-type="string">
            <text:p>Burststrahlturm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682" calcext:value-type="float">
            <text:p>682</text:p>
          </table:table-cell>
          <table:table-cell table:style-name="ce403" office:value-type="float" office:value="185" calcext:value-type="float">
            <text:p>185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Burststrahlturm</text:p>
          </table:table-cell>
          <table:table-cell table:style-name="ce961" office:value-type="string" calcext:value-type="string">
            <text:p>Burststrahlturm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538" calcext:value-type="float">
            <text:p>1538</text:p>
          </table:table-cell>
          <table:table-cell table:style-name="ce403" office:value-type="float" office:value="282" calcext:value-type="float">
            <text:p>28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ECHO-Strahlturm</text:p>
          </table:table-cell>
          <table:table-cell table:style-name="ce962" office:value-type="string" calcext:value-type="string">
            <text:p>ECHO-Strahlturm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47" calcext:value-type="float">
            <text:p>347</text:p>
          </table:table-cell>
          <table:table-cell table:style-name="ce403" office:value-type="float" office:value="66" calcext:value-type="float">
            <text:p>66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00" calcext:value-type="float">
            <text:p>42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 office:value-type="float" office:value="4" calcext:value-type="float">
            <text:p>4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ECHO-Strahlturm</text:p>
          </table:table-cell>
          <table:table-cell table:style-name="ce963" office:value-type="string" calcext:value-type="string">
            <text:p>ECHO-Strahlturm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711" calcext:value-type="float">
            <text:p>711</text:p>
          </table:table-cell>
          <table:table-cell table:style-name="ce403" office:value-type="float" office:value="100" calcext:value-type="float">
            <text:p>10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00" calcext:value-type="float">
            <text:p>42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 office:value-type="float" office:value="4" calcext:value-type="float">
            <text:p>4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ECHO-Strahlturm</text:p>
          </table:table-cell>
          <table:table-cell table:style-name="ce964" office:value-type="string" calcext:value-type="string">
            <text:p>ECHO-Strahlturm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602" calcext:value-type="float">
            <text:p>1602</text:p>
          </table:table-cell>
          <table:table-cell table:style-name="ce403" office:value-type="float" office:value="153" calcext:value-type="float">
            <text:p>15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4200" calcext:value-type="float">
            <text:p>42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 office:value-type="float" office:value="4" calcext:value-type="float">
            <text:p>4</text:p>
          </table:table-cell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Fangstrahl</text:p>
          </table:table-cell>
          <table:table-cell table:style-name="ce965" office:value-type="string" calcext:value-type="string">
            <text:p>Fangstrahl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85" calcext:value-type="float">
            <text:p>385</text:p>
          </table:table-cell>
          <table:table-cell table:style-name="ce403" office:value-type="float" office:value="5" calcext:value-type="float">
            <text:p>5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7000" calcext:value-type="float">
            <text:p>70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/>
          <table:table-cell table:style-name="ce706" office:value-type="percentage" office:value="0.6" calcext:value-type="percentage">
            <text:p>6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Fangstrahl</text:p>
          </table:table-cell>
          <table:table-cell table:style-name="ce966" office:value-type="string" calcext:value-type="string">
            <text:p>Fangstrahl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770" calcext:value-type="float">
            <text:p>770</text:p>
          </table:table-cell>
          <table:table-cell table:style-name="ce403" office:value-type="float" office:value="10" calcext:value-type="float">
            <text:p>1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7000" calcext:value-type="float">
            <text:p>70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/>
          <table:table-cell table:style-name="ce706" office:value-type="percentage" office:value="0.7" calcext:value-type="percentage">
            <text:p>7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Fangstrahl</text:p>
          </table:table-cell>
          <table:table-cell table:style-name="ce967" office:value-type="string" calcext:value-type="string">
            <text:p>Fangstrahl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170" calcext:value-type="float">
            <text:p>1170</text:p>
          </table:table-cell>
          <table:table-cell table:style-name="ce403" office:value-type="float" office:value="15" calcext:value-type="float">
            <text:p>15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7000" calcext:value-type="float">
            <text:p>70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/>
          <table:table-cell table:style-name="ce706" office:value-type="percentage" office:value="0.8" calcext:value-type="percentage">
            <text:p>8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Net Torpedo</text:p>
          </table:table-cell>
          <table:table-cell table:style-name="ce968" office:value-type="string" calcext:value-type="string">
            <text:p>Turret 1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492" calcext:value-type="float">
            <text:p>492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3200" calcext:value-type="float">
            <text:p>32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600" calcext:value-type="float">
            <text:p>600</text:p>
          </table:table-cell>
          <table:table-cell table:style-name="ce860" office:value-type="float" office:value="10" calcext:value-type="float">
            <text:p>10</text:p>
          </table:table-cell>
          <table:table-cell table:style-name="ce860" table:number-columns-repeated="3"/>
          <table:table-cell table:style-name="ce706"/>
          <table:table-cell table:style-name="ce706" office:value-type="percentage" office:value="0.4" calcext:value-type="percentage">
            <text:p>4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Net Torpedo</text:p>
          </table:table-cell>
          <table:table-cell table:style-name="ce969" office:value-type="string" calcext:value-type="string">
            <text:p>Turret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860" calcext:value-type="float">
            <text:p>860</text:p>
          </table:table-cell>
          <table:table-cell table:style-name="ce403" office:value-type="float" office:value="34" calcext:value-type="float">
            <text:p>34</text:p>
          </table:table-cell>
          <table:table-cell table:style-name="ce860" office:value-type="float" office:value="3200" calcext:value-type="float">
            <text:p>32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600" calcext:value-type="float">
            <text:p>600</text:p>
          </table:table-cell>
          <table:table-cell table:style-name="ce860" office:value-type="float" office:value="10" calcext:value-type="float">
            <text:p>10</text:p>
          </table:table-cell>
          <table:table-cell table:style-name="ce860" table:number-columns-repeated="3"/>
          <table:table-cell table:style-name="ce706"/>
          <table:table-cell table:style-name="ce706" office:value-type="percentage" office:value="0.55" calcext:value-type="percentage">
            <text:p>55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Net Torpedo</text:p>
          </table:table-cell>
          <table:table-cell table:style-name="ce970" office:value-type="string" calcext:value-type="string">
            <text:p>Turret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500" calcext:value-type="float">
            <text:p>1500</text:p>
          </table:table-cell>
          <table:table-cell table:style-name="ce403" office:value-type="float" office:value="60" calcext:value-type="float">
            <text:p>60</text:p>
          </table:table-cell>
          <table:table-cell table:style-name="ce860" office:value-type="float" office:value="3200" calcext:value-type="float">
            <text:p>3200</text:p>
          </table:table-cell>
          <table:table-cell table:style-name="ce860" office:value-type="float" office:value="8000" calcext:value-type="float">
            <text:p>80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600" calcext:value-type="float">
            <text:p>600</text:p>
          </table:table-cell>
          <table:table-cell table:style-name="ce860" office:value-type="float" office:value="10" calcext:value-type="float">
            <text:p>10</text:p>
          </table:table-cell>
          <table:table-cell table:style-name="ce860" table:number-columns-repeated="3"/>
          <table:table-cell table:style-name="ce706"/>
          <table:table-cell table:style-name="ce706" office:value-type="percentage" office:value="0.7" calcext:value-type="percentage">
            <text:p>7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Sico-Raketenturm</text:p>
          </table:table-cell>
          <table:table-cell table:style-name="ce971" office:value-type="string" calcext:value-type="string">
            <text:p>Sico-Raketenturm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554" calcext:value-type="float">
            <text:p>554</text:p>
          </table:table-cell>
          <table:table-cell table:style-name="ce403" office:value-type="float" office:value="103" calcext:value-type="float">
            <text:p>103</text:p>
          </table:table-cell>
          <table:table-cell table:style-name="ce860" office:value-type="float" office:value="2750" calcext:value-type="float">
            <text:p>2750</text:p>
          </table:table-cell>
          <table:table-cell table:style-name="ce860" office:value-type="float" office:value="7000" calcext:value-type="float">
            <text:p>70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office:value-type="float" office:value="450" calcext:value-type="float">
            <text:p>450</text:p>
          </table:table-cell>
          <table:table-cell table:style-name="ce860" office:value-type="float" office:value="30" calcext:value-type="float">
            <text:p>3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Sico-Raketenturm</text:p>
          </table:table-cell>
          <table:table-cell table:style-name="ce972" office:value-type="string" calcext:value-type="string">
            <text:p>Sico-Raketenturm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968" calcext:value-type="float">
            <text:p>968</text:p>
          </table:table-cell>
          <table:table-cell table:style-name="ce403" office:value-type="float" office:value="179" calcext:value-type="float">
            <text:p>179</text:p>
          </table:table-cell>
          <table:table-cell table:style-name="ce860" office:value-type="float" office:value="2750" calcext:value-type="float">
            <text:p>2750</text:p>
          </table:table-cell>
          <table:table-cell table:style-name="ce860" office:value-type="float" office:value="7000" calcext:value-type="float">
            <text:p>70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office:value-type="float" office:value="450" calcext:value-type="float">
            <text:p>450</text:p>
          </table:table-cell>
          <table:table-cell table:style-name="ce860" office:value-type="float" office:value="30" calcext:value-type="float">
            <text:p>3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Sico-Raketenturm</text:p>
          </table:table-cell>
          <table:table-cell table:style-name="ce973" office:value-type="string" calcext:value-type="string">
            <text:p>Sico-Raketenturm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688" calcext:value-type="float">
            <text:p>1688</text:p>
          </table:table-cell>
          <table:table-cell table:style-name="ce403" office:value-type="float" office:value="313" calcext:value-type="float">
            <text:p>313</text:p>
          </table:table-cell>
          <table:table-cell table:style-name="ce860" office:value-type="float" office:value="2750" calcext:value-type="float">
            <text:p>2750</text:p>
          </table:table-cell>
          <table:table-cell table:style-name="ce860" office:value-type="float" office:value="7000" calcext:value-type="float">
            <text:p>70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office:value-type="float" office:value="450" calcext:value-type="float">
            <text:p>450</text:p>
          </table:table-cell>
          <table:table-cell table:style-name="ce860" office:value-type="float" office:value="30" calcext:value-type="float">
            <text:p>3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Vector-Torpedoturm</text:p>
          </table:table-cell>
          <table:table-cell table:style-name="ce974" office:value-type="string" calcext:value-type="string">
            <text:p>Vector-Torpedoturm 1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492" calcext:value-type="float">
            <text:p>492</text:p>
          </table:table-cell>
          <table:table-cell table:style-name="ce403" office:value-type="float" office:value="39" calcext:value-type="float">
            <text:p>39</text:p>
          </table:table-cell>
          <table:table-cell table:style-name="ce860" office:value-type="float" office:value="3200" calcext:value-type="float">
            <text:p>3200</text:p>
          </table:table-cell>
          <table:table-cell table:style-name="ce860" office:value-type="float" office:value="7800" calcext:value-type="float">
            <text:p>78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400" calcext:value-type="float">
            <text:p>40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Vector-Torpedoturm</text:p>
          </table:table-cell>
          <table:table-cell table:style-name="ce975" office:value-type="string" calcext:value-type="string">
            <text:p>Vector-Torpedoturm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860" calcext:value-type="float">
            <text:p>860</text:p>
          </table:table-cell>
          <table:table-cell table:style-name="ce403" office:value-type="float" office:value="68" calcext:value-type="float">
            <text:p>68</text:p>
          </table:table-cell>
          <table:table-cell table:style-name="ce860" office:value-type="float" office:value="3200" calcext:value-type="float">
            <text:p>3200</text:p>
          </table:table-cell>
          <table:table-cell table:style-name="ce860" office:value-type="float" office:value="7800" calcext:value-type="float">
            <text:p>78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400" calcext:value-type="float">
            <text:p>40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Basiswaffen-EV</text:p>
          </table:table-cell>
          <table:table-cell table:style-name="ce403" office:value-type="string" calcext:value-type="string">
            <text:p>Vector-Torpedoturm</text:p>
          </table:table-cell>
          <table:table-cell table:style-name="ce976" office:value-type="string" calcext:value-type="string">
            <text:p>Vector-Torpedoturm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500" calcext:value-type="float">
            <text:p>1500</text:p>
          </table:table-cell>
          <table:table-cell table:style-name="ce403" office:value-type="float" office:value="120" calcext:value-type="float">
            <text:p>120</text:p>
          </table:table-cell>
          <table:table-cell table:style-name="ce860" office:value-type="float" office:value="3200" calcext:value-type="float">
            <text:p>3200</text:p>
          </table:table-cell>
          <table:table-cell table:style-name="ce860" office:value-type="float" office:value="7800" calcext:value-type="float">
            <text:p>78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400" calcext:value-type="float">
            <text:p>40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AP-Geschütz</text:p>
          </table:table-cell>
          <table:table-cell table:style-name="ce977" office:value-type="string" calcext:value-type="string">
            <text:p>AP-Geschütz 1</text:p>
          </table:table-cell>
          <table:table-cell table:style-name="ce403" office:value-type="string" calcext:value-type="string">
            <text:p>Massegesch. 1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288" calcext:value-type="float">
            <text:p>288</text:p>
          </table:table-cell>
          <table:table-cell table:style-name="ce403" office:value-type="float" office:value="15" calcext:value-type="float">
            <text:p>15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6" calcext:value-type="float">
            <text:p>6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AP-Geschütz</text:p>
          </table:table-cell>
          <table:table-cell table:style-name="ce978" office:value-type="string" calcext:value-type="string">
            <text:p>AP-Geschütz 2</text:p>
          </table:table-cell>
          <table:table-cell table:style-name="ce403" office:value-type="string" calcext:value-type="string">
            <text:p>Massegesch. 3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461" calcext:value-type="float">
            <text:p>461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6" calcext:value-type="float">
            <text:p>6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AP-Geschütz</text:p>
          </table:table-cell>
          <table:table-cell table:style-name="ce979" office:value-type="string" calcext:value-type="string">
            <text:p>AP-Geschütz 3</text:p>
          </table:table-cell>
          <table:table-cell table:style-name="ce403" office:value-type="string" calcext:value-type="string">
            <text:p>Massegesch. 5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738" calcext:value-type="float">
            <text:p>738</text:p>
          </table:table-cell>
          <table:table-cell table:style-name="ce403" office:value-type="float" office:value="26" calcext:value-type="float">
            <text:p>26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6" calcext:value-type="float">
            <text:p>6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Echo-Strahler</text:p>
          </table:table-cell>
          <table:table-cell table:style-name="ce980" office:value-type="string" calcext:value-type="string">
            <text:p>Echo-Strahler 1</text:p>
          </table:table-cell>
          <table:table-cell table:style-name="ce403" office:value-type="string" calcext:value-type="string">
            <text:p>Polaronenstr. 1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78" calcext:value-type="float">
            <text:p>178</text:p>
          </table:table-cell>
          <table:table-cell table:style-name="ce403" office:value-type="float" office:value="11" calcext:value-type="float">
            <text:p>11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 office:value-type="float" office:value="4" calcext:value-type="float">
            <text:p>4</text:p>
          </table:table-cell>
          <table:table-cell table:style-name="ce706" office:value-type="percentage" office:value="-0.2" calcext:value-type="percentage">
            <text:p>-2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Echo-Strahler</text:p>
          </table:table-cell>
          <table:table-cell table:style-name="ce981" office:value-type="string" calcext:value-type="string">
            <text:p>Echo-Strahler 2</text:p>
          </table:table-cell>
          <table:table-cell table:style-name="ce403" office:value-type="string" calcext:value-type="string">
            <text:p>Polaronenstr. 3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56" calcext:value-type="float">
            <text:p>356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 office:value-type="float" office:value="4" calcext:value-type="float">
            <text:p>4</text:p>
          </table:table-cell>
          <table:table-cell table:style-name="ce706" office:value-type="percentage" office:value="-0.2" calcext:value-type="percentage">
            <text:p>-2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Echo-Strahler</text:p>
          </table:table-cell>
          <table:table-cell table:style-name="ce982" office:value-type="string" calcext:value-type="string">
            <text:p>Echo-Strahler 3</text:p>
          </table:table-cell>
          <table:table-cell table:style-name="ce403" office:value-type="string" calcext:value-type="string">
            <text:p>Polaronenstr. 5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712" calcext:value-type="float">
            <text:p>712</text:p>
          </table:table-cell>
          <table:table-cell table:style-name="ce403" office:value-type="float" office:value="31" calcext:value-type="float">
            <text:p>31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500" calcext:value-type="float">
            <text:p>3500</text:p>
          </table:table-cell>
          <table:table-cell table:style-name="ce403" office:value-type="float" office:value="3500" calcext:value-type="float">
            <text:p>3500</text:p>
          </table:table-cell>
          <table:table-cell table:style-name="ce860" table:number-columns-repeated="5"/>
          <table:table-cell table:style-name="ce706" table:number-columns-repeated="3"/>
          <table:table-cell table:style-name="ce860" office:value-type="float" office:value="4" calcext:value-type="float">
            <text:p>4</text:p>
          </table:table-cell>
          <table:table-cell table:style-name="ce706" office:value-type="percentage" office:value="-0.2" calcext:value-type="percentage">
            <text:p>-20%</text:p>
          </table:table-cell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Gladiusgeschütz</text:p>
          </table:table-cell>
          <table:table-cell table:style-name="ce983" office:value-type="string" calcext:value-type="string">
            <text:p>Gladiusgeschütz 1</text:p>
          </table:table-cell>
          <table:table-cell table:style-name="ce403" office:value-type="string" calcext:value-type="string">
            <text:p>Gaußgeschütz 3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320" calcext:value-type="float">
            <text:p>320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Gladiusgeschütz</text:p>
          </table:table-cell>
          <table:table-cell table:style-name="ce984" office:value-type="string" calcext:value-type="string">
            <text:p>Gladiusgeschütz 2</text:p>
          </table:table-cell>
          <table:table-cell table:style-name="ce403" office:value-type="string" calcext:value-type="string">
            <text:p>Massegesch. 2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513" calcext:value-type="float">
            <text:p>513</text:p>
          </table:table-cell>
          <table:table-cell table:style-name="ce403" office:value-type="float" office:value="25" calcext:value-type="float">
            <text:p>25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Gladiusgeschütz</text:p>
          </table:table-cell>
          <table:table-cell table:style-name="ce985" office:value-type="string" calcext:value-type="string">
            <text:p>Gladiusgeschütz 3</text:p>
          </table:table-cell>
          <table:table-cell table:style-name="ce403" office:value-type="string" calcext:value-type="string">
            <text:p>Massegesch. 4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820" calcext:value-type="float">
            <text:p>820</text:p>
          </table:table-cell>
          <table:table-cell table:style-name="ce403" office:value-type="float" office:value="32" calcext:value-type="float">
            <text:p>32</text:p>
          </table:table-cell>
          <table:table-cell table:style-name="ce860" office:value-type="float" office:value="2250" calcext:value-type="float">
            <text:p>2250</text:p>
          </table:table-cell>
          <table:table-cell table:style-name="ce860" office:value-type="float" office:value="4750" calcext:value-type="float">
            <text:p>4750</text:p>
          </table:table-cell>
          <table:table-cell table:style-name="ce403" office:value-type="float" office:value="2000" calcext:value-type="float">
            <text:p>2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Hydrarakete</text:p>
          </table:table-cell>
          <table:table-cell table:style-name="ce986" office:value-type="string" calcext:value-type="string">
            <text:p>Hydrarakete 1</text:p>
          </table:table-cell>
          <table:table-cell table:style-name="ce403" office:value-type="string" calcext:value-type="string">
            <text:p>HEX-Rakete 2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369" calcext:value-type="float">
            <text:p>369</text:p>
          </table:table-cell>
          <table:table-cell table:style-name="ce403" office:value-type="float" office:value="22" calcext:value-type="float">
            <text:p>22</text:p>
          </table:table-cell>
          <table:table-cell table:style-name="ce860" office:value-type="float" office:value="1500" calcext:value-type="float">
            <text:p>15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400" calcext:value-type="float">
            <text:p>14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Hydrarakete</text:p>
          </table:table-cell>
          <table:table-cell table:style-name="ce987" office:value-type="string" calcext:value-type="string">
            <text:p>Hydrarakete 2</text:p>
          </table:table-cell>
          <table:table-cell table:style-name="ce403" office:value-type="string" calcext:value-type="string">
            <text:p>Plasmatorpedo 2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519" calcext:value-type="float">
            <text:p>519</text:p>
          </table:table-cell>
          <table:table-cell table:style-name="ce403" office:value-type="float" office:value="27" calcext:value-type="float">
            <text:p>27</text:p>
          </table:table-cell>
          <table:table-cell table:style-name="ce860" office:value-type="float" office:value="1500" calcext:value-type="float">
            <text:p>15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400" calcext:value-type="float">
            <text:p>14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Hydrarakete</text:p>
          </table:table-cell>
          <table:table-cell table:style-name="ce988" office:value-type="string" calcext:value-type="string">
            <text:p>Hydrarakete 3</text:p>
          </table:table-cell>
          <table:table-cell table:style-name="ce403" office:value-type="string" calcext:value-type="string">
            <text:p>Plasmatorpedo 4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770" calcext:value-type="float">
            <text:p>770</text:p>
          </table:table-cell>
          <table:table-cell table:style-name="ce403" office:value-type="float" office:value="34" calcext:value-type="float">
            <text:p>34</text:p>
          </table:table-cell>
          <table:table-cell table:style-name="ce860" office:value-type="float" office:value="1500" calcext:value-type="float">
            <text:p>1500</text:p>
          </table:table-cell>
          <table:table-cell table:style-name="ce860" office:value-type="float" office:value="4000" calcext:value-type="float">
            <text:p>4000</text:p>
          </table:table-cell>
          <table:table-cell table:style-name="ce403" office:value-type="float" office:value="1400" calcext:value-type="float">
            <text:p>1400</text:p>
          </table:table-cell>
          <table:table-cell table:style-name="ce860" office:value-type="float" office:value="350" calcext:value-type="float">
            <text:p>35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Net-Torpedo</text:p>
          </table:table-cell>
          <table:table-cell table:style-name="ce989" office:value-type="string" calcext:value-type="string">
            <text:p>Net-Torpedo 1</text:p>
          </table:table-cell>
          <table:table-cell table:style-name="ce403" office:value-type="string" calcext:value-type="string">
            <text:p>HEX-Rakete 1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675" calcext:value-type="float">
            <text:p>675</text:p>
          </table:table-cell>
          <table:table-cell table:style-name="ce403" office:value-type="float" office:value="13" calcext:value-type="float">
            <text:p>13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/>
          <table:table-cell table:style-name="ce706" office:value-type="percentage" office:value="0.3" calcext:value-type="percentage">
            <text:p>3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Net-Torpedo</text:p>
          </table:table-cell>
          <table:table-cell table:style-name="ce990" office:value-type="string" calcext:value-type="string">
            <text:p>Net-Torpedo 2</text:p>
          </table:table-cell>
          <table:table-cell table:style-name="ce403" office:value-type="string" calcext:value-type="string">
            <text:p>Plasmatorpedo 2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015" calcext:value-type="float">
            <text:p>1015</text:p>
          </table:table-cell>
          <table:table-cell table:style-name="ce403" office:value-type="float" office:value="16" calcext:value-type="float">
            <text:p>16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/>
          <table:table-cell table:style-name="ce706" office:value-type="percentage" office:value="0.5" calcext:value-type="percentage">
            <text:p>5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Net-Torpedo</text:p>
          </table:table-cell>
          <table:table-cell table:style-name="ce991" office:value-type="string" calcext:value-type="string">
            <text:p>Net-Torpedo 3</text:p>
          </table:table-cell>
          <table:table-cell table:style-name="ce403" office:value-type="string" calcext:value-type="string">
            <text:p>Plasmatorpedo 4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1525" calcext:value-type="float">
            <text:p>1525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4250" calcext:value-type="float">
            <text:p>425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500" calcext:value-type="float">
            <text:p>500</text:p>
          </table:table-cell>
          <table:table-cell table:style-name="ce860" office:value-type="float" office:value="20" calcext:value-type="float">
            <text:p>20</text:p>
          </table:table-cell>
          <table:table-cell table:style-name="ce860" table:number-columns-repeated="3"/>
          <table:table-cell table:style-name="ce706"/>
          <table:table-cell table:style-name="ce706" office:value-type="percentage" office:value="0.7" calcext:value-type="percentage">
            <text:p>70%</text:p>
          </table:table-cell>
          <table:table-cell table:style-name="ce706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Sico-Rakete</text:p>
          </table:table-cell>
          <table:table-cell table:style-name="ce992" office:value-type="string" calcext:value-type="string">
            <text:p>Sico-Rakete 1</text:p>
          </table:table-cell>
          <table:table-cell table:style-name="ce403" office:value-type="string" calcext:value-type="string">
            <text:p>HEX-Rakete 3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461" calcext:value-type="float">
            <text:p>461</text:p>
          </table:table-cell>
          <table:table-cell table:style-name="ce403" office:value-type="float" office:value="33" calcext:value-type="float">
            <text:p>33</text:p>
          </table:table-cell>
          <table:table-cell table:style-name="ce860" office:value-type="float" office:value="1800" calcext:value-type="float">
            <text:p>1800</text:p>
          </table:table-cell>
          <table:table-cell table:style-name="ce860" office:value-type="float" office:value="4200" calcext:value-type="float">
            <text:p>42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office:value-type="float" office:value="450" calcext:value-type="float">
            <text:p>450</text:p>
          </table:table-cell>
          <table:table-cell table:style-name="ce860" office:value-type="float" office:value="30" calcext:value-type="float">
            <text:p>3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Sico-Rakete</text:p>
          </table:table-cell>
          <table:table-cell table:style-name="ce993" office:value-type="string" calcext:value-type="string">
            <text:p>Sico-Rakete 2</text:p>
          </table:table-cell>
          <table:table-cell table:style-name="ce403" office:value-type="string" calcext:value-type="string">
            <text:p>Plasmatorpedo 3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649" calcext:value-type="float">
            <text:p>649</text:p>
          </table:table-cell>
          <table:table-cell table:style-name="ce403" office:value-type="float" office:value="41" calcext:value-type="float">
            <text:p>41</text:p>
          </table:table-cell>
          <table:table-cell table:style-name="ce860" office:value-type="float" office:value="1800" calcext:value-type="float">
            <text:p>1800</text:p>
          </table:table-cell>
          <table:table-cell table:style-name="ce860" office:value-type="float" office:value="4200" calcext:value-type="float">
            <text:p>42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office:value-type="float" office:value="450" calcext:value-type="float">
            <text:p>450</text:p>
          </table:table-cell>
          <table:table-cell table:style-name="ce860" office:value-type="float" office:value="30" calcext:value-type="float">
            <text:p>3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Sico-Rakete</text:p>
          </table:table-cell>
          <table:table-cell table:style-name="ce994" office:value-type="string" calcext:value-type="string">
            <text:p>Sico-Rakete 3</text:p>
          </table:table-cell>
          <table:table-cell table:style-name="ce403" office:value-type="string" calcext:value-type="string">
            <text:p>Plasmatorpedo 5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963" calcext:value-type="float">
            <text:p>963</text:p>
          </table:table-cell>
          <table:table-cell table:style-name="ce403" office:value-type="float" office:value="51" calcext:value-type="float">
            <text:p>51</text:p>
          </table:table-cell>
          <table:table-cell table:style-name="ce860" office:value-type="float" office:value="1800" calcext:value-type="float">
            <text:p>1800</text:p>
          </table:table-cell>
          <table:table-cell table:style-name="ce860" office:value-type="float" office:value="4200" calcext:value-type="float">
            <text:p>42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office:value-type="float" office:value="450" calcext:value-type="float">
            <text:p>450</text:p>
          </table:table-cell>
          <table:table-cell table:style-name="ce860" office:value-type="float" office:value="30" calcext:value-type="float">
            <text:p>3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Thermalstrahler</text:p>
          </table:table-cell>
          <table:table-cell table:style-name="ce995" office:value-type="string" calcext:value-type="string">
            <text:p>Thermalstrahler 1</text:p>
          </table:table-cell>
          <table:table-cell table:style-name="ce403" table:number-columns-repeated="3"/>
          <table:table-cell table:style-name="ce403" office:value-type="string" calcext:value-type="string">
            <text:p>Energie</text:p>
          </table:table-cell>
          <table:table-cell table:style-name="ce403" office:value-type="float" office:value="220" calcext:value-type="float">
            <text:p>220</text:p>
          </table:table-cell>
          <table:table-cell table:style-name="ce403" office:value-type="float" office:value="22" calcext:value-type="float">
            <text:p>2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000" calcext:value-type="float">
            <text:p>30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Thermalstrahler</text:p>
          </table:table-cell>
          <table:table-cell table:style-name="ce996" office:value-type="string" calcext:value-type="string">
            <text:p>Thermalstrahler 2</text:p>
          </table:table-cell>
          <table:table-cell table:style-name="ce403" office:value-type="string" calcext:value-type="string">
            <text:p>Polaronenstr. 1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96" calcext:value-type="float">
            <text:p>396</text:p>
          </table:table-cell>
          <table:table-cell table:style-name="ce403" office:value-type="float" office:value="38" calcext:value-type="float">
            <text:p>3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000" calcext:value-type="float">
            <text:p>30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BP</text:p>
          </table:table-cell>
          <table:table-cell table:style-name="ce403" office:value-type="string" calcext:value-type="string">
            <text:p>Thermalstrahler</text:p>
          </table:table-cell>
          <table:table-cell table:style-name="ce997" office:value-type="string" calcext:value-type="string">
            <text:p>Thermalstrahler 3</text:p>
          </table:table-cell>
          <table:table-cell table:style-name="ce403" office:value-type="string" calcext:value-type="string">
            <text:p>Polaronenstr. 3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792" calcext:value-type="float">
            <text:p>792</text:p>
          </table:table-cell>
          <table:table-cell table:style-name="ce403" office:value-type="float" office:value="68" calcext:value-type="float">
            <text:p>6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000" calcext:value-type="float">
            <text:p>30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Abfangjägerstaffel</text:p>
          </table:table-cell>
          <table:table-cell table:style-name="ce998" office:value-type="string" calcext:value-type="string">
            <text:p>Abfangjägerstaffel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312" calcext:value-type="float">
            <text:p>312</text:p>
          </table:table-cell>
          <table:table-cell table:style-name="ce403" office:value-type="float" office:value="48" calcext:value-type="float">
            <text:p>48</text:p>
          </table:table-cell>
          <table:table-cell table:style-name="ce860" table:number-columns-repeated="2"/>
          <table:table-cell table:style-name="ce403" office:value-type="float" office:value="1200" calcext:value-type="float">
            <text:p>1200</text:p>
          </table:table-cell>
          <table:table-cell table:style-name="ce860" table:number-columns-repeated="2"/>
          <table:table-cell table:style-name="ce860" office:value-type="float" office:value="30" calcext:value-type="float">
            <text:p>30</text:p>
          </table:table-cell>
          <table:table-cell table:style-name="ce860" office:value-type="float" office:value="9000" calcext:value-type="float">
            <text:p>9000</text:p>
          </table:table-cell>
          <table:table-cell table:style-name="ce860" office:value-type="float" office:value="650" calcext:value-type="float">
            <text:p>6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Abfangjägerstaffel</text:p>
          </table:table-cell>
          <table:table-cell table:style-name="ce999" office:value-type="string" calcext:value-type="string">
            <text:p>Abfangjägerstaffel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436" calcext:value-type="float">
            <text:p>436</text:p>
          </table:table-cell>
          <table:table-cell table:style-name="ce403" office:value-type="float" office:value="68" calcext:value-type="float">
            <text:p>68</text:p>
          </table:table-cell>
          <table:table-cell table:style-name="ce860" table:number-columns-repeated="2"/>
          <table:table-cell table:style-name="ce403" office:value-type="float" office:value="1200" calcext:value-type="float">
            <text:p>1200</text:p>
          </table:table-cell>
          <table:table-cell table:style-name="ce860" table:number-columns-repeated="2"/>
          <table:table-cell table:style-name="ce860" office:value-type="float" office:value="30" calcext:value-type="float">
            <text:p>30</text:p>
          </table:table-cell>
          <table:table-cell table:style-name="ce860" office:value-type="float" office:value="9000" calcext:value-type="float">
            <text:p>9000</text:p>
          </table:table-cell>
          <table:table-cell table:style-name="ce860" office:value-type="float" office:value="650" calcext:value-type="float">
            <text:p>6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Abfangjägerstaffel</text:p>
          </table:table-cell>
          <table:table-cell table:style-name="ce1000" office:value-type="string" calcext:value-type="string">
            <text:p>Abfangjägerstaffel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612" calcext:value-type="float">
            <text:p>612</text:p>
          </table:table-cell>
          <table:table-cell table:style-name="ce403" office:value-type="float" office:value="96" calcext:value-type="float">
            <text:p>96</text:p>
          </table:table-cell>
          <table:table-cell table:style-name="ce860" table:number-columns-repeated="2"/>
          <table:table-cell table:style-name="ce403" office:value-type="float" office:value="1200" calcext:value-type="float">
            <text:p>1200</text:p>
          </table:table-cell>
          <table:table-cell table:style-name="ce860" table:number-columns-repeated="2"/>
          <table:table-cell table:style-name="ce860" office:value-type="float" office:value="30" calcext:value-type="float">
            <text:p>30</text:p>
          </table:table-cell>
          <table:table-cell table:style-name="ce860" office:value-type="float" office:value="9000" calcext:value-type="float">
            <text:p>9000</text:p>
          </table:table-cell>
          <table:table-cell table:style-name="ce860" office:value-type="float" office:value="650" calcext:value-type="float">
            <text:p>65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Aurora-Strahler</text:p>
          </table:table-cell>
          <table:table-cell table:style-name="ce1001" office:value-type="string" calcext:value-type="string">
            <text:p>Aurora-Strahler 1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196" calcext:value-type="float">
            <text:p>196</text:p>
          </table:table-cell>
          <table:table-cell table:style-name="ce403" office:value-type="float" office:value="18" calcext:value-type="float">
            <text:p>18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250" calcext:value-type="float">
            <text:p>325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Aurora-Strahler</text:p>
          </table:table-cell>
          <table:table-cell table:style-name="ce1002" office:value-type="string" calcext:value-type="string">
            <text:p>Aurora-Strahler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392" calcext:value-type="float">
            <text:p>392</text:p>
          </table:table-cell>
          <table:table-cell table:style-name="ce403" office:value-type="float" office:value="30" calcext:value-type="float">
            <text:p>3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250" calcext:value-type="float">
            <text:p>325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Aurora-Strahler</text:p>
          </table:table-cell>
          <table:table-cell table:style-name="ce1003" office:value-type="string" calcext:value-type="string">
            <text:p>Aurora-Strahler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784" calcext:value-type="float">
            <text:p>784</text:p>
          </table:table-cell>
          <table:table-cell table:style-name="ce403" office:value-type="float" office:value="56" calcext:value-type="float">
            <text:p>56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250" calcext:value-type="float">
            <text:p>325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2"/>
          <table:table-cell table:style-name="ce706" office:value-type="percentage" office:value="0.25" calcext:value-type="percentage">
            <text:p>25%</text:p>
          </table:table-cell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Belagerungstreiber</text:p>
          </table:table-cell>
          <table:table-cell table:style-name="ce1004" office:value-type="string" calcext:value-type="string">
            <text:p>Belagerungstreiber 1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576" calcext:value-type="float">
            <text:p>576</text:p>
          </table:table-cell>
          <table:table-cell table:style-name="ce403" office:value-type="float" office:value="28" calcext:value-type="float">
            <text:p>28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500" calcext:value-type="float">
            <text:p>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Belagerungstreiber</text:p>
          </table:table-cell>
          <table:table-cell table:style-name="ce1005" office:value-type="string" calcext:value-type="string">
            <text:p>Belagerungstreiber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1026" calcext:value-type="float">
            <text:p>1026</text:p>
          </table:table-cell>
          <table:table-cell table:style-name="ce403" office:value-type="float" office:value="42" calcext:value-type="float">
            <text:p>42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500" calcext:value-type="float">
            <text:p>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Belagerungstreiber</text:p>
          </table:table-cell>
          <table:table-cell table:style-name="ce1006" office:value-type="string" calcext:value-type="string">
            <text:p>Belagerungstreiber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1640" calcext:value-type="float">
            <text:p>1640</text:p>
          </table:table-cell>
          <table:table-cell table:style-name="ce403" office:value-type="float" office:value="53" calcext:value-type="float">
            <text:p>53</text:p>
          </table:table-cell>
          <table:table-cell table:style-name="ce860" office:value-type="float" office:value="4000" calcext:value-type="float">
            <text:p>400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403" office:value-type="float" office:value="500" calcext:value-type="float">
            <text:p>5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Burststrahl</text:p>
          </table:table-cell>
          <table:table-cell table:style-name="ce1007" office:value-type="string" calcext:value-type="string">
            <text:p>Burststrahl 1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460" calcext:value-type="float">
            <text:p>460</text:p>
          </table:table-cell>
          <table:table-cell table:style-name="ce403" office:value-type="float" office:value="55" calcext:value-type="float">
            <text:p>55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200" calcext:value-type="float">
            <text:p>220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Burststrahl</text:p>
          </table:table-cell>
          <table:table-cell table:style-name="ce1008" office:value-type="string" calcext:value-type="string">
            <text:p>Burststrahl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690" calcext:value-type="float">
            <text:p>690</text:p>
          </table:table-cell>
          <table:table-cell table:style-name="ce403" office:value-type="float" office:value="82" calcext:value-type="float">
            <text:p>8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200" calcext:value-type="float">
            <text:p>220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Burststrahl</text:p>
          </table:table-cell>
          <table:table-cell table:style-name="ce1009" office:value-type="string" calcext:value-type="string">
            <text:p>Burststrahl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875" calcext:value-type="float">
            <text:p>875</text:p>
          </table:table-cell>
          <table:table-cell table:style-name="ce403" office:value-type="float" office:value="103" calcext:value-type="float">
            <text:p>10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2200" calcext:value-type="float">
            <text:p>220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Creepertorpedo</text:p>
          </table:table-cell>
          <table:table-cell table:style-name="ce1010" office:value-type="string" calcext:value-type="string">
            <text:p>Creepertorpedo 1</text:p>
          </table:table-cell>
          <table:table-cell table:style-name="ce403" office:value-type="string" calcext:value-type="string">
            <text:p>Waffenlabor 4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461" calcext:value-type="float">
            <text:p>461</text:p>
          </table:table-cell>
          <table:table-cell table:style-name="ce403" office:value-type="float" office:value="35" calcext:value-type="float">
            <text:p>35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4350" calcext:value-type="float">
            <text:p>4350</text:p>
          </table:table-cell>
          <table:table-cell table:style-name="ce403" office:value-type="float" office:value="200" calcext:value-type="float">
            <text:p>200</text:p>
          </table:table-cell>
          <table:table-cell table:style-name="ce860" office:value-type="float" office:value="700" calcext:value-type="float">
            <text:p>700</text:p>
          </table:table-cell>
          <table:table-cell table:style-name="ce860" office:value-type="float" office:value="90" calcext:value-type="float">
            <text:p>9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Creepertorpedo</text:p>
          </table:table-cell>
          <table:table-cell table:style-name="ce1011" office:value-type="string" calcext:value-type="string">
            <text:p>Creepertorpedo 2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649" calcext:value-type="float">
            <text:p>649</text:p>
          </table:table-cell>
          <table:table-cell table:style-name="ce403" office:value-type="float" office:value="43" calcext:value-type="float">
            <text:p>43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4350" calcext:value-type="float">
            <text:p>4350</text:p>
          </table:table-cell>
          <table:table-cell table:style-name="ce403" office:value-type="float" office:value="200" calcext:value-type="float">
            <text:p>200</text:p>
          </table:table-cell>
          <table:table-cell table:style-name="ce860" office:value-type="float" office:value="700" calcext:value-type="float">
            <text:p>700</text:p>
          </table:table-cell>
          <table:table-cell table:style-name="ce860" office:value-type="float" office:value="90" calcext:value-type="float">
            <text:p>9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Creepertorpedo</text:p>
          </table:table-cell>
          <table:table-cell table:style-name="ce1012" office:value-type="string" calcext:value-type="string">
            <text:p>Creepertorpedo 3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963" calcext:value-type="float">
            <text:p>963</text:p>
          </table:table-cell>
          <table:table-cell table:style-name="ce403" office:value-type="float" office:value="54" calcext:value-type="float">
            <text:p>54</text:p>
          </table:table-cell>
          <table:table-cell table:style-name="ce860" office:value-type="float" office:value="2500" calcext:value-type="float">
            <text:p>2500</text:p>
          </table:table-cell>
          <table:table-cell table:style-name="ce860" office:value-type="float" office:value="4350" calcext:value-type="float">
            <text:p>4350</text:p>
          </table:table-cell>
          <table:table-cell table:style-name="ce403" office:value-type="float" office:value="200" calcext:value-type="float">
            <text:p>200</text:p>
          </table:table-cell>
          <table:table-cell table:style-name="ce860" office:value-type="float" office:value="700" calcext:value-type="float">
            <text:p>700</text:p>
          </table:table-cell>
          <table:table-cell table:style-name="ce860" office:value-type="float" office:value="90" calcext:value-type="float">
            <text:p>9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Gatling-Strahler</text:p>
          </table:table-cell>
          <table:table-cell table:style-name="ce1013" office:value-type="string" calcext:value-type="string">
            <text:p>Gatling-Strahler 1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216" calcext:value-type="float">
            <text:p>216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250" calcext:value-type="float">
            <text:p>325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2" calcext:value-type="float">
            <text:p>2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Gatling-Strahler</text:p>
          </table:table-cell>
          <table:table-cell table:style-name="ce1014" office:value-type="string" calcext:value-type="string">
            <text:p>Gatling-Strahler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431" calcext:value-type="float">
            <text:p>431</text:p>
          </table:table-cell>
          <table:table-cell table:style-name="ce403" office:value-type="float" office:value="33" calcext:value-type="float">
            <text:p>33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250" calcext:value-type="float">
            <text:p>325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2" calcext:value-type="float">
            <text:p>2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Gatling-Strahler</text:p>
          </table:table-cell>
          <table:table-cell table:style-name="ce1015" office:value-type="string" calcext:value-type="string">
            <text:p>Gatling-Strahler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862" calcext:value-type="float">
            <text:p>862</text:p>
          </table:table-cell>
          <table:table-cell table:style-name="ce403" office:value-type="float" office:value="62" calcext:value-type="float">
            <text:p>6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250" calcext:value-type="float">
            <text:p>3250</text:p>
          </table:table-cell>
          <table:table-cell table:style-name="ce403" office:value-type="float" office:value="4000" calcext:value-type="float">
            <text:p>4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 office:value-type="float" office:value="2" calcext:value-type="float">
            <text:p>2</text:p>
          </table:table-cell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Impulsstrahl</text:p>
          </table:table-cell>
          <table:table-cell table:style-name="ce1016" office:value-type="string" calcext:value-type="string">
            <text:p>Impulsstrahl 1</text:p>
          </table:table-cell>
          <table:table-cell table:style-name="ce403" office:value-type="string" calcext:value-type="string">
            <text:p>Waffenlabor 5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264" calcext:value-type="float">
            <text:p>264</text:p>
          </table:table-cell>
          <table:table-cell table:style-name="ce403" office:value-type="float" office:value="27" calcext:value-type="float">
            <text:p>27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400" calcext:value-type="float">
            <text:p>34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Impulsstrahl</text:p>
          </table:table-cell>
          <table:table-cell table:style-name="ce1017" office:value-type="string" calcext:value-type="string">
            <text:p>Impulsstrahl 2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475" calcext:value-type="float">
            <text:p>475</text:p>
          </table:table-cell>
          <table:table-cell table:style-name="ce403" office:value-type="float" office:value="42" calcext:value-type="float">
            <text:p>42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400" calcext:value-type="float">
            <text:p>34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Impulsstrahl</text:p>
          </table:table-cell>
          <table:table-cell table:style-name="ce1018" office:value-type="string" calcext:value-type="string">
            <text:p>Impulsstrahl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950" calcext:value-type="float">
            <text:p>950</text:p>
          </table:table-cell>
          <table:table-cell table:style-name="ce403" office:value-type="float" office:value="70" calcext:value-type="float">
            <text:p>7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3400" calcext:value-type="float">
            <text:p>3400</text:p>
          </table:table-cell>
          <table:table-cell table:style-name="ce403" office:value-type="float" office:value="3000" calcext:value-type="float">
            <text:p>30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Raiderstaffel</text:p>
          </table:table-cell>
          <table:table-cell table:style-name="ce1019" office:value-type="string" calcext:value-type="string">
            <text:p>Raiderstaffel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429" calcext:value-type="float">
            <text:p>429</text:p>
          </table:table-cell>
          <table:table-cell table:style-name="ce403" office:value-type="float" office:value="100" calcext:value-type="float">
            <text:p>100</text:p>
          </table:table-cell>
          <table:table-cell table:style-name="ce860" table:number-columns-repeated="2"/>
          <table:table-cell table:style-name="ce403" office:value-type="float" office:value="1800" calcext:value-type="float">
            <text:p>1800</text:p>
          </table:table-cell>
          <table:table-cell table:style-name="ce860" table:number-columns-repeated="2"/>
          <table:table-cell table:style-name="ce860" office:value-type="float" office:value="20" calcext:value-type="float">
            <text:p>2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860" office:value-type="float" office:value="400" calcext:value-type="float">
            <text:p>4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Raiderstaffel</text:p>
          </table:table-cell>
          <table:table-cell table:style-name="ce1020" office:value-type="string" calcext:value-type="string">
            <text:p>Raiderstaffel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600" calcext:value-type="float">
            <text:p>600</text:p>
          </table:table-cell>
          <table:table-cell table:style-name="ce403" office:value-type="float" office:value="140" calcext:value-type="float">
            <text:p>140</text:p>
          </table:table-cell>
          <table:table-cell table:style-name="ce860" table:number-columns-repeated="2"/>
          <table:table-cell table:style-name="ce403" office:value-type="float" office:value="1800" calcext:value-type="float">
            <text:p>1800</text:p>
          </table:table-cell>
          <table:table-cell table:style-name="ce860" table:number-columns-repeated="2"/>
          <table:table-cell table:style-name="ce860" office:value-type="float" office:value="20" calcext:value-type="float">
            <text:p>2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860" office:value-type="float" office:value="400" calcext:value-type="float">
            <text:p>4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Raiderstaffel</text:p>
          </table:table-cell>
          <table:table-cell table:style-name="ce1021" office:value-type="string" calcext:value-type="string">
            <text:p>Raiderstaffel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Energie</text:p>
          </table:table-cell>
          <table:table-cell table:style-name="ce403" office:value-type="float" office:value="842" calcext:value-type="float">
            <text:p>842</text:p>
          </table:table-cell>
          <table:table-cell table:style-name="ce403" office:value-type="float" office:value="195" calcext:value-type="float">
            <text:p>195</text:p>
          </table:table-cell>
          <table:table-cell table:style-name="ce860" table:number-columns-repeated="2"/>
          <table:table-cell table:style-name="ce403" office:value-type="float" office:value="1800" calcext:value-type="float">
            <text:p>1800</text:p>
          </table:table-cell>
          <table:table-cell table:style-name="ce860" table:number-columns-repeated="2"/>
          <table:table-cell table:style-name="ce860" office:value-type="float" office:value="20" calcext:value-type="float">
            <text:p>20</text:p>
          </table:table-cell>
          <table:table-cell table:style-name="ce860" office:value-type="float" office:value="5000" calcext:value-type="float">
            <text:p>5000</text:p>
          </table:table-cell>
          <table:table-cell table:style-name="ce860" office:value-type="float" office:value="400" calcext:value-type="float">
            <text:p>400</text:p>
          </table:table-cell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Vector-Torpedo</text:p>
          </table:table-cell>
          <table:table-cell table:style-name="ce1022" office:value-type="string" calcext:value-type="string">
            <text:p>Vector-Torpedo 1</text:p>
          </table:table-cell>
          <table:table-cell table:style-name="ce403" office:value-type="string" calcext:value-type="string">
            <text:p>Waffenlabor 7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406" calcext:value-type="float">
            <text:p>406</text:p>
          </table:table-cell>
          <table:table-cell table:style-name="ce403" office:value-type="float" office:value="20" calcext:value-type="float">
            <text:p>20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700" calcext:value-type="float">
            <text:p>47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400" calcext:value-type="float">
            <text:p>40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Vector-Torpedo</text:p>
          </table:table-cell>
          <table:table-cell table:style-name="ce1023" office:value-type="string" calcext:value-type="string">
            <text:p>Vector-Torpedo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571" calcext:value-type="float">
            <text:p>571</text:p>
          </table:table-cell>
          <table:table-cell table:style-name="ce403" office:value-type="float" office:value="26" calcext:value-type="float">
            <text:p>26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700" calcext:value-type="float">
            <text:p>47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400" calcext:value-type="float">
            <text:p>40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Vector-Torpedo</text:p>
          </table:table-cell>
          <table:table-cell table:style-name="ce1024" office:value-type="string" calcext:value-type="string">
            <text:p>Vector-Torpedo 3</text:p>
          </table:table-cell>
          <table:table-cell table:style-name="ce403" office:value-type="string" calcext:value-type="string">
            <text:p>Waffenlabor 9</text:p>
          </table:table-cell>
          <table:table-cell table:style-name="ce403" table:number-columns-repeated="2"/>
          <table:table-cell table:style-name="ce403" office:value-type="string" calcext:value-type="string">
            <text:p>Explosiv</text:p>
          </table:table-cell>
          <table:table-cell table:style-name="ce403" office:value-type="float" office:value="848" calcext:value-type="float">
            <text:p>848</text:p>
          </table:table-cell>
          <table:table-cell table:style-name="ce403" office:value-type="float" office:value="34" calcext:value-type="float">
            <text:p>34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700" calcext:value-type="float">
            <text:p>4700</text:p>
          </table:table-cell>
          <table:table-cell table:style-name="ce403" office:value-type="float" office:value="1100" calcext:value-type="float">
            <text:p>1100</text:p>
          </table:table-cell>
          <table:table-cell table:style-name="ce860" office:value-type="float" office:value="400" calcext:value-type="float">
            <text:p>400</text:p>
          </table:table-cell>
          <table:table-cell table:style-name="ce860" office:value-type="float" office:value="0" calcext:value-type="float">
            <text:p>0</text:p>
          </table:table-cell>
          <table:table-cell table:style-name="ce860" table:number-columns-repeated="3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Wellengeschütz</text:p>
          </table:table-cell>
          <table:table-cell table:style-name="ce1025" office:value-type="string" calcext:value-type="string">
            <text:p>Wellengeschütz 1</text:p>
          </table:table-cell>
          <table:table-cell table:style-name="ce403" table:number-columns-repeated="3"/>
          <table:table-cell table:style-name="ce403" office:value-type="string" calcext:value-type="string">
            <text:p>Projektil</text:p>
          </table:table-cell>
          <table:table-cell table:style-name="ce403" office:value-type="float" office:value="317" calcext:value-type="float">
            <text:p>317</text:p>
          </table:table-cell>
          <table:table-cell table:style-name="ce403" office:value-type="float" office:value="17" calcext:value-type="float">
            <text:p>17</text:p>
          </table:table-cell>
          <table:table-cell table:style-name="ce860" office:value-type="float" office:value="2000" calcext:value-type="float">
            <text:p>2000</text:p>
          </table:table-cell>
          <table:table-cell table:style-name="ce860" office:value-type="float" office:value="4800" calcext:value-type="float">
            <text:p>48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table:number-columns-repeated="5"/>
          <table:table-cell table:style-name="ce706" office:value-type="percentage" office:value="0.25" calcext:value-type="percentage">
            <text:p>25%</text:p>
          </table:table-cell>
          <table:table-cell table:style-name="ce706" table:number-columns-repeated="2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 office:value-type="string" calcext:value-type="string">
            <text:p>x</text:p>
          </table:table-cell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Zwillingsgeschütz</text:p>
          </table:table-cell>
          <table:table-cell table:style-name="ce1025" office:value-type="string" calcext:value-type="string">
            <text:p>Zwillingsgeschütz 1</text:p>
          </table:table-cell>
          <table:table-cell table:style-name="ce403" office:value-type="string" calcext:value-type="string">
            <text:p>Waffenlabor 6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256" calcext:value-type="float">
            <text:p>256</text:p>
          </table:table-cell>
          <table:table-cell table:style-name="ce403" office:value-type="float" office:value="22" calcext:value-type="float">
            <text:p>22</text:p>
          </table:table-cell>
          <table:table-cell table:style-name="ce860" office:value-type="float" office:value="1600" calcext:value-type="float">
            <text:p>1600</text:p>
          </table:table-cell>
          <table:table-cell table:style-name="ce860" office:value-type="float" office:value="4100" calcext:value-type="float">
            <text:p>41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Zwillingsgeschütz</text:p>
          </table:table-cell>
          <table:table-cell table:style-name="ce1025" office:value-type="string" calcext:value-type="string">
            <text:p>Zwillingsgeschütz 2</text:p>
          </table:table-cell>
          <table:table-cell table:style-name="ce403" office:value-type="string" calcext:value-type="string">
            <text:p>Waffenlabor 8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410" calcext:value-type="float">
            <text:p>410</text:p>
          </table:table-cell>
          <table:table-cell table:style-name="ce403" office:value-type="float" office:value="30" calcext:value-type="float">
            <text:p>30</text:p>
          </table:table-cell>
          <table:table-cell table:style-name="ce860" office:value-type="float" office:value="1600" calcext:value-type="float">
            <text:p>1600</text:p>
          </table:table-cell>
          <table:table-cell table:style-name="ce860" office:value-type="float" office:value="4100" calcext:value-type="float">
            <text:p>4100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3">
          <table:table-cell table:style-name="ce403" office:value-type="string" calcext:value-type="string">
            <text:p>Schiffswaffen-EV</text:p>
          </table:table-cell>
          <table:table-cell table:style-name="ce403" office:value-type="string" calcext:value-type="string">
            <text:p>Zwillingsgeschütz</text:p>
          </table:table-cell>
          <table:table-cell table:style-name="ce1025" office:value-type="string" calcext:value-type="string">
            <text:p>Zwillingsgeschütz 3</text:p>
          </table:table-cell>
          <table:table-cell table:style-name="ce403" office:value-type="string" calcext:value-type="string">
            <text:p>Waffenlabor 10</text:p>
          </table:table-cell>
          <table:table-cell table:style-name="ce403" table:number-columns-repeated="2"/>
          <table:table-cell table:style-name="ce403" office:value-type="string" calcext:value-type="string">
            <text:p>Projektil</text:p>
          </table:table-cell>
          <table:table-cell table:style-name="ce403" office:value-type="float" office:value="656" calcext:value-type="float">
            <text:p>656</text:p>
          </table:table-cell>
          <table:table-cell table:style-name="ce403" office:value-type="float" office:value="38" calcext:value-type="float">
            <text:p>38</text:p>
          </table:table-cell>
          <table:table-cell table:style-name="ce860" office:value-type="float" office:value="1600" calcext:value-type="float">
            <text:p>1600</text:p>
          </table:table-cell>
          <table:table-cell table:style-name="ce860" office:value-type="float" office:value="4101" calcext:value-type="float">
            <text:p>4101</text:p>
          </table:table-cell>
          <table:table-cell table:style-name="ce403" office:value-type="float" office:value="1800" calcext:value-type="float">
            <text:p>1800</text:p>
          </table:table-cell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4">
          <table:table-cell table:style-name="ce403" table:number-columns-repeated="2"/>
          <table:table-cell table:style-name="ce1025"/>
          <table:table-cell table:style-name="ce403" table:number-columns-repeated="6"/>
          <table:table-cell table:style-name="ce860" table:number-columns-repeated="2"/>
          <table:table-cell table:style-name="ce403"/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4">
          <table:table-cell table:style-name="ce403" table:number-columns-repeated="2"/>
          <table:table-cell table:style-name="ce1026"/>
          <table:table-cell table:style-name="ce403" table:number-columns-repeated="6"/>
          <table:table-cell table:style-name="ce860" table:number-columns-repeated="2"/>
          <table:table-cell table:style-name="ce403"/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4">
          <table:table-cell table:style-name="ce403" table:number-columns-repeated="2"/>
          <table:table-cell table:style-name="ce1027"/>
          <table:table-cell table:style-name="ce403" table:number-columns-repeated="6"/>
          <table:table-cell table:style-name="ce860" table:number-columns-repeated="2"/>
          <table:table-cell table:style-name="ce403"/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4">
          <table:table-cell table:style-name="ce403" table:number-columns-repeated="2"/>
          <table:table-cell table:style-name="ce1028"/>
          <table:table-cell table:style-name="ce403" table:number-columns-repeated="6"/>
          <table:table-cell table:style-name="ce860" table:number-columns-repeated="2"/>
          <table:table-cell table:style-name="ce403"/>
          <table:table-cell table:style-name="ce860" table:number-columns-repeated="5"/>
          <table:table-cell table:style-name="ce706" table:number-columns-repeated="3"/>
          <table:table-cell table:style-name="ce860"/>
          <table:table-cell table:style-name="ce706"/>
          <table:table-cell table:style-name="ce860"/>
          <table:table-cell table:style-name="ce703" table:number-columns-repeated="6"/>
          <table:table-cell table:style-name="ce403" table:number-columns-repeated="2"/>
          <table:table-cell table:style-name="ce709"/>
          <table:table-cell table:style-name="ce404" table:number-columns-repeated="985"/>
        </table:table-row>
        <table:table-row table:style-name="ro4" table:number-rows-repeated="19">
          <table:table-cell table:style-name="ce712" table:number-columns-repeated="9"/>
          <table:table-cell table:style-name="ce861" table:number-columns-repeated="2"/>
          <table:table-cell table:style-name="ce712"/>
          <table:table-cell table:style-name="ce861" table:number-columns-repeated="5"/>
          <table:table-cell table:style-name="ce857" table:number-columns-repeated="3"/>
          <table:table-cell table:style-name="ce861"/>
          <table:table-cell table:style-name="ce857"/>
          <table:table-cell table:style-name="ce861"/>
          <table:table-cell table:style-name="ce858" table:number-columns-repeated="6"/>
          <table:table-cell table:style-name="ce712" table:number-columns-repeated="2"/>
          <table:table-cell table:style-name="ce1030"/>
          <table:table-cell table:style-name="ce404" table:number-columns-repeated="985"/>
        </table:table-row>
        <table:table-row table:style-name="ro4" table:number-rows-repeated="4">
          <table:table-cell table:number-columns-repeated="11"/>
          <table:table-cell table:style-name="ce712"/>
          <table:table-cell table:number-columns-repeated="5"/>
          <table:table-cell table:style-name="ce857" table:number-columns-repeated="3"/>
          <table:table-cell table:style-name="ce861"/>
          <table:table-cell table:style-name="ce857"/>
          <table:table-cell table:style-name="ce861"/>
          <table:table-cell table:number-columns-repeated="3"/>
          <table:table-cell table:style-name="ce858" table:number-columns-repeated="3"/>
          <table:table-cell table:style-name="ce712"/>
          <table:table-cell/>
          <table:table-cell table:style-name="ce1030"/>
          <table:table-cell table:number-columns-repeated="985"/>
        </table:table-row>
        <table:table-row table:style-name="ro4" table:number-rows-repeated="24">
          <table:table-cell table:number-columns-repeated="11"/>
          <table:table-cell table:style-name="ce712"/>
          <table:table-cell table:number-columns-repeated="5"/>
          <table:table-cell table:style-name="ce857" table:number-columns-repeated="3"/>
          <table:table-cell table:style-name="ce861"/>
          <table:table-cell table:style-name="ce857"/>
          <table:table-cell table:style-name="ce861"/>
          <table:table-cell table:number-columns-repeated="3"/>
          <table:table-cell table:style-name="ce858" table:number-columns-repeated="3"/>
          <table:table-cell table:style-name="ce712"/>
          <table:table-cell table:number-columns-repeated="987"/>
        </table:table-row>
        <table:table-row table:style-name="ro4" table:number-rows-repeated="11">
          <table:table-cell table:number-columns-repeated="11"/>
          <table:table-cell table:style-name="ce712"/>
          <table:table-cell table:number-columns-repeated="14"/>
          <table:table-cell table:style-name="ce858" table:number-columns-repeated="3"/>
          <table:table-cell table:style-name="ce712"/>
          <table:table-cell table:number-columns-repeated="987"/>
        </table:table-row>
        <table:table-row table:style-name="ro4" table:number-rows-repeated="60">
          <table:table-cell table:number-columns-repeated="26"/>
          <table:table-cell table:style-name="ce858" table:number-columns-repeated="3"/>
          <table:table-cell table:style-name="ce712"/>
          <table:table-cell table:number-columns-repeated="987"/>
        </table:table-row>
        <table:table-row table:style-name="ro4" table:number-rows-repeated="1048283">
          <table:table-cell table:number-columns-repeated="1017"/>
        </table:table-row>
        <table:table-row table:style-name="ro4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4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62:Waffenlabor.C162">
            <calcext:condition calcext:apply-style-name="HintergrundGruen" calcext:value="formula-is(NOT(ISBLANK([.AF162])))" calcext:base-cell-address="Waffenlabor.C162"/>
          </calcext:conditional-format>
          <calcext:conditional-format calcext:target-range-address="Waffenlabor.C165:Waffenlabor.C165">
            <calcext:condition calcext:apply-style-name="HintergrundGruen" calcext:value="formula-is(NOT(ISBLANK([.AF165])))" calcext:base-cell-address="Waffenlabor.C165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  <calcext:conditional-format calcext:target-range-address="Waffenlabor.C153:Waffenlabor.C153">
            <calcext:condition calcext:apply-style-name="HintergrundGruen" calcext:value="formula-is(NOT(ISBLANK([.AF153])))" calcext:base-cell-address="Waffenlabor.C153"/>
          </calcext:conditional-format>
          <calcext:conditional-format calcext:target-range-address="Waffenlabor.C154:Waffenlabor.C154">
            <calcext:condition calcext:apply-style-name="HintergrundGruen" calcext:value="formula-is(NOT(ISBLANK([.AF154])))" calcext:base-cell-address="Waffenlabor.C154"/>
          </calcext:conditional-format>
          <calcext:conditional-format calcext:target-range-address="Waffenlabor.C155:Waffenlabor.C155">
            <calcext:condition calcext:apply-style-name="HintergrundGruen" calcext:value="formula-is(NOT(ISBLANK([.AF155])))" calcext:base-cell-address="Waffenlabor.C155"/>
          </calcext:conditional-format>
          <calcext:conditional-format calcext:target-range-address="Waffenlabor.C156:Waffenlabor.C156">
            <calcext:condition calcext:apply-style-name="HintergrundGruen" calcext:value="formula-is(NOT(ISBLANK([.AF156])))" calcext:base-cell-address="Waffenlabor.C156"/>
          </calcext:conditional-format>
          <calcext:conditional-format calcext:target-range-address="Waffenlabor.C157:Waffenlabor.C157">
            <calcext:condition calcext:apply-style-name="HintergrundGruen" calcext:value="formula-is(NOT(ISBLANK([.AF157])))" calcext:base-cell-address="Waffenlabor.C157"/>
          </calcext:conditional-format>
          <calcext:conditional-format calcext:target-range-address="Waffenlabor.C158:Waffenlabor.C158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59:Waffenlabor.C159">
            <calcext:condition calcext:apply-style-name="HintergrundGruen" calcext:value="formula-is(NOT(ISBLANK([.AF159])))" calcext:base-cell-address="Waffenlabor.C159"/>
          </calcext:conditional-format>
          <calcext:conditional-format calcext:target-range-address="Waffenlabor.C160:Waffenlabor.C160">
            <calcext:condition calcext:apply-style-name="HintergrundGruen" calcext:value="formula-is(NOT(ISBLANK([.AF160])))" calcext:base-cell-address="Waffenlabor.C160"/>
          </calcext:conditional-format>
          <calcext:conditional-format calcext:target-range-address="Waffenlabor.C161:Waffenlabor.C161">
            <calcext:condition calcext:apply-style-name="HintergrundGruen" calcext:value="formula-is(NOT(ISBLANK([.AF161])))" calcext:base-cell-address="Waffenlabor.C161"/>
          </calcext:conditional-format>
          <calcext:conditional-format calcext:target-range-address="Waffenlabor.C163:Waffenlabor.C163">
            <calcext:condition calcext:apply-style-name="HintergrundGruen" calcext:value="formula-is(NOT(ISBLANK([.AF163])))" calcext:base-cell-address="Waffenlabor.C163"/>
          </calcext:conditional-format>
          <calcext:conditional-format calcext:target-range-address="Waffenlabor.C164:Waffenlabor.C164">
            <calcext:condition calcext:apply-style-name="HintergrundGruen" calcext:value="formula-is(NOT(ISBLANK([.AF164])))" calcext:base-cell-address="Waffenlabor.C164"/>
          </calcext:conditional-format>
          <calcext:conditional-format calcext:target-range-address="Waffenlabor.C166:Waffenlabor.C166">
            <calcext:condition calcext:apply-style-name="HintergrundGruen" calcext:value="formula-is(NOT(ISBLANK([.AF166])))" calcext:base-cell-address="Waffenlabor.C166"/>
          </calcext:conditional-format>
          <calcext:conditional-format calcext:target-range-address="Waffenlabor.C167:Waffenlabor.C171">
            <calcext:condition calcext:apply-style-name="HintergrundGruen" calcext:value="formula-is(NOT(ISBLANK([.AF167])))" calcext:base-cell-address="Waffenlabor.C167"/>
          </calcext:conditional-format>
          <calcext:conditional-format calcext:target-range-address="Waffenlabor.C172:Waffenlabor.C172">
            <calcext:condition calcext:apply-style-name="HintergrundGruen" calcext:value="formula-is(NOT(ISBLANK([.AF172])))" calcext:base-cell-address="Waffenlabor.C172"/>
          </calcext:conditional-format>
          <calcext:conditional-format calcext:target-range-address="Waffenlabor.C173:Waffenlabor.C173">
            <calcext:condition calcext:apply-style-name="HintergrundGruen" calcext:value="formula-is(NOT(ISBLANK([.AF173])))" calcext:base-cell-address="Waffenlabor.C173"/>
          </calcext:conditional-format>
          <calcext:conditional-format calcext:target-range-address="Waffenlabor.C174:Waffenlabor.C174">
            <calcext:condition calcext:apply-style-name="HintergrundGruen" calcext:value="formula-is(NOT(ISBLANK([.AF174])))" calcext:base-cell-address="Waffenlabor.C174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68" table:default-cell-style-name="ce13"/>
        <table:table-column table:style-name="co45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5" table:default-cell-style-name="ce13"/>
        <table:table-column table:style-name="co69" table:default-cell-style-name="ce181"/>
        <table:table-column table:style-name="co73" table:default-cell-style-name="ce181"/>
        <table:table-column table:style-name="co26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35" table:default-cell-style-name="ce181"/>
        <table:table-column table:style-name="co37" table:default-cell-style-name="ce181"/>
        <table:table-column table:style-name="co38" table:default-cell-style-name="ce181"/>
        <table:table-column table:style-name="co39" table:number-columns-repeated="2" table:default-cell-style-name="ce181"/>
        <table:table-column table:style-name="co40" table:default-cell-style-name="ce181"/>
        <table:table-column table:style-name="co41" table:default-cell-style-name="ce13"/>
        <table:table-column table:style-name="co20" table:default-cell-style-name="ce13"/>
        <table:table-column table:style-name="co22" table:default-cell-style-name="ce187"/>
        <table:table-column table:style-name="co36" table:number-columns-repeated="996" table:default-cell-style-name="ce13"/>
        <table:table-row table:style-name="ro7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9" office:value-type="string" calcext:value-type="string">
            <text:p>Kollateral</text:p>
          </table:table-cell>
          <table:table-cell table:style-name="ce179" office:value-type="string" calcext:value-type="string">
            <text:p>Lager (t)</text:p>
          </table:table-cell>
          <table:table-cell table:style-name="ce179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9" office:value-type="string" calcext:value-type="string">
            <text:p>Baukosten He-3</text:p>
          </table:table-cell>
          <table:table-cell table:style-name="ce179" office:value-type="string" calcext:value-type="string">
            <text:p>Baukosten Erz</text:p>
          </table:table-cell>
          <table:table-cell table:style-name="ce179" office:value-type="string" calcext:value-type="string">
            <text:p>Baukosten AM</text:p>
          </table:table-cell>
          <table:table-cell table:style-name="ce179" office:value-type="string" calcext:value-type="string">
            <text:p>tB d</text:p>
          </table:table-cell>
          <table:table-cell table:style-name="ce179" office:value-type="string" calcext:value-type="string">
            <text:p>tB h</text:p>
          </table:table-cell>
          <table:table-cell table:style-name="ce179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5" office:value-type="string" calcext:value-type="string">
            <text:p>gebaut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08" office:value-type="string" calcext:value-type="string">
            <text:p>Antimateriesilo 1</text:p>
          </table:table-cell>
          <table:table-cell table:style-name="ce12"/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office:value-type="float" office:value="250000" calcext:value-type="float">
            <text:p>25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09" office:value-type="string" calcext:value-type="string">
            <text:p>Antimateriesilo 2</text:p>
          </table:table-cell>
          <table:table-cell table:style-name="ce12" office:value-type="string" calcext:value-type="string">
            <text:p>Antimateriesilo 1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0" office:value-type="string" calcext:value-type="string">
            <text:p>Antimateriesilo 3</text:p>
          </table:table-cell>
          <table:table-cell table:style-name="ce12" office:value-type="string" calcext:value-type="string">
            <text:p>Antimateriesilo 2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office:value-type="float" office:value="640000" calcext:value-type="float">
            <text:p>64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543" calcext:value-type="float">
            <text:p>3.54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1" office:value-type="string" calcext:value-type="string">
            <text:p>Antimateriesilo 4</text:p>
          </table:table-cell>
          <table:table-cell table:style-name="ce12" office:value-type="string" calcext:value-type="string">
            <text:p>Antimateriesilo 3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1024000" calcext:value-type="float">
            <text:p>1.024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8853" calcext:value-type="float">
            <text:p>8.853</text:p>
          </table:table-cell>
          <table:table-cell table:style-name="ce180" table:number-columns-repeated="3"/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2" office:value-type="string" calcext:value-type="string">
            <text:p>Antimateriesilo 5</text:p>
          </table:table-cell>
          <table:table-cell table:style-name="ce12" office:value-type="string" calcext:value-type="string">
            <text:p>Antimateriesilo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office:value-type="float" office:value="1638000" calcext:value-type="float">
            <text:p>1.638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22134" calcext:value-type="float">
            <text:p>22.134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3" office:value-type="string" calcext:value-type="string">
            <text:p>Antimateriesilo 6</text:p>
          </table:table-cell>
          <table:table-cell table:style-name="ce12" office:value-type="string" calcext:value-type="string">
            <text:p>Antimateriesilo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office:value-type="float" office:value="2621000" calcext:value-type="float">
            <text:p>2.621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4" office:value-type="string" calcext:value-type="string">
            <text:p>Antimateriesilo 7</text:p>
          </table:table-cell>
          <table:table-cell table:style-name="ce12" office:value-type="string" calcext:value-type="string">
            <text:p>Antimateriesilo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office:value-type="float" office:value="4194000" calcext:value-type="float">
            <text:p>4.194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38345" calcext:value-type="float">
            <text:p>138.34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5" office:value-type="string" calcext:value-type="string">
            <text:p>Antimateriesilo 8</text:p>
          </table:table-cell>
          <table:table-cell table:style-name="ce12" office:value-type="string" calcext:value-type="string">
            <text:p>Antimateriesilo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office:value-type="float" office:value="6710000" calcext:value-type="float">
            <text:p>6.71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45867" calcext:value-type="float">
            <text:p>345.867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6" office:value-type="string" calcext:value-type="string">
            <text:p>Antimateriesilo 9</text:p>
          </table:table-cell>
          <table:table-cell table:style-name="ce12" office:value-type="string" calcext:value-type="string">
            <text:p>Antimateriesilo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office:value-type="float" office:value="10736000" calcext:value-type="float">
            <text:p>10.736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778200" calcext:value-type="float">
            <text:p>778.200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7" office:value-type="string" calcext:value-type="string">
            <text:p>Antimateriesilo 10</text:p>
          </table:table-cell>
          <table:table-cell table:style-name="ce12" office:value-type="string" calcext:value-type="string">
            <text:p>Antimateriesilo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office:value-type="float" office:value="17178000" calcext:value-type="float">
            <text:p>17.178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729329" calcext:value-type="float">
            <text:p>1.729.329</text:p>
          </table:table-cell>
          <table:table-cell table:style-name="ce180" office:value-type="float" office:value="432333" calcext:value-type="float">
            <text:p>432.333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4" calcext:value-type="float">
            <text:p>20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18" office:value-type="string" calcext:value-type="string">
            <text:p>Brücke 1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80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19" office:value-type="string" calcext:value-type="string">
            <text:p>Brücke 2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Flottenwerft 2</text:p>
          </table:table-cell>
          <table:table-cell table:style-name="ce12" office:value-type="string" calcext:value-type="string">
            <text:p>Brücke 1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80" office:value-type="float" office:value="150000" calcext:value-type="float">
            <text:p>150.000</text:p>
          </table:table-cell>
          <table:table-cell table:style-name="ce180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80"/>
          <table:table-cell table:style-name="ce180" office:value-type="float" office:value="59160" calcext:value-type="float">
            <text:p>59.160</text:p>
          </table:table-cell>
          <table:table-cell table:style-name="ce180" table:number-columns-repeated="3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0" office:value-type="string" calcext:value-type="string">
            <text:p>Brücke 3</text:p>
          </table:table-cell>
          <table:table-cell table:style-name="ce12" office:value-type="string" calcext:value-type="string">
            <text:p>Schiffsfabrik 4</text:p>
          </table:table-cell>
          <table:table-cell table:style-name="ce12" office:value-type="string" calcext:value-type="string">
            <text:p>Flottenwerft 4</text:p>
          </table:table-cell>
          <table:table-cell table:style-name="ce12" office:value-type="string" calcext:value-type="string">
            <text:p>Brücke 2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80" office:value-type="float" office:value="450000" calcext:value-type="float">
            <text:p>450.000</text:p>
          </table:table-cell>
          <table:table-cell table:style-name="ce180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80"/>
          <table:table-cell table:style-name="ce180" office:value-type="float" office:value="585684" calcext:value-type="float">
            <text:p>585.684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1" office:value-type="string" calcext:value-type="string">
            <text:p>Brücke 4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Flottenwerft 6</text:p>
          </table:table-cell>
          <table:table-cell table:style-name="ce12" office:value-type="string" calcext:value-type="string">
            <text:p>Brücke 3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80" office:value-type="float" office:value="1350000" calcext:value-type="float">
            <text:p>1.350.000</text:p>
          </table:table-cell>
          <table:table-cell table:style-name="ce180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80"/>
          <table:table-cell table:style-name="ce180" office:value-type="float" office:value="4744038" calcext:value-type="float">
            <text:p>4.744.038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2" office:value-type="string" calcext:value-type="string">
            <text:p>Brücke 5</text:p>
          </table:table-cell>
          <table:table-cell table:style-name="ce12" office:value-type="string" calcext:value-type="string">
            <text:p>Flottenwerft 8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Brücke 4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80" office:value-type="float" office:value="4050000" calcext:value-type="float">
            <text:p>4.050.000</text:p>
          </table:table-cell>
          <table:table-cell table:style-name="ce180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80"/>
          <table:table-cell table:style-name="ce180" office:value-type="float" office:value="23909964" calcext:value-type="float">
            <text:p>23.909.964</text:p>
          </table:table-cell>
          <table:table-cell table:style-name="ce180" office:value-type="float" office:value="5977491" calcext:value-type="float">
            <text:p>5.977.491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3" office:value-type="string" calcext:value-type="string">
            <text:p>Flottenwerft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4" office:value-type="string" calcext:value-type="string">
            <text:p>Flottenwerft 2</text:p>
          </table:table-cell>
          <table:table-cell table:style-name="ce12" office:value-type="string" calcext:value-type="string">
            <text:p>Flottenwerft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80"/>
          <table:table-cell table:style-name="ce180" office:value-type="float" office:value="16895" calcext:value-type="float">
            <text:p>16.89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5" office:value-type="string" calcext:value-type="string">
            <text:p>Flottenwerft 3</text:p>
          </table:table-cell>
          <table:table-cell table:style-name="ce12" office:value-type="string" calcext:value-type="string">
            <text:p>Flottenwerft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80"/>
          <table:table-cell table:style-name="ce180" office:value-type="float" office:value="46465" calcext:value-type="float">
            <text:p>46.465</text:p>
          </table:table-cell>
          <table:table-cell table:style-name="ce180" table:number-columns-repeated="3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6" office:value-type="string" calcext:value-type="string">
            <text:p>Flottenwerft 4</text:p>
          </table:table-cell>
          <table:table-cell table:style-name="ce12" office:value-type="string" calcext:value-type="string">
            <text:p>Flottenwerft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80"/>
          <table:table-cell table:style-name="ce180" office:value-type="float" office:value="127775" calcext:value-type="float">
            <text:p>127.77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7" office:value-type="string" calcext:value-type="string">
            <text:p>Flottenwerft 5</text:p>
          </table:table-cell>
          <table:table-cell table:style-name="ce12" office:value-type="string" calcext:value-type="string">
            <text:p>Flottenwerft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80"/>
          <table:table-cell table:style-name="ce180" office:value-type="float" office:value="351385" calcext:value-type="float">
            <text:p>351.385</text:p>
          </table:table-cell>
          <table:table-cell table:style-name="ce180" table:number-columns-repeated="2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8" office:value-type="string" calcext:value-type="string">
            <text:p>Flottenwerft 6</text:p>
          </table:table-cell>
          <table:table-cell table:style-name="ce12" office:value-type="string" calcext:value-type="string">
            <text:p>Flottenwerft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80"/>
          <table:table-cell table:style-name="ce180" office:value-type="float" office:value="966306" calcext:value-type="float">
            <text:p>966.306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7" calcext:value-type="float">
            <text:p>76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9" office:value-type="string" calcext:value-type="string">
            <text:p>Flottenwerft 7</text:p>
          </table:table-cell>
          <table:table-cell table:style-name="ce12" office:value-type="string" calcext:value-type="string">
            <text:p>Flottenwerft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80"/>
          <table:table-cell table:style-name="ce180" office:value-type="float" office:value="2657343" calcext:value-type="float">
            <text:p>2.657.343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3" calcext:value-type="float">
            <text:p>230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0" office:value-type="string" calcext:value-type="string">
            <text:p>Flottenwerft 8</text:p>
          </table:table-cell>
          <table:table-cell table:style-name="ce12" office:value-type="string" calcext:value-type="string">
            <text:p>Flottenwerft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80"/>
          <table:table-cell table:style-name="ce180" office:value-type="float" office:value="7307690" calcext:value-type="float">
            <text:p>7.307.69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1" office:value-type="string" calcext:value-type="string">
            <text:p>Flottenwerft 9</text:p>
          </table:table-cell>
          <table:table-cell table:style-name="ce12" office:value-type="string" calcext:value-type="string">
            <text:p>Flottenwerft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80"/>
          <table:table-cell table:style-name="ce180" office:value-type="float" office:value="18085532" calcext:value-type="float">
            <text:p>18.085.532</text:p>
          </table:table-cell>
          <table:table-cell table:style-name="ce180" office:value-type="float" office:value="2009614" calcext:value-type="float">
            <text:p>2.009.614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2" office:value-type="string" calcext:value-type="string">
            <text:p>Flottenwerft 10</text:p>
          </table:table-cell>
          <table:table-cell table:style-name="ce12" office:value-type="string" calcext:value-type="string">
            <text:p>Flottenwerft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80"/>
          <table:table-cell table:style-name="ce180" office:value-type="float" office:value="44211518" calcext:value-type="float">
            <text:p>44.211.518</text:p>
          </table:table-cell>
          <table:table-cell table:style-name="ce180" office:value-type="float" office:value="11052880" calcext:value-type="float">
            <text:p>11.052.880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55" calcext:value-type="float">
            <text:p>3455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3" office:value-type="string" calcext:value-type="string">
            <text:p>Helium-3-Schürfe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80" office:value-type="float" office:value="8800" calcext:value-type="float">
            <text:p>8.800</text:p>
          </table:table-cell>
          <table:table-cell table:style-name="ce180" office:value-type="float" office:value="2160" calcext:value-type="float">
            <text:p>2.160</text:p>
          </table:table-cell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4" office:value-type="string" calcext:value-type="string">
            <text:p>Helium-3-Schürfer 2</text:p>
          </table:table-cell>
          <table:table-cell table:style-name="ce12" office:value-type="string" calcext:value-type="string">
            <text:p>Helium-3-Schürfe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80" office:value-type="float" office:value="15360" calcext:value-type="float">
            <text:p>15.360</text:p>
          </table:table-cell>
          <table:table-cell table:style-name="ce180" office:value-type="float" office:value="2640" calcext:value-type="float">
            <text:p>2.640</text:p>
          </table:table-cell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5" office:value-type="string" calcext:value-type="string">
            <text:p>Helium-3-Schürfer 3</text:p>
          </table:table-cell>
          <table:table-cell table:style-name="ce12" office:value-type="string" calcext:value-type="string">
            <text:p>Helium-3-Schürfe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80" office:value-type="float" office:value="26880" calcext:value-type="float">
            <text:p>26.880</text:p>
          </table:table-cell>
          <table:table-cell table:style-name="ce180" office:value-type="float" office:value="3600" calcext:value-type="float">
            <text:p>3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542" calcext:value-type="float">
            <text:p>3.542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6" office:value-type="string" calcext:value-type="string">
            <text:p>Helium-3-Schürfer 4</text:p>
          </table:table-cell>
          <table:table-cell table:style-name="ce12" office:value-type="string" calcext:value-type="string">
            <text:p>Helium-3-Schürfe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80" office:value-type="float" office:value="45760" calcext:value-type="float">
            <text:p>45.760</text:p>
          </table:table-cell>
          <table:table-cell table:style-name="ce180" office:value-type="float" office:value="5040" calcext:value-type="float">
            <text:p>5.040</text:p>
          </table:table-cell>
          <table:table-cell table:style-name="ce12" table:number-columns-repeated="5"/>
          <table:table-cell table:style-name="ce180"/>
          <table:table-cell table:style-name="ce180" office:value-type="float" office:value="8855" calcext:value-type="float">
            <text:p>8.855</text:p>
          </table:table-cell>
          <table:table-cell table:style-name="ce180" table:number-columns-repeated="3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7" office:value-type="string" calcext:value-type="string">
            <text:p>Helium-3-Schürfer 5</text:p>
          </table:table-cell>
          <table:table-cell table:style-name="ce12" office:value-type="string" calcext:value-type="string">
            <text:p>Helium-3-Schürfe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80" office:value-type="float" office:value="74400" calcext:value-type="float">
            <text:p>74.400</text:p>
          </table:table-cell>
          <table:table-cell table:style-name="ce180" office:value-type="float" office:value="6960" calcext:value-type="float">
            <text:p>6.960</text:p>
          </table:table-cell>
          <table:table-cell table:style-name="ce12" table:number-columns-repeated="5"/>
          <table:table-cell table:style-name="ce180"/>
          <table:table-cell table:style-name="ce180" office:value-type="float" office:value="22138" calcext:value-type="float">
            <text:p>22.138</text:p>
          </table:table-cell>
          <table:table-cell table:style-name="ce180" table:number-columns-repeated="3"/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8" office:value-type="string" calcext:value-type="string">
            <text:p>Helium-3-Schürfer 6</text:p>
          </table:table-cell>
          <table:table-cell table:style-name="ce12" office:value-type="string" calcext:value-type="string">
            <text:p>Helium-3-Schürfe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80" office:value-type="float" office:value="115200" calcext:value-type="float">
            <text:p>115.200</text:p>
          </table:table-cell>
          <table:table-cell table:style-name="ce180" office:value-type="float" office:value="9360" calcext:value-type="float">
            <text:p>9.360</text:p>
          </table:table-cell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9" office:value-type="string" calcext:value-type="string">
            <text:p>Helium-3-Schürfer 7</text:p>
          </table:table-cell>
          <table:table-cell table:style-name="ce12" office:value-type="string" calcext:value-type="string">
            <text:p>Helium-3-Schürfe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office:value-type="float" office:value="170560" calcext:value-type="float">
            <text:p>170.560</text:p>
          </table:table-cell>
          <table:table-cell table:style-name="ce180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347" calcext:value-type="float">
            <text:p>138.347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0" office:value-type="string" calcext:value-type="string">
            <text:p>Helium-3-Schürfer 8</text:p>
          </table:table-cell>
          <table:table-cell table:style-name="ce12" office:value-type="string" calcext:value-type="string">
            <text:p>Helium-3-Schürfe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office:value-type="float" office:value="242880" calcext:value-type="float">
            <text:p>242.880</text:p>
          </table:table-cell>
          <table:table-cell table:style-name="ce180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45866" calcext:value-type="float">
            <text:p>345.866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1" office:value-type="string" calcext:value-type="string">
            <text:p>Helium-3-Schürfer 9</text:p>
          </table:table-cell>
          <table:table-cell table:style-name="ce12" office:value-type="string" calcext:value-type="string">
            <text:p>Helium-3-Schürfe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80" office:value-type="float" office:value="334560" calcext:value-type="float">
            <text:p>334.560</text:p>
          </table:table-cell>
          <table:table-cell table:style-name="ce180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80"/>
          <table:table-cell table:style-name="ce180" office:value-type="float" office:value="778198" calcext:value-type="float">
            <text:p>778.198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number-columns-repeated="2" table:style-name="ce180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2" office:value-type="string" calcext:value-type="string">
            <text:p>Helium-3-Schürfer 10</text:p>
          </table:table-cell>
          <table:table-cell table:style-name="ce12" office:value-type="string" calcext:value-type="string">
            <text:p>Helium-3-Schürfe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80" office:value-type="float" office:value="448000" calcext:value-type="float">
            <text:p>448.000</text:p>
          </table:table-cell>
          <table:table-cell table:style-name="ce180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4930" calcext:value-type="float">
            <text:p>1.384.930</text:p>
          </table:table-cell>
          <table:table-cell table:style-name="ce180" office:value-type="float" office:value="432332" calcext:value-type="float">
            <text:p>432.332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3" office:value-type="string" calcext:value-type="string">
            <text:p>Kampfmodul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80" table:number-columns-repeated="2"/>
          <table:table-cell table:style-name="ce183" table:number-columns-repeated="5"/>
          <table:table-cell table:style-name="ce180"/>
          <table:table-cell table:style-name="ce180" office:value-type="float" office:value="638" calcext:value-type="float">
            <text:p>638</text:p>
          </table:table-cell>
          <table:table-cell table:style-name="ce180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4" office:value-type="string" calcext:value-type="string">
            <text:p>Kampfmodul 2</text:p>
          </table:table-cell>
          <table:table-cell table:style-name="ce12" office:value-type="string" calcext:value-type="string">
            <text:p>Kampfmodul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20" calcext:value-type="float">
            <text:p>1.920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5" office:value-type="string" calcext:value-type="string">
            <text:p>Kampfmodul 3</text:p>
          </table:table-cell>
          <table:table-cell table:style-name="ce12" office:value-type="string" calcext:value-type="string">
            <text:p>Kampfmodul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760" calcext:value-type="float">
            <text:p>5.760</text:p>
          </table:table-cell>
          <table:table-cell table:style-name="ce180" table:number-columns-repeated="3"/>
          <table:table-cell table:style-name="ce180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6" office:value-type="string" calcext:value-type="string">
            <text:p>Kampfmodul 4</text:p>
          </table:table-cell>
          <table:table-cell table:style-name="ce12" office:value-type="string" calcext:value-type="string">
            <text:p>Kampfmodul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7280" calcext:value-type="float">
            <text:p>17.280</text:p>
          </table:table-cell>
          <table:table-cell table:style-name="ce180" table:number-columns-repeated="3"/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7" office:value-type="string" calcext:value-type="string">
            <text:p>Kampfmodul 5</text:p>
          </table:table-cell>
          <table:table-cell table:style-name="ce12" office:value-type="string" calcext:value-type="string">
            <text:p>Kampfmodul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1840" calcext:value-type="float">
            <text:p>51.840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8" office:value-type="string" calcext:value-type="string">
            <text:p>Kampfmodul 6</text:p>
          </table:table-cell>
          <table:table-cell table:style-name="ce12" office:value-type="string" calcext:value-type="string">
            <text:p>Kampfmodul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55520" calcext:value-type="float">
            <text:p>155.520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9" office:value-type="string" calcext:value-type="string">
            <text:p>Kampfmodul 7</text:p>
          </table:table-cell>
          <table:table-cell table:style-name="ce12" office:value-type="string" calcext:value-type="string">
            <text:p>Kampfmodul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66560" calcext:value-type="float">
            <text:p>466.56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0" office:value-type="string" calcext:value-type="string">
            <text:p>Kampfmodul 8</text:p>
          </table:table-cell>
          <table:table-cell table:style-name="ce12" office:value-type="string" calcext:value-type="string">
            <text:p>Kampfmodul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1422" calcext:value-type="float">
            <text:p>142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399680" calcext:value-type="float">
            <text:p>1.399.680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12" calcext:value-type="float">
            <text:p>21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1" office:value-type="string" calcext:value-type="string">
            <text:p>Kampfmodul 9</text:p>
          </table:table-cell>
          <table:table-cell table:style-name="ce12" office:value-type="string" calcext:value-type="string">
            <text:p>Kampfmodul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2008" calcext:value-type="float">
            <text:p>200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779135" calcext:value-type="float">
            <text:p>3.779.135</text:p>
          </table:table-cell>
          <table:table-cell table:style-name="ce180" office:value-type="float" office:value="419904" calcext:value-type="float">
            <text:p>419.904</text:p>
          </table:table-cell>
          <table:table-cell table:style-name="ce180"/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54" calcext:value-type="float">
            <text:p>35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2" office:value-type="string" calcext:value-type="string">
            <text:p>Kampfmodul 10</text:p>
          </table:table-cell>
          <table:table-cell table:style-name="ce12" office:value-type="string" calcext:value-type="string">
            <text:p>Kampfmodul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0077695" calcext:value-type="float">
            <text:p>10.077.695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?</text:p>
          </table:table-cell>
          <table:table-cell table:style-name="ce180" office:value-type="float" office:value="28" calcext:value-type="float">
            <text:p>2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3" office:value-type="string" calcext:value-type="string">
            <text:p>Lagermodul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4" office:value-type="string" calcext:value-type="string">
            <text:p>Lagermodul 2</text:p>
          </table:table-cell>
          <table:table-cell table:style-name="ce12" office:value-type="string" calcext:value-type="string">
            <text:p>Lagermodul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office:value-type="float" office:value="100000" calcext:value-type="float">
            <text:p>1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5" office:value-type="string" calcext:value-type="string">
            <text:p>Lagermodul 3</text:p>
          </table:table-cell>
          <table:table-cell table:style-name="ce12" office:value-type="string" calcext:value-type="string">
            <text:p>Lagermodul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office:value-type="float" office:value="200000" calcext:value-type="float">
            <text:p>2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543" calcext:value-type="float">
            <text:p>3.54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6" office:value-type="string" calcext:value-type="string">
            <text:p>Lagermodul 4</text:p>
          </table:table-cell>
          <table:table-cell table:style-name="ce12" office:value-type="string" calcext:value-type="string">
            <text:p>Lagermodul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8853" calcext:value-type="float">
            <text:p>8.853</text:p>
          </table:table-cell>
          <table:table-cell table:style-name="ce180" table:number-columns-repeated="3"/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7" office:value-type="string" calcext:value-type="string">
            <text:p>Lagermodul 5</text:p>
          </table:table-cell>
          <table:table-cell table:style-name="ce12" office:value-type="string" calcext:value-type="string">
            <text:p>Lagermodul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office:value-type="float" office:value="800000" calcext:value-type="float">
            <text:p>8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22134" calcext:value-type="float">
            <text:p>22.134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8" office:value-type="string" calcext:value-type="string">
            <text:p>Lagermodul 6</text:p>
          </table:table-cell>
          <table:table-cell table:style-name="ce12" office:value-type="string" calcext:value-type="string">
            <text:p>Lagermodul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office:value-type="float" office:value="1600000" calcext:value-type="float">
            <text:p>1.6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9" office:value-type="string" calcext:value-type="string">
            <text:p>Lagermodul 7</text:p>
          </table:table-cell>
          <table:table-cell table:style-name="ce12" office:value-type="string" calcext:value-type="string">
            <text:p>Lagermodul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office:value-type="float" office:value="3200000" calcext:value-type="float">
            <text:p>3.2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38345" calcext:value-type="float">
            <text:p>138.34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0" office:value-type="string" calcext:value-type="string">
            <text:p>Lagermodul 8</text:p>
          </table:table-cell>
          <table:table-cell table:style-name="ce12" office:value-type="string" calcext:value-type="string">
            <text:p>Lagermodul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office:value-type="float" office:value="6400000" calcext:value-type="float">
            <text:p>6.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45867" calcext:value-type="float">
            <text:p>345.867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1" office:value-type="string" calcext:value-type="string">
            <text:p>Lagermodul 9</text:p>
          </table:table-cell>
          <table:table-cell table:style-name="ce12" office:value-type="string" calcext:value-type="string">
            <text:p>Lagermodul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office:value-type="float" office:value="12800000" calcext:value-type="float">
            <text:p>12.8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778200" calcext:value-type="float">
            <text:p>778.200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2" office:value-type="string" calcext:value-type="string">
            <text:p>Lagermodul 10</text:p>
          </table:table-cell>
          <table:table-cell table:style-name="ce12" office:value-type="string" calcext:value-type="string">
            <text:p>Lagermodul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office:value-type="float" office:value="25600000" calcext:value-type="float">
            <text:p>25.6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729329" calcext:value-type="float">
            <text:p>1.729.329</text:p>
          </table:table-cell>
          <table:table-cell table:style-name="ce180" office:value-type="float" office:value="432333" calcext:value-type="float">
            <text:p>432.333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4" calcext:value-type="float">
            <text:p>20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3" office:value-type="string" calcext:value-type="string">
            <text:p>Mineralerz-Schürfe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80" office:value-type="float" office:value="8800" calcext:value-type="float">
            <text:p>8.800</text:p>
          </table:table-cell>
          <table:table-cell table:style-name="ce180" office:value-type="float" office:value="2160" calcext:value-type="float">
            <text:p>2.160</text:p>
          </table:table-cell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4" office:value-type="string" calcext:value-type="string">
            <text:p>Mineralerz-Schürfer 2</text:p>
          </table:table-cell>
          <table:table-cell table:style-name="ce12" office:value-type="string" calcext:value-type="string">
            <text:p>Mineralerz-Schürfe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80" office:value-type="float" office:value="15360" calcext:value-type="float">
            <text:p>15.360</text:p>
          </table:table-cell>
          <table:table-cell table:style-name="ce180" office:value-type="float" office:value="2640" calcext:value-type="float">
            <text:p>2.640</text:p>
          </table:table-cell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5" office:value-type="string" calcext:value-type="string">
            <text:p>Mineralerz-Schürfer 3</text:p>
          </table:table-cell>
          <table:table-cell table:style-name="ce12" office:value-type="string" calcext:value-type="string">
            <text:p>Mineralerz-Schürfe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80" office:value-type="float" office:value="26880" calcext:value-type="float">
            <text:p>26.880</text:p>
          </table:table-cell>
          <table:table-cell table:style-name="ce180" office:value-type="float" office:value="3600" calcext:value-type="float">
            <text:p>3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542" calcext:value-type="float">
            <text:p>3.542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6" office:value-type="string" calcext:value-type="string">
            <text:p>Mineralerz-Schürfer 4</text:p>
          </table:table-cell>
          <table:table-cell table:style-name="ce12" office:value-type="string" calcext:value-type="string">
            <text:p>Mineralerz-Schürfe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80" office:value-type="float" office:value="45760" calcext:value-type="float">
            <text:p>45.760</text:p>
          </table:table-cell>
          <table:table-cell table:style-name="ce180" office:value-type="float" office:value="5040" calcext:value-type="float">
            <text:p>5.040</text:p>
          </table:table-cell>
          <table:table-cell table:style-name="ce12" table:number-columns-repeated="5"/>
          <table:table-cell table:style-name="ce180"/>
          <table:table-cell table:style-name="ce180" office:value-type="float" office:value="8855" calcext:value-type="float">
            <text:p>8.855</text:p>
          </table:table-cell>
          <table:table-cell table:style-name="ce180" table:number-columns-repeated="3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7" office:value-type="string" calcext:value-type="string">
            <text:p>Mineralerz-Schürfer 5</text:p>
          </table:table-cell>
          <table:table-cell table:style-name="ce12" office:value-type="string" calcext:value-type="string">
            <text:p>Mineralerz-Schürfe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80" office:value-type="float" office:value="74400" calcext:value-type="float">
            <text:p>74.400</text:p>
          </table:table-cell>
          <table:table-cell table:style-name="ce180" office:value-type="float" office:value="6960" calcext:value-type="float">
            <text:p>6.960</text:p>
          </table:table-cell>
          <table:table-cell table:style-name="ce12" table:number-columns-repeated="5"/>
          <table:table-cell table:style-name="ce180"/>
          <table:table-cell table:style-name="ce180" office:value-type="float" office:value="22138" calcext:value-type="float">
            <text:p>22.138</text:p>
          </table:table-cell>
          <table:table-cell table:style-name="ce180" table:number-columns-repeated="3"/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8" office:value-type="string" calcext:value-type="string">
            <text:p>Mineralerz-Schürfer 6</text:p>
          </table:table-cell>
          <table:table-cell table:style-name="ce12" office:value-type="string" calcext:value-type="string">
            <text:p>Mineralerz-Schürfe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80" office:value-type="float" office:value="115200" calcext:value-type="float">
            <text:p>115.200</text:p>
          </table:table-cell>
          <table:table-cell table:style-name="ce180" office:value-type="float" office:value="9360" calcext:value-type="float">
            <text:p>9.360</text:p>
          </table:table-cell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9" office:value-type="string" calcext:value-type="string">
            <text:p>Mineralerz-Schürfer 7</text:p>
          </table:table-cell>
          <table:table-cell table:style-name="ce12" office:value-type="string" calcext:value-type="string">
            <text:p>Mineralerz-Schürfe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office:value-type="float" office:value="140560" calcext:value-type="float">
            <text:p>140.560</text:p>
          </table:table-cell>
          <table:table-cell table:style-name="ce180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347" calcext:value-type="float">
            <text:p>138.347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0" office:value-type="string" calcext:value-type="string">
            <text:p>Mineralerz-Schürfer 8</text:p>
          </table:table-cell>
          <table:table-cell table:style-name="ce12" office:value-type="string" calcext:value-type="string">
            <text:p>Mineralerz-Schürfe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office:value-type="float" office:value="242880" calcext:value-type="float">
            <text:p>242.880</text:p>
          </table:table-cell>
          <table:table-cell table:style-name="ce180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45866" calcext:value-type="float">
            <text:p>345.866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1" office:value-type="string" calcext:value-type="string">
            <text:p>Mineralerz-Schürfer 9</text:p>
          </table:table-cell>
          <table:table-cell table:style-name="ce12" office:value-type="string" calcext:value-type="string">
            <text:p>Mineralerz-Schürfe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80" office:value-type="float" office:value="334560" calcext:value-type="float">
            <text:p>334.560</text:p>
          </table:table-cell>
          <table:table-cell table:style-name="ce180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80"/>
          <table:table-cell table:style-name="ce180" office:value-type="float" office:value="778198" calcext:value-type="float">
            <text:p>778.198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number-columns-repeated="2" table:style-name="ce180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2" office:value-type="string" calcext:value-type="string">
            <text:p>Mineralerz-Schürfer 10</text:p>
          </table:table-cell>
          <table:table-cell table:style-name="ce12" office:value-type="string" calcext:value-type="string">
            <text:p>Mineralerz-Schürfe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80" office:value-type="float" office:value="448000" calcext:value-type="float">
            <text:p>448.000</text:p>
          </table:table-cell>
          <table:table-cell table:style-name="ce180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80"/>
          <table:table-cell table:style-name="ce180" office:value-type="float" office:value="1729330" calcext:value-type="float">
            <text:p>1.729.330</text:p>
          </table:table-cell>
          <table:table-cell table:style-name="ce180" office:value-type="float" office:value="432332" calcext:value-type="float">
            <text:p>432.332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3" office:value-type="string" calcext:value-type="string">
            <text:p>Schiffsfabrik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4" office:value-type="string" calcext:value-type="string">
            <text:p>Schiffsfabrik 2</text:p>
          </table:table-cell>
          <table:table-cell table:style-name="ce12" office:value-type="string" calcext:value-type="string">
            <text:p>Schiffsfabrik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6895" calcext:value-type="float">
            <text:p>16.89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5" office:value-type="string" calcext:value-type="string">
            <text:p>Schiffsfabrik 3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6465" calcext:value-type="float">
            <text:p>46.465</text:p>
          </table:table-cell>
          <table:table-cell table:style-name="ce180" table:number-columns-repeated="3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6" office:value-type="string" calcext:value-type="string">
            <text:p>Schiffsfabrik 4</text:p>
          </table:table-cell>
          <table:table-cell table:style-name="ce12" office:value-type="string" calcext:value-type="string">
            <text:p>Schiffsfabrik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7775" calcext:value-type="float">
            <text:p>127.77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7" office:value-type="string" calcext:value-type="string">
            <text:p>Schiffsfabrik 5</text:p>
          </table:table-cell>
          <table:table-cell table:style-name="ce12" office:value-type="string" calcext:value-type="string">
            <text:p>Schiffsfabrik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51385" calcext:value-type="float">
            <text:p>351.385</text:p>
          </table:table-cell>
          <table:table-cell table:style-name="ce180" table:number-columns-repeated="2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8" office:value-type="string" calcext:value-type="string">
            <text:p>Schiffsfabrik 6</text:p>
          </table:table-cell>
          <table:table-cell table:style-name="ce12" office:value-type="string" calcext:value-type="string">
            <text:p>Schiffsfabrik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966306" calcext:value-type="float">
            <text:p>966.306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7" calcext:value-type="float">
            <text:p>76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9" office:value-type="string" calcext:value-type="string">
            <text:p>Schiffsfabrik 7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657343" calcext:value-type="float">
            <text:p>2.657.343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3" calcext:value-type="float">
            <text:p>230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0" office:value-type="string" calcext:value-type="string">
            <text:p>Schiffsfabrik 8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7307690" calcext:value-type="float">
            <text:p>7.307.69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1" office:value-type="string" calcext:value-type="string">
            <text:p>Schiffsfabrik 9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086532" calcext:value-type="float">
            <text:p>18.086.532</text:p>
          </table:table-cell>
          <table:table-cell table:style-name="ce180" office:value-type="float" office:value="2009614" calcext:value-type="float">
            <text:p>2.009.614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2" office:value-type="string" calcext:value-type="string">
            <text:p>Schiffsfabrik 10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4211518" calcext:value-type="float">
            <text:p>44.211.518</text:p>
          </table:table-cell>
          <table:table-cell table:style-name="ce180" office:value-type="float" office:value="11052880" calcext:value-type="float">
            <text:p>11.052.880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3" office:value-type="string" calcext:value-type="string">
            <text:p>Schiffs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4" office:value-type="string" calcext:value-type="string">
            <text:p>Schiffslabor 2</text:p>
          </table:table-cell>
          <table:table-cell table:style-name="ce12" office:value-type="string" calcext:value-type="string">
            <text:p>Schiffslabo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136" calcext:value-type="float">
            <text:p>12.136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5" office:value-type="string" calcext:value-type="string">
            <text:p>Schiffslabor 3</text:p>
          </table:table-cell>
          <table:table-cell table:style-name="ce12" office:value-type="string" calcext:value-type="string">
            <text:p>Schiffs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3376" calcext:value-type="float">
            <text:p>33.376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6" office:value-type="string" calcext:value-type="string">
            <text:p>Schiffslabor 4</text:p>
          </table:table-cell>
          <table:table-cell table:style-name="ce12" office:value-type="string" calcext:value-type="string">
            <text:p>Schiffs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91781" calcext:value-type="float">
            <text:p>91.781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7" office:value-type="string" calcext:value-type="string">
            <text:p>Schiffslabor 5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52398" calcext:value-type="float">
            <text:p>252.398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8" office:value-type="string" calcext:value-type="string">
            <text:p>Schiffslabor 6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94093" calcext:value-type="float">
            <text:p>694.093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5" calcext:value-type="float">
            <text:p>49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9" office:value-type="string" calcext:value-type="string">
            <text:p>Schiffslabor 7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08752" calcext:value-type="float">
            <text:p>1.908.75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0" office:value-type="string" calcext:value-type="string">
            <text:p>Schiffslabor 8</text:p>
          </table:table-cell>
          <table:table-cell table:style-name="ce12" office:value-type="string" calcext:value-type="string">
            <text:p>Schiffslabo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249071" calcext:value-type="float">
            <text:p>5.249.071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1" office:value-type="string" calcext:value-type="string">
            <text:p>Schiffslabor 9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991450" calcext:value-type="float">
            <text:p>12.991.450</text:p>
          </table:table-cell>
          <table:table-cell table:style-name="ce180" office:value-type="float" office:value="1443494" calcext:value-type="float">
            <text:p>1.443.49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2" office:value-type="string" calcext:value-type="string">
            <text:p>Schiffslabor 10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1756882" calcext:value-type="float">
            <text:p>31.756.882</text:p>
          </table:table-cell>
          <table:table-cell table:style-name="ce180" office:value-type="float" office:value="7939220" calcext:value-type="float">
            <text:p>7.939.220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3" office:value-type="string" calcext:value-type="string">
            <text:p>Technik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4" office:value-type="string" calcext:value-type="string">
            <text:p>Techniklabor 2</text:p>
          </table:table-cell>
          <table:table-cell table:style-name="ce12" office:value-type="string" calcext:value-type="string">
            <text:p>Techniklabo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586" calcext:value-type="float">
            <text:p>11.586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5" office:value-type="string" calcext:value-type="string">
            <text:p>Techniklabor 3</text:p>
          </table:table-cell>
          <table:table-cell table:style-name="ce12" office:value-type="string" calcext:value-type="string">
            <text:p>Technik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1857" calcext:value-type="float">
            <text:p>31.857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6" office:value-type="string" calcext:value-type="string">
            <text:p>Techniklabor 4</text:p>
          </table:table-cell>
          <table:table-cell table:style-name="ce12" office:value-type="string" calcext:value-type="string">
            <text:p>Technik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87607" calcext:value-type="float">
            <text:p>87.607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7" office:value-type="string" calcext:value-type="string">
            <text:p>Techniklabor 5</text:p>
          </table:table-cell>
          <table:table-cell table:style-name="ce12" office:value-type="string" calcext:value-type="string">
            <text:p>Technik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40925" calcext:value-type="float">
            <text:p>240.925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8" office:value-type="string" calcext:value-type="string">
            <text:p>Techniklabor 6</text:p>
          </table:table-cell>
          <table:table-cell table:style-name="ce12" office:value-type="string" calcext:value-type="string">
            <text:p>Technik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62542" calcext:value-type="float">
            <text:p>662.54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8" calcext:value-type="float">
            <text:p>48</text:p>
          </table:table-cell>
          <table:table-cell table:style-name="ce180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9" office:value-type="string" calcext:value-type="string">
            <text:p>Techniklabor 7</text:p>
          </table:table-cell>
          <table:table-cell table:style-name="ce12" office:value-type="string" calcext:value-type="string">
            <text:p>Technik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21992" calcext:value-type="float">
            <text:p>1.821.99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0" office:value-type="string" calcext:value-type="string">
            <text:p>Techniklabor 8</text:p>
          </table:table-cell>
          <table:table-cell table:style-name="ce12" office:value-type="string" calcext:value-type="string">
            <text:p>Techniklabo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010477" calcext:value-type="float">
            <text:p>5.010.477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1" office:value-type="string" calcext:value-type="string">
            <text:p>Techniklabor 9</text:p>
          </table:table-cell>
          <table:table-cell table:style-name="ce12" office:value-type="string" calcext:value-type="string">
            <text:p>Techniklabo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400932" calcext:value-type="float">
            <text:p>12.400.932</text:p>
          </table:table-cell>
          <table:table-cell table:style-name="ce180" office:value-type="float" office:value="1377881" calcext:value-type="float">
            <text:p>1.377.881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2" office:value-type="string" calcext:value-type="string">
            <text:p>Techniklabor 10</text:p>
          </table:table-cell>
          <table:table-cell table:style-name="ce12" office:value-type="string" calcext:value-type="string">
            <text:p>Techniklabo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0313384" calcext:value-type="float">
            <text:p>30.313.384</text:p>
          </table:table-cell>
          <table:table-cell table:style-name="ce180" office:value-type="float" office:value="7578346" calcext:value-type="float">
            <text:p>7.578.346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3" office:value-type="string" calcext:value-type="string">
            <text:p>Terminus-Mine 1</text:p>
          </table:table-cell>
          <table:table-cell table:style-name="ce12" office:value-type="string" calcext:value-type="string">
            <text:p>Brücke 3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/>
          <table:table-cell table:style-name="ce180" office:value-type="float" office:value="77760" calcext:value-type="float">
            <text:p>77.760</text:p>
          </table:table-cell>
          <table:table-cell table:style-name="ce180" table:number-columns-repeated="3"/>
          <table:table-cell table:style-name="ce180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4" office:value-type="string" calcext:value-type="string">
            <text:p>Terminus-Mine 2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5" office:value-type="string" calcext:value-type="string">
            <text:p>Terminus-Mine 3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6" office:value-type="string" calcext:value-type="string">
            <text:p>Terminus-Mine 4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7" office:value-type="string" calcext:value-type="string">
            <text:p>Terminus-Mine 5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8" office:value-type="string" calcext:value-type="string">
            <text:p>Terminus-Mine 6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9" office:value-type="string" calcext:value-type="string">
            <text:p>Terminus-Mine 7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0" office:value-type="string" calcext:value-type="string">
            <text:p>Terminus-Mine 8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1" office:value-type="string" calcext:value-type="string">
            <text:p>Terminus-Mine 9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2" office:value-type="string" calcext:value-type="string">
            <text:p>Terminus-Mine 10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3" office:value-type="string" calcext:value-type="string">
            <text:p>Waffen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4" office:value-type="string" calcext:value-type="string">
            <text:p>Waffenlabor 2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034" calcext:value-type="float">
            <text:p>11.034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5" office:value-type="string" calcext:value-type="string">
            <text:p>Waffenlabor 3</text:p>
          </table:table-cell>
          <table:table-cell table:style-name="ce12" office:value-type="string" calcext:value-type="string">
            <text:p>Waffen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0341" calcext:value-type="float">
            <text:p>30.341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6" office:value-type="string" calcext:value-type="string">
            <text:p>Waffenlabor 4</text:p>
          </table:table-cell>
          <table:table-cell table:style-name="ce12" office:value-type="string" calcext:value-type="string">
            <text:p>Waffen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83438" calcext:value-type="float">
            <text:p>83.438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7" office:value-type="string" calcext:value-type="string">
            <text:p>Waffenlabor 5</text:p>
          </table:table-cell>
          <table:table-cell table:style-name="ce12" office:value-type="string" calcext:value-type="string">
            <text:p>Waffen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29453" calcext:value-type="float">
            <text:p>229.453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8" office:value-type="string" calcext:value-type="string">
            <text:p>Waffenlabor 6</text:p>
          </table:table-cell>
          <table:table-cell table:style-name="ce12" office:value-type="string" calcext:value-type="string">
            <text:p>Waffen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30992" calcext:value-type="float">
            <text:p>630.99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8" calcext:value-type="float">
            <text:p>48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5" calcext:value-type="float">
            <text:p>49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9" office:value-type="string" calcext:value-type="string">
            <text:p>Waffenlabor 7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735231" calcext:value-type="float">
            <text:p>1.735.231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0" office:value-type="string" calcext:value-type="string">
            <text:p>Waffenlabor 8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771882" calcext:value-type="float">
            <text:p>4.771.882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1" office:value-type="string" calcext:value-type="string">
            <text:p>Waffenlabor 9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810409" calcext:value-type="float">
            <text:p>11.810.409</text:p>
          </table:table-cell>
          <table:table-cell table:style-name="ce180" office:value-type="float" office:value="1312268" calcext:value-type="float">
            <text:p>1.312.268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2" office:value-type="string" calcext:value-type="string">
            <text:p>Waffenlabor 10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8869890" calcext:value-type="float">
            <text:p>28.869.890</text:p>
          </table:table-cell>
          <table:table-cell table:style-name="ce180" office:value-type="float" office:value="7217473" calcext:value-type="float">
            <text:p>7.217.473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1" office:value-type="string" calcext:value-type="string">
            <text:p>Werkstatt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2" office:value-type="string" calcext:value-type="string">
            <text:p>Werkstatt 2</text:p>
          </table:table-cell>
          <table:table-cell table:style-name="ce12" office:value-type="string" calcext:value-type="string">
            <text:p>Werkstatt 1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775" calcext:value-type="float">
            <text:p>5.775</text:p>
          </table:table-cell>
          <table:table-cell table:style-name="ce180" table:number-columns-repeated="3"/>
          <table:table-cell table:style-name="ce180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3" office:value-type="string" calcext:value-type="string">
            <text:p>Werkstatt 3</text:p>
          </table:table-cell>
          <table:table-cell table:style-name="ce12" office:value-type="string" calcext:value-type="string">
            <text:p>Werkstatt 2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525" calcext:value-type="float">
            <text:p>18.525</text:p>
          </table:table-cell>
          <table:table-cell table:style-name="ce180" table:number-columns-repeated="3"/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" calcext:value-type="float">
            <text:p>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4" office:value-type="string" calcext:value-type="string">
            <text:p>Werkstatt 4</text:p>
          </table:table-cell>
          <table:table-cell table:style-name="ce12" office:value-type="string" calcext:value-type="string">
            <text:p>Werkstatt 3</text:p>
          </table:table-cell>
          <table:table-cell table:style-name="ce12" office:value-type="string" calcext:value-type="string">
            <text:p>Brücke 4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string" calcext:value-type="string">
            <text:p>12136?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5" office:value-type="string" calcext:value-type="string">
            <text:p>Werkstatt 5</text:p>
          </table:table-cell>
          <table:table-cell table:style-name="ce12" office:value-type="string" calcext:value-type="string">
            <text:p>Werkstatt 4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0740" calcext:value-type="float">
            <text:p>190.74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6" office:value-type="string" calcext:value-type="string">
            <text:p>Werkstatt 6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12000" calcext:value-type="float">
            <text:p>612.000</text:p>
          </table:table-cell>
          <table:table-cell table:style-name="ce180" table:number-columns-repeated="2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7" office:value-type="string" calcext:value-type="string">
            <text:p>Werkstatt 7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table:number-columns-repeated="3"/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63560" calcext:value-type="float">
            <text:p>1.963.560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726" calcext:value-type="float">
            <text:p>7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8" office:value-type="string" calcext:value-type="string">
            <text:p>Werkstatt 8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table:number-columns-repeated="3"/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4" table:number-rows-repeated="7">
          <table:table-cell table:style-name="ce189"/>
          <table:table-cell table:number-columns-repeated="23"/>
          <table:table-cell table:style-name="ce507"/>
          <table:table-cell table:number-columns-repeated="996"/>
        </table:table-row>
        <table:table-row table:style-name="ro4" table:number-rows-repeated="11">
          <table:table-cell table:style-name="ce189"/>
          <table:table-cell table:number-columns-repeated="1020"/>
        </table:table-row>
        <table:table-row table:style-name="ro4" table:number-rows-repeated="1048433">
          <table:table-cell table:number-columns-repeated="1021"/>
        </table:table-row>
        <table:table-row table:style-name="ro4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table:table-column table:style-name="co70" table:default-cell-style-name="Default"/>
        <table:table-column table:style-name="co71" table:default-cell-style-name="ce3"/>
        <table:table-column table:style-name="co72" table:default-cell-style-name="ce627"/>
        <table:table-column table:style-name="co36" table:default-cell-style-name="Default"/>
        <table:table-row table:style-name="ro4">
          <table:table-cell table:style-name="ce623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4">
          <table:table-cell table:style-name="ce623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4">
          <table:table-cell table:style-name="ce623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4">
          <table:table-cell table:style-name="ce624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28" office:value-type="string" calcext:value-type="string">
            <text:p>Bauzeit in Tagen</text:p>
          </table:table-cell>
          <table:table-cell table:style-name="ce630"/>
        </table:table-row>
        <table:table-row table:style-name="ro4">
          <table:table-cell table:style-name="ce624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29" office:value-type="string" calcext:value-type="string">
            <text:p>Bauzeit in Stunden</text:p>
          </table:table-cell>
          <table:table-cell/>
        </table:table-row>
        <table:table-row table:style-name="ro4">
          <table:table-cell table:style-name="ce624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4">
          <table:table-cell table:style-name="ce625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626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4" table:number-rows-repeated="104856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2" table:default-cell-style-name="Default"/>
        <table:table-column table:style-name="co93" table:default-cell-style-name="Default"/>
        <table:table-column table:style-name="co36" table:default-cell-style-name="ce404"/>
        <table:table-column table:style-name="co94" table:default-cell-style-name="Default"/>
        <table:table-column table:style-name="co95" table:default-cell-style-name="Default"/>
        <table:table-column table:style-name="co36" table:default-cell-style-name="Default"/>
        <table:table-row table:style-name="ro9">
          <table:table-cell/>
          <table:table-cell table:style-name="ce1163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1162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1162"/>
          <table:table-cell table:style-name="ce1164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1162"/>
          <table:table-cell table:style-name="ce1165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 table:number-columns-repeated="3"/>
          <table:table-cell table:style-name="ce1167" table:formula="of:=IFNA(IF(OFFSET([Schiffslabor.$C$1];MATCH([.$B$10];[Schiffslabor.C2:.C153];0);ROW([Schiffslabor.C8]))&gt;0;OFFSET([Schiffslabor.$C$1];MATCH([.$B$10];[Schiffslabor.C2:.C153];0);ROW([Schiffslabor.C8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167" table:formula="of:=IFNA(IF(OFFSET([Schiffslabor.$C$1];MATCH([.$B$10];[Schiffslabor.C2:.C153];0);ROW([Schiffslabor.C9]))&gt;0;OFFSET([Schiffslabor.$C$1];MATCH([.$B$10];[Schiffslabor.C2:.C153];0);ROW([Schiffslabor.C9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167" table:formula="of:=IFNA(IF(OFFSET([Schiffslabor.$C$1];MATCH([.$B$10];[Schiffslabor.C2:.C153];0);ROW([Schiffslabor.C10]))&gt;0;OFFSET([Schiffslabor.$C$1];MATCH([.$B$10];[Schiffslabor.C2:.C153];0);ROW([Schiffslabor.C10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1166" office:value-type="string" calcext:value-type="string">
            <text:p>Das benötigst du dafür:</text:p>
          </table:table-cell>
          <table:table-cell table:number-columns-repeated="4"/>
        </table:table-row>
        <table:table-row table:style-name="ro10">
          <table:table-cell/>
          <table:table-cell table:style-name="ce1167" table:formula="of:=IFNA(IF(OFFSET([Schiffslabor.$C$1];MATCH([.$B$4];[Schiffslabor.C2:.C153];0);ROW([Schiffslabor.C8]))&gt;0;OFFSET([Schiffslabor.$C$1];MATCH([.$B$4];[Schiffslabor.C2:.C153];0);ROW([Schiffslabor.C8]));&quot;&quot;);&quot;&quot;)">
            <text:p/>
          </table:table-cell>
          <table:table-cell/>
          <table:table-cell table:style-name="ce1167" table:formula="of:=IFNA(IF(OFFSET([Schiffslabor.$C$1];MATCH([.$B$11];[Schiffslabor.C2:.C153];0);ROW([Schiffslabor.C8]))&gt;0;OFFSET([Schiffslabor.$C$1];MATCH([.$B$11];[Schiffslabor.C2:.C153];0);ROW([Schiffslabor.C8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1167" table:formula="of:=IFNA(IF(OFFSET([Schiffslabor.$C$1];MATCH([.$B$4];[Schiffslabor.C2:.C153];0);ROW([Schiffslabor.C9]))&gt;0;OFFSET([Schiffslabor.$C$1];MATCH([.$B$4];[Schiffslabor.C2:.C153];0);ROW([Schiffslabor.C9]));&quot;&quot;);&quot;&quot;)">
            <text:p/>
          </table:table-cell>
          <table:table-cell/>
          <table:table-cell table:style-name="ce1167" table:formula="of:=IFNA(IF(OFFSET([Schiffslabor.$C$1];MATCH([.$B$11];[Schiffslabor.C2:.C153];0);ROW([Schiffslabor.C9]))&gt;0;OFFSET([Schiffslabor.$C$1];MATCH([.$B$11];[Schiffslabor.C2:.C153];0);ROW([Schiffslabor.C9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1167" table:formula="of:=IFNA(IF(OFFSET([Schiffslabor.$C$1];MATCH([.$B$4];[Schiffslabor.C2:.C153];0);ROW([Schiffslabor.C10]))&gt;0;OFFSET([Schiffslabor.$C$1];MATCH([.$B$4];[Schiffslabor.C2:.C153];0);ROW([Schiffslabor.C10]));&quot;&quot;);&quot;&quot;)">
            <text:p/>
          </table:table-cell>
          <table:table-cell/>
          <table:table-cell table:style-name="ce1167" table:formula="of:=IFNA(IF(OFFSET([Schiffslabor.$C$1];MATCH([.$B$11];[Schiffslabor.C2:.C153];0);ROW([Schiffslabor.C10]))&gt;0;OFFSET([Schiffslabor.$C$1];MATCH([.$B$11];[Schiffslabor.C2:.C153];0);ROW([Schiffslabor.C10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10">
          <table:table-cell table:number-columns-repeated="3"/>
          <table:table-cell table:style-name="ce1167" table:formula="of:=IFNA(IF(OFFSET([Schiffslabor.$C$1];MATCH([.$B$12];[Schiffslabor.C2:.C153];0);ROW([Schiffslabor.C8]))&gt;0;OFFSET([Schiffslabor.$C$1];MATCH([.$B$12];[Schiffslabor.C2:.C153];0);ROW([Schiffslabor.C8]));&quot;&quot;);&quot;&quot;)">
            <text:p/>
          </table:table-cell>
          <table:table-cell/>
          <table:table-cell table:style-name="ce1168"/>
        </table:table-row>
        <table:table-row table:style-name="ro10">
          <table:table-cell table:number-columns-repeated="3"/>
          <table:table-cell table:style-name="ce1167" table:formula="of:=IFNA(IF(OFFSET([Schiffslabor.$C$1];MATCH([.$B$12];[Schiffslabor.C2:.C153];0);ROW([Schiffslabor.C9]))&gt;0;OFFSET([Schiffslabor.$C$1];MATCH([.$B$12];[Schiffslabor.C2:.C153];0);ROW([Schiffslabor.C9]));&quot;&quot;);&quot;&quot;)">
            <text:p/>
          </table:table-cell>
          <table:table-cell/>
          <table:table-cell table:style-name="ce1168"/>
        </table:table-row>
        <table:table-row table:style-name="ro10">
          <table:table-cell table:number-columns-repeated="3"/>
          <table:table-cell table:style-name="ce1167" table:formula="of:=IFNA(IF(OFFSET([Schiffslabor.$C$1];MATCH([.$B$12];[Schiffslabor.C2:.C153];0);ROW([Schiffslabor.C10]))&gt;0;OFFSET([Schiffslabor.$C$1];MATCH([.$B$12];[Schiffslabor.C2:.C153];0);ROW([Schiffslabor.C10]));&quot;&quot;);&quot;&quot;)">
            <text:p/>
          </table:table-cell>
          <table:table-cell/>
          <table:table-cell table:style-name="ce1168"/>
        </table:table-row>
        <table:table-row table:style-name="ro4" table:number-rows-repeated="2">
          <table:table-cell table:number-columns-repeated="6"/>
        </table:table-row>
        <table:table-row table:style-name="ro9">
          <table:table-cell/>
          <table:table-cell table:style-name="ce1163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11">
          <table:table-cell/>
          <table:table-cell table:style-name="ce1164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ce1165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 table:number-columns-repeated="3"/>
          <table:table-cell table:style-name="ce1167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167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167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1166" office:value-type="string" calcext:value-type="string">
            <text:p>Das benötigst du dafür:</text:p>
          </table:table-cell>
          <table:table-cell table:number-columns-repeated="4"/>
        </table:table-row>
        <table:table-row table:style-name="ro10">
          <table:table-cell/>
          <table:table-cell table:style-name="ce1167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1167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1167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1167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1167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1167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10">
          <table:table-cell table:number-columns-repeated="3"/>
          <table:table-cell table:style-name="ce1167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167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167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4" table:number-rows-repeated="104852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Aufbaureihenfolge" table:style-name="ta9">
        <table:table-column table:style-name="co24" table:default-cell-style-name="ce404"/>
        <table:table-column table:style-name="co68" table:default-cell-style-name="Default"/>
        <table:table-column table:style-name="co96" table:default-cell-style-name="ce404"/>
        <table:table-column table:style-name="co97" table:default-cell-style-name="ce404"/>
        <table:table-column table:style-name="co45" table:default-cell-style-name="ce404"/>
        <table:table-column table:style-name="co98" table:default-cell-style-name="ce144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79" table:default-cell-style-name="Default"/>
        <table:table-column table:style-name="co36" table:number-columns-repeated="1014" table:default-cell-style-name="Default"/>
        <table:table-header-rows>
          <table:table-row table:style-name="ro6">
            <table:table-cell table:style-name="ce1169" office:value-type="string" calcext:value-type="string">
              <text:p>Kategorie</text:p>
            </table:table-cell>
            <table:table-cell table:style-name="ce1169" office:value-type="string" calcext:value-type="string">
              <text:p>Art</text:p>
            </table:table-cell>
            <table:table-cell table:style-name="ce1169" office:value-type="string" calcext:value-type="string">
              <text:p>Bau-</text:p>
              <text:p>vorraussetzung 1</text:p>
            </table:table-cell>
            <table:table-cell table:style-name="ce1169" office:value-type="string" calcext:value-type="string">
              <text:p>Bau-</text:p>
              <text:p>vorraussetzung 2</text:p>
            </table:table-cell>
            <table:table-cell table:style-name="ce1169" office:value-type="string" calcext:value-type="string">
              <text:p>Bau-</text:p>
              <text:p>vorraussetzung 3</text:p>
            </table:table-cell>
            <table:table-cell table:style-name="ce1440"/>
            <table:table-cell table:style-name="ce1443" table:number-columns-repeated="1018"/>
          </table:table-row>
        </table:table-header-rows>
        <table:table-row table:style-name="ro4">
          <table:table-cell table:style-name="ce1170" office:value-type="string" calcext:value-type="string">
            <text:p>Module</text:p>
          </table:table-cell>
          <table:table-cell table:style-name="ce1261" office:value-type="string" calcext:value-type="string">
            <text:p>Brücke 1</text:p>
          </table:table-cell>
          <table:table-cell table:style-name="ce1438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1438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1438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1" office:value-type="string" calcext:value-type="string">
            <text:p>Module</text:p>
          </table:table-cell>
          <table:table-cell table:style-name="ce1262" office:value-type="string" calcext:value-type="string">
            <text:p>Flottenwerft 1</text:p>
          </table:table-cell>
          <table:table-cell table:style-name="ce1439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1439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2" office:value-type="string" calcext:value-type="string">
            <text:p>Module</text:p>
          </table:table-cell>
          <table:table-cell table:style-name="ce1263" office:value-type="string" calcext:value-type="string">
            <text:p>Schiffslabor 1</text:p>
          </table:table-cell>
          <table:table-cell table:style-name="ce1439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1439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3" office:value-type="string" calcext:value-type="string">
            <text:p>Module</text:p>
          </table:table-cell>
          <table:table-cell table:style-name="ce1264" office:value-type="string" calcext:value-type="string">
            <text:p>Schiffsfabrik 1</text:p>
          </table:table-cell>
          <table:table-cell table:style-name="ce1439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1439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4" office:value-type="string" calcext:value-type="string">
            <text:p>Module</text:p>
          </table:table-cell>
          <table:table-cell table:style-name="ce1265" office:value-type="string" calcext:value-type="string">
            <text:p>Techniklabor 1</text:p>
          </table:table-cell>
          <table:table-cell table:style-name="ce1439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1439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5" office:value-type="string" calcext:value-type="string">
            <text:p>Module</text:p>
          </table:table-cell>
          <table:table-cell table:style-name="ce1266" office:value-type="string" calcext:value-type="string">
            <text:p>Waffenlabor 1</text:p>
          </table:table-cell>
          <table:table-cell table:style-name="ce1439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1439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76" office:value-type="string" calcext:value-type="string">
            <text:p>Module</text:p>
          </table:table-cell>
          <table:table-cell table:style-name="ce1267" office:value-type="string" calcext:value-type="string">
            <text:p>Werkstatt 1</text:p>
          </table:table-cell>
          <table:table-cell table:style-name="ce1439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1439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76" office:value-type="string" calcext:value-type="string">
            <text:p>Module</text:p>
          </table:table-cell>
          <table:table-cell table:style-name="ce1268" office:value-type="string" calcext:value-type="string">
            <text:p>Helium-3-Schürfer 1</text:p>
          </table:table-cell>
          <table:table-cell table:style-name="ce1439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1439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4">
          <table:table-cell table:style-name="ce1176" office:value-type="string" calcext:value-type="string">
            <text:p>Module</text:p>
          </table:table-cell>
          <table:table-cell table:style-name="ce1269" office:value-type="string" calcext:value-type="string">
            <text:p>Helium-3-Schürfer 2</text:p>
          </table:table-cell>
          <table:table-cell table:style-name="ce1439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1439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6" office:value-type="string" calcext:value-type="string">
            <text:p>Module</text:p>
          </table:table-cell>
          <table:table-cell table:style-name="ce1270" office:value-type="string" calcext:value-type="string">
            <text:p>Kampfmodul 1</text:p>
          </table:table-cell>
          <table:table-cell table:style-name="ce1439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1439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6" office:value-type="string" calcext:value-type="string">
            <text:p>Module</text:p>
          </table:table-cell>
          <table:table-cell table:style-name="ce1271" office:value-type="string" calcext:value-type="string">
            <text:p>Kampfmodul 2</text:p>
          </table:table-cell>
          <table:table-cell table:style-name="ce1439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1" calcext:value-type="string">
            <text:p>Kampfmodul 1</text:p>
          </table:table-cell>
          <table:table-cell table:style-name="ce1439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6" office:value-type="string" calcext:value-type="string">
            <text:p>Module</text:p>
          </table:table-cell>
          <table:table-cell table:style-name="ce1272" office:value-type="string" calcext:value-type="string">
            <text:p>Lagermodul 1</text:p>
          </table:table-cell>
          <table:table-cell table:style-name="ce1439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1439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76" office:value-type="string" calcext:value-type="string">
            <text:p>Module</text:p>
          </table:table-cell>
          <table:table-cell table:style-name="ce1273" office:value-type="string" calcext:value-type="string">
            <text:p>Lagermodul 2</text:p>
          </table:table-cell>
          <table:table-cell table:style-name="ce1439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1" calcext:value-type="string">
            <text:p>Lagermodul 1</text:p>
          </table:table-cell>
          <table:table-cell table:style-name="ce1439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76" office:value-type="string" calcext:value-type="string">
            <text:p>Module</text:p>
          </table:table-cell>
          <table:table-cell table:style-name="ce1274" office:value-type="string" calcext:value-type="string">
            <text:p>Mineralerz-Schürfer 1</text:p>
          </table:table-cell>
          <table:table-cell table:style-name="ce1439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1439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76" office:value-type="string" calcext:value-type="string">
            <text:p>Module</text:p>
          </table:table-cell>
          <table:table-cell table:style-name="ce1275" office:value-type="string" calcext:value-type="string">
            <text:p>Mineralerz-Schürfer 2</text:p>
          </table:table-cell>
          <table:table-cell table:style-name="ce1439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1" calcext:value-type="string">
            <text:p>Mineralerz-Schürfer 1</text:p>
          </table:table-cell>
          <table:table-cell table:style-name="ce1439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1444" office:value-type="string" calcext:value-type="string">
            <text:p>OFFEN</text:p>
          </table:table-cell>
          <table:table-cell table:number-columns-repeated="1017"/>
        </table:table-row>
        <table:table-row table:style-name="ro3">
          <table:table-cell table:style-name="ce1176" office:value-type="string" calcext:value-type="string">
            <text:p>Module</text:p>
          </table:table-cell>
          <table:table-cell table:style-name="ce1276" office:value-type="string" calcext:value-type="string">
            <text:p>Helium-3-Schürfer 1</text:p>
          </table:table-cell>
          <table:table-cell table:style-name="ce1439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1439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1445" office:value-type="string" calcext:value-type="string">
            <text:p>Thermalstrahl 3</text:p>
          </table:table-cell>
          <table:table-cell table:number-columns-repeated="1017"/>
        </table:table-row>
        <table:table-row table:style-name="ro3">
          <table:table-cell table:style-name="ce1176" office:value-type="string" calcext:value-type="string">
            <text:p>Module</text:p>
          </table:table-cell>
          <table:table-cell table:style-name="ce1277" office:value-type="string" calcext:value-type="string">
            <text:p>Helium-3-Schürfer 2</text:p>
          </table:table-cell>
          <table:table-cell table:style-name="ce1439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1439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1446" office:value-type="string" calcext:value-type="string">
            <text:p>Thermalstrahl 4</text:p>
          </table:table-cell>
          <table:table-cell table:number-columns-repeated="1017"/>
        </table:table-row>
        <table:table-row table:style-name="ro3">
          <table:table-cell table:style-name="ce1176"/>
          <table:table-cell table:style-name="ce1273"/>
          <table:table-cell table:style-name="ce1439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1439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1439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1447" office:value-type="string" calcext:value-type="string">
            <text:p>Thermalstrahl 5</text:p>
          </table:table-cell>
          <table:table-cell table:number-columns-repeated="1017"/>
        </table:table-row>
        <table:table-row table:style-name="ro4">
          <table:table-cell table:style-name="ce1176"/>
          <table:table-cell table:style-name="ce1273"/>
          <table:table-cell table:style-name="ce1439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1439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1439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76"/>
          <table:table-cell table:style-name="ce1273"/>
          <table:table-cell table:style-name="ce1439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1439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1439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77" office:value-type="string" calcext:value-type="string">
            <text:p>Waffenlabor</text:p>
          </table:table-cell>
          <table:table-cell table:style-name="ce1278" office:value-type="string" calcext:value-type="string">
            <text:p>Thermalstrahl 1</text:p>
          </table:table-cell>
          <table:table-cell table:style-name="ce1439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1439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1439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Waffenlabor</text:p>
          </table:table-cell>
          <table:table-cell table:style-name="ce1279" office:value-type="string" calcext:value-type="string">
            <text:p>Pulsstrahler 1</text:p>
          </table:table-cell>
          <table:table-cell table:style-name="ce1439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1439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1439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Waffenlabor</text:p>
          </table:table-cell>
          <table:table-cell table:style-name="ce1280" office:value-type="string" calcext:value-type="string">
            <text:p>Pulsstrahler 2</text:p>
          </table:table-cell>
          <table:table-cell table:style-name="ce1439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1" calcext:value-type="string">
            <text:p>Pulsstrahler 1</text:p>
          </table:table-cell>
          <table:table-cell table:style-name="ce1439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1439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281" office:value-type="string" calcext:value-type="string">
            <text:p>Voyager</text:p>
          </table:table-cell>
          <table:table-cell table:style-name="ce1439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1439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1439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282" office:value-type="string" calcext:value-type="string">
            <text:p>Plastahl 1</text:p>
          </table:table-cell>
          <table:table-cell table:style-name="ce1439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1439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1439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Techniklabor</text:p>
          </table:table-cell>
          <table:table-cell table:style-name="ce1283" office:value-type="string" calcext:value-type="string">
            <text:p>Spektralschild 1</text:p>
          </table:table-cell>
          <table:table-cell table:style-name="ce1439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1439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1439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Techniklabor</text:p>
          </table:table-cell>
          <table:table-cell table:style-name="ce1284" office:value-type="string" calcext:value-type="string">
            <text:p>Ablenkschild 1</text:p>
          </table:table-cell>
          <table:table-cell table:style-name="ce1439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1439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1439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Techniklabor</text:p>
          </table:table-cell>
          <table:table-cell table:style-name="ce1283" office:value-type="string" calcext:value-type="string">
            <text:p>Schockschild 1</text:p>
          </table:table-cell>
          <table:table-cell table:style-name="ce1439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1439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1439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Schiffslabor</text:p>
          </table:table-cell>
          <table:table-cell table:style-name="ce1283" office:value-type="string" calcext:value-type="string">
            <text:p>Tritanium 1</text:p>
          </table:table-cell>
          <table:table-cell table:style-name="ce1439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1" calcext:value-type="string">
            <text:p>Plastahl 1</text:p>
          </table:table-cell>
          <table:table-cell table:style-name="ce1439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1439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1"/>
          <table:table-cell table:style-name="ce1439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1439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1439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1"/>
          <table:table-cell table:style-name="ce1439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1439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1439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1439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1439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Waffenlabor</text:p>
          </table:table-cell>
          <table:table-cell table:style-name="ce1286" office:value-type="string" calcext:value-type="string">
            <text:p>Magnetkanone 1</text:p>
          </table:table-cell>
          <table:table-cell table:style-name="ce1439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1439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1439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78" office:value-type="string" calcext:value-type="string">
            <text:p>Module</text:p>
          </table:table-cell>
          <table:table-cell table:style-name="ce1287" office:value-type="string" calcext:value-type="string">
            <text:p>Waffenlabor 2</text:p>
          </table:table-cell>
          <table:table-cell table:style-name="ce1439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1" calcext:value-type="string">
            <text:p>Waffenlabor 1</text:p>
          </table:table-cell>
          <table:table-cell table:style-name="ce1439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2" calcext:value-type="string">
            <text:p>Pulsstrahler 2</text:p>
          </table:table-cell>
          <table:table-cell table:style-name="ce1439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1" calcext:value-type="string">
            <text:p>Magnetkanone 1</text:p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Waffenlabor</text:p>
          </table:table-cell>
          <table:table-cell table:style-name="ce1288" office:value-type="string" calcext:value-type="string">
            <text:p>Pulsstrahler 3</text:p>
          </table:table-cell>
          <table:table-cell table:style-name="ce1439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2" calcext:value-type="string">
            <text:p>Pulsstrahler 2</text:p>
          </table:table-cell>
          <table:table-cell table:style-name="ce1439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2" calcext:value-type="string">
            <text:p>Waffenlabor 2</text:p>
          </table:table-cell>
          <table:table-cell table:style-name="ce1439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Waffenlabor</text:p>
          </table:table-cell>
          <table:table-cell table:style-name="ce1289" office:value-type="string" calcext:value-type="string">
            <text:p>Thermalstrahl 2</text:p>
          </table:table-cell>
          <table:table-cell table:style-name="ce1439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1" calcext:value-type="string">
            <text:p>Thermalstrahl 1</text:p>
          </table:table-cell>
          <table:table-cell table:style-name="ce1439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1" calcext:value-type="string">
            <text:p>Magnetkanone 1</text:p>
          </table:table-cell>
          <table:table-cell table:style-name="ce1439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1" calcext:value-type="string">
            <text:p>Waffenlabor 1</text:p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1439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1439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1439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1439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1439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1439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1448" office:value-type="string" calcext:value-type="string">
            <text:p>OFFEN</text:p>
          </table:table-cell>
          <table:table-cell table:style-name="ce1467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1179" office:value-type="string" calcext:value-type="string">
            <text:p>Module</text:p>
          </table:table-cell>
          <table:table-cell table:style-name="ce1290" office:value-type="string" calcext:value-type="string">
            <text:p>Schiffslabor 2</text:p>
          </table:table-cell>
          <table:table-cell table:style-name="ce1439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1" calcext:value-type="string">
            <text:p>Schiffslabor 1</text:p>
          </table:table-cell>
          <table:table-cell table:style-name="ce1439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1449" office:value-type="string" calcext:value-type="string">
            <text:p>Magnetkanone 2</text:p>
          </table:table-cell>
          <table:table-cell table:style-name="ce1468" office:value-type="string" calcext:value-type="string">
            <text:p>Ablenkschild 2</text:p>
          </table:table-cell>
          <table:table-cell table:number-columns-repeated="1016"/>
        </table:table-row>
        <table:table-row table:style-name="ro4">
          <table:table-cell table:style-name="ce1180" office:value-type="string" calcext:value-type="string">
            <text:p>Module</text:p>
          </table:table-cell>
          <table:table-cell table:style-name="ce1290" office:value-type="string" calcext:value-type="string">
            <text:p>Schiffsfabrik 2</text:p>
          </table:table-cell>
          <table:table-cell table:style-name="ce1439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1" calcext:value-type="string">
            <text:p>Schiffsfabrik 1</text:p>
          </table:table-cell>
          <table:table-cell table:style-name="ce1439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1450" office:value-type="string" calcext:value-type="string">
            <text:p>Magnetkanone 3</text:p>
          </table:table-cell>
          <table:table-cell table:style-name="ce1469" office:value-type="string" calcext:value-type="string">
            <text:p>Ablenkschild 3</text:p>
          </table:table-cell>
          <table:table-cell table:number-columns-repeated="1016"/>
        </table:table-row>
        <table:table-row table:style-name="ro4">
          <table:table-cell table:style-name="ce403" office:value-type="string" calcext:value-type="string">
            <text:p>Schiffslabor</text:p>
          </table:table-cell>
          <table:table-cell table:style-name="ce1291" office:value-type="string" calcext:value-type="string">
            <text:p>Harrier</text:p>
          </table:table-cell>
          <table:table-cell table:style-name="ce1439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439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1439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1451" office:value-type="string" calcext:value-type="string">
            <text:p>Magnetkanone 4</text:p>
          </table:table-cell>
          <table:table-cell table:style-name="ce1470" office:value-type="string" calcext:value-type="string">
            <text:p>Ablenkschild 4</text:p>
          </table:table-cell>
          <table:table-cell table:number-columns-repeated="1016"/>
        </table:table-row>
        <table:table-row table:style-name="ro4">
          <table:table-cell table:style-name="ce1181" office:value-type="string" calcext:value-type="string">
            <text:p>Module</text:p>
          </table:table-cell>
          <table:table-cell table:style-name="ce1292" office:value-type="string" calcext:value-type="string">
            <text:p>Flottenwerft 2</text:p>
          </table:table-cell>
          <table:table-cell table:style-name="ce1439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1" calcext:value-type="string">
            <text:p>Flottenwerft 1</text:p>
          </table:table-cell>
          <table:table-cell table:style-name="ce1439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1452" office:value-type="string" calcext:value-type="string">
            <text:p>Magnetkanone 5</text:p>
          </table:table-cell>
          <table:table-cell table:style-name="ce1471" office:value-type="string" calcext:value-type="string">
            <text:p>Ablenkschild 5</text:p>
          </table:table-cell>
          <table:table-cell table:number-columns-repeated="1016"/>
        </table:table-row>
        <table:table-row table:style-name="ro3">
          <table:table-cell table:style-name="ce1182" office:value-type="string" calcext:value-type="string">
            <text:p>Module</text:p>
          </table:table-cell>
          <table:table-cell table:style-name="ce1293" office:value-type="string" calcext:value-type="string">
            <text:p>Techniklabor 2</text:p>
          </table:table-cell>
          <table:table-cell table:style-name="ce1439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1" calcext:value-type="string">
            <text:p>Techniklabor 1</text:p>
          </table:table-cell>
          <table:table-cell table:style-name="ce1439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1" calcext:value-type="string">
            <text:p>Brücke 1</text:p>
          </table:table-cell>
          <table:table-cell table:style-name="ce1439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82" office:value-type="string" calcext:value-type="string">
            <text:p>Schiffslabor</text:p>
          </table:table-cell>
          <table:table-cell table:style-name="ce1294" office:value-type="string" calcext:value-type="string">
            <text:p>Plastahl 2</text:p>
          </table:table-cell>
          <table:table-cell table:style-name="ce1439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1" calcext:value-type="string">
            <text:p>Plastahl 1</text:p>
          </table:table-cell>
          <table:table-cell table:style-name="ce1439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2" calcext:value-type="string">
            <text:p>Schiffslabor 2</text:p>
          </table:table-cell>
          <table:table-cell table:style-name="ce1439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1453"/>
          <table:table-cell table:style-name="ce1472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1182" office:value-type="string" calcext:value-type="string">
            <text:p>Schiffslabor</text:p>
          </table:table-cell>
          <table:table-cell table:style-name="ce1295" office:value-type="string" calcext:value-type="string">
            <text:p>Plastahl 3</text:p>
          </table:table-cell>
          <table:table-cell table:style-name="ce1439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2" calcext:value-type="string">
            <text:p>Plastahl 2</text:p>
          </table:table-cell>
          <table:table-cell table:style-name="ce1439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439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1454" office:value-type="string" calcext:value-type="string">
            <text:p>OFFEN</text:p>
          </table:table-cell>
          <table:table-cell table:style-name="ce1473" office:value-type="string" calcext:value-type="string">
            <text:p>Schockschild 2</text:p>
          </table:table-cell>
          <table:table-cell table:number-columns-repeated="1016"/>
        </table:table-row>
        <table:table-row table:style-name="ro4">
          <table:table-cell table:style-name="ce1182" office:value-type="string" calcext:value-type="string">
            <text:p>Schiffslabor</text:p>
          </table:table-cell>
          <table:table-cell table:style-name="ce1296" office:value-type="string" calcext:value-type="string">
            <text:p>Harrier</text:p>
          </table:table-cell>
          <table:table-cell table:style-name="ce1439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439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1439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1455" office:value-type="string" calcext:value-type="string">
            <text:p>Pulsstrahler 4</text:p>
          </table:table-cell>
          <table:table-cell table:style-name="ce1474" office:value-type="string" calcext:value-type="string">
            <text:p>Schockschild 3</text:p>
          </table:table-cell>
          <table:table-cell table:number-columns-repeated="1016"/>
        </table:table-row>
        <table:table-row table:style-name="ro4">
          <table:table-cell table:style-name="ce1183" office:value-type="string" calcext:value-type="string">
            <text:p>Schiffslabor</text:p>
          </table:table-cell>
          <table:table-cell table:style-name="ce1297" office:value-type="string" calcext:value-type="string">
            <text:p>Harrier MK 2</text:p>
          </table:table-cell>
          <table:table-cell table:style-name="ce1439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1" calcext:value-type="string">
            <text:p>Werkstatt 1</text:p>
          </table:table-cell>
          <table:table-cell table:style-name="ce1439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1439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1456" office:value-type="string" calcext:value-type="string">
            <text:p>Pulsstrahler 5</text:p>
          </table:table-cell>
          <table:table-cell table:style-name="ce1475" office:value-type="string" calcext:value-type="string">
            <text:p>Schockschild 4</text:p>
          </table:table-cell>
          <table:table-cell table:number-columns-repeated="1016"/>
        </table:table-row>
        <table:table-row table:style-name="ro4">
          <table:table-cell table:style-name="ce403" office:value-type="string" calcext:value-type="string">
            <text:p>Schiffslabor</text:p>
          </table:table-cell>
          <table:table-cell table:style-name="ce1298" office:value-type="string" calcext:value-type="string">
            <text:p>Plastahl-Platten 1</text:p>
          </table:table-cell>
          <table:table-cell table:style-name="ce1439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439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1439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1456"/>
          <table:table-cell table:style-name="ce1476" office:value-type="string" calcext:value-type="string">
            <text:p>Schockschild 5</text:p>
          </table:table-cell>
          <table:table-cell table:number-columns-repeated="1016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1439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1439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1439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1439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12">
          <table:table-cell table:style-name="ce1184" office:value-type="string" calcext:value-type="string">
            <text:p>Module</text:p>
          </table:table-cell>
          <table:table-cell table:style-name="ce1299" office:value-type="string" calcext:value-type="string">
            <text:p>Brücke 2</text:p>
          </table:table-cell>
          <table:table-cell table:style-name="ce1438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1438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2" calcext:value-type="string">
            <text:p>Flottenwerft 2</text:p>
          </table:table-cell>
          <table:table-cell table:style-name="ce1438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1" calcext:value-type="string">
            <text:p>Brücke 1</text:p>
          </table:table-cell>
          <table:table-cell table:number-columns-repeated="2"/>
          <table:table-cell table:style-name="ce1477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1185" office:value-type="string" calcext:value-type="string">
            <text:p>Module</text:p>
          </table:table-cell>
          <table:table-cell table:style-name="ce1300" office:value-type="string" calcext:value-type="string">
            <text:p>Werkstatt 2</text:p>
          </table:table-cell>
          <table:table-cell table:style-name="ce1439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1" calcext:value-type="string">
            <text:p>Werkstatt 1</text:p>
          </table:table-cell>
          <table:table-cell table:style-name="ce1439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1457" office:value-type="string" calcext:value-type="string">
            <text:p>OFFEN</text:p>
          </table:table-cell>
          <table:table-cell table:style-name="ce1283" office:value-type="string" calcext:value-type="string">
            <text:p>Spektralschild 2</text:p>
          </table:table-cell>
          <table:table-cell table:number-columns-repeated="1016"/>
        </table:table-row>
        <table:table-row table:style-name="ro3">
          <table:table-cell table:style-name="ce1186"/>
          <table:table-cell table:style-name="ce1301"/>
          <table:table-cell table:style-name="ce1439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1439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1439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1458" office:value-type="string" calcext:value-type="string">
            <text:p>Terminus-Mine 2</text:p>
          </table:table-cell>
          <table:table-cell table:style-name="ce1478" office:value-type="string" calcext:value-type="string">
            <text:p>Spektralschild 3</text:p>
          </table:table-cell>
          <table:table-cell table:number-columns-repeated="1016"/>
        </table:table-row>
        <table:table-row table:style-name="ro3">
          <table:table-cell table:style-name="ce1187" office:value-type="string" calcext:value-type="string">
            <text:p>Module</text:p>
          </table:table-cell>
          <table:table-cell table:style-name="ce1302" office:value-type="string" calcext:value-type="string">
            <text:p>Schiffsfabrik 3</text:p>
          </table:table-cell>
          <table:table-cell table:style-name="ce1439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1439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1459" office:value-type="string" calcext:value-type="string">
            <text:p>Terminus-Mine 3</text:p>
          </table:table-cell>
          <table:table-cell table:style-name="ce1479" office:value-type="string" calcext:value-type="string">
            <text:p>Spektralschild 4</text:p>
          </table:table-cell>
          <table:table-cell table:number-columns-repeated="1016"/>
        </table:table-row>
        <table:table-row table:style-name="ro3">
          <table:table-cell table:style-name="ce1188" office:value-type="string" calcext:value-type="string">
            <text:p>Module</text:p>
          </table:table-cell>
          <table:table-cell table:style-name="ce1303" office:value-type="string" calcext:value-type="string">
            <text:p>Schiffslabor 3</text:p>
          </table:table-cell>
          <table:table-cell table:style-name="ce1439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439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1460" office:value-type="string" calcext:value-type="string">
            <text:p>Terminus-Mine 4</text:p>
          </table:table-cell>
          <table:table-cell table:style-name="ce1480" office:value-type="string" calcext:value-type="string">
            <text:p>Spektralschild 5</text:p>
          </table:table-cell>
          <table:table-cell table:number-columns-repeated="1016"/>
        </table:table-row>
        <table:table-row table:style-name="ro3">
          <table:table-cell table:style-name="ce1189" office:value-type="string" calcext:value-type="string">
            <text:p>Module</text:p>
          </table:table-cell>
          <table:table-cell table:style-name="ce1304" office:value-type="string" calcext:value-type="string">
            <text:p>Flottenwerft 3</text:p>
          </table:table-cell>
          <table:table-cell table:style-name="ce1439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2" calcext:value-type="string">
            <text:p>Flottenwerft 2</text:p>
          </table:table-cell>
          <table:table-cell table:style-name="ce1439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1461" office:value-type="string" calcext:value-type="string">
            <text:p>Terminus-Mine 5</text:p>
          </table:table-cell>
          <table:table-cell table:number-columns-repeated="1017"/>
        </table:table-row>
        <table:table-row table:style-name="ro3">
          <table:table-cell table:style-name="ce1190" office:value-type="string" calcext:value-type="string">
            <text:p>Module</text:p>
          </table:table-cell>
          <table:table-cell table:style-name="ce1305" office:value-type="string" calcext:value-type="string">
            <text:p>Techniklabor 3</text:p>
          </table:table-cell>
          <table:table-cell table:style-name="ce1439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2" calcext:value-type="string">
            <text:p>Techniklabor 2</text:p>
          </table:table-cell>
          <table:table-cell table:style-name="ce1439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1462" office:value-type="string" calcext:value-type="string">
            <text:p>Terminus-Mine 6</text:p>
          </table:table-cell>
          <table:table-cell table:number-columns-repeated="1017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290" office:value-type="string" calcext:value-type="string">
            <text:p>Waffenlabor 3</text:p>
          </table:table-cell>
          <table:table-cell table:style-name="ce1439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Waffenlabor 2" calcext:value-type="string">
            <text:p>Waffenlabor 2</text:p>
          </table:table-cell>
          <table:table-cell table:style-name="ce1439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1463" office:value-type="string" calcext:value-type="string">
            <text:p>Terminus-Mine 7</text:p>
          </table:table-cell>
          <table:table-cell table:number-columns-repeated="1017"/>
        </table:table-row>
        <table:table-row table:style-name="ro3">
          <table:table-cell table:style-name="ce1191"/>
          <table:table-cell table:style-name="ce1306"/>
          <table:table-cell table:style-name="ce1439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1439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1439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1464" office:value-type="string" calcext:value-type="string">
            <text:p>Terminus-Mine 8</text:p>
          </table:table-cell>
          <table:table-cell table:number-columns-repeated="1017"/>
        </table:table-row>
        <table:table-row table:style-name="ro3">
          <table:table-cell table:style-name="ce1192"/>
          <table:table-cell table:style-name="ce1307"/>
          <table:table-cell table:style-name="ce1439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1439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1439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1465" office:value-type="string" calcext:value-type="string">
            <text:p>Terminus-Mine 9</text:p>
          </table:table-cell>
          <table:table-cell table:number-columns-repeated="1017"/>
        </table:table-row>
        <table:table-row table:style-name="ro3">
          <table:table-cell table:style-name="ce1193"/>
          <table:table-cell table:style-name="ce1308"/>
          <table:table-cell table:style-name="ce1439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1439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1439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1466" office:value-type="string" calcext:value-type="string">
            <text:p>Terminus-Mine 10</text:p>
          </table:table-cell>
          <table:table-cell table:number-columns-repeated="1017"/>
        </table:table-row>
        <table:table-row table:style-name="ro3">
          <table:table-cell table:style-name="ce1194" office:value-type="string" calcext:value-type="string">
            <text:p>Module</text:p>
          </table:table-cell>
          <table:table-cell table:style-name="ce1309" office:value-type="string" calcext:value-type="string">
            <text:p>Helium-3-Schürfer 3</text:p>
          </table:table-cell>
          <table:table-cell table:style-name="ce1439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2" calcext:value-type="string">
            <text:p>Helium-3-Schürfer 2</text:p>
          </table:table-cell>
          <table:table-cell table:style-name="ce1439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5" office:value-type="string" calcext:value-type="string">
            <text:p>Module</text:p>
          </table:table-cell>
          <table:table-cell table:style-name="ce1310" office:value-type="string" calcext:value-type="string">
            <text:p>Kampfmodul 3</text:p>
          </table:table-cell>
          <table:table-cell table:style-name="ce1439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2" calcext:value-type="string">
            <text:p>Kampfmodul 2</text:p>
          </table:table-cell>
          <table:table-cell table:style-name="ce1439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5" office:value-type="string" calcext:value-type="string">
            <text:p>Module</text:p>
          </table:table-cell>
          <table:table-cell table:style-name="ce1311" office:value-type="string" calcext:value-type="string">
            <text:p>Lagermodul 3</text:p>
          </table:table-cell>
          <table:table-cell table:style-name="ce1439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2" calcext:value-type="string">
            <text:p>Lagermodul 2</text:p>
          </table:table-cell>
          <table:table-cell table:style-name="ce1439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5" office:value-type="string" calcext:value-type="string">
            <text:p>Module</text:p>
          </table:table-cell>
          <table:table-cell table:style-name="ce1312" office:value-type="string" calcext:value-type="string">
            <text:p>Mineralerz-Schürfer 3</text:p>
          </table:table-cell>
          <table:table-cell table:style-name="ce1439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2" calcext:value-type="string">
            <text:p>Mineralerz-Schürfer 2</text:p>
          </table:table-cell>
          <table:table-cell table:style-name="ce1439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5" office:value-type="string" calcext:value-type="string">
            <text:p>Schiffslabor</text:p>
          </table:table-cell>
          <table:table-cell table:style-name="ce1283" office:value-type="string" calcext:value-type="string">
            <text:p>Tritanium-Platten 1</text:p>
          </table:table-cell>
          <table:table-cell table:style-name="ce1439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1439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439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5" office:value-type="string" calcext:value-type="string">
            <text:p>Schiffslabor</text:p>
          </table:table-cell>
          <table:table-cell table:style-name="ce1313" office:value-type="string" calcext:value-type="string">
            <text:p>Plastahl 4</text:p>
          </table:table-cell>
          <table:table-cell table:style-name="ce1439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3" calcext:value-type="string">
            <text:p>Plastahl 3</text:p>
          </table:table-cell>
          <table:table-cell table:style-name="ce1439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439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 office:value-type="string" calcext:value-type="string">
            <text:p>Schiffslabor</text:p>
          </table:table-cell>
          <table:table-cell table:style-name="ce1314" office:value-type="string" calcext:value-type="string">
            <text:p>Plastahl-Platten 2</text:p>
          </table:table-cell>
          <table:table-cell table:style-name="ce1439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1439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439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5" office:value-type="string" calcext:value-type="string">
            <text:p>Schiffslabor</text:p>
          </table:table-cell>
          <table:table-cell table:style-name="ce1315" office:value-type="string" calcext:value-type="string">
            <text:p>Plastahl-Platten 3</text:p>
          </table:table-cell>
          <table:table-cell table:style-name="ce1439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2" calcext:value-type="string">
            <text:p>Plastahl-Platten 2</text:p>
          </table:table-cell>
          <table:table-cell table:style-name="ce1439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439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/>
          <table:table-cell table:style-name="ce1313"/>
          <table:table-cell table:style-name="ce1439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1439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1439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/>
          <table:table-cell table:style-name="ce1313"/>
          <table:table-cell table:style-name="ce1439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1439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1439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/>
          <table:table-cell table:style-name="ce1313"/>
          <table:table-cell table:style-name="ce1439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1439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1439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/>
          <table:table-cell table:style-name="ce1313"/>
          <table:table-cell table:style-name="ce1439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1439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1439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/>
          <table:table-cell table:style-name="ce1316"/>
          <table:table-cell table:style-name="ce1439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1439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1439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/>
          <table:table-cell table:style-name="ce1316"/>
          <table:table-cell table:style-name="ce1439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1439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1439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195"/>
          <table:table-cell table:style-name="ce1316"/>
          <table:table-cell table:style-name="ce1439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1439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1439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6" office:value-type="string" calcext:value-type="string">
            <text:p>Module</text:p>
          </table:table-cell>
          <table:table-cell table:style-name="ce1317" office:value-type="string" calcext:value-type="string">
            <text:p>Schiffsfabrik 4</text:p>
          </table:table-cell>
          <table:table-cell table:style-name="ce1439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3" calcext:value-type="string">
            <text:p>Schiffsfabrik 3</text:p>
          </table:table-cell>
          <table:table-cell table:style-name="ce1439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7" office:value-type="string" calcext:value-type="string">
            <text:p>Module</text:p>
          </table:table-cell>
          <table:table-cell table:style-name="ce1318" office:value-type="string" calcext:value-type="string">
            <text:p>Schiffslabor 4</text:p>
          </table:table-cell>
          <table:table-cell table:style-name="ce1439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3" calcext:value-type="string">
            <text:p>Schiffslabor 3</text:p>
          </table:table-cell>
          <table:table-cell table:style-name="ce1439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8" office:value-type="string" calcext:value-type="string">
            <text:p>Module</text:p>
          </table:table-cell>
          <table:table-cell table:style-name="ce1319" office:value-type="string" calcext:value-type="string">
            <text:p>Flottenwerft 4</text:p>
          </table:table-cell>
          <table:table-cell table:style-name="ce1439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3" calcext:value-type="string">
            <text:p>Flottenwerft 3</text:p>
          </table:table-cell>
          <table:table-cell table:style-name="ce1439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199" office:value-type="string" calcext:value-type="string">
            <text:p>Module</text:p>
          </table:table-cell>
          <table:table-cell table:style-name="ce1320" office:value-type="string" calcext:value-type="string">
            <text:p>Techniklabor 4</text:p>
          </table:table-cell>
          <table:table-cell table:style-name="ce1439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3" calcext:value-type="string">
            <text:p>Techniklabor 3</text:p>
          </table:table-cell>
          <table:table-cell table:style-name="ce1439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00" office:value-type="string" calcext:value-type="string">
            <text:p>Techniklabor</text:p>
          </table:table-cell>
          <table:table-cell table:style-name="ce1321" office:value-type="string" calcext:value-type="string">
            <text:p>Basis-Phasenmunit. 1</text:p>
          </table:table-cell>
          <table:table-cell table:style-name="ce1439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1439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1439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01"/>
          <table:table-cell table:style-name="ce1322"/>
          <table:table-cell table:style-name="ce1439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1439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1439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02" office:value-type="string" calcext:value-type="string">
            <text:p>Module</text:p>
          </table:table-cell>
          <table:table-cell table:style-name="ce1323" office:value-type="string" calcext:value-type="string">
            <text:p>Helium-3-Schürfer 4</text:p>
          </table:table-cell>
          <table:table-cell table:style-name="ce1439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3" calcext:value-type="string">
            <text:p>Helium-3-Schürfer 3</text:p>
          </table:table-cell>
          <table:table-cell table:style-name="ce1439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324" office:value-type="string" calcext:value-type="string">
            <text:p>Kampfmodul 4</text:p>
          </table:table-cell>
          <table:table-cell table:style-name="ce1439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3" calcext:value-type="string">
            <text:p>Kampfmodul 3</text:p>
          </table:table-cell>
          <table:table-cell table:style-name="ce1439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03" office:value-type="string" calcext:value-type="string">
            <text:p>Module</text:p>
          </table:table-cell>
          <table:table-cell table:style-name="ce1325" office:value-type="string" calcext:value-type="string">
            <text:p>Lagermodul 4</text:p>
          </table:table-cell>
          <table:table-cell table:style-name="ce1439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3" calcext:value-type="string">
            <text:p>Lagermodul 3</text:p>
          </table:table-cell>
          <table:table-cell table:style-name="ce1439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326" office:value-type="string" calcext:value-type="string">
            <text:p>Mineralerz-Schürfer 4</text:p>
          </table:table-cell>
          <table:table-cell table:style-name="ce1439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3" calcext:value-type="string">
            <text:p>Mineralerz-Schürfer 3</text:p>
          </table:table-cell>
          <table:table-cell table:style-name="ce1439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327" office:value-type="string" calcext:value-type="string">
            <text:p>Tritanium 2</text:p>
          </table:table-cell>
          <table:table-cell table:style-name="ce1439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1" calcext:value-type="string">
            <text:p>Tritanium 1</text:p>
          </table:table-cell>
          <table:table-cell table:style-name="ce1439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2" calcext:value-type="string">
            <text:p>Plastahl 2</text:p>
          </table:table-cell>
          <table:table-cell table:style-name="ce1439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328" office:value-type="string" calcext:value-type="string">
            <text:p>Plastahl 5</text:p>
          </table:table-cell>
          <table:table-cell table:style-name="ce1439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4" calcext:value-type="string">
            <text:p>Plastahl 4</text:p>
          </table:table-cell>
          <table:table-cell table:style-name="ce1439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1439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329" office:value-type="string" calcext:value-type="string">
            <text:p>Plastahl-Platten 4</text:p>
          </table:table-cell>
          <table:table-cell table:style-name="ce1439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3" calcext:value-type="string">
            <text:p>Plastahl-Platten 3</text:p>
          </table:table-cell>
          <table:table-cell table:style-name="ce1439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1439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330" office:value-type="string" calcext:value-type="string">
            <text:p>Plastahl-Platten V</text:p>
          </table:table-cell>
          <table:table-cell table:style-name="ce1439" table:formula="of:=IF(NOT(ISBLANK([.A92]));IF( IFNA( VLOOKUP( [.B92];INDIRECT([.A92]&amp;&quot;.$C$2:$F$200&quot;);2;0);&quot;&quot;)=0;&quot;&quot;; IFNA(VLOOKUP([.B92];INDIRECT([.A92]&amp;&quot;.$C$2:$F$200&quot;);2;0);&quot;&quot;));&quot;&quot;)">
            <text:p/>
          </table:table-cell>
          <table:table-cell table:style-name="ce1439" table:formula="of:=IF(NOT(ISBLANK([.A92]));IF( IFNA( VLOOKUP( [.B92];INDIRECT([.A92]&amp;&quot;.$C$2:$F$200&quot;);3;0);&quot;&quot;)=0;&quot;&quot;; IFNA(VLOOKUP([.B92];INDIRECT([.A92]&amp;&quot;.$C$2:$F$200&quot;);3;0);&quot;&quot;));&quot;&quot;)">
            <text:p/>
          </table:table-cell>
          <table:table-cell table:style-name="ce1439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331" office:value-type="string" calcext:value-type="string">
            <text:p>Tritanium-Platten 2</text:p>
          </table:table-cell>
          <table:table-cell table:style-name="ce1439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1439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2" calcext:value-type="string">
            <text:p>Plastahl-Platten 2</text:p>
          </table:table-cell>
          <table:table-cell table:style-name="ce1439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Module</text:p>
          </table:table-cell>
          <table:table-cell table:style-name="ce1290" office:value-type="string" calcext:value-type="string">
            <text:p>Waffenlabor 4</text:p>
          </table:table-cell>
          <table:table-cell table:style-name="ce1439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Waffenlabor 3" calcext:value-type="string">
            <text:p>Waffenlabor 3</text:p>
          </table:table-cell>
          <table:table-cell table:style-name="ce1439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2" calcext:value-type="string">
            <text:p>Brücke 2</text:p>
          </table:table-cell>
          <table:table-cell table:style-name="ce1439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90"/>
          <table:table-cell table:style-name="ce1439" table:formula="of:=IF(NOT(ISBLANK([.A95]));IF( IFNA( VLOOKUP( [.B95];INDIRECT([.A95]&amp;&quot;.$C$2:$F$200&quot;);2;0);&quot;&quot;)=0;&quot;&quot;; IFNA(VLOOKUP([.B95];INDIRECT([.A95]&amp;&quot;.$C$2:$F$200&quot;);2;0);&quot;&quot;));&quot;&quot;)">
            <text:p/>
          </table:table-cell>
          <table:table-cell table:style-name="ce1439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1439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4" table:number-rows-repeated="7">
          <table:table-cell table:style-name="ce403"/>
          <table:table-cell table:style-name="ce1290"/>
          <table:table-cell table:style-name="ce1439" table:number-columns-repeated="3"/>
          <table:table-cell table:number-columns-repeated="1019"/>
        </table:table-row>
        <table:table-row table:style-name="ro4">
          <table:table-cell table:style-name="ce403"/>
          <table:table-cell table:style-name="ce1290"/>
          <table:table-cell table:style-name="ce1439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1439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1439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90"/>
          <table:table-cell table:style-name="ce1439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1439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1439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332"/>
          <table:table-cell table:style-name="ce1439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1439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1439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333"/>
          <table:table-cell table:style-name="ce1439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1439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1439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334"/>
          <table:table-cell table:style-name="ce1439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1439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1439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335"/>
          <table:table-cell table:style-name="ce1439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1439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1439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336"/>
          <table:table-cell table:style-name="ce1439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1439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1439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1439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1439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1439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1439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3">
          <table:table-cell table:style-name="ce1204" office:value-type="string" calcext:value-type="string">
            <text:p>Module</text:p>
          </table:table-cell>
          <table:table-cell table:style-name="ce1337" office:value-type="string" calcext:value-type="string">
            <text:p>Brücke 3</text:p>
          </table:table-cell>
          <table:table-cell table:style-name="ce1438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1438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4" calcext:value-type="string">
            <text:p>Flottenwerft 4</text:p>
          </table:table-cell>
          <table:table-cell table:style-name="ce1438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2" calcext:value-type="string">
            <text:p>Brücke 2</text:p>
          </table:table-cell>
          <table:table-cell table:number-columns-repeated="1019"/>
        </table:table-row>
        <table:table-row table:style-name="ro3">
          <table:table-cell table:style-name="ce1205" office:value-type="string" calcext:value-type="string">
            <text:p>Module</text:p>
          </table:table-cell>
          <table:table-cell table:style-name="ce1338" office:value-type="string" calcext:value-type="string">
            <text:p>Werkstatt 3</text:p>
          </table:table-cell>
          <table:table-cell table:style-name="ce1439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2" calcext:value-type="string">
            <text:p>Werkstatt 2</text:p>
          </table:table-cell>
          <table:table-cell table:style-name="ce1439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06" office:value-type="string" calcext:value-type="string">
            <text:p>Module</text:p>
          </table:table-cell>
          <table:table-cell table:style-name="ce1339" office:value-type="string" calcext:value-type="string">
            <text:p>Schiffsfabrik 5</text:p>
          </table:table-cell>
          <table:table-cell table:style-name="ce1439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1439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07" office:value-type="string" calcext:value-type="string">
            <text:p>Module</text:p>
          </table:table-cell>
          <table:table-cell table:style-name="ce1340" office:value-type="string" calcext:value-type="string">
            <text:p>Schiffslabor 5</text:p>
          </table:table-cell>
          <table:table-cell table:style-name="ce1439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4" calcext:value-type="string">
            <text:p>Schiffslabor 4</text:p>
          </table:table-cell>
          <table:table-cell table:style-name="ce1439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08" office:value-type="string" calcext:value-type="string">
            <text:p>Module</text:p>
          </table:table-cell>
          <table:table-cell table:style-name="ce1341" office:value-type="string" calcext:value-type="string">
            <text:p>Flottenwerft 5</text:p>
          </table:table-cell>
          <table:table-cell table:style-name="ce1439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4" calcext:value-type="string">
            <text:p>Flottenwerft 4</text:p>
          </table:table-cell>
          <table:table-cell table:style-name="ce1439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09" office:value-type="string" calcext:value-type="string">
            <text:p>Module</text:p>
          </table:table-cell>
          <table:table-cell table:style-name="ce1342" office:value-type="string" calcext:value-type="string">
            <text:p>Techniklabor 5</text:p>
          </table:table-cell>
          <table:table-cell table:style-name="ce1439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4" calcext:value-type="string">
            <text:p>Techniklabor 4</text:p>
          </table:table-cell>
          <table:table-cell table:style-name="ce1439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10"/>
          <table:table-cell table:style-name="ce1343"/>
          <table:table-cell table:style-name="ce1439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1439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1439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1" office:value-type="string" calcext:value-type="string">
            <text:p>Module</text:p>
          </table:table-cell>
          <table:table-cell table:style-name="ce1344" office:value-type="string" calcext:value-type="string">
            <text:p>Helium-3-Schürfer 5</text:p>
          </table:table-cell>
          <table:table-cell table:style-name="ce1439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4" calcext:value-type="string">
            <text:p>Helium-3-Schürfer 4</text:p>
          </table:table-cell>
          <table:table-cell table:style-name="ce1439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1" office:value-type="string" calcext:value-type="string">
            <text:p>Module</text:p>
          </table:table-cell>
          <table:table-cell table:style-name="ce1345" office:value-type="string" calcext:value-type="string">
            <text:p>Kampfmodul 5</text:p>
          </table:table-cell>
          <table:table-cell table:style-name="ce1439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4" calcext:value-type="string">
            <text:p>Kampfmodul 4</text:p>
          </table:table-cell>
          <table:table-cell table:style-name="ce1439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1" office:value-type="string" calcext:value-type="string">
            <text:p>Module</text:p>
          </table:table-cell>
          <table:table-cell table:style-name="ce1346" office:value-type="string" calcext:value-type="string">
            <text:p>Lagermodul 5</text:p>
          </table:table-cell>
          <table:table-cell table:style-name="ce1439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4" calcext:value-type="string">
            <text:p>Lagermodul 4</text:p>
          </table:table-cell>
          <table:table-cell table:style-name="ce1439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1" office:value-type="string" calcext:value-type="string">
            <text:p>Module</text:p>
          </table:table-cell>
          <table:table-cell table:style-name="ce1347" office:value-type="string" calcext:value-type="string">
            <text:p>Mineralerz-Schürfer 5</text:p>
          </table:table-cell>
          <table:table-cell table:style-name="ce1439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4" calcext:value-type="string">
            <text:p>Mineralerz-Schürfer 4</text:p>
          </table:table-cell>
          <table:table-cell table:style-name="ce1439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2" office:value-type="string" calcext:value-type="string">
            <text:p>Module</text:p>
          </table:table-cell>
          <table:table-cell table:style-name="ce1348" office:value-type="string" calcext:value-type="string">
            <text:p>Terminus-Mine 1</text:p>
          </table:table-cell>
          <table:table-cell table:style-name="ce1439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1439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3" office:value-type="string" calcext:value-type="string">
            <text:p>Module</text:p>
          </table:table-cell>
          <table:table-cell table:style-name="ce1349" office:value-type="string" calcext:value-type="string">
            <text:p>Antimateriesilo 1</text:p>
          </table:table-cell>
          <table:table-cell table:style-name="ce1439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1439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4" office:value-type="string" calcext:value-type="string">
            <text:p>Module</text:p>
          </table:table-cell>
          <table:table-cell table:style-name="ce1350" office:value-type="string" calcext:value-type="string">
            <text:p>Antimateriesilo 2</text:p>
          </table:table-cell>
          <table:table-cell table:style-name="ce1439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1" calcext:value-type="string">
            <text:p>Antimateriesilo 1</text:p>
          </table:table-cell>
          <table:table-cell table:style-name="ce1439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5" office:value-type="string" calcext:value-type="string">
            <text:p>Module</text:p>
          </table:table-cell>
          <table:table-cell table:style-name="ce1351" office:value-type="string" calcext:value-type="string">
            <text:p>Antimateriesilo 3</text:p>
          </table:table-cell>
          <table:table-cell table:style-name="ce1439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2" calcext:value-type="string">
            <text:p>Antimateriesilo 2</text:p>
          </table:table-cell>
          <table:table-cell table:style-name="ce1439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6" office:value-type="string" calcext:value-type="string">
            <text:p>Module</text:p>
          </table:table-cell>
          <table:table-cell table:style-name="ce1352" office:value-type="string" calcext:value-type="string">
            <text:p>Antimateriesilo 4</text:p>
          </table:table-cell>
          <table:table-cell table:style-name="ce1439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3" calcext:value-type="string">
            <text:p>Antimateriesilo 3</text:p>
          </table:table-cell>
          <table:table-cell table:style-name="ce1439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7" office:value-type="string" calcext:value-type="string">
            <text:p>Module</text:p>
          </table:table-cell>
          <table:table-cell table:style-name="ce1353" office:value-type="string" calcext:value-type="string">
            <text:p>Antimateriesilo 5</text:p>
          </table:table-cell>
          <table:table-cell table:style-name="ce1439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4" calcext:value-type="string">
            <text:p>Antimateriesilo 4</text:p>
          </table:table-cell>
          <table:table-cell table:style-name="ce1439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7" office:value-type="string" calcext:value-type="string">
            <text:p>Schiffslabor</text:p>
          </table:table-cell>
          <table:table-cell table:style-name="ce1283" office:value-type="string" calcext:value-type="string">
            <text:p>Iridium-Platten 1</text:p>
          </table:table-cell>
          <table:table-cell table:style-name="ce1439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1439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1439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7" office:value-type="string" calcext:value-type="string">
            <text:p>Schiffslabor</text:p>
          </table:table-cell>
          <table:table-cell table:style-name="ce1354" office:value-type="string" calcext:value-type="string">
            <text:p>Tritanium 3</text:p>
          </table:table-cell>
          <table:table-cell table:style-name="ce1439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2" calcext:value-type="string">
            <text:p>Tritanium 2</text:p>
          </table:table-cell>
          <table:table-cell table:style-name="ce1439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3" calcext:value-type="string">
            <text:p>Plastahl 3</text:p>
          </table:table-cell>
          <table:table-cell table:style-name="ce1439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3">
          <table:table-cell table:style-name="ce1217" office:value-type="string" calcext:value-type="string">
            <text:p>Schiffslabor</text:p>
          </table:table-cell>
          <table:table-cell table:style-name="ce1355" office:value-type="string" calcext:value-type="string">
            <text:p>Iridium 1</text:p>
          </table:table-cell>
          <table:table-cell table:style-name="ce1439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1" calcext:value-type="string">
            <text:p>Tritanium 1</text:p>
          </table:table-cell>
          <table:table-cell table:style-name="ce1439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1439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7" office:value-type="string" calcext:value-type="string">
            <text:p>Schiffslabor</text:p>
          </table:table-cell>
          <table:table-cell table:style-name="ce1356" office:value-type="string" calcext:value-type="string">
            <text:p>Tritanium-Platten 3</text:p>
          </table:table-cell>
          <table:table-cell table:style-name="ce1439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2" calcext:value-type="string">
            <text:p>Tritanium-Platten 2</text:p>
          </table:table-cell>
          <table:table-cell table:style-name="ce1439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3" calcext:value-type="string">
            <text:p>Plastahl-Platten 3</text:p>
          </table:table-cell>
          <table:table-cell table:style-name="ce1439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4">
          <table:table-cell table:style-name="ce1217"/>
          <table:table-cell table:style-name="ce1353"/>
          <table:table-cell table:style-name="ce1439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1439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1439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17"/>
          <table:table-cell table:style-name="ce1353"/>
          <table:table-cell table:style-name="ce1439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1439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1439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17"/>
          <table:table-cell table:style-name="ce1353"/>
          <table:table-cell table:style-name="ce1439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1439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1439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17"/>
          <table:table-cell table:style-name="ce1353"/>
          <table:table-cell table:style-name="ce1439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1439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1439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17"/>
          <table:table-cell table:style-name="ce1353"/>
          <table:table-cell table:style-name="ce1439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1439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1439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1439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1439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1439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1439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8" office:value-type="string" calcext:value-type="string">
            <text:p>Module</text:p>
          </table:table-cell>
          <table:table-cell table:style-name="ce1357" office:value-type="string" calcext:value-type="string">
            <text:p>Schiffsfabrik 6</text:p>
          </table:table-cell>
          <table:table-cell table:style-name="ce1439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5" calcext:value-type="string">
            <text:p>Schiffsfabrik 5</text:p>
          </table:table-cell>
          <table:table-cell table:style-name="ce1439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19" office:value-type="string" calcext:value-type="string">
            <text:p>Module</text:p>
          </table:table-cell>
          <table:table-cell table:style-name="ce1358" office:value-type="string" calcext:value-type="string">
            <text:p>Schiffslabor 6</text:p>
          </table:table-cell>
          <table:table-cell table:style-name="ce1439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5" calcext:value-type="string">
            <text:p>Schiffslabor 5</text:p>
          </table:table-cell>
          <table:table-cell table:style-name="ce1439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20" office:value-type="string" calcext:value-type="string">
            <text:p>Module</text:p>
          </table:table-cell>
          <table:table-cell table:style-name="ce1359" office:value-type="string" calcext:value-type="string">
            <text:p>Flottenwerft 6</text:p>
          </table:table-cell>
          <table:table-cell table:style-name="ce1439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5" calcext:value-type="string">
            <text:p>Flottenwerft 5</text:p>
          </table:table-cell>
          <table:table-cell table:style-name="ce1439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21" office:value-type="string" calcext:value-type="string">
            <text:p>Module</text:p>
          </table:table-cell>
          <table:table-cell table:style-name="ce1360" office:value-type="string" calcext:value-type="string">
            <text:p>Techniklabor 6</text:p>
          </table:table-cell>
          <table:table-cell table:style-name="ce1439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5" calcext:value-type="string">
            <text:p>Techniklabor 5</text:p>
          </table:table-cell>
          <table:table-cell table:style-name="ce1439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22" office:value-type="string" calcext:value-type="string">
            <text:p>Techniklabor</text:p>
          </table:table-cell>
          <table:table-cell table:style-name="ce1361" office:value-type="string" calcext:value-type="string">
            <text:p>Basis-Phasenmunit. 2</text:p>
          </table:table-cell>
          <table:table-cell table:style-name="ce1439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1439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1439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23" office:value-type="string" calcext:value-type="string">
            <text:p>Module</text:p>
          </table:table-cell>
          <table:table-cell table:style-name="ce1362" office:value-type="string" calcext:value-type="string">
            <text:p>Antimateriesilo 6</text:p>
          </table:table-cell>
          <table:table-cell table:style-name="ce1439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5" calcext:value-type="string">
            <text:p>Antimateriesilo 5</text:p>
          </table:table-cell>
          <table:table-cell table:style-name="ce1439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24" office:value-type="string" calcext:value-type="string">
            <text:p>Module</text:p>
          </table:table-cell>
          <table:table-cell table:style-name="ce1363" office:value-type="string" calcext:value-type="string">
            <text:p>Helium-3-Schürfer 6</text:p>
          </table:table-cell>
          <table:table-cell table:style-name="ce1439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5" calcext:value-type="string">
            <text:p>Helium-3-Schürfer 5</text:p>
          </table:table-cell>
          <table:table-cell table:style-name="ce1439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364" office:value-type="string" calcext:value-type="string">
            <text:p>Kampfmodul 6</text:p>
          </table:table-cell>
          <table:table-cell table:style-name="ce1439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5" calcext:value-type="string">
            <text:p>Kampfmodul 5</text:p>
          </table:table-cell>
          <table:table-cell table:style-name="ce1439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365" office:value-type="string" calcext:value-type="string">
            <text:p>Lagermodul 6</text:p>
          </table:table-cell>
          <table:table-cell table:style-name="ce1439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5" calcext:value-type="string">
            <text:p>Lagermodul 5</text:p>
          </table:table-cell>
          <table:table-cell table:style-name="ce1439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366" office:value-type="string" calcext:value-type="string">
            <text:p>Mineralerz-Schürfer 6</text:p>
          </table:table-cell>
          <table:table-cell table:style-name="ce1439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5" calcext:value-type="string">
            <text:p>Mineralerz-Schürfer 5</text:p>
          </table:table-cell>
          <table:table-cell table:style-name="ce1439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25" office:value-type="string" calcext:value-type="string">
            <text:p>Schiffslabor</text:p>
          </table:table-cell>
          <table:table-cell table:style-name="ce1367" office:value-type="string" calcext:value-type="string">
            <text:p>Tritanium 4</text:p>
          </table:table-cell>
          <table:table-cell table:style-name="ce1439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3" calcext:value-type="string">
            <text:p>Tritanium 3</text:p>
          </table:table-cell>
          <table:table-cell table:style-name="ce1439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4" calcext:value-type="string">
            <text:p>Plastahl 4</text:p>
          </table:table-cell>
          <table:table-cell table:style-name="ce1439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1225" office:value-type="string" calcext:value-type="string">
            <text:p>Schiffslabor</text:p>
          </table:table-cell>
          <table:table-cell table:style-name="ce1368" office:value-type="string" calcext:value-type="string">
            <text:p>Iridium 2</text:p>
          </table:table-cell>
          <table:table-cell table:style-name="ce1439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1" calcext:value-type="string">
            <text:p>Iridium 1</text:p>
          </table:table-cell>
          <table:table-cell table:style-name="ce1439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2" calcext:value-type="string">
            <text:p>Tritanium 2</text:p>
          </table:table-cell>
          <table:table-cell table:style-name="ce1439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1225" office:value-type="string" calcext:value-type="string">
            <text:p>Schiffslabor</text:p>
          </table:table-cell>
          <table:table-cell table:style-name="ce1369" office:value-type="string" calcext:value-type="string">
            <text:p>Tritanium-Platten 4</text:p>
          </table:table-cell>
          <table:table-cell table:style-name="ce1439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3" calcext:value-type="string">
            <text:p>Tritanium-Platten 3</text:p>
          </table:table-cell>
          <table:table-cell table:style-name="ce1439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4" calcext:value-type="string">
            <text:p>Plastahl-Platten 4</text:p>
          </table:table-cell>
          <table:table-cell table:style-name="ce1439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4">
          <table:table-cell table:style-name="ce1225" office:value-type="string" calcext:value-type="string">
            <text:p>Schiffslabor</text:p>
          </table:table-cell>
          <table:table-cell table:style-name="ce1370" office:value-type="string" calcext:value-type="string">
            <text:p>Iridium-Platten 2</text:p>
          </table:table-cell>
          <table:table-cell table:style-name="ce1439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1439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2" calcext:value-type="string">
            <text:p>Tritanium-Platten 2</text:p>
          </table:table-cell>
          <table:table-cell table:style-name="ce1439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4">
          <table:table-cell table:style-name="ce1225"/>
          <table:table-cell table:style-name="ce1371"/>
          <table:table-cell table:style-name="ce1439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1439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1439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Module</text:p>
          </table:table-cell>
          <table:table-cell table:style-name="ce1290" office:value-type="string" calcext:value-type="string">
            <text:p>Waffenlabor V</text:p>
          </table:table-cell>
          <table:table-cell table:style-name="ce1439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1439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1439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Module</text:p>
          </table:table-cell>
          <table:table-cell table:style-name="ce1372" office:value-type="string" calcext:value-type="string">
            <text:p>Waffenlabor 6</text:p>
          </table:table-cell>
          <table:table-cell table:style-name="ce1439" table:formula="of:=IF(NOT(ISBLANK([.A156]));IF( IFNA( VLOOKUP( [.B156];INDIRECT([.A156]&amp;&quot;.$C$2:$F$200&quot;);2;0);&quot;&quot;)=0;&quot;&quot;; IFNA(VLOOKUP([.B156];INDIRECT([.A156]&amp;&quot;.$C$2:$F$200&quot;);2;0);&quot;&quot;));&quot;&quot;)" office:value-type="string" office:string-value="Waffenlabor 5" calcext:value-type="string">
            <text:p>Waffenlabor 5</text:p>
          </table:table-cell>
          <table:table-cell table:style-name="ce1439" table:formula="of:=IF(NOT(ISBLANK([.A156]));IF( IFNA( VLOOKUP( [.B156];INDIRECT([.A156]&amp;&quot;.$C$2:$F$200&quot;);3;0);&quot;&quot;)=0;&quot;&quot;; IFNA(VLOOKUP([.B156];INDIRECT([.A156]&amp;&quot;.$C$2:$F$200&quot;);3;0);&quot;&quot;));&quot;&quot;)" office:value-type="string" office:string-value="Brücke 3" calcext:value-type="string">
            <text:p>Brücke 3</text:p>
          </table:table-cell>
          <table:table-cell table:style-name="ce1439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1439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1439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1439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1439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1439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1439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3">
          <table:table-cell table:style-name="ce1226" office:value-type="string" calcext:value-type="string">
            <text:p>Module</text:p>
          </table:table-cell>
          <table:table-cell table:style-name="ce1373" office:value-type="string" calcext:value-type="string">
            <text:p>Brücke 4</text:p>
          </table:table-cell>
          <table:table-cell table:style-name="ce1438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1438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6" calcext:value-type="string">
            <text:p>Flottenwerft 6</text:p>
          </table:table-cell>
          <table:table-cell table:style-name="ce1438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3" calcext:value-type="string">
            <text:p>Brücke 3</text:p>
          </table:table-cell>
          <table:table-cell table:number-columns-repeated="1019"/>
        </table:table-row>
        <table:table-row table:style-name="ro3">
          <table:table-cell table:style-name="ce1227" office:value-type="string" calcext:value-type="string">
            <text:p>Module</text:p>
          </table:table-cell>
          <table:table-cell table:style-name="ce1374" office:value-type="string" calcext:value-type="string">
            <text:p>Schiffsfabrik 7</text:p>
          </table:table-cell>
          <table:table-cell table:style-name="ce1439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1439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28" office:value-type="string" calcext:value-type="string">
            <text:p>Module</text:p>
          </table:table-cell>
          <table:table-cell table:style-name="ce1375" office:value-type="string" calcext:value-type="string">
            <text:p>Werkstatt 4</text:p>
          </table:table-cell>
          <table:table-cell table:style-name="ce1439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3" calcext:value-type="string">
            <text:p>Werkstatt 3</text:p>
          </table:table-cell>
          <table:table-cell table:style-name="ce1439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7" calcext:value-type="string">
            <text:p>Schiffsfabrik 7</text:p>
          </table:table-cell>
          <table:table-cell table:number-columns-repeated="1019"/>
        </table:table-row>
        <table:table-row table:style-name="ro3">
          <table:table-cell table:style-name="ce1229" office:value-type="string" calcext:value-type="string">
            <text:p>Module</text:p>
          </table:table-cell>
          <table:table-cell table:style-name="ce1376" office:value-type="string" calcext:value-type="string">
            <text:p>Schiffslabor 7</text:p>
          </table:table-cell>
          <table:table-cell table:style-name="ce1439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6" calcext:value-type="string">
            <text:p>Schiffslabor 6</text:p>
          </table:table-cell>
          <table:table-cell table:style-name="ce1439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0" office:value-type="string" calcext:value-type="string">
            <text:p>Module</text:p>
          </table:table-cell>
          <table:table-cell table:style-name="ce1377" office:value-type="string" calcext:value-type="string">
            <text:p>Flottenwerft 7</text:p>
          </table:table-cell>
          <table:table-cell table:style-name="ce1439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6" calcext:value-type="string">
            <text:p>Flottenwerft 6</text:p>
          </table:table-cell>
          <table:table-cell table:style-name="ce1439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1" office:value-type="string" calcext:value-type="string">
            <text:p>Module</text:p>
          </table:table-cell>
          <table:table-cell table:style-name="ce1378" office:value-type="string" calcext:value-type="string">
            <text:p>Techniklabor 7</text:p>
          </table:table-cell>
          <table:table-cell table:style-name="ce1439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6" calcext:value-type="string">
            <text:p>Techniklabor 6</text:p>
          </table:table-cell>
          <table:table-cell table:style-name="ce1439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2" office:value-type="string" calcext:value-type="string">
            <text:p>Module</text:p>
          </table:table-cell>
          <table:table-cell table:style-name="ce1379" office:value-type="string" calcext:value-type="string">
            <text:p>Antimateriesilo 7</text:p>
          </table:table-cell>
          <table:table-cell table:style-name="ce1439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6" calcext:value-type="string">
            <text:p>Antimateriesilo 6</text:p>
          </table:table-cell>
          <table:table-cell table:style-name="ce1439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2" office:value-type="string" calcext:value-type="string">
            <text:p>Module</text:p>
          </table:table-cell>
          <table:table-cell table:style-name="ce1380" office:value-type="string" calcext:value-type="string">
            <text:p>Helium-3-Schürfer 7</text:p>
          </table:table-cell>
          <table:table-cell table:style-name="ce1439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6" calcext:value-type="string">
            <text:p>Helium-3-Schürfer 6</text:p>
          </table:table-cell>
          <table:table-cell table:style-name="ce1439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2" office:value-type="string" calcext:value-type="string">
            <text:p>Module</text:p>
          </table:table-cell>
          <table:table-cell table:style-name="ce1381" office:value-type="string" calcext:value-type="string">
            <text:p>Kampfmodul 7</text:p>
          </table:table-cell>
          <table:table-cell table:style-name="ce1439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6" calcext:value-type="string">
            <text:p>Kampfmodul 6</text:p>
          </table:table-cell>
          <table:table-cell table:style-name="ce1439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2" office:value-type="string" calcext:value-type="string">
            <text:p>Module</text:p>
          </table:table-cell>
          <table:table-cell table:style-name="ce1382" office:value-type="string" calcext:value-type="string">
            <text:p>Lagermodul 7</text:p>
          </table:table-cell>
          <table:table-cell table:style-name="ce1439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6" calcext:value-type="string">
            <text:p>Lagermodul 6</text:p>
          </table:table-cell>
          <table:table-cell table:style-name="ce1439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3" office:value-type="string" calcext:value-type="string">
            <text:p>Module</text:p>
          </table:table-cell>
          <table:table-cell table:style-name="ce1383" office:value-type="string" calcext:value-type="string">
            <text:p>Mineralerz-Schürfer 7</text:p>
          </table:table-cell>
          <table:table-cell table:style-name="ce1439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6" calcext:value-type="string">
            <text:p>Mineralerz-Schürfer 6</text:p>
          </table:table-cell>
          <table:table-cell table:style-name="ce1439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Module</text:p>
          </table:table-cell>
          <table:table-cell table:style-name="ce1384" office:value-type="string" calcext:value-type="string">
            <text:p>Waffenlabor 7</text:p>
          </table:table-cell>
          <table:table-cell table:style-name="ce1439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Waffenlabor 6" calcext:value-type="string">
            <text:p>Waffenlabor 6</text:p>
          </table:table-cell>
          <table:table-cell table:style-name="ce1439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Module</text:p>
          </table:table-cell>
          <table:table-cell table:style-name="ce1385" office:value-type="string" calcext:value-type="string">
            <text:p>Waffenlabor 8</text:p>
          </table:table-cell>
          <table:table-cell table:style-name="ce1439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Waffenlabor 7" calcext:value-type="string">
            <text:p>Waffenlabor 7</text:p>
          </table:table-cell>
          <table:table-cell table:style-name="ce1439" table:formula="of:=IF(NOT(ISBLANK([.A172]));IF( IFNA( VLOOKUP( [.B172];INDIRECT([.A172]&amp;&quot;.$C$2:$F$200&quot;);3;0);&quot;&quot;)=0;&quot;&quot;; IFNA(VLOOKUP([.B172];INDIRECT([.A172]&amp;&quot;.$C$2:$F$200&quot;);3;0);&quot;&quot;));&quot;&quot;)">
            <text:p/>
          </table:table-cell>
          <table:table-cell table:style-name="ce1439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Module</text:p>
          </table:table-cell>
          <table:table-cell table:style-name="ce1386" office:value-type="string" calcext:value-type="string">
            <text:p>Waffenlabor 9</text:p>
          </table:table-cell>
          <table:table-cell table:style-name="ce1439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Waffenlabor 8" calcext:value-type="string">
            <text:p>Waffenlabor 8</text:p>
          </table:table-cell>
          <table:table-cell table:style-name="ce1439" table:formula="of:=IF(NOT(ISBLANK([.A173]));IF( IFNA( VLOOKUP( [.B173];INDIRECT([.A173]&amp;&quot;.$C$2:$F$200&quot;);3;0);&quot;&quot;)=0;&quot;&quot;; IFNA(VLOOKUP([.B173];INDIRECT([.A173]&amp;&quot;.$C$2:$F$200&quot;);3;0);&quot;&quot;));&quot;&quot;)">
            <text:p/>
          </table:table-cell>
          <table:table-cell table:style-name="ce1439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Module</text:p>
          </table:table-cell>
          <table:table-cell table:style-name="ce1387" office:value-type="string" calcext:value-type="string">
            <text:p>Waffenlabor 10</text:p>
          </table:table-cell>
          <table:table-cell table:style-name="ce1439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Waffenlabor 9" calcext:value-type="string">
            <text:p>Waffenlabor 9</text:p>
          </table:table-cell>
          <table:table-cell table:style-name="ce1439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1439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3"/>
          <table:table-cell table:style-name="ce1383"/>
          <table:table-cell table:style-name="ce1439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1439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1439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4" office:value-type="string" calcext:value-type="string">
            <text:p>Schiffslabor</text:p>
          </table:table-cell>
          <table:table-cell table:style-name="ce1283" office:value-type="string" calcext:value-type="string">
            <text:p>Zynthium-Platten 1</text:p>
          </table:table-cell>
          <table:table-cell table:style-name="ce1439" table:formula="of:=IF(NOT(ISBLANK([.A176]));IF( IFNA( VLOOKUP( [.B176];INDIRECT([.A176]&amp;&quot;.$C$2:$F$200&quot;);2;0);&quot;&quot;)=0;&quot;&quot;; IFNA(VLOOKUP([.B176];INDIRECT([.A176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1439" table:formula="of:=IF(NOT(ISBLANK([.A176]));IF( IFNA( VLOOKUP( [.B176];INDIRECT([.A176]&amp;&quot;.$C$2:$F$200&quot;);3;0);&quot;&quot;)=0;&quot;&quot;; IFNA(VLOOKUP([.B176];INDIRECT([.A176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1439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4" office:value-type="string" calcext:value-type="string">
            <text:p>Schiffslabor</text:p>
          </table:table-cell>
          <table:table-cell table:style-name="ce1388" office:value-type="string" calcext:value-type="string">
            <text:p>Zynthium 1</text:p>
          </table:table-cell>
          <table:table-cell table:style-name="ce1439" table:formula="of:=IF(NOT(ISBLANK([.A177]));IF( IFNA( VLOOKUP( [.B177];INDIRECT([.A177]&amp;&quot;.$C$2:$F$200&quot;);2;0);&quot;&quot;)=0;&quot;&quot;; IFNA(VLOOKUP([.B177];INDIRECT([.A177]&amp;&quot;.$C$2:$F$200&quot;);2;0);&quot;&quot;));&quot;&quot;)" office:value-type="string" office:string-value="Iridium 1" calcext:value-type="string">
            <text:p>Iridium 1</text:p>
          </table:table-cell>
          <table:table-cell table:style-name="ce1439" table:formula="of:=IF(NOT(ISBLANK([.A177]));IF( IFNA( VLOOKUP( [.B177];INDIRECT([.A177]&amp;&quot;.$C$2:$F$200&quot;);3;0);&quot;&quot;)=0;&quot;&quot;; IFNA(VLOOKUP([.B177];INDIRECT([.A177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1439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4" office:value-type="string" calcext:value-type="string">
            <text:p>Schiffslabor</text:p>
          </table:table-cell>
          <table:table-cell table:style-name="ce1389" office:value-type="string" calcext:value-type="string">
            <text:p>Iridium-Platten 3</text:p>
          </table:table-cell>
          <table:table-cell table:style-name="ce1439" table:formula="of:=IF(NOT(ISBLANK([.A178]));IF( IFNA( VLOOKUP( [.B178];INDIRECT([.A178]&amp;&quot;.$C$2:$F$200&quot;);2;0);&quot;&quot;)=0;&quot;&quot;; IFNA(VLOOKUP([.B178];INDIRECT([.A178]&amp;&quot;.$C$2:$F$200&quot;);2;0);&quot;&quot;));&quot;&quot;)" office:value-type="string" office:string-value="Iridium-Platten 2" calcext:value-type="string">
            <text:p>Iridium-Platten 2</text:p>
          </table:table-cell>
          <table:table-cell table:style-name="ce1439" table:formula="of:=IF(NOT(ISBLANK([.A178]));IF( IFNA( VLOOKUP( [.B178];INDIRECT([.A178]&amp;&quot;.$C$2:$F$200&quot;);3;0);&quot;&quot;)=0;&quot;&quot;; IFNA(VLOOKUP([.B178];INDIRECT([.A178]&amp;&quot;.$C$2:$F$200&quot;);3;0);&quot;&quot;));&quot;&quot;)" office:value-type="string" office:string-value="Tritanium-Platten 3" calcext:value-type="string">
            <text:p>Tritanium-Platten 3</text:p>
          </table:table-cell>
          <table:table-cell table:style-name="ce1439" table:formula="of:=IF(NOT(ISBLANK([.A178]));IF( IFNA( VLOOKUP( [.B178];INDIRECT([.A178]&amp;&quot;.$C$2:$F$200&quot;);4;0);&quot;&quot;)=0;&quot;&quot;; IFNA(VLOOKUP([.B178];INDIRECT([.A178]&amp;&quot;.$C$2:$F$200&quot;);4;0);&quot;&quot;));&quot;&quot;)" office:value-type="string" office:string-value="Schiffslabor 7" calcext:value-type="string">
            <text:p>Schiffslabor 7</text:p>
          </table:table-cell>
          <table:table-cell table:number-columns-repeated="1019"/>
        </table:table-row>
        <table:table-row table:style-name="ro4">
          <table:table-cell table:style-name="ce403"/>
          <table:table-cell table:style-name="ce1390"/>
          <table:table-cell table:style-name="ce1439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1439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1439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3"/>
          <table:table-cell table:style-name="ce1383"/>
          <table:table-cell table:style-name="ce1439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1439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1439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5"/>
          <table:table-cell table:style-name="ce1283"/>
          <table:table-cell table:style-name="ce1439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1439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1439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5"/>
          <table:table-cell table:style-name="ce1391"/>
          <table:table-cell table:style-name="ce1439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1439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1439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5"/>
          <table:table-cell table:style-name="ce1392"/>
          <table:table-cell table:style-name="ce1439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1439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1439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1439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1439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6"/>
          <table:table-cell table:style-name="ce1393"/>
          <table:table-cell table:style-name="ce1439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1439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1439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36"/>
          <table:table-cell table:style-name="ce1393"/>
          <table:table-cell table:style-name="ce1439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1439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1439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7" office:value-type="string" calcext:value-type="string">
            <text:p>Module</text:p>
          </table:table-cell>
          <table:table-cell table:style-name="ce1394" office:value-type="string" calcext:value-type="string">
            <text:p>Schiffsfabrik 8</text:p>
          </table:table-cell>
          <table:table-cell table:style-name="ce1439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7" calcext:value-type="string">
            <text:p>Schiffsfabrik 7</text:p>
          </table:table-cell>
          <table:table-cell table:style-name="ce1439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8" office:value-type="string" calcext:value-type="string">
            <text:p>Module</text:p>
          </table:table-cell>
          <table:table-cell table:style-name="ce1395" office:value-type="string" calcext:value-type="string">
            <text:p>Schiffslabor 8</text:p>
          </table:table-cell>
          <table:table-cell table:style-name="ce1439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7" calcext:value-type="string">
            <text:p>Schiffslabor 7</text:p>
          </table:table-cell>
          <table:table-cell table:style-name="ce1439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39" office:value-type="string" calcext:value-type="string">
            <text:p>Module</text:p>
          </table:table-cell>
          <table:table-cell table:style-name="ce1396" office:value-type="string" calcext:value-type="string">
            <text:p>Flottenwerft 8</text:p>
          </table:table-cell>
          <table:table-cell table:style-name="ce1439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7" calcext:value-type="string">
            <text:p>Flottenwerft 7</text:p>
          </table:table-cell>
          <table:table-cell table:style-name="ce1439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0" office:value-type="string" calcext:value-type="string">
            <text:p>Module</text:p>
          </table:table-cell>
          <table:table-cell table:style-name="ce1397" office:value-type="string" calcext:value-type="string">
            <text:p>Techniklabor 8</text:p>
          </table:table-cell>
          <table:table-cell table:style-name="ce1439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7" calcext:value-type="string">
            <text:p>Techniklabor 7</text:p>
          </table:table-cell>
          <table:table-cell table:style-name="ce1439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1" office:value-type="string" calcext:value-type="string">
            <text:p>Module</text:p>
          </table:table-cell>
          <table:table-cell table:style-name="ce1398" office:value-type="string" calcext:value-type="string">
            <text:p>Antimateriesilo 8</text:p>
          </table:table-cell>
          <table:table-cell table:style-name="ce1439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7" calcext:value-type="string">
            <text:p>Antimateriesilo 7</text:p>
          </table:table-cell>
          <table:table-cell table:style-name="ce1439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2" office:value-type="string" calcext:value-type="string">
            <text:p>Module</text:p>
          </table:table-cell>
          <table:table-cell table:style-name="ce1399" office:value-type="string" calcext:value-type="string">
            <text:p>Helium-3-Schürfer 8</text:p>
          </table:table-cell>
          <table:table-cell table:style-name="ce1439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7" calcext:value-type="string">
            <text:p>Helium-3-Schürfer 7</text:p>
          </table:table-cell>
          <table:table-cell table:style-name="ce1439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Module</text:p>
          </table:table-cell>
          <table:table-cell table:style-name="ce1400" office:value-type="string" calcext:value-type="string">
            <text:p>Kampfmodul 8</text:p>
          </table:table-cell>
          <table:table-cell table:style-name="ce1439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7" calcext:value-type="string">
            <text:p>Kampfmodul 7</text:p>
          </table:table-cell>
          <table:table-cell table:style-name="ce1439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Module</text:p>
          </table:table-cell>
          <table:table-cell table:style-name="ce1401" office:value-type="string" calcext:value-type="string">
            <text:p>Lagermodul 8</text:p>
          </table:table-cell>
          <table:table-cell table:style-name="ce1439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7" calcext:value-type="string">
            <text:p>Lagermodul 7</text:p>
          </table:table-cell>
          <table:table-cell table:style-name="ce1439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Module</text:p>
          </table:table-cell>
          <table:table-cell table:style-name="ce1402" office:value-type="string" calcext:value-type="string">
            <text:p>Mineralerz-Schürfer 8</text:p>
          </table:table-cell>
          <table:table-cell table:style-name="ce1439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7" calcext:value-type="string">
            <text:p>Mineralerz-Schürfer 7</text:p>
          </table:table-cell>
          <table:table-cell table:style-name="ce1439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4" calcext:value-type="string">
            <text:p>Brücke 4</text:p>
          </table:table-cell>
          <table:table-cell table:style-name="ce1439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Schiffslabor</text:p>
          </table:table-cell>
          <table:table-cell table:style-name="ce1403" office:value-type="string" calcext:value-type="string">
            <text:p>Tritanium 5</text:p>
          </table:table-cell>
          <table:table-cell table:style-name="ce1439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4" calcext:value-type="string">
            <text:p>Tritanium 4</text:p>
          </table:table-cell>
          <table:table-cell table:style-name="ce1439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5" calcext:value-type="string">
            <text:p>Plastahl 5</text:p>
          </table:table-cell>
          <table:table-cell table:style-name="ce1439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Schiffslabor</text:p>
          </table:table-cell>
          <table:table-cell table:style-name="ce1404" office:value-type="string" calcext:value-type="string">
            <text:p>Iridium 3</text:p>
          </table:table-cell>
          <table:table-cell table:style-name="ce1439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2" calcext:value-type="string">
            <text:p>Iridium 2</text:p>
          </table:table-cell>
          <table:table-cell table:style-name="ce1439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3" calcext:value-type="string">
            <text:p>Tritanium 3</text:p>
          </table:table-cell>
          <table:table-cell table:style-name="ce1439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Schiffslabor</text:p>
          </table:table-cell>
          <table:table-cell table:style-name="ce1405" office:value-type="string" calcext:value-type="string">
            <text:p>Iridium 4</text:p>
          </table:table-cell>
          <table:table-cell table:style-name="ce1439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3" calcext:value-type="string">
            <text:p>Iridium 3</text:p>
          </table:table-cell>
          <table:table-cell table:style-name="ce1439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4" calcext:value-type="string">
            <text:p>Tritanium 4</text:p>
          </table:table-cell>
          <table:table-cell table:style-name="ce1439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Schiffslabor</text:p>
          </table:table-cell>
          <table:table-cell table:style-name="ce1406" office:value-type="string" calcext:value-type="string">
            <text:p>Zynthium 2</text:p>
          </table:table-cell>
          <table:table-cell table:style-name="ce1439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1" calcext:value-type="string">
            <text:p>Zynthium 1</text:p>
          </table:table-cell>
          <table:table-cell table:style-name="ce1439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2" calcext:value-type="string">
            <text:p>Iridium 2</text:p>
          </table:table-cell>
          <table:table-cell table:style-name="ce1439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Schiffslabor</text:p>
          </table:table-cell>
          <table:table-cell table:style-name="ce1407" office:value-type="string" calcext:value-type="string">
            <text:p>Tritanium-Platten 5</text:p>
          </table:table-cell>
          <table:table-cell table:style-name="ce1439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4" calcext:value-type="string">
            <text:p>Tritanium-Platten 4</text:p>
          </table:table-cell>
          <table:table-cell table:style-name="ce1439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5" calcext:value-type="string">
            <text:p>Plastahl-Platten 5</text:p>
          </table:table-cell>
          <table:table-cell table:style-name="ce1439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Schiffslabor</text:p>
          </table:table-cell>
          <table:table-cell table:style-name="ce1408" office:value-type="string" calcext:value-type="string">
            <text:p>Iridium-Platten 4</text:p>
          </table:table-cell>
          <table:table-cell table:style-name="ce1439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3" calcext:value-type="string">
            <text:p>Iridium-Platten 3</text:p>
          </table:table-cell>
          <table:table-cell table:style-name="ce1439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4" calcext:value-type="string">
            <text:p>Tritanium-Platten 4</text:p>
          </table:table-cell>
          <table:table-cell table:style-name="ce1439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1243" office:value-type="string" calcext:value-type="string">
            <text:p>Schiffslabor</text:p>
          </table:table-cell>
          <table:table-cell table:style-name="ce1283" office:value-type="string" calcext:value-type="string">
            <text:p>Zynthium-Platten 2</text:p>
          </table:table-cell>
          <table:table-cell table:style-name="ce1439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1" calcext:value-type="string">
            <text:p>Zynthium-Platten 1</text:p>
          </table:table-cell>
          <table:table-cell table:style-name="ce1439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2" calcext:value-type="string">
            <text:p>Iridium-Platten 2</text:p>
          </table:table-cell>
          <table:table-cell table:style-name="ce1439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4">
          <table:table-cell table:style-name="ce1243"/>
          <table:table-cell table:style-name="ce1283"/>
          <table:table-cell table:style-name="ce1439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1439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1439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43"/>
          <table:table-cell table:style-name="ce1283"/>
          <table:table-cell table:style-name="ce1439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1439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1439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43"/>
          <table:table-cell table:style-name="ce1283"/>
          <table:table-cell table:style-name="ce1439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1439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1439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43"/>
          <table:table-cell table:style-name="ce1283"/>
          <table:table-cell table:style-name="ce1439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1439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1439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43"/>
          <table:table-cell table:style-name="ce1283"/>
          <table:table-cell table:style-name="ce1439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1439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1439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43"/>
          <table:table-cell table:style-name="ce1283"/>
          <table:table-cell table:style-name="ce1439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1439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1439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43"/>
          <table:table-cell table:style-name="ce1409"/>
          <table:table-cell table:style-name="ce1439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1439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1439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1439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1439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1439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1439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3">
          <table:table-cell table:style-name="ce1244" office:value-type="string" calcext:value-type="string">
            <text:p>Module</text:p>
          </table:table-cell>
          <table:table-cell table:style-name="ce1410" office:value-type="string" calcext:value-type="string">
            <text:p>Brücke 5</text:p>
          </table:table-cell>
          <table:table-cell table:style-name="ce1438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1438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8" calcext:value-type="string">
            <text:p>Schiffsfabrik 8</text:p>
          </table:table-cell>
          <table:table-cell table:style-name="ce1438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4" calcext:value-type="string">
            <text:p>Brücke 4</text:p>
          </table:table-cell>
          <table:table-cell table:number-columns-repeated="1019"/>
        </table:table-row>
        <table:table-row table:style-name="ro3">
          <table:table-cell table:style-name="ce1245" office:value-type="string" calcext:value-type="string">
            <text:p>Module</text:p>
          </table:table-cell>
          <table:table-cell table:style-name="ce1411" office:value-type="string" calcext:value-type="string">
            <text:p>Schiffsfabrik 9</text:p>
          </table:table-cell>
          <table:table-cell table:style-name="ce1439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8" calcext:value-type="string">
            <text:p>Schiffsfabrik 8</text:p>
          </table:table-cell>
          <table:table-cell table:style-name="ce1439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6" office:value-type="string" calcext:value-type="string">
            <text:p>Module</text:p>
          </table:table-cell>
          <table:table-cell table:style-name="ce1412" office:value-type="string" calcext:value-type="string">
            <text:p>Werkstatt 5</text:p>
          </table:table-cell>
          <table:table-cell table:style-name="ce1439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4" calcext:value-type="string">
            <text:p>Werkstatt 4</text:p>
          </table:table-cell>
          <table:table-cell table:style-name="ce1439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9" calcext:value-type="string">
            <text:p>Schiffsfabrik 9</text:p>
          </table:table-cell>
          <table:table-cell table:number-columns-repeated="1019"/>
        </table:table-row>
        <table:table-row table:style-name="ro3">
          <table:table-cell table:style-name="ce1247" office:value-type="string" calcext:value-type="string">
            <text:p>Module</text:p>
          </table:table-cell>
          <table:table-cell table:style-name="ce1413" office:value-type="string" calcext:value-type="string">
            <text:p>Schiffslabor 9</text:p>
          </table:table-cell>
          <table:table-cell table:style-name="ce1439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8" calcext:value-type="string">
            <text:p>Schiffslabor 8</text:p>
          </table:table-cell>
          <table:table-cell table:style-name="ce1439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8" office:value-type="string" calcext:value-type="string">
            <text:p>Module</text:p>
          </table:table-cell>
          <table:table-cell table:style-name="ce1414" office:value-type="string" calcext:value-type="string">
            <text:p>Flottenwerft 9</text:p>
          </table:table-cell>
          <table:table-cell table:style-name="ce1439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1439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49" office:value-type="string" calcext:value-type="string">
            <text:p>Module</text:p>
          </table:table-cell>
          <table:table-cell table:style-name="ce1415" office:value-type="string" calcext:value-type="string">
            <text:p>Techniklabor 9</text:p>
          </table:table-cell>
          <table:table-cell table:style-name="ce1439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8" calcext:value-type="string">
            <text:p>Techniklabor 8</text:p>
          </table:table-cell>
          <table:table-cell table:style-name="ce1439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0" office:value-type="string" calcext:value-type="string">
            <text:p>Module</text:p>
          </table:table-cell>
          <table:table-cell table:style-name="ce1416" office:value-type="string" calcext:value-type="string">
            <text:p>Antimateriesilo 9</text:p>
          </table:table-cell>
          <table:table-cell table:style-name="ce1439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8" calcext:value-type="string">
            <text:p>Antimateriesilo 8</text:p>
          </table:table-cell>
          <table:table-cell table:style-name="ce1439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Module</text:p>
          </table:table-cell>
          <table:table-cell table:style-name="ce1417" office:value-type="string" calcext:value-type="string">
            <text:p>Helium-3-Schürfer 9</text:p>
          </table:table-cell>
          <table:table-cell table:style-name="ce1439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8" calcext:value-type="string">
            <text:p>Helium-3-Schürfer 8</text:p>
          </table:table-cell>
          <table:table-cell table:style-name="ce1439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Module</text:p>
          </table:table-cell>
          <table:table-cell table:style-name="ce1418" office:value-type="string" calcext:value-type="string">
            <text:p>Kampfmodul 9</text:p>
          </table:table-cell>
          <table:table-cell table:style-name="ce1439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8" calcext:value-type="string">
            <text:p>Kampfmodul 8</text:p>
          </table:table-cell>
          <table:table-cell table:style-name="ce1439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Module</text:p>
          </table:table-cell>
          <table:table-cell table:style-name="ce1419" office:value-type="string" calcext:value-type="string">
            <text:p>Lagermodul 9</text:p>
          </table:table-cell>
          <table:table-cell table:style-name="ce1439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8" calcext:value-type="string">
            <text:p>Lagermodul 8</text:p>
          </table:table-cell>
          <table:table-cell table:style-name="ce1439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Module</text:p>
          </table:table-cell>
          <table:table-cell table:style-name="ce1420" office:value-type="string" calcext:value-type="string">
            <text:p>Mineralerz-Schürfer 9</text:p>
          </table:table-cell>
          <table:table-cell table:style-name="ce1439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8" calcext:value-type="string">
            <text:p>Mineralerz-Schürfer 8</text:p>
          </table:table-cell>
          <table:table-cell table:style-name="ce1439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Schiffslabor</text:p>
          </table:table-cell>
          <table:table-cell table:style-name="ce1421" office:value-type="string" calcext:value-type="string">
            <text:p>Iridium V</text:p>
          </table:table-cell>
          <table:table-cell table:style-name="ce1439" table:formula="of:=IF(NOT(ISBLANK([.A223]));IF( IFNA( VLOOKUP( [.B223];INDIRECT([.A223]&amp;&quot;.$C$2:$F$200&quot;);2;0);&quot;&quot;)=0;&quot;&quot;; IFNA(VLOOKUP([.B223];INDIRECT([.A223]&amp;&quot;.$C$2:$F$200&quot;);2;0);&quot;&quot;));&quot;&quot;)">
            <text:p/>
          </table:table-cell>
          <table:table-cell table:style-name="ce1439" table:formula="of:=IF(NOT(ISBLANK([.A223]));IF( IFNA( VLOOKUP( [.B223];INDIRECT([.A223]&amp;&quot;.$C$2:$F$200&quot;);3;0);&quot;&quot;)=0;&quot;&quot;; IFNA(VLOOKUP([.B223];INDIRECT([.A223]&amp;&quot;.$C$2:$F$200&quot;);3;0);&quot;&quot;));&quot;&quot;)">
            <text:p/>
          </table:table-cell>
          <table:table-cell table:style-name="ce1439" table:formula="of:=IF(NOT(ISBLANK([.A223]));IF( IFNA( VLOOKUP( [.B223];INDIRECT([.A223]&amp;&quot;.$C$2:$F$200&quot;);4;0);&quot;&quot;)=0;&quot;&quot;; IFNA(VLOOKUP([.B223];INDIRECT([.A2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Schiffslabor</text:p>
          </table:table-cell>
          <table:table-cell table:style-name="ce1422" office:value-type="string" calcext:value-type="string">
            <text:p>Zynthium 3</text:p>
          </table:table-cell>
          <table:table-cell table:style-name="ce1439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2" calcext:value-type="string">
            <text:p>Zynthium 2</text:p>
          </table:table-cell>
          <table:table-cell table:style-name="ce1439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3" calcext:value-type="string">
            <text:p>Iridium 3</text:p>
          </table:table-cell>
          <table:table-cell table:style-name="ce1439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Schiffslabor</text:p>
          </table:table-cell>
          <table:table-cell table:style-name="ce1283" office:value-type="string" calcext:value-type="string">
            <text:p>Iridium-Platten 5</text:p>
          </table:table-cell>
          <table:table-cell table:style-name="ce1439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4" calcext:value-type="string">
            <text:p>Iridium-Platten 4</text:p>
          </table:table-cell>
          <table:table-cell table:style-name="ce1439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5" calcext:value-type="string">
            <text:p>Tritanium-Platten 5</text:p>
          </table:table-cell>
          <table:table-cell table:style-name="ce1439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1251" office:value-type="string" calcext:value-type="string">
            <text:p>Schiffslabor</text:p>
          </table:table-cell>
          <table:table-cell table:style-name="ce1283" office:value-type="string" calcext:value-type="string">
            <text:p>Zynthium-Platten 3</text:p>
          </table:table-cell>
          <table:table-cell table:style-name="ce1439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2" calcext:value-type="string">
            <text:p>Zynthium-Platten 2</text:p>
          </table:table-cell>
          <table:table-cell table:style-name="ce1439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3" calcext:value-type="string">
            <text:p>Iridium-Platten 3</text:p>
          </table:table-cell>
          <table:table-cell table:style-name="ce1439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1439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1439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1439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1439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1439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1439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1439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1439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1439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1439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1439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1439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1439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1439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1439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1439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1439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1439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1439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1439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283"/>
          <table:table-cell table:style-name="ce1439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1439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1439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423"/>
          <table:table-cell table:style-name="ce1439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1439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1439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423"/>
          <table:table-cell table:style-name="ce1439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1439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1439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51"/>
          <table:table-cell table:style-name="ce1423"/>
          <table:table-cell table:style-name="ce1439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1439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1439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2" office:value-type="string" calcext:value-type="string">
            <text:p>Module</text:p>
          </table:table-cell>
          <table:table-cell table:style-name="ce1424" office:value-type="string" calcext:value-type="string">
            <text:p>Schiffsfabrik 10</text:p>
          </table:table-cell>
          <table:table-cell table:style-name="ce1439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9" calcext:value-type="string">
            <text:p>Schiffsfabrik 9</text:p>
          </table:table-cell>
          <table:table-cell table:style-name="ce1439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3" office:value-type="string" calcext:value-type="string">
            <text:p>Module</text:p>
          </table:table-cell>
          <table:table-cell table:style-name="ce1425" office:value-type="string" calcext:value-type="string">
            <text:p>Schiffslabor 10</text:p>
          </table:table-cell>
          <table:table-cell table:style-name="ce1439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9" calcext:value-type="string">
            <text:p>Schiffslabor 9</text:p>
          </table:table-cell>
          <table:table-cell table:style-name="ce1439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4" office:value-type="string" calcext:value-type="string">
            <text:p>Module</text:p>
          </table:table-cell>
          <table:table-cell table:style-name="ce1426" office:value-type="string" calcext:value-type="string">
            <text:p>Flottenwerft 10</text:p>
          </table:table-cell>
          <table:table-cell table:style-name="ce1439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9" calcext:value-type="string">
            <text:p>Flottenwerft 9</text:p>
          </table:table-cell>
          <table:table-cell table:style-name="ce1439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255" office:value-type="string" calcext:value-type="string">
            <text:p>Module</text:p>
          </table:table-cell>
          <table:table-cell table:style-name="ce1427" office:value-type="string" calcext:value-type="string">
            <text:p>Techniklabor 10</text:p>
          </table:table-cell>
          <table:table-cell table:style-name="ce1439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9" calcext:value-type="string">
            <text:p>Techniklabor 9</text:p>
          </table:table-cell>
          <table:table-cell table:style-name="ce1439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56" office:value-type="string" calcext:value-type="string">
            <text:p>Module</text:p>
          </table:table-cell>
          <table:table-cell table:style-name="ce1428" office:value-type="string" calcext:value-type="string">
            <text:p>Werkstatt 6</text:p>
          </table:table-cell>
          <table:table-cell table:style-name="ce1439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5" calcext:value-type="string">
            <text:p>Werkstatt 5</text:p>
          </table:table-cell>
          <table:table-cell table:style-name="ce1439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1257" office:value-type="string" calcext:value-type="string">
            <text:p>Module</text:p>
          </table:table-cell>
          <table:table-cell table:style-name="ce1429" office:value-type="string" calcext:value-type="string">
            <text:p>Werkstatt 7</text:p>
          </table:table-cell>
          <table:table-cell table:style-name="ce1439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6" calcext:value-type="string">
            <text:p>Werkstatt 6</text:p>
          </table:table-cell>
          <table:table-cell table:style-name="ce1439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1258" office:value-type="string" calcext:value-type="string">
            <text:p>Module</text:p>
          </table:table-cell>
          <table:table-cell table:style-name="ce1430" office:value-type="string" calcext:value-type="string">
            <text:p>Werkstatt 8</text:p>
          </table:table-cell>
          <table:table-cell table:style-name="ce1439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7" calcext:value-type="string">
            <text:p>Werkstatt 7</text:p>
          </table:table-cell>
          <table:table-cell table:style-name="ce1439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1259" office:value-type="string" calcext:value-type="string">
            <text:p>Module</text:p>
          </table:table-cell>
          <table:table-cell table:style-name="ce1431" office:value-type="string" calcext:value-type="string">
            <text:p>Antimateriesilo 10</text:p>
          </table:table-cell>
          <table:table-cell table:style-name="ce1439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9" calcext:value-type="string">
            <text:p>Antimateriesilo 9</text:p>
          </table:table-cell>
          <table:table-cell table:style-name="ce1439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60" office:value-type="string" calcext:value-type="string">
            <text:p>Module</text:p>
          </table:table-cell>
          <table:table-cell table:style-name="ce1432" office:value-type="string" calcext:value-type="string">
            <text:p>Helium-3-Schürfer 10</text:p>
          </table:table-cell>
          <table:table-cell table:style-name="ce1439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9" calcext:value-type="string">
            <text:p>Helium-3-Schürfer 9</text:p>
          </table:table-cell>
          <table:table-cell table:style-name="ce1439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433" office:value-type="string" calcext:value-type="string">
            <text:p>Kampfmodul 10</text:p>
          </table:table-cell>
          <table:table-cell table:style-name="ce1439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9" calcext:value-type="string">
            <text:p>Kampfmodul 9</text:p>
          </table:table-cell>
          <table:table-cell table:style-name="ce1439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434" office:value-type="string" calcext:value-type="string">
            <text:p>Lagermodul 10</text:p>
          </table:table-cell>
          <table:table-cell table:style-name="ce1439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9" calcext:value-type="string">
            <text:p>Lagermodul 9</text:p>
          </table:table-cell>
          <table:table-cell table:style-name="ce1439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Module</text:p>
          </table:table-cell>
          <table:table-cell table:style-name="ce1435" office:value-type="string" calcext:value-type="string">
            <text:p>Mineralerz-Schürfer 10</text:p>
          </table:table-cell>
          <table:table-cell table:style-name="ce1439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9" calcext:value-type="string">
            <text:p>Mineralerz-Schürfer 9</text:p>
          </table:table-cell>
          <table:table-cell table:style-name="ce1439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5" calcext:value-type="string">
            <text:p>Brücke 5</text:p>
          </table:table-cell>
          <table:table-cell table:style-name="ce1439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436" office:value-type="string" calcext:value-type="string">
            <text:p>Zynthium 4</text:p>
          </table:table-cell>
          <table:table-cell table:style-name="ce1439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3" calcext:value-type="string">
            <text:p>Zynthium 3</text:p>
          </table:table-cell>
          <table:table-cell table:style-name="ce1439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4" calcext:value-type="string">
            <text:p>Iridium 4</text:p>
          </table:table-cell>
          <table:table-cell table:style-name="ce1439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10" calcext:value-type="string">
            <text:p>Schiffslabor 10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403" office:value-type="string" calcext:value-type="string">
            <text:p>Schiffslabor</text:p>
          </table:table-cell>
          <table:table-cell table:style-name="ce1437" office:value-type="string" calcext:value-type="string">
            <text:p>Zynthium 5</text:p>
          </table:table-cell>
          <table:table-cell table:style-name="ce1439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4" calcext:value-type="string">
            <text:p>Zynthium 4</text:p>
          </table:table-cell>
          <table:table-cell table:style-name="ce1439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5" calcext:value-type="string">
            <text:p>Iridium 5</text:p>
          </table:table-cell>
          <table:table-cell table:style-name="ce1439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Schiffslabor</text:p>
          </table:table-cell>
          <table:table-cell table:style-name="ce1283" office:value-type="string" calcext:value-type="string">
            <text:p>Zynthium-Platten 4</text:p>
          </table:table-cell>
          <table:table-cell table:style-name="ce1439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3" calcext:value-type="string">
            <text:p>Zynthium-Platten 3</text:p>
          </table:table-cell>
          <table:table-cell table:style-name="ce1439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4" calcext:value-type="string">
            <text:p>Iridium-Platten 4</text:p>
          </table:table-cell>
          <table:table-cell table:style-name="ce1439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403" office:value-type="string" calcext:value-type="string">
            <text:p>Schiffslabor</text:p>
          </table:table-cell>
          <table:table-cell table:style-name="ce1283" office:value-type="string" calcext:value-type="string">
            <text:p>Zynthium-Platten 5</text:p>
          </table:table-cell>
          <table:table-cell table:style-name="ce1439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4" calcext:value-type="string">
            <text:p>Zynthium-Platten 4</text:p>
          </table:table-cell>
          <table:table-cell table:style-name="ce1439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5" calcext:value-type="string">
            <text:p>Iridium-Platten 5</text:p>
          </table:table-cell>
          <table:table-cell table:style-name="ce1439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1439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1439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1439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1439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1439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1439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1439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1439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1439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1439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1439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1439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1439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1439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1439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1439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1439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1439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3"/>
          <table:table-cell table:style-name="ce1439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1439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1439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1439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1439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03"/>
          <table:table-cell table:style-name="ce1285"/>
          <table:table-cell table:style-name="ce1439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1439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1439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863" office:value-type="string" calcext:value-type="string">
            <text:p>Ende</text:p>
          </table:table-cell>
          <table:table-cell table:style-name="ce863" table:number-columns-repeated="4"/>
          <table:table-cell table:style-name="ce1442" office:value-type="string" calcext:value-type="string">
            <text:p>Ende</text:p>
          </table:table-cell>
          <table:table-cell table:number-columns-repeated="1018"/>
        </table:table-row>
        <table:table-row table:style-name="ro4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26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">
            <calcext:condition calcext:apply-style-name="HintergrundGruen" calcext:value="formula-is(NOT(ISBLANK([.X66])))" calcext:base-cell-address="Aufbaureihenfolge.B76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59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80:Aufbaureihenfolge.A180 Aufbaureihenfolge.A175:Aufbaureihenfolge.A175 Aufbaureihenfolge.A162:Aufbaureihenfolge.A170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80:Aufbaureihenfolge.B180 Aufbaureihenfolge.B170:Aufbaureihenfolge.B170 Aufbaureihenfolge.B172:Aufbaureihenfolge.B175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A181:Aufbaureihenfolge.A183">
            <calcext:condition calcext:apply-style-name="HintergrundGruen" calcext:value="formula-is(NOT(ISBLANK([.W165])))" calcext:base-cell-address="Aufbaureihenfolge.A181"/>
          </calcext:conditional-format>
          <calcext:conditional-format calcext:target-range-address="Aufbaureihenfolge.B182:Aufbaureihenfolge.B182">
            <calcext:condition calcext:apply-style-name="HintergrundGruen" calcext:value="formula-is(NOT(ISBLANK([.AP176])))" calcext:base-cell-address="Aufbaureihenfolge.B182"/>
          </calcext:conditional-format>
          <calcext:conditional-format calcext:target-range-address="Aufbaureihenfolge.B183:Aufbaureihenfolge.B183">
            <calcext:condition calcext:apply-style-name="HintergrundGruen" calcext:value="formula-is(NOT(ISBLANK([.AP183])))" calcext:base-cell-address="Aufbaureihenfolge.B183"/>
          </calcext:conditional-format>
          <calcext:conditional-format calcext:target-range-address="Aufbaureihenfolge.B171:Aufbaureihenfolge.B171">
            <calcext:condition calcext:apply-style-name="HintergrundGruen" calcext:value="formula-is(NOT(ISBLANK([.X148])))" calcext:base-cell-address="Aufbaureihenfolge.B171"/>
          </calcext:conditional-format>
          <calcext:conditional-format calcext:target-range-address="Aufbaureihenfolge.B172:Aufbaureihenfolge.B172">
            <calcext:condition calcext:apply-style-name="HintergrundGruen" calcext:value="formula-is(NOT(ISBLANK([.X149])))" calcext:base-cell-address="Aufbaureihenfolge.B172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A176:Aufbaureihenfolge.A178">
            <calcext:condition calcext:apply-style-name="HintergrundGruen" calcext:value="formula-is(NOT(ISBLANK([.W160])))" calcext:base-cell-address="Aufbaureihenfolge.A176"/>
          </calcext:conditional-format>
          <calcext:conditional-format calcext:target-range-address="Aufbaureihenfolge.B177:Aufbaureihenfolge.B177">
            <calcext:condition calcext:apply-style-name="HintergrundGruen" calcext:value="formula-is(NOT(ISBLANK([.AP171])))" calcext:base-cell-address="Aufbaureihenfolge.B177"/>
          </calcext:conditional-format>
          <calcext:conditional-format calcext:target-range-address="Aufbaureihenfolge.B178:Aufbaureihenfolge.B178">
            <calcext:condition calcext:apply-style-name="HintergrundGruen" calcext:value="formula-is(NOT(ISBLANK([.AP178])))" calcext:base-cell-address="Aufbaureihenfolge.B178"/>
          </calcext:conditional-format>
          <calcext:conditional-format calcext:target-range-address="Aufbaureihenfolge.B156:Aufbaureihenfolge.B156">
            <calcext:condition calcext:apply-style-name="HintergrundGruen" calcext:value="formula-is(NOT(ISBLANK([.X133])))" calcext:base-cell-address="Aufbaureihenfolge.B156"/>
          </calcext:conditional-format>
        </calcext:conditional-formats>
      </table:table>
      <table:named-expressions/>
      <table:database-ranges>
        <table:database-range table:name="__Anonymous_Sheet_DB__0" table:target-range-address="Schiffslabor.A104:Schiffslabor.AR16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6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830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.00.0000</text:date>, <text:time style:data-style-name="N2" text:time-value="22:56:10.0325607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1.5.2$Linux_X86_64 LibreOffice_project/10m0$Build-2</meta:generator>
    <meta:document-statistic meta:table-count="7" meta:cell-count="9422" meta:object-count="8"/>
  </office:meta>
</office:document-meta>
</file>